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7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69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3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0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1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0" style:family="table-cell" style:parent-style-name="Default" style:data-style-name="N7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7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9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1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2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54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none" fo:border-bottom="thin solid #E3E3E3" fo:border-left="none" fo:border-right="none" fo:background-color="transparent"/>
      <style:text-properties style:font-name="Univers" style:font-name-asian="Univers" style:font-name-complex="Univers" style:font-family-generic="swiss"/>
    </style:style>
    <style:style style:name="ce5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7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8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9" style:family="table-cell" style:parent-style-name="Default" style:data-style-name="N71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0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3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6.429375cm" style:use-optimal-column-width="true"/>
    </style:style>
    <style:style style:name="co8" style:family="table-column">
      <style:table-column-properties fo:break-before="auto" style:column-width="6.270625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1.61395833333333cm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6pt" style:use-optimal-row-height="false" fo:break-before="auto"/>
    </style:style>
    <style:style style:name="ro9" style:family="table-row">
      <style:table-row-properties style:row-height="14.1pt" style:use-optimal-row-height="false" fo:break-before="auto"/>
    </style:style>
    <style:style style:name="ro10" style:family="table-row">
      <style:table-row-properties style:row-height="3pt" style:use-optimal-row-height="false" fo:break-before="auto"/>
    </style:style>
    <style:style style:name="ro11" style:family="table-row">
      <style:table-row-properties style:row-height="34.9pt" style:use-optimal-row-height="false" fo:break-before="auto"/>
    </style:style>
    <style:style style:name="ro12" style:family="table-row">
      <style:table-row-properties style:row-height="8.65pt" style:use-optimal-row-height="false" fo:break-before="auto"/>
    </style:style>
    <style:style style:name="ro13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I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4" table:number-columns-repeated="16313" table:default-cell-style-name="ce3"/>
        <table:table-row table:style-name="ro1">
          <table:table-cell office:value-type="string" table:style-name="ce1">
            <text:p>Tabela 2 - Usos de bens e serviços - 2017</text:p>
          </table:table-cell>
          <table:table-cell table:number-columns-repeated="6" table:style-name="ce1"/>
          <table:table-cell table:number-columns-repeated="45" table:style-name="ce2"/>
          <table:table-cell table:number-columns-repeated="4" table:style-name="ce1"/>
          <table:table-cell table:number-columns-repeated="14" table:style-name="ce2"/>
          <table:table-cell table:style-name="ce42"/>
          <table:table-cell table:number-columns-repeated="16313" table:style-name="ce2"/>
        </table:table-row>
        <table:table-row table:style-name="ro2">
          <table:table-cell table:number-columns-repeated="2" table:style-name="ce3"/>
          <table:table-cell table:number-columns-repeated="68" table:style-name="ce53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60">
            <text:p>Código</text:p>
            <text:p>do</text:p>
            <text:p>produto</text:p>
          </table:table-cell>
          <table:table-cell office:value-type="string" table:number-columns-spanned="1" table:number-rows-spanned="2" table:style-name="ce62">
            <text:p>Descrição do produto</text:p>
          </table:table-cell>
          <table:table-cell office:value-type="string" table:style-name="ce48">
            <text:p>Consumo intermediário das atividades <text:s/>(valores correntes em 1 000 000 R$)</text:p>
          </table:table-cell>
          <table:table-cell table:number-columns-repeated="2" table:style-name="ce48"/>
          <table:table-cell table:number-columns-repeated="3" table:style-name="ce44"/>
          <table:table-cell table:number-columns-repeated="44" table:style-name="ce45"/>
          <table:table-cell table:number-columns-repeated="2" table:style-name="ce48"/>
          <table:table-cell table:number-columns-repeated="3" table:style-name="ce44"/>
          <table:table-cell table:number-columns-repeated="14" table:style-name="ce45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5"/>
          <table:table-cell table:style-name="ce10"/>
          <table:table-cell table:number-columns-repeated="16313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309" table:style-name="ce46">
            <text:p><text:s text:c="3"/>309</text:p>
          </table:table-cell>
          <table:table-cell office:value-type="float" office:value="313" table:style-name="ce46">
            <text:p><text:s text:c="3"/>3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913" table:style-name="ce46">
            <text:p><text:s text:c="2"/>14 913</text:p>
          </table:table-cell>
          <table:table-cell office:value-type="float" office:value="332" table:style-name="ce46">
            <text:p><text:s text:c="3"/>3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4" table:style-name="ce46">
            <text:p><text:s text:c="3"/>5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4" table:style-name="ce46">
            <text:p><text:s text:c="3"/>3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827" table:style-name="ce46">
            <text:p><text:s text:c="2"/>16 82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1131" table:style-name="ce46">
            <text:p><text:s text:c="2"/>1 131</text:p>
          </table:table-cell>
          <table:table-cell office:value-type="float" office:value="3836" table:style-name="ce46">
            <text:p><text:s text:c="2"/>3 836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7" table:style-name="ce46">
            <text:p><text:s text:c="3"/>6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83" table:style-name="ce46">
            <text:p><text:s text:c="2"/>10 5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0" table:style-name="ce46">
            <text:p><text:s text:c="3"/>5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1" table:style-name="ce46">
            <text:p><text:s text:c="3"/>32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212" table:style-name="ce46">
            <text:p><text:s text:c="2"/>17 21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0" table:style-name="ce46">
            <text:p><text:s text:c="3"/>6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53" table:style-name="ce46">
            <text:p><text:s text:c="2"/>5 0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9" table:style-name="ce46">
            <text:p><text:s text:c="3"/>2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52" table:style-name="ce46">
            <text:p><text:s text:c="2"/>6 45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834" table:style-name="ce46">
            <text:p><text:s text:c="3"/>834</text:p>
          </table:table-cell>
          <table:table-cell office:value-type="float" office:value="209" table:style-name="ce46">
            <text:p><text:s text:c="3"/>209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482" table:style-name="ce46">
            <text:p><text:s text:c="2"/>33 4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66" table:style-name="ce46">
            <text:p><text:s text:c="2"/>1 9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193" table:style-name="ce46">
            <text:p><text:s text:c="2"/>20 1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5" table:style-name="ce46">
            <text:p><text:s text:c="2"/>1 3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023" table:style-name="ce46">
            <text:p><text:s text:c="2"/>58 023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2286" table:style-name="ce46">
            <text:p><text:s text:c="2"/>2 286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9" table:style-name="ce46">
            <text:p><text:s text:c="3"/>5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699" table:style-name="ce46">
            <text:p><text:s text:c="2"/>32 6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22" table:style-name="ce46">
            <text:p><text:s text:c="2"/>1 6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74" table:style-name="ce46">
            <text:p><text:s text:c="2"/>9 7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135" table:style-name="ce46">
            <text:p><text:s text:c="2"/>47 135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5027" table:style-name="ce47">
            <text:p><text:s text:c="2"/>5 027</text:p>
          </table:table-cell>
          <table:table-cell office:value-type="float" office:value="1002" table:style-name="ce47">
            <text:p><text:s text:c="2"/>1 002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197" table:style-name="ce47">
            <text:p><text:s text:c="2"/>6 19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289" table:style-name="ce47">
            <text:p><text:s text:c="2"/>7 2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78" table:style-name="ce47">
            <text:p><text:s text:c="3"/>67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7" table:style-name="ce47">
            <text:p><text:s text:c="3"/>227</text:p>
          </table:table-cell>
          <table:table-cell office:value-type="float" office:value="2639" table:style-name="ce47">
            <text:p><text:s text:c="2"/>2 6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31" table:style-name="ce47">
            <text:p><text:s text:c="3"/>631</text:p>
          </table:table-cell>
          <table:table-cell office:value-type="float" office:value="420" table:style-name="ce47">
            <text:p><text:s text:c="3"/>420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404" table:style-name="ce47">
            <text:p><text:s text:c="3"/>404</text:p>
          </table:table-cell>
          <table:table-cell office:value-type="float" office:value="226" table:style-name="ce47">
            <text:p><text:s text:c="3"/>22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97" table:style-name="ce47">
            <text:p><text:s text:c="3"/>29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759" table:style-name="ce47">
            <text:p><text:s text:c="2"/>25 759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462" table:style-name="ce47">
            <text:p><text:s text:c="2"/>10 4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558" table:style-name="ce47">
            <text:p><text:s text:c="3"/>5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226" table:style-name="ce47">
            <text:p><text:s text:c="2"/>11 226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420" table:style-name="ce47">
            <text:p><text:s text:c="2"/>7 4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705" table:style-name="ce47">
            <text:p><text:s text:c="2"/>7 705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24" table:style-name="ce47">
            <text:p><text:s text:c="2"/>3 424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804" table:style-name="ce47">
            <text:p><text:s text:c="3"/>8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12" table:style-name="ce47">
            <text:p><text:s text:c="2"/>4 912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506" table:style-name="ce47">
            <text:p><text:s text:c="3"/>506</text:p>
          </table:table-cell>
          <table:table-cell office:value-type="float" office:value="2262" table:style-name="ce47">
            <text:p><text:s text:c="2"/>2 262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007" table:style-name="ce47">
            <text:p><text:s text:c="2"/>58 00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1125" table:style-name="ce47">
            <text:p><text:s text:c="2"/>61 12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1552" table:style-name="ce46">
            <text:p><text:s text:c="2"/>1 552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95" table:style-name="ce46">
            <text:p><text:s text:c="2"/>18 8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688" table:style-name="ce46">
            <text:p><text:s text:c="2"/>20 68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55" table:style-name="ce46">
            <text:p><text:s text:c="2"/>9 8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61" table:style-name="ce46">
            <text:p><text:s text:c="2"/>10 16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2875" table:style-name="ce46">
            <text:p><text:s text:c="2"/>2 87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006" table:style-name="ce46">
            <text:p><text:s text:c="2"/>14 0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53" table:style-name="ce46">
            <text:p><text:s text:c="2"/>2 0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9" table:style-name="ce46">
            <text:p><text:s text:c="3"/>379</text:p>
          </table:table-cell>
          <table:table-cell office:value-type="float" office:value="1713" table:style-name="ce46">
            <text:p><text:s text:c="2"/>1 7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337" table:style-name="ce46">
            <text:p><text:s text:c="2"/>21 33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1737" table:style-name="ce46">
            <text:p><text:s text:c="2"/>1 737</text:p>
          </table:table-cell>
          <table:table-cell office:value-type="float" office:value="1958" table:style-name="ce46">
            <text:p><text:s text:c="2"/>1 958</text:p>
          </table:table-cell>
          <table:table-cell office:value-type="float" office:value="2304" table:style-name="ce46">
            <text:p><text:s text:c="2"/>2 30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2" table:style-name="ce46">
            <text:p><text:s text:c="3"/>3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1" table:style-name="ce46">
            <text:p><text:s text:c="3"/>26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2993" table:style-name="ce46">
            <text:p><text:s text:c="2"/>2 993</text:p>
          </table:table-cell>
          <table:table-cell office:value-type="float" office:value="4774" table:style-name="ce46">
            <text:p><text:s text:c="2"/>4 7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1" table:style-name="ce46">
            <text:p><text:s text:c="2"/>1 331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931" table:style-name="ce46">
            <text:p><text:s text:c="3"/>9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2" table:style-name="ce46">
            <text:p><text:s text:c="3"/>9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2" table:style-name="ce46">
            <text:p><text:s text:c="3"/>3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440" table:style-name="ce46">
            <text:p><text:s text:c="2"/>18 440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726" table:style-name="ce46">
            <text:p><text:s text:c="3"/>7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57" table:style-name="ce46">
            <text:p><text:s text:c="2"/>1 9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789" table:style-name="ce46">
            <text:p><text:s text:c="3"/>7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41" table:style-name="ce46">
            <text:p><text:s text:c="2"/>3 941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9957" table:style-name="ce47">
            <text:p><text:s text:c="2"/>9 957</text:p>
          </table:table-cell>
          <table:table-cell office:value-type="float" office:value="585" table:style-name="ce47">
            <text:p><text:s text:c="3"/>5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94" table:style-name="ce47">
            <text:p><text:s text:c="2"/>2 59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407" table:style-name="ce47">
            <text:p><text:s text:c="2"/>13 407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525" table:style-name="ce47">
            <text:p><text:s text:c="3"/>525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397" table:style-name="ce47">
            <text:p><text:s text:c="3"/>397</text:p>
          </table:table-cell>
          <table:table-cell office:value-type="float" office:value="1015" table:style-name="ce47">
            <text:p><text:s text:c="2"/>1 0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383" table:style-name="ce47">
            <text:p><text:s text:c="3"/>3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7" table:style-name="ce47">
            <text:p><text:s text:c="3"/>327</text:p>
          </table:table-cell>
          <table:table-cell office:value-type="float" office:value="4571" table:style-name="ce47">
            <text:p><text:s text:c="2"/>4 571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977" table:style-name="ce47">
            <text:p><text:s text:c="2"/>6 977</text:p>
          </table:table-cell>
          <table:table-cell office:value-type="float" office:value="572" table:style-name="ce47">
            <text:p><text:s text:c="3"/>572</text:p>
          </table:table-cell>
          <table:table-cell office:value-type="float" office:value="373" table:style-name="ce47">
            <text:p><text:s text:c="3"/>37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2" table:style-name="ce47">
            <text:p><text:s text:c="3"/>552</text:p>
          </table:table-cell>
          <table:table-cell office:value-type="float" office:value="9146" table:style-name="ce47">
            <text:p><text:s text:c="2"/>9 1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9" table:style-name="ce47">
            <text:p><text:s text:c="3"/>5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000" table:style-name="ce47">
            <text:p><text:s text:c="2"/>26 000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507" table:style-name="ce47">
            <text:p><text:s text:c="2"/>7 507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3" table:style-name="ce47">
            <text:p><text:s text:c="3"/>503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429" table:style-name="ce47">
            <text:p><text:s text:c="3"/>4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1439" table:style-name="ce47">
            <text:p><text:s text:c="2"/>81 4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03" table:style-name="ce47">
            <text:p><text:s text:c="2"/>1 203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356" table:style-name="ce47">
            <text:p><text:s text:c="3"/>356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241" table:style-name="ce47">
            <text:p><text:s text:c="3"/>2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552" table:style-name="ce47">
            <text:p><text:s text:c="2"/>9 5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2353" table:style-name="ce47">
            <text:p><text:s text:c="2"/>102 353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40" table:style-name="ce47">
            <text:p><text:s text:c="2"/>1 34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15168" table:style-name="ce47">
            <text:p><text:s text:c="2"/>15 1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657" table:style-name="ce47">
            <text:p><text:s text:c="2"/>16 657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599" table:style-name="ce47">
            <text:p><text:s text:c="2"/>1 5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2597" table:style-name="ce47">
            <text:p><text:s text:c="2"/>2 597</text:p>
          </table:table-cell>
          <table:table-cell office:value-type="float" office:value="9734" table:style-name="ce47">
            <text:p><text:s text:c="2"/>9 7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111" table:style-name="ce47">
            <text:p><text:s text:c="2"/>14 11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333" table:style-name="ce46">
            <text:p><text:s text:c="2"/>2 33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99" table:style-name="ce46">
            <text:p><text:s text:c="2"/>4 8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0" table:style-name="ce46">
            <text:p><text:s text:c="3"/>6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95" table:style-name="ce46">
            <text:p><text:s text:c="2"/>2 3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9" table:style-name="ce46">
            <text:p><text:s text:c="3"/>8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16" table:style-name="ce46">
            <text:p><text:s text:c="2"/>2 3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3" table:style-name="ce46">
            <text:p><text:s text:c="3"/>363</text:p>
          </table:table-cell>
          <table:table-cell office:value-type="float" office:value="16042" table:style-name="ce46">
            <text:p><text:s text:c="2"/>16 0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24" table:style-name="ce46">
            <text:p><text:s text:c="2"/>1 324</text:p>
          </table:table-cell>
          <table:table-cell office:value-type="float" office:value="1153" table:style-name="ce46">
            <text:p><text:s text:c="2"/>1 153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1110" table:style-name="ce46">
            <text:p><text:s text:c="2"/>1 110</text:p>
          </table:table-cell>
          <table:table-cell office:value-type="float" office:value="573" table:style-name="ce46">
            <text:p><text:s text:c="3"/>57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353" table:style-name="ce46">
            <text:p><text:s text:c="2"/>34 35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81" table:style-name="ce46">
            <text:p><text:s text:c="2"/>4 4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950" table:style-name="ce46">
            <text:p><text:s text:c="3"/>9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75" table:style-name="ce46">
            <text:p><text:s text:c="2"/>5 57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97" table:style-name="ce46">
            <text:p><text:s text:c="2"/>3 3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1" table:style-name="ce46">
            <text:p><text:s text:c="3"/>4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4093" table:style-name="ce46">
            <text:p><text:s text:c="2"/>4 0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2" table:style-name="ce46">
            <text:p><text:s text:c="3"/>262</text:p>
          </table:table-cell>
          <table:table-cell office:value-type="float" office:value="254" table:style-name="ce46">
            <text:p><text:s text:c="3"/>254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250" table:style-name="ce46">
            <text:p><text:s text:c="3"/>250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29" table:style-name="ce46">
            <text:p><text:s text:c="2"/>9 02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182" table:style-name="ce46">
            <text:p><text:s text:c="2"/>1 1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10" table:style-name="ce46">
            <text:p><text:s text:c="2"/>1 410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36" table:style-name="ce46">
            <text:p><text:s text:c="2"/>9 3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492" table:style-name="ce46">
            <text:p><text:s text:c="3"/>4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7" table:style-name="ce46">
            <text:p><text:s text:c="3"/>727</text:p>
          </table:table-cell>
          <table:table-cell office:value-type="float" office:value="337" table:style-name="ce46">
            <text:p><text:s text:c="3"/>337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323" table:style-name="ce46">
            <text:p><text:s text:c="3"/>323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770" table:style-name="ce46">
            <text:p><text:s text:c="2"/>11 77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494" table:style-name="ce47">
            <text:p><text:s text:c="2"/>6 49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31" table:style-name="ce47">
            <text:p><text:s text:c="2"/>2 1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1889" table:style-name="ce47">
            <text:p><text:s text:c="2"/>1 8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3" table:style-name="ce47">
            <text:p><text:s text:c="3"/>193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377" table:style-name="ce47">
            <text:p><text:s text:c="2"/>11 377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26" table:style-name="ce23">
            <text:p><text:s text:c="3"/>526</text:p>
          </table:table-cell>
          <table:table-cell office:value-type="float" office:value="2089" table:style-name="ce23">
            <text:p><text:s text:c="2"/>2 089</text:p>
          </table:table-cell>
          <table:table-cell office:value-type="float" office:value="6652" table:style-name="ce23">
            <text:p><text:s text:c="2"/>6 652</text:p>
          </table:table-cell>
          <table:table-cell office:value-type="float" office:value="1407" table:style-name="ce23">
            <text:p><text:s text:c="2"/>1 40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73" table:style-name="ce23">
            <text:p><text:s text:c="3"/>97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79" table:style-name="ce23">
            <text:p><text:s text:c="3"/>57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531" table:style-name="ce23">
            <text:p><text:s text:c="2"/>1 53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5" table:style-name="ce23">
            <text:p><text:s text:c="3"/>105</text:p>
          </table:table-cell>
          <table:table-cell office:value-type="float" office:value="100" table:style-name="ce23">
            <text:p><text:s text:c="3"/>10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98" table:style-name="ce23">
            <text:p><text:s text:c="3"/>98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255" table:style-name="ce23">
            <text:p><text:s text:c="2"/>14 25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9" table:style-name="ce47">
            <text:p><text:s text:c="3"/>1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17" table:style-name="ce47">
            <text:p><text:s text:c="2"/>3 217</text:p>
          </table:table-cell>
          <table:table-cell office:value-type="float" office:value="636" table:style-name="ce47">
            <text:p><text:s text:c="3"/>6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223" table:style-name="ce47">
            <text:p><text:s text:c="2"/>2 2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406" table:style-name="ce47">
            <text:p><text:s text:c="3"/>406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389" table:style-name="ce47">
            <text:p><text:s text:c="3"/>389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747" table:style-name="ce47">
            <text:p><text:s text:c="2"/>7 747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383" table:style-name="ce47">
            <text:p><text:s text:c="3"/>383</text:p>
          </table:table-cell>
          <table:table-cell office:value-type="float" office:value="2125" table:style-name="ce47">
            <text:p><text:s text:c="2"/>2 125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723" table:style-name="ce47">
            <text:p><text:s text:c="2"/>7 7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404" table:style-name="ce47">
            <text:p><text:s text:c="2"/>16 4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43" table:style-name="ce47">
            <text:p><text:s text:c="2"/>3 14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1011" table:style-name="ce47">
            <text:p><text:s text:c="2"/>1 0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7" table:style-name="ce47">
            <text:p><text:s text:c="3"/>4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379" table:style-name="ce47">
            <text:p><text:s text:c="2"/>3 3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164" table:style-name="ce47">
            <text:p><text:s text:c="2"/>35 164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0" table:style-name="ce47">
            <text:p><text:s text:c="3"/>3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2918" table:style-name="ce47">
            <text:p><text:s text:c="2"/>2 9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68" table:style-name="ce47">
            <text:p><text:s text:c="2"/>4 16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3" table:style-name="ce46">
            <text:p><text:s text:c="3"/>3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404" table:style-name="ce46">
            <text:p><text:s text:c="2"/>1 4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4" table:style-name="ce46">
            <text:p><text:s text:c="3"/>334</text:p>
          </table:table-cell>
          <table:table-cell office:value-type="float" office:value="290" table:style-name="ce46">
            <text:p><text:s text:c="3"/>29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78" table:style-name="ce46">
            <text:p><text:s text:c="3"/>278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00" table:style-name="ce46">
            <text:p><text:s text:c="2"/>2 90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459" table:style-name="ce46">
            <text:p><text:s text:c="3"/>45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27" table:style-name="ce46">
            <text:p><text:s text:c="2"/>4 7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840" table:style-name="ce46">
            <text:p><text:s text:c="2"/>10 840</text:p>
          </table:table-cell>
          <table:table-cell office:value-type="float" office:value="2254" table:style-name="ce46">
            <text:p><text:s text:c="2"/>2 2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5" table:style-name="ce46">
            <text:p><text:s text:c="3"/>8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3" table:style-name="ce46">
            <text:p><text:s text:c="3"/>4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18" table:style-name="ce46">
            <text:p><text:s text:c="2"/>3 4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777" table:style-name="ce46">
            <text:p><text:s text:c="2"/>2 7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207" table:style-name="ce46">
            <text:p><text:s text:c="2"/>26 20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1277" table:style-name="ce46">
            <text:p><text:s text:c="2"/>1 277</text:p>
          </table:table-cell>
          <table:table-cell office:value-type="float" office:value="14558" table:style-name="ce46">
            <text:p><text:s text:c="2"/>14 558</text:p>
          </table:table-cell>
          <table:table-cell office:value-type="float" office:value="1169" table:style-name="ce46">
            <text:p><text:s text:c="2"/>1 1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521" table:style-name="ce46">
            <text:p><text:s text:c="2"/>14 5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44" table:style-name="ce46">
            <text:p><text:s text:c="2"/>1 1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728" table:style-name="ce46">
            <text:p><text:s text:c="3"/>7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618" table:style-name="ce46">
            <text:p><text:s text:c="2"/>33 61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48" table:style-name="ce46">
            <text:p><text:s text:c="2"/>3 6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64" table:style-name="ce46">
            <text:p><text:s text:c="2"/>7 764</text:p>
          </table:table-cell>
          <table:table-cell office:value-type="float" office:value="356" table:style-name="ce46">
            <text:p><text:s text:c="3"/>3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1" table:style-name="ce46">
            <text:p><text:s text:c="3"/>36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305" table:style-name="ce46">
            <text:p><text:s text:c="3"/>305</text:p>
          </table:table-cell>
          <table:table-cell office:value-type="float" office:value="6433" table:style-name="ce46">
            <text:p><text:s text:c="2"/>6 4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3" table:style-name="ce46">
            <text:p><text:s text:c="3"/>923</text:p>
          </table:table-cell>
          <table:table-cell office:value-type="float" office:value="1121" table:style-name="ce46">
            <text:p><text:s text:c="2"/>1 121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2101" table:style-name="ce46">
            <text:p><text:s text:c="2"/>2 101</text:p>
          </table:table-cell>
          <table:table-cell office:value-type="float" office:value="686" table:style-name="ce46">
            <text:p><text:s text:c="3"/>686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218" table:style-name="ce46">
            <text:p><text:s text:c="2"/>24 218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6" table:style-name="ce46">
            <text:p><text:s text:c="3"/>6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2726" table:style-name="ce46">
            <text:p><text:s text:c="2"/>12 7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05" table:style-name="ce46">
            <text:p><text:s text:c="3"/>805</text:p>
          </table:table-cell>
          <table:table-cell office:value-type="float" office:value="45786" table:style-name="ce46">
            <text:p><text:s text:c="2"/>45 7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295" table:style-name="ce46">
            <text:p><text:s text:c="3"/>295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862" table:style-name="ce46">
            <text:p><text:s text:c="2"/>60 86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08" table:style-name="ce47">
            <text:p><text:s text:c="2"/>1 1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08" table:style-name="ce47">
            <text:p><text:s text:c="2"/>1 108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627" table:style-name="ce47">
            <text:p><text:s text:c="2"/>7 627</text:p>
          </table:table-cell>
          <table:table-cell office:value-type="float" office:value="6172" table:style-name="ce47">
            <text:p><text:s text:c="2"/>6 172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300" table:style-name="ce47">
            <text:p><text:s text:c="2"/>14 30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412" table:style-name="ce47">
            <text:p><text:s text:c="3"/>4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77" table:style-name="ce47">
            <text:p><text:s text:c="2"/>3 577</text:p>
          </table:table-cell>
          <table:table-cell office:value-type="float" office:value="16718" table:style-name="ce47">
            <text:p><text:s text:c="2"/>16 718</text:p>
          </table:table-cell>
          <table:table-cell office:value-type="float" office:value="3467" table:style-name="ce47">
            <text:p><text:s text:c="2"/>3 4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00" table:style-name="ce47">
            <text:p><text:s text:c="2"/>2 200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1550" table:style-name="ce47">
            <text:p><text:s text:c="2"/>1 5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481" table:style-name="ce47">
            <text:p><text:s text:c="2"/>28 481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544" table:style-name="ce47">
            <text:p><text:s text:c="3"/>544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209" table:style-name="ce47">
            <text:p><text:s text:c="3"/>20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228" table:style-name="ce47">
            <text:p><text:s text:c="3"/>2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88" table:style-name="ce47">
            <text:p><text:s text:c="2"/>4 088</text:p>
          </table:table-cell>
          <table:table-cell office:value-type="float" office:value="810" table:style-name="ce47">
            <text:p><text:s text:c="3"/>810</text:p>
          </table:table-cell>
          <table:table-cell office:value-type="float" office:value="1526" table:style-name="ce47">
            <text:p><text:s text:c="2"/>1 5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18" table:style-name="ce47">
            <text:p><text:s text:c="3"/>718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579" table:style-name="ce47">
            <text:p><text:s text:c="3"/>57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893" table:style-name="ce47">
            <text:p><text:s text:c="3"/>89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2" table:style-name="ce47">
            <text:p><text:s text:c="3"/>472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90" table:style-name="ce47">
            <text:p><text:s text:c="2"/>1 29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833" table:style-name="ce47">
            <text:p><text:s text:c="2"/>12 833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73" table:style-name="ce23">
            <text:p><text:s text:c="3"/>17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3322" table:style-name="ce23">
            <text:p><text:s text:c="2"/>3 32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99" table:style-name="ce23">
            <text:p><text:s text:c="3"/>199</text:p>
          </table:table-cell>
          <table:table-cell office:value-type="float" office:value="184" table:style-name="ce23">
            <text:p><text:s text:c="3"/>184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09" table:style-name="ce23">
            <text:p><text:s text:c="3"/>609</text:p>
          </table:table-cell>
          <table:table-cell office:value-type="float" office:value="353" table:style-name="ce23">
            <text:p><text:s text:c="3"/>353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311" table:style-name="ce23">
            <text:p><text:s text:c="3"/>311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376" table:style-name="ce23">
            <text:p><text:s text:c="3"/>3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9" table:style-name="ce23">
            <text:p><text:s text:c="3"/>229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97" table:style-name="ce23">
            <text:p><text:s text:c="3"/>997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58" table:style-name="ce23">
            <text:p><text:s text:c="3"/>258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35" table:style-name="ce23">
            <text:p><text:s text:c="3"/>235</text:p>
          </table:table-cell>
          <table:table-cell office:value-type="float" office:value="343" table:style-name="ce23">
            <text:p><text:s text:c="3"/>343</text:p>
          </table:table-cell>
          <table:table-cell office:value-type="float" office:value="939" table:style-name="ce23">
            <text:p><text:s text:c="3"/>939</text:p>
          </table:table-cell>
          <table:table-cell office:value-type="float" office:value="1023" table:style-name="ce23">
            <text:p><text:s text:c="2"/>1 02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229" table:style-name="ce23">
            <text:p><text:s text:c="3"/>229</text:p>
          </table:table-cell>
          <table:table-cell office:value-type="float" office:value="1529" table:style-name="ce23">
            <text:p><text:s text:c="2"/>1 5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221" table:style-name="ce23">
            <text:p><text:s text:c="2"/>12 22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29" table:style-name="ce46">
            <text:p><text:s text:c="2"/>8 5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64" table:style-name="ce46">
            <text:p><text:s text:c="2"/>9 26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790" table:style-name="ce46">
            <text:p><text:s text:c="3"/>790</text:p>
          </table:table-cell>
          <table:table-cell office:value-type="float" office:value="545" table:style-name="ce46">
            <text:p><text:s text:c="3"/>545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5" table:style-name="ce46">
            <text:p><text:s text:c="3"/>535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75" table:style-name="ce46">
            <text:p><text:s text:c="2"/>4 375</text:p>
          </table:table-cell>
          <table:table-cell office:value-type="float" office:value="639" table:style-name="ce46">
            <text:p><text:s text:c="3"/>6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3" table:style-name="ce46">
            <text:p><text:s text:c="3"/>3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77" table:style-name="ce46">
            <text:p><text:s text:c="3"/>377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7634" table:style-name="ce46">
            <text:p><text:s text:c="2"/>7 6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5" table:style-name="ce46">
            <text:p><text:s text:c="3"/>565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7315" table:style-name="ce46">
            <text:p><text:s text:c="2"/>7 3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36" table:style-name="ce46">
            <text:p><text:s text:c="2"/>3 1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5" table:style-name="ce46">
            <text:p><text:s text:c="3"/>6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608" table:style-name="ce46">
            <text:p><text:s text:c="2"/>28 60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34" table:style-name="ce46">
            <text:p><text:s text:c="2"/>7 6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61" table:style-name="ce46">
            <text:p><text:s text:c="2"/>7 66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687" table:style-name="ce46">
            <text:p><text:s text:c="3"/>687</text:p>
          </table:table-cell>
          <table:table-cell office:value-type="float" office:value="234" table:style-name="ce46">
            <text:p><text:s text:c="3"/>234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4150" table:style-name="ce46">
            <text:p><text:s text:c="2"/>4 15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4924" table:style-name="ce46">
            <text:p><text:s text:c="2"/>4 924</text:p>
          </table:table-cell>
          <table:table-cell office:value-type="float" office:value="317" table:style-name="ce46">
            <text:p><text:s text:c="3"/>317</text:p>
          </table:table-cell>
          <table:table-cell office:value-type="float" office:value="809" table:style-name="ce46">
            <text:p><text:s text:c="3"/>809</text:p>
          </table:table-cell>
          <table:table-cell office:value-type="float" office:value="789" table:style-name="ce46">
            <text:p><text:s text:c="3"/>789</text:p>
          </table:table-cell>
          <table:table-cell office:value-type="float" office:value="453" table:style-name="ce46">
            <text:p><text:s text:c="3"/>453</text:p>
          </table:table-cell>
          <table:table-cell office:value-type="float" office:value="954" table:style-name="ce46">
            <text:p><text:s text:c="3"/>954</text:p>
          </table:table-cell>
          <table:table-cell office:value-type="float" office:value="1210" table:style-name="ce46">
            <text:p><text:s text:c="2"/>1 210</text:p>
          </table:table-cell>
          <table:table-cell office:value-type="float" office:value="10835" table:style-name="ce46">
            <text:p><text:s text:c="2"/>10 835</text:p>
          </table:table-cell>
          <table:table-cell office:value-type="float" office:value="1583" table:style-name="ce46">
            <text:p><text:s text:c="2"/>1 583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244" table:style-name="ce46">
            <text:p><text:s text:c="3"/>244</text:p>
          </table:table-cell>
          <table:table-cell office:value-type="float" office:value="2081" table:style-name="ce46">
            <text:p><text:s text:c="2"/>2 081</text:p>
          </table:table-cell>
          <table:table-cell office:value-type="float" office:value="1157" table:style-name="ce46">
            <text:p><text:s text:c="2"/>1 157</text:p>
          </table:table-cell>
          <table:table-cell office:value-type="float" office:value="2722" table:style-name="ce46">
            <text:p><text:s text:c="2"/>2 722</text:p>
          </table:table-cell>
          <table:table-cell office:value-type="float" office:value="2129" table:style-name="ce46">
            <text:p><text:s text:c="2"/>2 129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752" table:style-name="ce46">
            <text:p><text:s text:c="2"/>1 752</text:p>
          </table:table-cell>
          <table:table-cell office:value-type="float" office:value="1029" table:style-name="ce46">
            <text:p><text:s text:c="2"/>1 029</text:p>
          </table:table-cell>
          <table:table-cell office:value-type="float" office:value="549" table:style-name="ce46">
            <text:p><text:s text:c="3"/>549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355" table:style-name="ce46">
            <text:p><text:s text:c="3"/>355</text:p>
          </table:table-cell>
          <table:table-cell office:value-type="float" office:value="1002" table:style-name="ce46">
            <text:p><text:s text:c="2"/>1 002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1222" table:style-name="ce46">
            <text:p><text:s text:c="2"/>1 222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433" table:style-name="ce46">
            <text:p><text:s text:c="3"/>433</text:p>
          </table:table-cell>
          <table:table-cell office:value-type="float" office:value="850" table:style-name="ce46">
            <text:p><text:s text:c="3"/>850</text:p>
          </table:table-cell>
          <table:table-cell office:value-type="float" office:value="7568" table:style-name="ce46">
            <text:p><text:s text:c="2"/>7 568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387" table:style-name="ce46">
            <text:p><text:s text:c="3"/>387</text:p>
          </table:table-cell>
          <table:table-cell office:value-type="float" office:value="253" table:style-name="ce46">
            <text:p><text:s text:c="3"/>253</text:p>
          </table:table-cell>
          <table:table-cell office:value-type="float" office:value="1784" table:style-name="ce46">
            <text:p><text:s text:c="2"/>1 784</text:p>
          </table:table-cell>
          <table:table-cell office:value-type="float" office:value="1174" table:style-name="ce46">
            <text:p><text:s text:c="2"/>1 174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681" table:style-name="ce46">
            <text:p><text:s text:c="3"/>681</text:p>
          </table:table-cell>
          <table:table-cell office:value-type="float" office:value="1915" table:style-name="ce46">
            <text:p><text:s text:c="2"/>1 915</text:p>
          </table:table-cell>
          <table:table-cell office:value-type="float" office:value="404" table:style-name="ce46">
            <text:p><text:s text:c="3"/>404</text:p>
          </table:table-cell>
          <table:table-cell office:value-type="float" office:value="2144" table:style-name="ce46">
            <text:p><text:s text:c="2"/>2 144</text:p>
          </table:table-cell>
          <table:table-cell office:value-type="float" office:value="529" table:style-name="ce46">
            <text:p><text:s text:c="3"/>529</text:p>
          </table:table-cell>
          <table:table-cell office:value-type="float" office:value="621" table:style-name="ce46">
            <text:p><text:s text:c="3"/>621</text:p>
          </table:table-cell>
          <table:table-cell office:value-type="float" office:value="547" table:style-name="ce46">
            <text:p><text:s text:c="3"/>547</text:p>
          </table:table-cell>
          <table:table-cell office:value-type="float" office:value="2701" table:style-name="ce46">
            <text:p><text:s text:c="2"/>2 701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957" table:style-name="ce46">
            <text:p><text:s text:c="3"/>957</text:p>
          </table:table-cell>
          <table:table-cell office:value-type="float" office:value="975" table:style-name="ce46">
            <text:p><text:s text:c="3"/>975</text:p>
          </table:table-cell>
          <table:table-cell office:value-type="float" office:value="629" table:style-name="ce46">
            <text:p><text:s text:c="3"/>629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1152" table:style-name="ce46">
            <text:p><text:s text:c="2"/>1 152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694" table:style-name="ce46">
            <text:p><text:s text:c="3"/>6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560" table:style-name="ce46">
            <text:p><text:s text:c="2"/>69 56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414" table:style-name="ce46">
            <text:p><text:s text:c="3"/>4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219" table:style-name="ce46">
            <text:p><text:s text:c="3"/>219</text:p>
          </table:table-cell>
          <table:table-cell office:value-type="float" office:value="1929" table:style-name="ce46">
            <text:p><text:s text:c="2"/>1 929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327" table:style-name="ce46">
            <text:p><text:s text:c="3"/>327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11532" table:style-name="ce46">
            <text:p><text:s text:c="2"/>11 532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2440" table:style-name="ce46">
            <text:p><text:s text:c="2"/>2 440</text:p>
          </table:table-cell>
          <table:table-cell office:value-type="float" office:value="434" table:style-name="ce46">
            <text:p><text:s text:c="3"/>434</text:p>
          </table:table-cell>
          <table:table-cell office:value-type="float" office:value="1124" table:style-name="ce46">
            <text:p><text:s text:c="2"/>1 124</text:p>
          </table:table-cell>
          <table:table-cell office:value-type="float" office:value="1041" table:style-name="ce46">
            <text:p><text:s text:c="2"/>1 041</text:p>
          </table:table-cell>
          <table:table-cell office:value-type="float" office:value="2690" table:style-name="ce46">
            <text:p><text:s text:c="2"/>2 690</text:p>
          </table:table-cell>
          <table:table-cell office:value-type="float" office:value="582" table:style-name="ce46">
            <text:p><text:s text:c="3"/>582</text:p>
          </table:table-cell>
          <table:table-cell office:value-type="float" office:value="925" table:style-name="ce46">
            <text:p><text:s text:c="3"/>925</text:p>
          </table:table-cell>
          <table:table-cell office:value-type="float" office:value="406" table:style-name="ce46">
            <text:p><text:s text:c="3"/>406</text:p>
          </table:table-cell>
          <table:table-cell office:value-type="float" office:value="4388" table:style-name="ce46">
            <text:p><text:s text:c="2"/>4 388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2297" table:style-name="ce46">
            <text:p><text:s text:c="2"/>2 29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618" table:style-name="ce46">
            <text:p><text:s text:c="2"/>1 618</text:p>
          </table:table-cell>
          <table:table-cell office:value-type="float" office:value="421" table:style-name="ce46">
            <text:p><text:s text:c="3"/>421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583" table:style-name="ce46">
            <text:p><text:s text:c="3"/>583</text:p>
          </table:table-cell>
          <table:table-cell office:value-type="float" office:value="542" table:style-name="ce46">
            <text:p><text:s text:c="3"/>5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465" table:style-name="ce46">
            <text:p><text:s text:c="2"/>35 46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06" table:style-name="ce47">
            <text:p><text:s text:c="2"/>3 00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592" table:style-name="ce47">
            <text:p><text:s text:c="2"/>11 59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7" table:style-name="ce47">
            <text:p><text:s text:c="3"/>4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025" table:style-name="ce47">
            <text:p><text:s text:c="2"/>15 02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1052" table:style-name="ce47">
            <text:p><text:s text:c="2"/>1 052</text:p>
          </table:table-cell>
          <table:table-cell office:value-type="float" office:value="971" table:style-name="ce47">
            <text:p><text:s text:c="3"/>971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22" table:style-name="ce47">
            <text:p><text:s text:c="3"/>42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07" table:style-name="ce47">
            <text:p><text:s text:c="3"/>707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7" table:style-name="ce47">
            <text:p><text:s text:c="3"/>227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1362" table:style-name="ce47">
            <text:p><text:s text:c="2"/>1 362</text:p>
          </table:table-cell>
          <table:table-cell office:value-type="float" office:value="1297" table:style-name="ce47">
            <text:p><text:s text:c="2"/>1 297</text:p>
          </table:table-cell>
          <table:table-cell office:value-type="float" office:value="2809" table:style-name="ce47">
            <text:p><text:s text:c="2"/>2 809</text:p>
          </table:table-cell>
          <table:table-cell office:value-type="float" office:value="2672" table:style-name="ce47">
            <text:p><text:s text:c="2"/>2 672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287" table:style-name="ce47">
            <text:p><text:s text:c="3"/>287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1008" table:style-name="ce47">
            <text:p><text:s text:c="2"/>1 008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987" table:style-name="ce47">
            <text:p><text:s text:c="3"/>987</text:p>
          </table:table-cell>
          <table:table-cell office:value-type="float" office:value="546" table:style-name="ce47">
            <text:p><text:s text:c="3"/>546</text:p>
          </table:table-cell>
          <table:table-cell office:value-type="float" office:value="177" table:style-name="ce47">
            <text:p><text:s text:c="3"/>177</text:p>
          </table:table-cell>
          <table:table-cell office:value-type="float" office:value="703" table:style-name="ce47">
            <text:p><text:s text:c="3"/>703</text:p>
          </table:table-cell>
          <table:table-cell office:value-type="float" office:value="884" table:style-name="ce47">
            <text:p><text:s text:c="3"/>884</text:p>
          </table:table-cell>
          <table:table-cell office:value-type="float" office:value="202" table:style-name="ce47">
            <text:p><text:s text:c="3"/>202</text:p>
          </table:table-cell>
          <table:table-cell office:value-type="float" office:value="1689" table:style-name="ce47">
            <text:p><text:s text:c="2"/>1 689</text:p>
          </table:table-cell>
          <table:table-cell office:value-type="float" office:value="237" table:style-name="ce47">
            <text:p><text:s text:c="3"/>237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477" table:style-name="ce47">
            <text:p><text:s text:c="3"/>477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435" table:style-name="ce47">
            <text:p><text:s text:c="3"/>4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376" table:style-name="ce47">
            <text:p><text:s text:c="2"/>21 376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01" table:style-name="ce47">
            <text:p><text:s text:c="2"/>1 8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065" table:style-name="ce47">
            <text:p><text:s text:c="2"/>16 0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866" table:style-name="ce47">
            <text:p><text:s text:c="2"/>17 86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493" table:style-name="ce47">
            <text:p><text:s text:c="3"/>493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601" table:style-name="ce47">
            <text:p><text:s text:c="3"/>6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2" table:style-name="ce47">
            <text:p><text:s text:c="3"/>372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1041" table:style-name="ce47">
            <text:p><text:s text:c="2"/>1 0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0" table:style-name="ce47">
            <text:p><text:s text:c="3"/>3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85" table:style-name="ce47">
            <text:p><text:s text:c="3"/>885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620" table:style-name="ce47">
            <text:p><text:s text:c="3"/>620</text:p>
          </table:table-cell>
          <table:table-cell office:value-type="float" office:value="340" table:style-name="ce47">
            <text:p><text:s text:c="3"/>340</text:p>
          </table:table-cell>
          <table:table-cell office:value-type="float" office:value="2111" table:style-name="ce47">
            <text:p><text:s text:c="2"/>2 11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897" table:style-name="ce47">
            <text:p><text:s text:c="2"/>1 897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873" table:style-name="ce47">
            <text:p><text:s text:c="3"/>873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78" table:style-name="ce47">
            <text:p><text:s text:c="3"/>77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392" table:style-name="ce47">
            <text:p><text:s text:c="2"/>1 39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1" table:style-name="ce47">
            <text:p><text:s text:c="3"/>5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469" table:style-name="ce47">
            <text:p><text:s text:c="2"/>13 46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12226" table:style-name="ce23">
            <text:p><text:s text:c="2"/>12 226</text:p>
          </table:table-cell>
          <table:table-cell office:value-type="float" office:value="3442" table:style-name="ce23">
            <text:p><text:s text:c="2"/>3 442</text:p>
          </table:table-cell>
          <table:table-cell office:value-type="float" office:value="613" table:style-name="ce23">
            <text:p><text:s text:c="3"/>613</text:p>
          </table:table-cell>
          <table:table-cell office:value-type="float" office:value="681" table:style-name="ce23">
            <text:p><text:s text:c="3"/>681</text:p>
          </table:table-cell>
          <table:table-cell office:value-type="float" office:value="237" table:style-name="ce23">
            <text:p><text:s text:c="3"/>237</text:p>
          </table:table-cell>
          <table:table-cell office:value-type="float" office:value="3910" table:style-name="ce23">
            <text:p><text:s text:c="2"/>3 910</text:p>
          </table:table-cell>
          <table:table-cell office:value-type="float" office:value="1076" table:style-name="ce23">
            <text:p><text:s text:c="2"/>1 076</text:p>
          </table:table-cell>
          <table:table-cell office:value-type="float" office:value="2020" table:style-name="ce23">
            <text:p><text:s text:c="2"/>2 020</text:p>
          </table:table-cell>
          <table:table-cell office:value-type="float" office:value="1313" table:style-name="ce23">
            <text:p><text:s text:c="2"/>1 313</text:p>
          </table:table-cell>
          <table:table-cell office:value-type="float" office:value="2931" table:style-name="ce23">
            <text:p><text:s text:c="2"/>2 931</text:p>
          </table:table-cell>
          <table:table-cell office:value-type="float" office:value="526" table:style-name="ce23">
            <text:p><text:s text:c="3"/>526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54" table:style-name="ce23">
            <text:p><text:s text:c="3"/>154</text:p>
          </table:table-cell>
          <table:table-cell office:value-type="float" office:value="112" table:style-name="ce23">
            <text:p><text:s text:c="3"/>112</text:p>
          </table:table-cell>
          <table:table-cell office:value-type="float" office:value="133" table:style-name="ce23">
            <text:p><text:s text:c="3"/>133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443" table:style-name="ce23">
            <text:p><text:s text:c="3"/>443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1170" table:style-name="ce23">
            <text:p><text:s text:c="2"/>1 170</text:p>
          </table:table-cell>
          <table:table-cell office:value-type="float" office:value="979" table:style-name="ce23">
            <text:p><text:s text:c="3"/>979</text:p>
          </table:table-cell>
          <table:table-cell office:value-type="float" office:value="283" table:style-name="ce23">
            <text:p><text:s text:c="3"/>283</text:p>
          </table:table-cell>
          <table:table-cell office:value-type="float" office:value="252" table:style-name="ce23">
            <text:p><text:s text:c="3"/>252</text:p>
          </table:table-cell>
          <table:table-cell office:value-type="float" office:value="161" table:style-name="ce23">
            <text:p><text:s text:c="3"/>161</text:p>
          </table:table-cell>
          <table:table-cell office:value-type="float" office:value="640" table:style-name="ce23">
            <text:p><text:s text:c="3"/>640</text:p>
          </table:table-cell>
          <table:table-cell office:value-type="float" office:value="899" table:style-name="ce23">
            <text:p><text:s text:c="3"/>899</text:p>
          </table:table-cell>
          <table:table-cell office:value-type="float" office:value="799" table:style-name="ce23">
            <text:p><text:s text:c="3"/>799</text:p>
          </table:table-cell>
          <table:table-cell office:value-type="float" office:value="176" table:style-name="ce23">
            <text:p><text:s text:c="3"/>176</text:p>
          </table:table-cell>
          <table:table-cell office:value-type="float" office:value="327" table:style-name="ce23">
            <text:p><text:s text:c="3"/>327</text:p>
          </table:table-cell>
          <table:table-cell office:value-type="float" office:value="200" table:style-name="ce23">
            <text:p><text:s text:c="3"/>200</text:p>
          </table:table-cell>
          <table:table-cell office:value-type="float" office:value="243" table:style-name="ce23">
            <text:p><text:s text:c="3"/>243</text:p>
          </table:table-cell>
          <table:table-cell office:value-type="float" office:value="251" table:style-name="ce23">
            <text:p><text:s text:c="3"/>251</text:p>
          </table:table-cell>
          <table:table-cell office:value-type="float" office:value="944" table:style-name="ce23">
            <text:p><text:s text:c="3"/>944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235" table:style-name="ce23">
            <text:p><text:s text:c="3"/>235</text:p>
          </table:table-cell>
          <table:table-cell office:value-type="float" office:value="1347" table:style-name="ce23">
            <text:p><text:s text:c="2"/>1 347</text:p>
          </table:table-cell>
          <table:table-cell office:value-type="float" office:value="734" table:style-name="ce23">
            <text:p><text:s text:c="3"/>734</text:p>
          </table:table-cell>
          <table:table-cell office:value-type="float" office:value="5064" table:style-name="ce23">
            <text:p><text:s text:c="2"/>5 064</text:p>
          </table:table-cell>
          <table:table-cell office:value-type="float" office:value="161" table:style-name="ce23">
            <text:p><text:s text:c="3"/>161</text:p>
          </table:table-cell>
          <table:table-cell office:value-type="float" office:value="10239" table:style-name="ce23">
            <text:p><text:s text:c="2"/>10 239</text:p>
          </table:table-cell>
          <table:table-cell office:value-type="float" office:value="75341" table:style-name="ce23">
            <text:p><text:s text:c="2"/>75 341</text:p>
          </table:table-cell>
          <table:table-cell office:value-type="float" office:value="474" table:style-name="ce23">
            <text:p><text:s text:c="3"/>474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1431" table:style-name="ce23">
            <text:p><text:s text:c="2"/>1 431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32" table:style-name="ce23">
            <text:p><text:s text:c="3"/>332</text:p>
          </table:table-cell>
          <table:table-cell office:value-type="float" office:value="397" table:style-name="ce23">
            <text:p><text:s text:c="3"/>397</text:p>
          </table:table-cell>
          <table:table-cell office:value-type="float" office:value="129" table:style-name="ce23">
            <text:p><text:s text:c="3"/>129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206" table:style-name="ce23">
            <text:p><text:s text:c="3"/>20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4388" table:style-name="ce23">
            <text:p><text:s text:c="2"/>134 38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1743" table:style-name="ce46">
            <text:p><text:s text:c="2"/>1 743</text:p>
          </table:table-cell>
          <table:table-cell office:value-type="float" office:value="1200" table:style-name="ce46">
            <text:p><text:s text:c="2"/>1 20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344" table:style-name="ce46">
            <text:p><text:s text:c="2"/>1 344</text:p>
          </table:table-cell>
          <table:table-cell office:value-type="float" office:value="554" table:style-name="ce46">
            <text:p><text:s text:c="3"/>554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59" table:style-name="ce46">
            <text:p><text:s text:c="3"/>659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6" table:style-name="ce46">
            <text:p><text:s text:c="3"/>5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9650" table:style-name="ce46">
            <text:p><text:s text:c="2"/>179 6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23" table:style-name="ce46">
            <text:p><text:s text:c="2"/>1 823</text:p>
          </table:table-cell>
          <table:table-cell office:value-type="float" office:value="827" table:style-name="ce46">
            <text:p><text:s text:c="3"/>827</text:p>
          </table:table-cell>
          <table:table-cell office:value-type="float" office:value="346" table:style-name="ce46">
            <text:p><text:s text:c="3"/>346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517" table:style-name="ce46">
            <text:p><text:s text:c="2"/>1 517</text:p>
          </table:table-cell>
          <table:table-cell office:value-type="float" office:value="2722" table:style-name="ce46">
            <text:p><text:s text:c="2"/>2 722</text:p>
          </table:table-cell>
          <table:table-cell office:value-type="float" office:value="2630" table:style-name="ce46">
            <text:p><text:s text:c="2"/>2 630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76" table:style-name="ce46">
            <text:p><text:s text:c="3"/>676</text:p>
          </table:table-cell>
          <table:table-cell office:value-type="float" office:value="210" table:style-name="ce46">
            <text:p><text:s text:c="3"/>210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324" table:style-name="ce46">
            <text:p><text:s text:c="3"/>324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1842" table:style-name="ce46">
            <text:p><text:s text:c="2"/>1 84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274" table:style-name="ce46">
            <text:p><text:s text:c="2"/>5 274</text:p>
          </table:table-cell>
          <table:table-cell office:value-type="float" office:value="4442" table:style-name="ce46">
            <text:p><text:s text:c="2"/>4 442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2864" table:style-name="ce46">
            <text:p><text:s text:c="2"/>2 8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0" table:style-name="ce46">
            <text:p><text:s text:c="3"/>610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19" table:style-name="ce46">
            <text:p><text:s text:c="3"/>3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4981" table:style-name="ce46">
            <text:p><text:s text:c="2"/>214 98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63" table:style-name="ce46">
            <text:p><text:s text:c="3"/>9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337" table:style-name="ce46">
            <text:p><text:s text:c="2"/>35 337</text:p>
          </table:table-cell>
          <table:table-cell office:value-type="float" office:value="605" table:style-name="ce46">
            <text:p><text:s text:c="3"/>605</text:p>
          </table:table-cell>
          <table:table-cell office:value-type="float" office:value="495" table:style-name="ce46">
            <text:p><text:s text:c="3"/>495</text:p>
          </table:table-cell>
          <table:table-cell office:value-type="float" office:value="371" table:style-name="ce46">
            <text:p><text:s text:c="3"/>371</text:p>
          </table:table-cell>
          <table:table-cell office:value-type="float" office:value="2156" table:style-name="ce46">
            <text:p><text:s text:c="2"/>2 156</text:p>
          </table:table-cell>
          <table:table-cell office:value-type="float" office:value="1248" table:style-name="ce46">
            <text:p><text:s text:c="2"/>1 2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69" table:style-name="ce46">
            <text:p><text:s text:c="3"/>369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379" table:style-name="ce46">
            <text:p><text:s text:c="3"/>379</text:p>
          </table:table-cell>
          <table:table-cell office:value-type="float" office:value="943" table:style-name="ce46">
            <text:p><text:s text:c="3"/>9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989" table:style-name="ce46">
            <text:p><text:s text:c="3"/>989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718" table:style-name="ce46">
            <text:p><text:s text:c="2"/>45 718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7130" table:style-name="ce46">
            <text:p><text:s text:c="2"/>7 130</text:p>
          </table:table-cell>
          <table:table-cell office:value-type="float" office:value="1460" table:style-name="ce46">
            <text:p><text:s text:c="2"/>1 46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3098" table:style-name="ce46">
            <text:p><text:s text:c="2"/>3 09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853" table:style-name="ce46">
            <text:p><text:s text:c="3"/>853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7" table:style-name="ce46">
            <text:p><text:s text:c="3"/>2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3" table:style-name="ce46">
            <text:p><text:s text:c="3"/>3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47" table:style-name="ce46">
            <text:p><text:s text:c="2"/>4 347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31912" table:style-name="ce46">
            <text:p><text:s text:c="2"/>31 912</text:p>
          </table:table-cell>
          <table:table-cell office:value-type="float" office:value="4592" table:style-name="ce46">
            <text:p><text:s text:c="2"/>4 592</text:p>
          </table:table-cell>
          <table:table-cell office:value-type="float" office:value="1731" table:style-name="ce46">
            <text:p><text:s text:c="2"/>1 731</text:p>
          </table:table-cell>
          <table:table-cell office:value-type="float" office:value="289" table:style-name="ce46">
            <text:p><text:s text:c="3"/>289</text:p>
          </table:table-cell>
          <table:table-cell office:value-type="float" office:value="735" table:style-name="ce46">
            <text:p><text:s text:c="3"/>735</text:p>
          </table:table-cell>
          <table:table-cell office:value-type="float" office:value="2513" table:style-name="ce46">
            <text:p><text:s text:c="2"/>2 513</text:p>
          </table:table-cell>
          <table:table-cell office:value-type="float" office:value="952" table:style-name="ce46">
            <text:p><text:s text:c="3"/>952</text:p>
          </table:table-cell>
          <table:table-cell office:value-type="float" office:value="1161" table:style-name="ce46">
            <text:p><text:s text:c="2"/>1 161</text:p>
          </table:table-cell>
          <table:table-cell office:value-type="float" office:value="558" table:style-name="ce46">
            <text:p><text:s text:c="3"/>5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6" table:style-name="ce46">
            <text:p><text:s text:c="3"/>276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322" table:style-name="ce46">
            <text:p><text:s text:c="3"/>322</text:p>
          </table:table-cell>
          <table:table-cell office:value-type="float" office:value="311" table:style-name="ce46">
            <text:p><text:s text:c="3"/>311</text:p>
          </table:table-cell>
          <table:table-cell office:value-type="float" office:value="329" table:style-name="ce46">
            <text:p><text:s text:c="3"/>329</text:p>
          </table:table-cell>
          <table:table-cell office:value-type="float" office:value="1469" table:style-name="ce46">
            <text:p><text:s text:c="2"/>1 46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0" table:style-name="ce46">
            <text:p><text:s text:c="3"/>61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2" table:style-name="ce46">
            <text:p><text:s text:c="3"/>352</text:p>
          </table:table-cell>
          <table:table-cell office:value-type="float" office:value="1248" table:style-name="ce46">
            <text:p><text:s text:c="2"/>1 2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2" table:style-name="ce46">
            <text:p><text:s text:c="3"/>6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511" table:style-name="ce46">
            <text:p><text:s text:c="2"/>68 51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47803" table:style-name="ce46">
            <text:p><text:s text:c="2"/>47 803</text:p>
          </table:table-cell>
          <table:table-cell office:value-type="float" office:value="4590" table:style-name="ce46">
            <text:p><text:s text:c="2"/>4 590</text:p>
          </table:table-cell>
          <table:table-cell office:value-type="float" office:value="340" table:style-name="ce46">
            <text:p><text:s text:c="3"/>3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60" table:style-name="ce46">
            <text:p><text:s text:c="2"/>2 46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452" table:style-name="ce46">
            <text:p><text:s text:c="2"/>55 45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74" table:style-name="ce46">
            <text:p><text:s text:c="2"/>3 374</text:p>
          </table:table-cell>
          <table:table-cell office:value-type="float" office:value="440" table:style-name="ce46">
            <text:p><text:s text:c="3"/>440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574" table:style-name="ce46">
            <text:p><text:s text:c="3"/>5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5" table:style-name="ce46">
            <text:p><text:s text:c="3"/>525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44" table:style-name="ce46">
            <text:p><text:s text:c="2"/>1 444</text:p>
          </table:table-cell>
          <table:table-cell office:value-type="float" office:value="241" table:style-name="ce46">
            <text:p><text:s text:c="3"/>241</text:p>
          </table:table-cell>
          <table:table-cell office:value-type="float" office:value="988" table:style-name="ce46">
            <text:p><text:s text:c="3"/>9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85" table:style-name="ce46">
            <text:p><text:s text:c="2"/>1 9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68" table:style-name="ce46">
            <text:p><text:s text:c="2"/>1 268</text:p>
          </table:table-cell>
          <table:table-cell office:value-type="float" office:value="29652" table:style-name="ce46">
            <text:p><text:s text:c="2"/>29 652</text:p>
          </table:table-cell>
          <table:table-cell office:value-type="float" office:value="15727" table:style-name="ce46">
            <text:p><text:s text:c="2"/>15 727</text:p>
          </table:table-cell>
          <table:table-cell office:value-type="float" office:value="5204" table:style-name="ce46">
            <text:p><text:s text:c="2"/>5 204</text:p>
          </table:table-cell>
          <table:table-cell office:value-type="float" office:value="2708" table:style-name="ce46">
            <text:p><text:s text:c="2"/>2 708</text:p>
          </table:table-cell>
          <table:table-cell office:value-type="float" office:value="3068" table:style-name="ce46">
            <text:p><text:s text:c="2"/>3 0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4" table:style-name="ce46">
            <text:p><text:s text:c="3"/>694</text:p>
          </table:table-cell>
          <table:table-cell office:value-type="float" office:value="398" table:style-name="ce46">
            <text:p><text:s text:c="3"/>398</text:p>
          </table:table-cell>
          <table:table-cell office:value-type="float" office:value="604" table:style-name="ce46">
            <text:p><text:s text:c="3"/>6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70" table:style-name="ce46">
            <text:p><text:s text:c="3"/>3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321" table:style-name="ce46">
            <text:p><text:s text:c="2"/>70 321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89" table:style-name="ce47">
            <text:p><text:s text:c="2"/>2 1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5031" table:style-name="ce47">
            <text:p><text:s text:c="2"/>5 0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24" table:style-name="ce47">
            <text:p><text:s text:c="2"/>1 724</text:p>
          </table:table-cell>
          <table:table-cell office:value-type="float" office:value="974" table:style-name="ce47">
            <text:p><text:s text:c="3"/>974</text:p>
          </table:table-cell>
          <table:table-cell office:value-type="float" office:value="1984" table:style-name="ce47">
            <text:p><text:s text:c="2"/>1 984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15" table:style-name="ce47">
            <text:p><text:s text:c="2"/>2 815</text:p>
          </table:table-cell>
          <table:table-cell office:value-type="float" office:value="2622" table:style-name="ce47">
            <text:p><text:s text:c="2"/>2 622</text:p>
          </table:table-cell>
          <table:table-cell office:value-type="float" office:value="1407" table:style-name="ce47">
            <text:p><text:s text:c="2"/>1 407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24373" table:style-name="ce47">
            <text:p><text:s text:c="2"/>24 373</text:p>
          </table:table-cell>
          <table:table-cell office:value-type="float" office:value="2128" table:style-name="ce47">
            <text:p><text:s text:c="2"/>2 12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85" table:style-name="ce47">
            <text:p><text:s text:c="3"/>285</text:p>
          </table:table-cell>
          <table:table-cell office:value-type="float" office:value="1296" table:style-name="ce47">
            <text:p><text:s text:c="2"/>1 296</text:p>
          </table:table-cell>
          <table:table-cell office:value-type="float" office:value="256" table:style-name="ce47">
            <text:p><text:s text:c="3"/>256</text:p>
          </table:table-cell>
          <table:table-cell office:value-type="float" office:value="3918" table:style-name="ce47">
            <text:p><text:s text:c="2"/>3 918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2002" table:style-name="ce47">
            <text:p><text:s text:c="2"/>2 002</text:p>
          </table:table-cell>
          <table:table-cell office:value-type="float" office:value="386" table:style-name="ce47">
            <text:p><text:s text:c="3"/>386</text:p>
          </table:table-cell>
          <table:table-cell office:value-type="float" office:value="2440" table:style-name="ce47">
            <text:p><text:s text:c="2"/>2 4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6493" table:style-name="ce47">
            <text:p><text:s text:c="2"/>56 49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36637" table:style-name="ce23">
            <text:p><text:s text:c="2"/>36 637</text:p>
          </table:table-cell>
          <table:table-cell office:value-type="float" office:value="4257" table:style-name="ce23">
            <text:p><text:s text:c="2"/>4 257</text:p>
          </table:table-cell>
          <table:table-cell office:value-type="float" office:value="133" table:style-name="ce23">
            <text:p><text:s text:c="3"/>13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217" table:style-name="ce23">
            <text:p><text:s text:c="2"/>9 217</text:p>
          </table:table-cell>
          <table:table-cell office:value-type="float" office:value="1180" table:style-name="ce23">
            <text:p><text:s text:c="2"/>1 18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76" table:style-name="ce23">
            <text:p><text:s text:c="2"/>1 8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3477" table:style-name="ce23">
            <text:p><text:s text:c="2"/>53 47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331" table:style-name="ce23">
            <text:p><text:s text:c="2"/>3 331</text:p>
          </table:table-cell>
          <table:table-cell office:value-type="float" office:value="652" table:style-name="ce23">
            <text:p><text:s text:c="3"/>652</text:p>
          </table:table-cell>
          <table:table-cell office:value-type="float" office:value="433" table:style-name="ce23">
            <text:p><text:s text:c="3"/>433</text:p>
          </table:table-cell>
          <table:table-cell office:value-type="float" office:value="266" table:style-name="ce23">
            <text:p><text:s text:c="3"/>266</text:p>
          </table:table-cell>
          <table:table-cell office:value-type="float" office:value="1628" table:style-name="ce23">
            <text:p><text:s text:c="2"/>1 628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4580" table:style-name="ce23">
            <text:p><text:s text:c="2"/>4 580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6" table:style-name="ce23">
            <text:p><text:s text:c="3"/>186</text:p>
          </table:table-cell>
          <table:table-cell office:value-type="float" office:value="806" table:style-name="ce23">
            <text:p><text:s text:c="3"/>806</text:p>
          </table:table-cell>
          <table:table-cell office:value-type="float" office:value="841" table:style-name="ce23">
            <text:p><text:s text:c="3"/>841</text:p>
          </table:table-cell>
          <table:table-cell office:value-type="float" office:value="375" table:style-name="ce23">
            <text:p><text:s text:c="3"/>375</text:p>
          </table:table-cell>
          <table:table-cell office:value-type="float" office:value="514" table:style-name="ce23">
            <text:p><text:s text:c="3"/>514</text:p>
          </table:table-cell>
          <table:table-cell office:value-type="float" office:value="272" table:style-name="ce23">
            <text:p><text:s text:c="3"/>272</text:p>
          </table:table-cell>
          <table:table-cell office:value-type="float" office:value="1249" table:style-name="ce23">
            <text:p><text:s text:c="2"/>1 249</text:p>
          </table:table-cell>
          <table:table-cell office:value-type="float" office:value="4447" table:style-name="ce23">
            <text:p><text:s text:c="2"/>4 447</text:p>
          </table:table-cell>
          <table:table-cell office:value-type="float" office:value="1677" table:style-name="ce23">
            <text:p><text:s text:c="2"/>1 677</text:p>
          </table:table-cell>
          <table:table-cell office:value-type="float" office:value="1498" table:style-name="ce23">
            <text:p><text:s text:c="2"/>1 498</text:p>
          </table:table-cell>
          <table:table-cell office:value-type="float" office:value="1928" table:style-name="ce23">
            <text:p><text:s text:c="2"/>1 928</text:p>
          </table:table-cell>
          <table:table-cell office:value-type="float" office:value="582" table:style-name="ce23">
            <text:p><text:s text:c="3"/>582</text:p>
          </table:table-cell>
          <table:table-cell office:value-type="float" office:value="682" table:style-name="ce23">
            <text:p><text:s text:c="3"/>682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313" table:style-name="ce23">
            <text:p><text:s text:c="3"/>313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72" table:style-name="ce23">
            <text:p><text:s text:c="3"/>172</text:p>
          </table:table-cell>
          <table:table-cell office:value-type="float" office:value="267" table:style-name="ce23">
            <text:p><text:s text:c="3"/>267</text:p>
          </table:table-cell>
          <table:table-cell office:value-type="float" office:value="125" table:style-name="ce23">
            <text:p><text:s text:c="3"/>125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567" table:style-name="ce23">
            <text:p><text:s text:c="3"/>567</text:p>
          </table:table-cell>
          <table:table-cell office:value-type="float" office:value="470" table:style-name="ce23">
            <text:p><text:s text:c="3"/>470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373" table:style-name="ce23">
            <text:p><text:s text:c="3"/>373</text:p>
          </table:table-cell>
          <table:table-cell office:value-type="float" office:value="741" table:style-name="ce23">
            <text:p><text:s text:c="3"/>741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2877" table:style-name="ce23">
            <text:p><text:s text:c="2"/>2 877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1" table:style-name="ce23">
            <text:p><text:s text:c="3"/>13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415" table:style-name="ce23">
            <text:p><text:s text:c="3"/>4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57" table:style-name="ce23">
            <text:p><text:s text:c="2"/>1 35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4848" table:style-name="ce23">
            <text:p><text:s text:c="2"/>34 848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378" table:style-name="ce47">
            <text:p><text:s text:c="3"/>378</text:p>
          </table:table-cell>
          <table:table-cell office:value-type="float" office:value="1432" table:style-name="ce47">
            <text:p><text:s text:c="2"/>1 432</text:p>
          </table:table-cell>
          <table:table-cell office:value-type="float" office:value="896" table:style-name="ce47">
            <text:p><text:s text:c="3"/>8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744" table:style-name="ce47">
            <text:p><text:s text:c="2"/>1 744</text:p>
          </table:table-cell>
          <table:table-cell office:value-type="float" office:value="941" table:style-name="ce47">
            <text:p><text:s text:c="3"/>9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2" table:style-name="ce47">
            <text:p><text:s text:c="3"/>592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630" table:style-name="ce47">
            <text:p><text:s text:c="3"/>630</text:p>
          </table:table-cell>
          <table:table-cell office:value-type="float" office:value="258" table:style-name="ce47">
            <text:p><text:s text:c="3"/>258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340" table:style-name="ce47">
            <text:p><text:s text:c="3"/>340</text:p>
          </table:table-cell>
          <table:table-cell office:value-type="float" office:value="703" table:style-name="ce47">
            <text:p><text:s text:c="3"/>703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190" table:style-name="ce47">
            <text:p><text:s text:c="3"/>190</text:p>
          </table:table-cell>
          <table:table-cell office:value-type="float" office:value="11167" table:style-name="ce47">
            <text:p><text:s text:c="2"/>11 167</text:p>
          </table:table-cell>
          <table:table-cell office:value-type="float" office:value="1323" table:style-name="ce47">
            <text:p><text:s text:c="2"/>1 3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699" table:style-name="ce47">
            <text:p><text:s text:c="2"/>1 6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688" table:style-name="ce47">
            <text:p><text:s text:c="3"/>6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7" table:style-name="ce47">
            <text:p><text:s text:c="3"/>197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270" table:style-name="ce47">
            <text:p><text:s text:c="2"/>25 27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8" table:style-name="ce23">
            <text:p><text:s text:c="3"/>138</text:p>
          </table:table-cell>
          <table:table-cell office:value-type="float" office:value="108" table:style-name="ce23">
            <text:p><text:s text:c="3"/>108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260" table:style-name="ce23">
            <text:p><text:s text:c="3"/>260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194" table:style-name="ce23">
            <text:p><text:s text:c="3"/>194</text:p>
          </table:table-cell>
          <table:table-cell office:value-type="float" office:value="2329" table:style-name="ce23">
            <text:p><text:s text:c="2"/>2 329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784" table:style-name="ce23">
            <text:p><text:s text:c="3"/>784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161" table:style-name="ce23">
            <text:p><text:s text:c="3"/>161</text:p>
          </table:table-cell>
          <table:table-cell office:value-type="float" office:value="308" table:style-name="ce23">
            <text:p><text:s text:c="3"/>308</text:p>
          </table:table-cell>
          <table:table-cell office:value-type="float" office:value="3475" table:style-name="ce23">
            <text:p><text:s text:c="2"/>3 475</text:p>
          </table:table-cell>
          <table:table-cell office:value-type="float" office:value="570" table:style-name="ce23">
            <text:p><text:s text:c="3"/>570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146" table:style-name="ce23">
            <text:p><text:s text:c="3"/>146</text:p>
          </table:table-cell>
          <table:table-cell office:value-type="float" office:value="136" table:style-name="ce23">
            <text:p><text:s text:c="3"/>136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89" table:style-name="ce23">
            <text:p><text:s text:c="3"/>89</text:p>
          </table:table-cell>
          <table:table-cell office:value-type="float" office:value="191" table:style-name="ce23">
            <text:p><text:s text:c="3"/>191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92" table:style-name="ce23">
            <text:p><text:s text:c="3"/>492</text:p>
          </table:table-cell>
          <table:table-cell office:value-type="float" office:value="165" table:style-name="ce23">
            <text:p><text:s text:c="3"/>165</text:p>
          </table:table-cell>
          <table:table-cell office:value-type="float" office:value="450" table:style-name="ce23">
            <text:p><text:s text:c="3"/>450</text:p>
          </table:table-cell>
          <table:table-cell office:value-type="float" office:value="167" table:style-name="ce23">
            <text:p><text:s text:c="3"/>167</text:p>
          </table:table-cell>
          <table:table-cell office:value-type="float" office:value="2942" table:style-name="ce23">
            <text:p><text:s text:c="2"/>2 94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25" table:style-name="ce23">
            <text:p><text:s text:c="3"/>325</text:p>
          </table:table-cell>
          <table:table-cell office:value-type="float" office:value="289" table:style-name="ce23">
            <text:p><text:s text:c="3"/>289</text:p>
          </table:table-cell>
          <table:table-cell office:value-type="float" office:value="247" table:style-name="ce23">
            <text:p><text:s text:c="3"/>247</text:p>
          </table:table-cell>
          <table:table-cell office:value-type="float" office:value="95" table:style-name="ce23">
            <text:p><text:s text:c="3"/>95</text:p>
          </table:table-cell>
          <table:table-cell office:value-type="float" office:value="1080" table:style-name="ce23">
            <text:p><text:s text:c="2"/>1 080</text:p>
          </table:table-cell>
          <table:table-cell office:value-type="float" office:value="325" table:style-name="ce23">
            <text:p><text:s text:c="3"/>325</text:p>
          </table:table-cell>
          <table:table-cell office:value-type="float" office:value="2102" table:style-name="ce23">
            <text:p><text:s text:c="2"/>2 10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892" table:style-name="ce23">
            <text:p><text:s text:c="2"/>18 89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640" table:style-name="ce46">
            <text:p><text:s text:c="3"/>640</text:p>
          </table:table-cell>
          <table:table-cell office:value-type="float" office:value="5122" table:style-name="ce46">
            <text:p><text:s text:c="2"/>5 122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7" table:style-name="ce46">
            <text:p><text:s text:c="3"/>6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6" table:style-name="ce46">
            <text:p><text:s text:c="3"/>5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24" table:style-name="ce46">
            <text:p><text:s text:c="3"/>4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58" table:style-name="ce46">
            <text:p><text:s text:c="2"/>7 1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5" table:style-name="ce46">
            <text:p><text:s text:c="3"/>5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6" table:style-name="ce46">
            <text:p><text:s text:c="3"/>956</text:p>
          </table:table-cell>
          <table:table-cell office:value-type="float" office:value="791" table:style-name="ce46">
            <text:p><text:s text:c="3"/>791</text:p>
          </table:table-cell>
          <table:table-cell office:value-type="float" office:value="372" table:style-name="ce46">
            <text:p><text:s text:c="3"/>372</text:p>
          </table:table-cell>
          <table:table-cell office:value-type="float" office:value="9693" table:style-name="ce46">
            <text:p><text:s text:c="2"/>9 693</text:p>
          </table:table-cell>
          <table:table-cell office:value-type="float" office:value="18843" table:style-name="ce46">
            <text:p><text:s text:c="2"/>18 84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886" table:style-name="ce46">
            <text:p><text:s text:c="3"/>8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790" table:style-name="ce46">
            <text:p><text:s text:c="2"/>46 79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842" table:style-name="ce46">
            <text:p><text:s text:c="3"/>842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3" table:style-name="ce46">
            <text:p><text:s text:c="3"/>6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019" table:style-name="ce46">
            <text:p><text:s text:c="2"/>2 019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291" table:style-name="ce46">
            <text:p><text:s text:c="3"/>291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1345" table:style-name="ce46">
            <text:p><text:s text:c="2"/>1 345</text:p>
          </table:table-cell>
          <table:table-cell office:value-type="float" office:value="7931" table:style-name="ce46">
            <text:p><text:s text:c="2"/>7 931</text:p>
          </table:table-cell>
          <table:table-cell office:value-type="float" office:value="2092" table:style-name="ce46">
            <text:p><text:s text:c="2"/>2 092</text:p>
          </table:table-cell>
          <table:table-cell office:value-type="float" office:value="1154" table:style-name="ce46">
            <text:p><text:s text:c="2"/>1 154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910" table:style-name="ce46">
            <text:p><text:s text:c="3"/>9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901" table:style-name="ce46">
            <text:p><text:s text:c="3"/>901</text:p>
          </table:table-cell>
          <table:table-cell office:value-type="float" office:value="382" table:style-name="ce46">
            <text:p><text:s text:c="3"/>382</text:p>
          </table:table-cell>
          <table:table-cell office:value-type="float" office:value="9127" table:style-name="ce46">
            <text:p><text:s text:c="2"/>9 1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69" table:style-name="ce46">
            <text:p><text:s text:c="2"/>1 2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6" table:style-name="ce46">
            <text:p><text:s text:c="3"/>4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007" table:style-name="ce46">
            <text:p><text:s text:c="2"/>30 00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906" table:style-name="ce46">
            <text:p><text:s text:c="3"/>906</text:p>
          </table:table-cell>
          <table:table-cell office:value-type="float" office:value="309" table:style-name="ce46">
            <text:p><text:s text:c="3"/>309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85" table:style-name="ce46">
            <text:p><text:s text:c="2"/>3 585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10092" table:style-name="ce46">
            <text:p><text:s text:c="2"/>10 092</text:p>
          </table:table-cell>
          <table:table-cell office:value-type="float" office:value="4033" table:style-name="ce46">
            <text:p><text:s text:c="2"/>4 0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430" table:style-name="ce46">
            <text:p><text:s text:c="3"/>430</text:p>
          </table:table-cell>
          <table:table-cell office:value-type="float" office:value="284" table:style-name="ce46">
            <text:p><text:s text:c="3"/>284</text:p>
          </table:table-cell>
          <table:table-cell office:value-type="float" office:value="875" table:style-name="ce46">
            <text:p><text:s text:c="3"/>875</text:p>
          </table:table-cell>
          <table:table-cell office:value-type="float" office:value="1085" table:style-name="ce46">
            <text:p><text:s text:c="2"/>1 085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1739" table:style-name="ce46">
            <text:p><text:s text:c="2"/>1 739</text:p>
          </table:table-cell>
          <table:table-cell office:value-type="float" office:value="788" table:style-name="ce46">
            <text:p><text:s text:c="3"/>788</text:p>
          </table:table-cell>
          <table:table-cell office:value-type="float" office:value="2207" table:style-name="ce46">
            <text:p><text:s text:c="2"/>2 207</text:p>
          </table:table-cell>
          <table:table-cell office:value-type="float" office:value="553" table:style-name="ce46">
            <text:p><text:s text:c="3"/>553</text:p>
          </table:table-cell>
          <table:table-cell office:value-type="float" office:value="17204" table:style-name="ce46">
            <text:p><text:s text:c="2"/>17 204</text:p>
          </table:table-cell>
          <table:table-cell office:value-type="float" office:value="2485" table:style-name="ce46">
            <text:p><text:s text:c="2"/>2 485</text:p>
          </table:table-cell>
          <table:table-cell office:value-type="float" office:value="315" table:style-name="ce46">
            <text:p><text:s text:c="3"/>3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0" table:style-name="ce46">
            <text:p><text:s text:c="3"/>970</text:p>
          </table:table-cell>
          <table:table-cell office:value-type="float" office:value="1153" table:style-name="ce46">
            <text:p><text:s text:c="2"/>1 153</text:p>
          </table:table-cell>
          <table:table-cell office:value-type="float" office:value="2462" table:style-name="ce46">
            <text:p><text:s text:c="2"/>2 462</text:p>
          </table:table-cell>
          <table:table-cell office:value-type="float" office:value="1200" table:style-name="ce46">
            <text:p><text:s text:c="2"/>1 200</text:p>
          </table:table-cell>
          <table:table-cell office:value-type="float" office:value="2997" table:style-name="ce46">
            <text:p><text:s text:c="2"/>2 997</text:p>
          </table:table-cell>
          <table:table-cell office:value-type="float" office:value="3043" table:style-name="ce46">
            <text:p><text:s text:c="2"/>3 043</text:p>
          </table:table-cell>
          <table:table-cell office:value-type="float" office:value="288" table:style-name="ce46">
            <text:p><text:s text:c="3"/>288</text:p>
          </table:table-cell>
          <table:table-cell office:value-type="float" office:value="3139" table:style-name="ce46">
            <text:p><text:s text:c="2"/>3 139</text:p>
          </table:table-cell>
          <table:table-cell office:value-type="float" office:value="1035" table:style-name="ce46">
            <text:p><text:s text:c="2"/>1 035</text:p>
          </table:table-cell>
          <table:table-cell office:value-type="float" office:value="299" table:style-name="ce46">
            <text:p><text:s text:c="3"/>299</text:p>
          </table:table-cell>
          <table:table-cell office:value-type="float" office:value="496" table:style-name="ce46">
            <text:p><text:s text:c="3"/>496</text:p>
          </table:table-cell>
          <table:table-cell office:value-type="float" office:value="16171" table:style-name="ce46">
            <text:p><text:s text:c="2"/>16 171</text:p>
          </table:table-cell>
          <table:table-cell office:value-type="float" office:value="1586" table:style-name="ce46">
            <text:p><text:s text:c="2"/>1 586</text:p>
          </table:table-cell>
          <table:table-cell office:value-type="float" office:value="7278" table:style-name="ce46">
            <text:p><text:s text:c="2"/>7 278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688" table:style-name="ce46">
            <text:p><text:s text:c="3"/>6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678" table:style-name="ce46">
            <text:p><text:s text:c="3"/>678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9" table:style-name="ce46">
            <text:p><text:s text:c="3"/>6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261" table:style-name="ce46">
            <text:p><text:s text:c="3"/>2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2" table:style-name="ce46">
            <text:p><text:s text:c="3"/>752</text:p>
          </table:table-cell>
          <table:table-cell office:value-type="float" office:value="598" table:style-name="ce46">
            <text:p><text:s text:c="3"/>5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250" table:style-name="ce46">
            <text:p><text:s text:c="2"/>94 250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26" table:style-name="ce46">
            <text:p><text:s text:c="2"/>4 8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36" table:style-name="ce46">
            <text:p><text:s text:c="3"/>736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9529" table:style-name="ce46">
            <text:p><text:s text:c="2"/>9 5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6" table:style-name="ce46">
            <text:p><text:s text:c="3"/>9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596" table:style-name="ce46">
            <text:p><text:s text:c="2"/>16 59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40" table:style-name="ce46">
            <text:p><text:s text:c="2"/>1 340</text:p>
          </table:table-cell>
          <table:table-cell office:value-type="float" office:value="814" table:style-name="ce46">
            <text:p><text:s text:c="3"/>814</text:p>
          </table:table-cell>
          <table:table-cell office:value-type="float" office:value="24751" table:style-name="ce46">
            <text:p><text:s text:c="2"/>24 7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4" table:style-name="ce46">
            <text:p><text:s text:c="3"/>9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553" table:style-name="ce46">
            <text:p><text:s text:c="2"/>28 55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5045" table:style-name="ce23">
            <text:p><text:s text:c="2"/>5 045</text:p>
          </table:table-cell>
          <table:table-cell office:value-type="float" office:value="2869" table:style-name="ce23">
            <text:p><text:s text:c="2"/>2 869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86" table:style-name="ce23">
            <text:p><text:s text:c="3"/>186</text:p>
          </table:table-cell>
          <table:table-cell office:value-type="float" office:value="2259" table:style-name="ce23">
            <text:p><text:s text:c="2"/>2 259</text:p>
          </table:table-cell>
          <table:table-cell office:value-type="float" office:value="2516" table:style-name="ce23">
            <text:p><text:s text:c="2"/>2 51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96" table:style-name="ce23">
            <text:p><text:s text:c="3"/>29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49" table:style-name="ce23">
            <text:p><text:s text:c="3"/>649</text:p>
          </table:table-cell>
          <table:table-cell office:value-type="float" office:value="230" table:style-name="ce23">
            <text:p><text:s text:c="3"/>230</text:p>
          </table:table-cell>
          <table:table-cell office:value-type="float" office:value="476" table:style-name="ce23">
            <text:p><text:s text:c="3"/>476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618" table:style-name="ce23">
            <text:p><text:s text:c="3"/>618</text:p>
          </table:table-cell>
          <table:table-cell office:value-type="float" office:value="4597" table:style-name="ce23">
            <text:p><text:s text:c="2"/>4 597</text:p>
          </table:table-cell>
          <table:table-cell office:value-type="float" office:value="459" table:style-name="ce23">
            <text:p><text:s text:c="3"/>459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43" table:style-name="ce23">
            <text:p><text:s text:c="3"/>24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27" table:style-name="ce23">
            <text:p><text:s text:c="3"/>427</text:p>
          </table:table-cell>
          <table:table-cell office:value-type="float" office:value="338" table:style-name="ce23">
            <text:p><text:s text:c="3"/>338</text:p>
          </table:table-cell>
          <table:table-cell office:value-type="float" office:value="2865" table:style-name="ce23">
            <text:p><text:s text:c="2"/>2 865</text:p>
          </table:table-cell>
          <table:table-cell office:value-type="float" office:value="138" table:style-name="ce23">
            <text:p><text:s text:c="3"/>138</text:p>
          </table:table-cell>
          <table:table-cell office:value-type="float" office:value="251" table:style-name="ce23">
            <text:p><text:s text:c="3"/>251</text:p>
          </table:table-cell>
          <table:table-cell office:value-type="float" office:value="726" table:style-name="ce23">
            <text:p><text:s text:c="3"/>726</text:p>
          </table:table-cell>
          <table:table-cell office:value-type="float" office:value="318" table:style-name="ce23">
            <text:p><text:s text:c="3"/>318</text:p>
          </table:table-cell>
          <table:table-cell office:value-type="float" office:value="219" table:style-name="ce23">
            <text:p><text:s text:c="3"/>219</text:p>
          </table:table-cell>
          <table:table-cell office:value-type="float" office:value="101" table:style-name="ce23">
            <text:p><text:s text:c="3"/>101</text:p>
          </table:table-cell>
          <table:table-cell office:value-type="float" office:value="32930" table:style-name="ce23">
            <text:p><text:s text:c="2"/>32 930</text:p>
          </table:table-cell>
          <table:table-cell office:value-type="float" office:value="297" table:style-name="ce23">
            <text:p><text:s text:c="3"/>29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87" table:style-name="ce23">
            <text:p><text:s text:c="3"/>287</text:p>
          </table:table-cell>
          <table:table-cell office:value-type="float" office:value="972" table:style-name="ce23">
            <text:p><text:s text:c="3"/>97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82" table:style-name="ce23">
            <text:p><text:s text:c="2"/>1 38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8" table:style-name="ce23">
            <text:p><text:s text:c="3"/>13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48" table:style-name="ce23">
            <text:p><text:s text:c="3"/>348</text:p>
          </table:table-cell>
          <table:table-cell office:value-type="float" office:value="177" table:style-name="ce23">
            <text:p><text:s text:c="3"/>17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1" table:style-name="ce23">
            <text:p><text:s text:c="3"/>201</text:p>
          </table:table-cell>
          <table:table-cell office:value-type="float" office:value="132" table:style-name="ce23">
            <text:p><text:s text:c="3"/>13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3025" table:style-name="ce23">
            <text:p><text:s text:c="2"/>63 02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3418" table:style-name="ce47">
            <text:p><text:s text:c="2"/>3 418</text:p>
          </table:table-cell>
          <table:table-cell office:value-type="float" office:value="504" table:style-name="ce47">
            <text:p><text:s text:c="3"/>5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95" table:style-name="ce47">
            <text:p><text:s text:c="2"/>3 99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270" table:style-name="ce47">
            <text:p><text:s text:c="3"/>270</text:p>
          </table:table-cell>
          <table:table-cell office:value-type="float" office:value="435" table:style-name="ce47">
            <text:p><text:s text:c="3"/>435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1536" table:style-name="ce47">
            <text:p><text:s text:c="2"/>1 5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233" table:style-name="ce47">
            <text:p><text:s text:c="3"/>2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958" table:style-name="ce47">
            <text:p><text:s text:c="3"/>958</text:p>
          </table:table-cell>
          <table:table-cell office:value-type="float" office:value="753" table:style-name="ce47">
            <text:p><text:s text:c="3"/>753</text:p>
          </table:table-cell>
          <table:table-cell office:value-type="float" office:value="8686" table:style-name="ce47">
            <text:p><text:s text:c="2"/>8 686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21344" table:style-name="ce47">
            <text:p><text:s text:c="2"/>21 344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3434" table:style-name="ce47">
            <text:p><text:s text:c="2"/>3 434</text:p>
          </table:table-cell>
          <table:table-cell office:value-type="float" office:value="9379" table:style-name="ce47">
            <text:p><text:s text:c="2"/>9 379</text:p>
          </table:table-cell>
          <table:table-cell office:value-type="float" office:value="6885" table:style-name="ce47">
            <text:p><text:s text:c="2"/>6 885</text:p>
          </table:table-cell>
          <table:table-cell office:value-type="float" office:value="9532" table:style-name="ce47">
            <text:p><text:s text:c="2"/>9 532</text:p>
          </table:table-cell>
          <table:table-cell office:value-type="float" office:value="1050" table:style-name="ce47">
            <text:p><text:s text:c="2"/>1 050</text:p>
          </table:table-cell>
          <table:table-cell office:value-type="float" office:value="1534" table:style-name="ce47">
            <text:p><text:s text:c="2"/>1 534</text:p>
          </table:table-cell>
          <table:table-cell office:value-type="float" office:value="1489" table:style-name="ce47">
            <text:p><text:s text:c="2"/>1 489</text:p>
          </table:table-cell>
          <table:table-cell office:value-type="float" office:value="294" table:style-name="ce47">
            <text:p><text:s text:c="3"/>294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17446" table:style-name="ce47">
            <text:p><text:s text:c="2"/>17 4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81" table:style-name="ce47">
            <text:p><text:s text:c="2"/>1 481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0" table:style-name="ce47">
            <text:p><text:s text:c="3"/>2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8118" table:style-name="ce47">
            <text:p><text:s text:c="2"/>88 118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454" table:style-name="ce47">
            <text:p><text:s text:c="3"/>4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23" table:style-name="ce47">
            <text:p><text:s text:c="3"/>7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2" table:style-name="ce47">
            <text:p><text:s text:c="3"/>322</text:p>
          </table:table-cell>
          <table:table-cell office:value-type="float" office:value="356" table:style-name="ce47">
            <text:p><text:s text:c="3"/>3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51" table:style-name="ce47">
            <text:p><text:s text:c="3"/>2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2225" table:style-name="ce47">
            <text:p><text:s text:c="2"/>2 225</text:p>
          </table:table-cell>
          <table:table-cell office:value-type="float" office:value="14202" table:style-name="ce47">
            <text:p><text:s text:c="2"/>14 202</text:p>
          </table:table-cell>
          <table:table-cell office:value-type="float" office:value="3521" table:style-name="ce47">
            <text:p><text:s text:c="2"/>3 521</text:p>
          </table:table-cell>
          <table:table-cell office:value-type="float" office:value="222" table:style-name="ce47">
            <text:p><text:s text:c="3"/>222</text:p>
          </table:table-cell>
          <table:table-cell office:value-type="float" office:value="9124" table:style-name="ce47">
            <text:p><text:s text:c="2"/>9 124</text:p>
          </table:table-cell>
          <table:table-cell office:value-type="float" office:value="1329" table:style-name="ce47">
            <text:p><text:s text:c="2"/>1 329</text:p>
          </table:table-cell>
          <table:table-cell office:value-type="float" office:value="697" table:style-name="ce47">
            <text:p><text:s text:c="3"/>697</text:p>
          </table:table-cell>
          <table:table-cell office:value-type="float" office:value="4334" table:style-name="ce47">
            <text:p><text:s text:c="2"/>4 334</text:p>
          </table:table-cell>
          <table:table-cell office:value-type="float" office:value="1419" table:style-name="ce47">
            <text:p><text:s text:c="2"/>1 419</text:p>
          </table:table-cell>
          <table:table-cell office:value-type="float" office:value="3140" table:style-name="ce47">
            <text:p><text:s text:c="2"/>3 140</text:p>
          </table:table-cell>
          <table:table-cell office:value-type="float" office:value="585" table:style-name="ce47">
            <text:p><text:s text:c="3"/>585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4138" table:style-name="ce47">
            <text:p><text:s text:c="2"/>4 1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643" table:style-name="ce47">
            <text:p><text:s text:c="2"/>47 643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385" table:style-name="ce47">
            <text:p><text:s text:c="3"/>3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42" table:style-name="ce47">
            <text:p><text:s text:c="3"/>842</text:p>
          </table:table-cell>
          <table:table-cell office:value-type="float" office:value="1002" table:style-name="ce47">
            <text:p><text:s text:c="2"/>1 00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65" table:style-name="ce47">
            <text:p><text:s text:c="2"/>2 165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96" table:style-name="ce47">
            <text:p><text:s text:c="2"/>1 5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4" table:style-name="ce47">
            <text:p><text:s text:c="3"/>234</text:p>
          </table:table-cell>
          <table:table-cell office:value-type="float" office:value="740" table:style-name="ce47">
            <text:p><text:s text:c="3"/>7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268" table:style-name="ce47">
            <text:p><text:s text:c="2"/>7 26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717" table:style-name="ce46">
            <text:p><text:s text:c="3"/>717</text:p>
          </table:table-cell>
          <table:table-cell office:value-type="float" office:value="964" table:style-name="ce46">
            <text:p><text:s text:c="3"/>964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2289" table:style-name="ce46">
            <text:p><text:s text:c="2"/>2 289</text:p>
          </table:table-cell>
          <table:table-cell office:value-type="float" office:value="1036" table:style-name="ce46">
            <text:p><text:s text:c="2"/>1 036</text:p>
          </table:table-cell>
          <table:table-cell office:value-type="float" office:value="340" table:style-name="ce46">
            <text:p><text:s text:c="3"/>340</text:p>
          </table:table-cell>
          <table:table-cell office:value-type="float" office:value="3513" table:style-name="ce46">
            <text:p><text:s text:c="2"/>3 513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3460" table:style-name="ce46">
            <text:p><text:s text:c="2"/>3 460</text:p>
          </table:table-cell>
          <table:table-cell office:value-type="float" office:value="5736" table:style-name="ce46">
            <text:p><text:s text:c="2"/>5 736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605" table:style-name="ce46">
            <text:p><text:s text:c="3"/>605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412" table:style-name="ce46">
            <text:p><text:s text:c="3"/>412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644" table:style-name="ce46">
            <text:p><text:s text:c="3"/>644</text:p>
          </table:table-cell>
          <table:table-cell office:value-type="float" office:value="1046" table:style-name="ce46">
            <text:p><text:s text:c="2"/>1 046</text:p>
          </table:table-cell>
          <table:table-cell office:value-type="float" office:value="1402" table:style-name="ce46">
            <text:p><text:s text:c="2"/>1 402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200" table:style-name="ce46">
            <text:p><text:s text:c="3"/>200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2886" table:style-name="ce46">
            <text:p><text:s text:c="2"/>2 886</text:p>
          </table:table-cell>
          <table:table-cell office:value-type="float" office:value="243" table:style-name="ce46">
            <text:p><text:s text:c="3"/>243</text:p>
          </table:table-cell>
          <table:table-cell office:value-type="float" office:value="10339" table:style-name="ce46">
            <text:p><text:s text:c="2"/>10 339</text:p>
          </table:table-cell>
          <table:table-cell office:value-type="float" office:value="1161" table:style-name="ce46">
            <text:p><text:s text:c="2"/>1 161</text:p>
          </table:table-cell>
          <table:table-cell office:value-type="float" office:value="2849" table:style-name="ce46">
            <text:p><text:s text:c="2"/>2 849</text:p>
          </table:table-cell>
          <table:table-cell office:value-type="float" office:value="6201" table:style-name="ce46">
            <text:p><text:s text:c="2"/>6 201</text:p>
          </table:table-cell>
          <table:table-cell office:value-type="float" office:value="4515" table:style-name="ce46">
            <text:p><text:s text:c="2"/>4 515</text:p>
          </table:table-cell>
          <table:table-cell office:value-type="float" office:value="2890" table:style-name="ce46">
            <text:p><text:s text:c="2"/>2 890</text:p>
          </table:table-cell>
          <table:table-cell office:value-type="float" office:value="2803" table:style-name="ce46">
            <text:p><text:s text:c="2"/>2 803</text:p>
          </table:table-cell>
          <table:table-cell office:value-type="float" office:value="1827" table:style-name="ce46">
            <text:p><text:s text:c="2"/>1 827</text:p>
          </table:table-cell>
          <table:table-cell office:value-type="float" office:value="4711" table:style-name="ce46">
            <text:p><text:s text:c="2"/>4 711</text:p>
          </table:table-cell>
          <table:table-cell office:value-type="float" office:value="3653" table:style-name="ce46">
            <text:p><text:s text:c="2"/>3 653</text:p>
          </table:table-cell>
          <table:table-cell office:value-type="float" office:value="772" table:style-name="ce46">
            <text:p><text:s text:c="3"/>772</text:p>
          </table:table-cell>
          <table:table-cell office:value-type="float" office:value="31184" table:style-name="ce46">
            <text:p><text:s text:c="2"/>31 184</text:p>
          </table:table-cell>
          <table:table-cell office:value-type="float" office:value="393" table:style-name="ce46">
            <text:p><text:s text:c="3"/>393</text:p>
          </table:table-cell>
          <table:table-cell office:value-type="float" office:value="1817" table:style-name="ce46">
            <text:p><text:s text:c="2"/>1 817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09" table:style-name="ce46">
            <text:p><text:s text:c="3"/>209</text:p>
          </table:table-cell>
          <table:table-cell office:value-type="float" office:value="3138" table:style-name="ce46">
            <text:p><text:s text:c="2"/>3 1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9" table:style-name="ce46">
            <text:p><text:s text:c="3"/>5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1" table:style-name="ce46">
            <text:p><text:s text:c="3"/>391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1246" table:style-name="ce46">
            <text:p><text:s text:c="2"/>1 246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8074" table:style-name="ce46">
            <text:p><text:s text:c="2"/>108 07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1" table:style-name="ce46">
            <text:p><text:s text:c="3"/>5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984" table:style-name="ce46">
            <text:p><text:s text:c="2"/>23 984</text:p>
          </table:table-cell>
          <table:table-cell office:value-type="float" office:value="1274" table:style-name="ce46">
            <text:p><text:s text:c="2"/>1 274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679" table:style-name="ce46">
            <text:p><text:s text:c="3"/>679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1158" table:style-name="ce46">
            <text:p><text:s text:c="2"/>1 158</text:p>
          </table:table-cell>
          <table:table-cell office:value-type="float" office:value="432" table:style-name="ce46">
            <text:p><text:s text:c="3"/>4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2" table:style-name="ce46">
            <text:p><text:s text:c="3"/>5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82" table:style-name="ce46">
            <text:p><text:s text:c="2"/>1 0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380" table:style-name="ce46">
            <text:p><text:s text:c="3"/>3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644" table:style-name="ce46">
            <text:p><text:s text:c="2"/>30 644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07" table:style-name="ce46">
            <text:p><text:s text:c="2"/>4 9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35" table:style-name="ce46">
            <text:p><text:s text:c="3"/>2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4" table:style-name="ce46">
            <text:p><text:s text:c="3"/>51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4350" table:style-name="ce46">
            <text:p><text:s text:c="2"/>4 350</text:p>
          </table:table-cell>
          <table:table-cell office:value-type="float" office:value="622" table:style-name="ce46">
            <text:p><text:s text:c="3"/>62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25" table:style-name="ce46">
            <text:p><text:s text:c="3"/>725</text:p>
          </table:table-cell>
          <table:table-cell office:value-type="float" office:value="656" table:style-name="ce46">
            <text:p><text:s text:c="3"/>656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906" table:style-name="ce46">
            <text:p><text:s text:c="3"/>906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507" table:style-name="ce46">
            <text:p><text:s text:c="3"/>507</text:p>
          </table:table-cell>
          <table:table-cell office:value-type="float" office:value="1462" table:style-name="ce46">
            <text:p><text:s text:c="2"/>1 462</text:p>
          </table:table-cell>
          <table:table-cell office:value-type="float" office:value="317" table:style-name="ce46">
            <text:p><text:s text:c="3"/>317</text:p>
          </table:table-cell>
          <table:table-cell office:value-type="float" office:value="209" table:style-name="ce46">
            <text:p><text:s text:c="3"/>209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944" table:style-name="ce46">
            <text:p><text:s text:c="3"/>9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769" table:style-name="ce46">
            <text:p><text:s text:c="2"/>17 76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383" table:style-name="ce46">
            <text:p><text:s text:c="2"/>18 38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415" table:style-name="ce46">
            <text:p><text:s text:c="3"/>4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31" table:style-name="ce46">
            <text:p><text:s text:c="2"/>1 931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722" table:style-name="ce46">
            <text:p><text:s text:c="3"/>7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059" table:style-name="ce46">
            <text:p><text:s text:c="2"/>23 05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4" table:style-name="ce46">
            <text:p><text:s text:c="3"/>6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9" table:style-name="ce46">
            <text:p><text:s text:c="3"/>3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39" table:style-name="ce46">
            <text:p><text:s text:c="2"/>3 339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837" table:style-name="ce46">
            <text:p><text:s text:c="3"/>837</text:p>
          </table:table-cell>
          <table:table-cell office:value-type="float" office:value="299" table:style-name="ce46">
            <text:p><text:s text:c="3"/>29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547" table:style-name="ce46">
            <text:p><text:s text:c="3"/>547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880" table:style-name="ce46">
            <text:p><text:s text:c="3"/>8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54" table:style-name="ce46">
            <text:p><text:s text:c="2"/>1 75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4" table:style-name="ce46">
            <text:p><text:s text:c="3"/>574</text:p>
          </table:table-cell>
          <table:table-cell office:value-type="float" office:value="344" table:style-name="ce46">
            <text:p><text:s text:c="3"/>3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18" table:style-name="ce46">
            <text:p><text:s text:c="2"/>10 51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367" table:style-name="ce47">
            <text:p><text:s text:c="3"/>367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2909" table:style-name="ce47">
            <text:p><text:s text:c="2"/>2 909</text:p>
          </table:table-cell>
          <table:table-cell office:value-type="float" office:value="12030" table:style-name="ce47">
            <text:p><text:s text:c="2"/>12 030</text:p>
          </table:table-cell>
          <table:table-cell office:value-type="float" office:value="3664" table:style-name="ce47">
            <text:p><text:s text:c="2"/>3 664</text:p>
          </table:table-cell>
          <table:table-cell office:value-type="float" office:value="1732" table:style-name="ce47">
            <text:p><text:s text:c="2"/>1 732</text:p>
          </table:table-cell>
          <table:table-cell office:value-type="float" office:value="1504" table:style-name="ce47">
            <text:p><text:s text:c="2"/>1 504</text:p>
          </table:table-cell>
          <table:table-cell office:value-type="float" office:value="538" table:style-name="ce47">
            <text:p><text:s text:c="3"/>538</text:p>
          </table:table-cell>
          <table:table-cell office:value-type="float" office:value="391" table:style-name="ce47">
            <text:p><text:s text:c="3"/>391</text:p>
          </table:table-cell>
          <table:table-cell office:value-type="float" office:value="4161" table:style-name="ce47">
            <text:p><text:s text:c="2"/>4 161</text:p>
          </table:table-cell>
          <table:table-cell office:value-type="float" office:value="10190" table:style-name="ce47">
            <text:p><text:s text:c="2"/>10 190</text:p>
          </table:table-cell>
          <table:table-cell office:value-type="float" office:value="311" table:style-name="ce47">
            <text:p><text:s text:c="3"/>311</text:p>
          </table:table-cell>
          <table:table-cell office:value-type="float" office:value="13983" table:style-name="ce47">
            <text:p><text:s text:c="2"/>13 983</text:p>
          </table:table-cell>
          <table:table-cell office:value-type="float" office:value="708" table:style-name="ce47">
            <text:p><text:s text:c="3"/>708</text:p>
          </table:table-cell>
          <table:table-cell office:value-type="float" office:value="1436" table:style-name="ce47">
            <text:p><text:s text:c="2"/>1 436</text:p>
          </table:table-cell>
          <table:table-cell office:value-type="float" office:value="1988" table:style-name="ce47">
            <text:p><text:s text:c="2"/>1 988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1027" table:style-name="ce47">
            <text:p><text:s text:c="2"/>1 027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734" table:style-name="ce47">
            <text:p><text:s text:c="3"/>734</text:p>
          </table:table-cell>
          <table:table-cell office:value-type="float" office:value="1051" table:style-name="ce47">
            <text:p><text:s text:c="2"/>1 051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971" table:style-name="ce47">
            <text:p><text:s text:c="3"/>97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656" table:style-name="ce47">
            <text:p><text:s text:c="3"/>6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2873" table:style-name="ce47">
            <text:p><text:s text:c="2"/>62 87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11" table:style-name="ce23">
            <text:p><text:s text:c="2"/>1 611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83" table:style-name="ce23">
            <text:p><text:s text:c="3"/>88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553" table:style-name="ce23">
            <text:p><text:s text:c="2"/>2 55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569" table:style-name="ce23">
            <text:p><text:s text:c="2"/>3 56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80" table:style-name="ce23">
            <text:p><text:s text:c="2"/>1 58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149" table:style-name="ce23">
            <text:p><text:s text:c="2"/>5 149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1413" table:style-name="ce47">
            <text:p><text:s text:c="2"/>1 413</text:p>
          </table:table-cell>
          <table:table-cell office:value-type="float" office:value="1331" table:style-name="ce47">
            <text:p><text:s text:c="2"/>1 331</text:p>
          </table:table-cell>
          <table:table-cell office:value-type="float" office:value="487" table:style-name="ce47">
            <text:p><text:s text:c="3"/>48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06" table:style-name="ce47">
            <text:p><text:s text:c="2"/>2 00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37" table:style-name="ce47">
            <text:p><text:s text:c="2"/>1 3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699" table:style-name="ce47">
            <text:p><text:s text:c="2"/>6 69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4092" table:style-name="ce23">
            <text:p><text:s text:c="2"/>4 092</text:p>
          </table:table-cell>
          <table:table-cell office:value-type="float" office:value="4244" table:style-name="ce23">
            <text:p><text:s text:c="2"/>4 244</text:p>
          </table:table-cell>
          <table:table-cell office:value-type="float" office:value="987" table:style-name="ce23">
            <text:p><text:s text:c="3"/>98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3" table:style-name="ce23">
            <text:p><text:s text:c="3"/>12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775" table:style-name="ce23">
            <text:p><text:s text:c="3"/>775</text:p>
          </table:table-cell>
          <table:table-cell office:value-type="float" office:value="21985" table:style-name="ce23">
            <text:p><text:s text:c="2"/>21 985</text:p>
          </table:table-cell>
          <table:table-cell office:value-type="float" office:value="2172" table:style-name="ce23">
            <text:p><text:s text:c="2"/>2 172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965" table:style-name="ce23">
            <text:p><text:s text:c="3"/>96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656" table:style-name="ce23">
            <text:p><text:s text:c="2"/>14 656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124" table:style-name="ce23">
            <text:p><text:s text:c="3"/>124</text:p>
          </table:table-cell>
          <table:table-cell office:value-type="float" office:value="5959" table:style-name="ce23">
            <text:p><text:s text:c="2"/>5 959</text:p>
          </table:table-cell>
          <table:table-cell office:value-type="float" office:value="499" table:style-name="ce23">
            <text:p><text:s text:c="3"/>499</text:p>
          </table:table-cell>
          <table:table-cell office:value-type="float" office:value="719" table:style-name="ce23">
            <text:p><text:s text:c="3"/>719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246" table:style-name="ce23">
            <text:p><text:s text:c="3"/>24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22" table:style-name="ce23">
            <text:p><text:s text:c="3"/>32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573" table:style-name="ce23">
            <text:p><text:s text:c="2"/>2 57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4" table:style-name="ce23">
            <text:p><text:s text:c="3"/>124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1441" table:style-name="ce23">
            <text:p><text:s text:c="2"/>61 44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23" table:style-name="ce46">
            <text:p><text:s text:c="2"/>2 3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41" table:style-name="ce46">
            <text:p><text:s text:c="2"/>2 54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98" table:style-name="ce46">
            <text:p><text:s text:c="2"/>4 998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4" table:style-name="ce46">
            <text:p><text:s text:c="3"/>2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6" table:style-name="ce46">
            <text:p><text:s text:c="3"/>8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93" table:style-name="ce46">
            <text:p><text:s text:c="2"/>6 193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413" table:style-name="ce46">
            <text:p><text:s text:c="2"/>66 413</text:p>
          </table:table-cell>
          <table:table-cell office:value-type="float" office:value="18324" table:style-name="ce46">
            <text:p><text:s text:c="2"/>18 324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928" table:style-name="ce46">
            <text:p><text:s text:c="2"/>26 9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78" table:style-name="ce46">
            <text:p><text:s text:c="2"/>18 8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0" table:style-name="ce46">
            <text:p><text:s text:c="3"/>2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22" table:style-name="ce46">
            <text:p><text:s text:c="2"/>1 322</text:p>
          </table:table-cell>
          <table:table-cell office:value-type="float" office:value="444" table:style-name="ce46">
            <text:p><text:s text:c="3"/>4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2850" table:style-name="ce46">
            <text:p><text:s text:c="2"/>132 85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227" table:style-name="ce46">
            <text:p><text:s text:c="2"/>13 2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78" table:style-name="ce46">
            <text:p><text:s text:c="2"/>2 6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55" table:style-name="ce46">
            <text:p><text:s text:c="2"/>1 2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9" table:style-name="ce46">
            <text:p><text:s text:c="3"/>35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8" table:style-name="ce46">
            <text:p><text:s text:c="3"/>1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835" table:style-name="ce46">
            <text:p><text:s text:c="2"/>17 83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3" table:style-name="ce46">
            <text:p><text:s text:c="3"/>683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122" table:style-name="ce46">
            <text:p><text:s text:c="2"/>3 1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10" table:style-name="ce46">
            <text:p><text:s text:c="2"/>4 41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2485" table:style-name="ce47">
            <text:p><text:s text:c="2"/>2 485</text:p>
          </table:table-cell>
          <table:table-cell office:value-type="float" office:value="486" table:style-name="ce47">
            <text:p><text:s text:c="3"/>486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44" table:style-name="ce47">
            <text:p><text:s text:c="3"/>744</text:p>
          </table:table-cell>
          <table:table-cell office:value-type="float" office:value="564" table:style-name="ce47">
            <text:p><text:s text:c="3"/>564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517" table:style-name="ce47">
            <text:p><text:s text:c="2"/>1 517</text:p>
          </table:table-cell>
          <table:table-cell office:value-type="float" office:value="220" table:style-name="ce47">
            <text:p><text:s text:c="3"/>220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1227" table:style-name="ce47">
            <text:p><text:s text:c="2"/>1 227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633" table:style-name="ce47">
            <text:p><text:s text:c="3"/>633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66" table:style-name="ce47">
            <text:p><text:s text:c="3"/>26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367" table:style-name="ce47">
            <text:p><text:s text:c="3"/>367</text:p>
          </table:table-cell>
          <table:table-cell office:value-type="float" office:value="278" table:style-name="ce47">
            <text:p><text:s text:c="3"/>278</text:p>
          </table:table-cell>
          <table:table-cell office:value-type="float" office:value="488" table:style-name="ce47">
            <text:p><text:s text:c="3"/>488</text:p>
          </table:table-cell>
          <table:table-cell office:value-type="float" office:value="619" table:style-name="ce47">
            <text:p><text:s text:c="3"/>619</text:p>
          </table:table-cell>
          <table:table-cell office:value-type="float" office:value="521" table:style-name="ce47">
            <text:p><text:s text:c="3"/>521</text:p>
          </table:table-cell>
          <table:table-cell office:value-type="float" office:value="881" table:style-name="ce47">
            <text:p><text:s text:c="3"/>881</text:p>
          </table:table-cell>
          <table:table-cell office:value-type="float" office:value="343" table:style-name="ce47">
            <text:p><text:s text:c="3"/>343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050" table:style-name="ce47">
            <text:p><text:s text:c="2"/>1 050</text:p>
          </table:table-cell>
          <table:table-cell office:value-type="float" office:value="1644" table:style-name="ce47">
            <text:p><text:s text:c="2"/>1 644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4790" table:style-name="ce47">
            <text:p><text:s text:c="2"/>4 790</text:p>
          </table:table-cell>
          <table:table-cell office:value-type="float" office:value="24013" table:style-name="ce47">
            <text:p><text:s text:c="2"/>24 013</text:p>
          </table:table-cell>
          <table:table-cell office:value-type="float" office:value="313" table:style-name="ce47">
            <text:p><text:s text:c="3"/>313</text:p>
          </table:table-cell>
          <table:table-cell office:value-type="float" office:value="176" table:style-name="ce47">
            <text:p><text:s text:c="3"/>1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550" table:style-name="ce47">
            <text:p><text:s text:c="2"/>45 55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97" table:style-name="ce23">
            <text:p><text:s text:c="3"/>97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105" table:style-name="ce23">
            <text:p><text:s text:c="3"/>105</text:p>
          </table:table-cell>
          <table:table-cell office:value-type="float" office:value="928" table:style-name="ce23">
            <text:p><text:s text:c="3"/>928</text:p>
          </table:table-cell>
          <table:table-cell office:value-type="float" office:value="4153" table:style-name="ce23">
            <text:p><text:s text:c="2"/>4 153</text:p>
          </table:table-cell>
          <table:table-cell office:value-type="float" office:value="1824" table:style-name="ce23">
            <text:p><text:s text:c="2"/>1 824</text:p>
          </table:table-cell>
          <table:table-cell office:value-type="float" office:value="1011" table:style-name="ce23">
            <text:p><text:s text:c="2"/>1 011</text:p>
          </table:table-cell>
          <table:table-cell office:value-type="float" office:value="1362" table:style-name="ce23">
            <text:p><text:s text:c="2"/>1 362</text:p>
          </table:table-cell>
          <table:table-cell office:value-type="float" office:value="762" table:style-name="ce23">
            <text:p><text:s text:c="3"/>762</text:p>
          </table:table-cell>
          <table:table-cell office:value-type="float" office:value="772" table:style-name="ce23">
            <text:p><text:s text:c="3"/>772</text:p>
          </table:table-cell>
          <table:table-cell office:value-type="float" office:value="513" table:style-name="ce23">
            <text:p><text:s text:c="3"/>513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92" table:style-name="ce23">
            <text:p><text:s text:c="3"/>192</text:p>
          </table:table-cell>
          <table:table-cell office:value-type="float" office:value="350" table:style-name="ce23">
            <text:p><text:s text:c="3"/>350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721" table:style-name="ce23">
            <text:p><text:s text:c="3"/>721</text:p>
          </table:table-cell>
          <table:table-cell office:value-type="float" office:value="3406" table:style-name="ce23">
            <text:p><text:s text:c="2"/>3 406</text:p>
          </table:table-cell>
          <table:table-cell office:value-type="float" office:value="1432" table:style-name="ce23">
            <text:p><text:s text:c="2"/>1 432</text:p>
          </table:table-cell>
          <table:table-cell office:value-type="float" office:value="752" table:style-name="ce23">
            <text:p><text:s text:c="3"/>752</text:p>
          </table:table-cell>
          <table:table-cell office:value-type="float" office:value="990" table:style-name="ce23">
            <text:p><text:s text:c="3"/>990</text:p>
          </table:table-cell>
          <table:table-cell office:value-type="float" office:value="1545" table:style-name="ce23">
            <text:p><text:s text:c="2"/>1 545</text:p>
          </table:table-cell>
          <table:table-cell office:value-type="float" office:value="668" table:style-name="ce23">
            <text:p><text:s text:c="3"/>668</text:p>
          </table:table-cell>
          <table:table-cell office:value-type="float" office:value="206" table:style-name="ce23">
            <text:p><text:s text:c="3"/>206</text:p>
          </table:table-cell>
          <table:table-cell office:value-type="float" office:value="740" table:style-name="ce23">
            <text:p><text:s text:c="3"/>740</text:p>
          </table:table-cell>
          <table:table-cell office:value-type="float" office:value="658" table:style-name="ce23">
            <text:p><text:s text:c="3"/>658</text:p>
          </table:table-cell>
          <table:table-cell office:value-type="float" office:value="2988" table:style-name="ce23">
            <text:p><text:s text:c="2"/>2 988</text:p>
          </table:table-cell>
          <table:table-cell office:value-type="float" office:value="10287" table:style-name="ce23">
            <text:p><text:s text:c="2"/>10 287</text:p>
          </table:table-cell>
          <table:table-cell office:value-type="float" office:value="2310" table:style-name="ce23">
            <text:p><text:s text:c="2"/>2 310</text:p>
          </table:table-cell>
          <table:table-cell office:value-type="float" office:value="965" table:style-name="ce23">
            <text:p><text:s text:c="3"/>965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560" table:style-name="ce23">
            <text:p><text:s text:c="3"/>560</text:p>
          </table:table-cell>
          <table:table-cell office:value-type="float" office:value="1638" table:style-name="ce23">
            <text:p><text:s text:c="2"/>1 638</text:p>
          </table:table-cell>
          <table:table-cell office:value-type="float" office:value="222" table:style-name="ce23">
            <text:p><text:s text:c="3"/>222</text:p>
          </table:table-cell>
          <table:table-cell office:value-type="float" office:value="871" table:style-name="ce23">
            <text:p><text:s text:c="3"/>871</text:p>
          </table:table-cell>
          <table:table-cell office:value-type="float" office:value="575" table:style-name="ce23">
            <text:p><text:s text:c="3"/>575</text:p>
          </table:table-cell>
          <table:table-cell office:value-type="float" office:value="919" table:style-name="ce23">
            <text:p><text:s text:c="3"/>919</text:p>
          </table:table-cell>
          <table:table-cell office:value-type="float" office:value="1215" table:style-name="ce23">
            <text:p><text:s text:c="2"/>1 215</text:p>
          </table:table-cell>
          <table:table-cell office:value-type="float" office:value="2399" table:style-name="ce23">
            <text:p><text:s text:c="2"/>2 399</text:p>
          </table:table-cell>
          <table:table-cell office:value-type="float" office:value="1469" table:style-name="ce23">
            <text:p><text:s text:c="2"/>1 469</text:p>
          </table:table-cell>
          <table:table-cell office:value-type="float" office:value="2491" table:style-name="ce23">
            <text:p><text:s text:c="2"/>2 491</text:p>
          </table:table-cell>
          <table:table-cell office:value-type="float" office:value="978" table:style-name="ce23">
            <text:p><text:s text:c="3"/>978</text:p>
          </table:table-cell>
          <table:table-cell office:value-type="float" office:value="5658" table:style-name="ce23">
            <text:p><text:s text:c="2"/>5 658</text:p>
          </table:table-cell>
          <table:table-cell office:value-type="float" office:value="1644" table:style-name="ce23">
            <text:p><text:s text:c="2"/>1 644</text:p>
          </table:table-cell>
          <table:table-cell office:value-type="float" office:value="2321" table:style-name="ce23">
            <text:p><text:s text:c="2"/>2 321</text:p>
          </table:table-cell>
          <table:table-cell office:value-type="float" office:value="1028" table:style-name="ce23">
            <text:p><text:s text:c="2"/>1 028</text:p>
          </table:table-cell>
          <table:table-cell office:value-type="float" office:value="4174" table:style-name="ce23">
            <text:p><text:s text:c="2"/>4 174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367" table:style-name="ce23">
            <text:p><text:s text:c="3"/>367</text:p>
          </table:table-cell>
          <table:table-cell office:value-type="float" office:value="592" table:style-name="ce23">
            <text:p><text:s text:c="3"/>592</text:p>
          </table:table-cell>
          <table:table-cell office:value-type="float" office:value="202" table:style-name="ce23">
            <text:p><text:s text:c="3"/>202</text:p>
          </table:table-cell>
          <table:table-cell office:value-type="float" office:value="529" table:style-name="ce23">
            <text:p><text:s text:c="3"/>529</text:p>
          </table:table-cell>
          <table:table-cell office:value-type="float" office:value="1421" table:style-name="ce23">
            <text:p><text:s text:c="2"/>1 421</text:p>
          </table:table-cell>
          <table:table-cell office:value-type="float" office:value="417" table:style-name="ce23">
            <text:p><text:s text:c="3"/>417</text:p>
          </table:table-cell>
          <table:table-cell office:value-type="float" office:value="191" table:style-name="ce23">
            <text:p><text:s text:c="3"/>191</text:p>
          </table:table-cell>
          <table:table-cell office:value-type="float" office:value="1144" table:style-name="ce23">
            <text:p><text:s text:c="2"/>1 144</text:p>
          </table:table-cell>
          <table:table-cell office:value-type="float" office:value="231" table:style-name="ce23">
            <text:p><text:s text:c="3"/>231</text:p>
          </table:table-cell>
          <table:table-cell office:value-type="float" office:value="184" table:style-name="ce23">
            <text:p><text:s text:c="3"/>184</text:p>
          </table:table-cell>
          <table:table-cell office:value-type="float" office:value="1125" table:style-name="ce23">
            <text:p><text:s text:c="2"/>1 125</text:p>
          </table:table-cell>
          <table:table-cell office:value-type="float" office:value="1105" table:style-name="ce23">
            <text:p><text:s text:c="2"/>1 105</text:p>
          </table:table-cell>
          <table:table-cell office:value-type="float" office:value="301" table:style-name="ce23">
            <text:p><text:s text:c="3"/>301</text:p>
          </table:table-cell>
          <table:table-cell office:value-type="float" office:value="1283" table:style-name="ce23">
            <text:p><text:s text:c="2"/>1 283</text:p>
          </table:table-cell>
          <table:table-cell office:value-type="float" office:value="191" table:style-name="ce23">
            <text:p><text:s text:c="3"/>19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18" table:style-name="ce23">
            <text:p><text:s text:c="2"/>1 218</text:p>
          </table:table-cell>
          <table:table-cell office:value-type="float" office:value="768" table:style-name="ce23">
            <text:p><text:s text:c="3"/>768</text:p>
          </table:table-cell>
          <table:table-cell office:value-type="float" office:value="747" table:style-name="ce23">
            <text:p><text:s text:c="3"/>747</text:p>
          </table:table-cell>
          <table:table-cell office:value-type="float" office:value="710" table:style-name="ce23">
            <text:p><text:s text:c="3"/>7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0980" table:style-name="ce23">
            <text:p><text:s text:c="2"/>80 98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8222" table:style-name="ce23">
            <text:p><text:s text:c="2"/>8 222</text:p>
          </table:table-cell>
          <table:table-cell office:value-type="float" office:value="5220" table:style-name="ce23">
            <text:p><text:s text:c="2"/>5 220</text:p>
          </table:table-cell>
          <table:table-cell office:value-type="float" office:value="458" table:style-name="ce23">
            <text:p><text:s text:c="3"/>458</text:p>
          </table:table-cell>
          <table:table-cell office:value-type="float" office:value="809" table:style-name="ce23">
            <text:p><text:s text:c="3"/>809</text:p>
          </table:table-cell>
          <table:table-cell office:value-type="float" office:value="468" table:style-name="ce23">
            <text:p><text:s text:c="3"/>468</text:p>
          </table:table-cell>
          <table:table-cell office:value-type="float" office:value="1373" table:style-name="ce23">
            <text:p><text:s text:c="2"/>1 373</text:p>
          </table:table-cell>
          <table:table-cell office:value-type="float" office:value="570" table:style-name="ce23">
            <text:p><text:s text:c="3"/>570</text:p>
          </table:table-cell>
          <table:table-cell office:value-type="float" office:value="1899" table:style-name="ce23">
            <text:p><text:s text:c="2"/>1 899</text:p>
          </table:table-cell>
          <table:table-cell office:value-type="float" office:value="136" table:style-name="ce23">
            <text:p><text:s text:c="3"/>136</text:p>
          </table:table-cell>
          <table:table-cell office:value-type="float" office:value="3699" table:style-name="ce23">
            <text:p><text:s text:c="2"/>3 699</text:p>
          </table:table-cell>
          <table:table-cell office:value-type="float" office:value="756" table:style-name="ce23">
            <text:p><text:s text:c="3"/>756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1681" table:style-name="ce23">
            <text:p><text:s text:c="2"/>1 681</text:p>
          </table:table-cell>
          <table:table-cell office:value-type="float" office:value="256" table:style-name="ce23">
            <text:p><text:s text:c="3"/>256</text:p>
          </table:table-cell>
          <table:table-cell office:value-type="float" office:value="345" table:style-name="ce23">
            <text:p><text:s text:c="3"/>345</text:p>
          </table:table-cell>
          <table:table-cell office:value-type="float" office:value="1026" table:style-name="ce23">
            <text:p><text:s text:c="2"/>1 026</text:p>
          </table:table-cell>
          <table:table-cell office:value-type="float" office:value="2327" table:style-name="ce23">
            <text:p><text:s text:c="2"/>2 327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150" table:style-name="ce23">
            <text:p><text:s text:c="3"/>150</text:p>
          </table:table-cell>
          <table:table-cell office:value-type="float" office:value="5167" table:style-name="ce23">
            <text:p><text:s text:c="2"/>5 167</text:p>
          </table:table-cell>
          <table:table-cell office:value-type="float" office:value="733" table:style-name="ce23">
            <text:p><text:s text:c="3"/>733</text:p>
          </table:table-cell>
          <table:table-cell office:value-type="float" office:value="252" table:style-name="ce23">
            <text:p><text:s text:c="3"/>252</text:p>
          </table:table-cell>
          <table:table-cell office:value-type="float" office:value="313" table:style-name="ce23">
            <text:p><text:s text:c="3"/>313</text:p>
          </table:table-cell>
          <table:table-cell office:value-type="float" office:value="2679" table:style-name="ce23">
            <text:p><text:s text:c="2"/>2 679</text:p>
          </table:table-cell>
          <table:table-cell office:value-type="float" office:value="4020" table:style-name="ce23">
            <text:p><text:s text:c="2"/>4 020</text:p>
          </table:table-cell>
          <table:table-cell office:value-type="float" office:value="4694" table:style-name="ce23">
            <text:p><text:s text:c="2"/>4 694</text:p>
          </table:table-cell>
          <table:table-cell office:value-type="float" office:value="3172" table:style-name="ce23">
            <text:p><text:s text:c="2"/>3 172</text:p>
          </table:table-cell>
          <table:table-cell office:value-type="float" office:value="1529" table:style-name="ce23">
            <text:p><text:s text:c="2"/>1 529</text:p>
          </table:table-cell>
          <table:table-cell office:value-type="float" office:value="193" table:style-name="ce23">
            <text:p><text:s text:c="3"/>193</text:p>
          </table:table-cell>
          <table:table-cell office:value-type="float" office:value="733" table:style-name="ce23">
            <text:p><text:s text:c="3"/>733</text:p>
          </table:table-cell>
          <table:table-cell office:value-type="float" office:value="746" table:style-name="ce23">
            <text:p><text:s text:c="3"/>746</text:p>
          </table:table-cell>
          <table:table-cell office:value-type="float" office:value="645" table:style-name="ce23">
            <text:p><text:s text:c="3"/>645</text:p>
          </table:table-cell>
          <table:table-cell office:value-type="float" office:value="1577" table:style-name="ce23">
            <text:p><text:s text:c="2"/>1 577</text:p>
          </table:table-cell>
          <table:table-cell office:value-type="float" office:value="310" table:style-name="ce23">
            <text:p><text:s text:c="3"/>310</text:p>
          </table:table-cell>
          <table:table-cell office:value-type="float" office:value="465" table:style-name="ce23">
            <text:p><text:s text:c="3"/>465</text:p>
          </table:table-cell>
          <table:table-cell office:value-type="float" office:value="341" table:style-name="ce23">
            <text:p><text:s text:c="3"/>341</text:p>
          </table:table-cell>
          <table:table-cell office:value-type="float" office:value="110974" table:style-name="ce23">
            <text:p><text:s text:c="2"/>110 974</text:p>
          </table:table-cell>
          <table:table-cell office:value-type="float" office:value="4770" table:style-name="ce23">
            <text:p><text:s text:c="2"/>4 770</text:p>
          </table:table-cell>
          <table:table-cell office:value-type="float" office:value="694" table:style-name="ce23">
            <text:p><text:s text:c="3"/>694</text:p>
          </table:table-cell>
          <table:table-cell office:value-type="float" office:value="1781" table:style-name="ce23">
            <text:p><text:s text:c="2"/>1 781</text:p>
          </table:table-cell>
          <table:table-cell office:value-type="float" office:value="23736" table:style-name="ce23">
            <text:p><text:s text:c="2"/>23 736</text:p>
          </table:table-cell>
          <table:table-cell office:value-type="float" office:value="1759" table:style-name="ce23">
            <text:p><text:s text:c="2"/>1 759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1464" table:style-name="ce23">
            <text:p><text:s text:c="2"/>1 464</text:p>
          </table:table-cell>
          <table:table-cell office:value-type="float" office:value="1677" table:style-name="ce23">
            <text:p><text:s text:c="2"/>1 677</text:p>
          </table:table-cell>
          <table:table-cell office:value-type="float" office:value="2176" table:style-name="ce23">
            <text:p><text:s text:c="2"/>2 176</text:p>
          </table:table-cell>
          <table:table-cell office:value-type="float" office:value="154" table:style-name="ce23">
            <text:p><text:s text:c="3"/>154</text:p>
          </table:table-cell>
          <table:table-cell office:value-type="float" office:value="472" table:style-name="ce23">
            <text:p><text:s text:c="3"/>472</text:p>
          </table:table-cell>
          <table:table-cell office:value-type="float" office:value="2288" table:style-name="ce23">
            <text:p><text:s text:c="2"/>2 288</text:p>
          </table:table-cell>
          <table:table-cell office:value-type="float" office:value="776" table:style-name="ce23">
            <text:p><text:s text:c="3"/>776</text:p>
          </table:table-cell>
          <table:table-cell office:value-type="float" office:value="2768" table:style-name="ce23">
            <text:p><text:s text:c="2"/>2 768</text:p>
          </table:table-cell>
          <table:table-cell office:value-type="float" office:value="820" table:style-name="ce23">
            <text:p><text:s text:c="3"/>820</text:p>
          </table:table-cell>
          <table:table-cell office:value-type="float" office:value="1386" table:style-name="ce23">
            <text:p><text:s text:c="2"/>1 386</text:p>
          </table:table-cell>
          <table:table-cell office:value-type="float" office:value="355" table:style-name="ce23">
            <text:p><text:s text:c="3"/>355</text:p>
          </table:table-cell>
          <table:table-cell office:value-type="float" office:value="243" table:style-name="ce23">
            <text:p><text:s text:c="3"/>243</text:p>
          </table:table-cell>
          <table:table-cell office:value-type="float" office:value="188" table:style-name="ce23">
            <text:p><text:s text:c="3"/>188</text:p>
          </table:table-cell>
          <table:table-cell office:value-type="float" office:value="8771" table:style-name="ce23">
            <text:p><text:s text:c="2"/>8 771</text:p>
          </table:table-cell>
          <table:table-cell office:value-type="float" office:value="129" table:style-name="ce23">
            <text:p><text:s text:c="3"/>129</text:p>
          </table:table-cell>
          <table:table-cell office:value-type="float" office:value="6366" table:style-name="ce23">
            <text:p><text:s text:c="2"/>6 366</text:p>
          </table:table-cell>
          <table:table-cell office:value-type="float" office:value="2091" table:style-name="ce23">
            <text:p><text:s text:c="2"/>2 091</text:p>
          </table:table-cell>
          <table:table-cell office:value-type="float" office:value="2741" table:style-name="ce23">
            <text:p><text:s text:c="2"/>2 741</text:p>
          </table:table-cell>
          <table:table-cell office:value-type="float" office:value="1367" table:style-name="ce23">
            <text:p><text:s text:c="2"/>1 367</text:p>
          </table:table-cell>
          <table:table-cell office:value-type="float" office:value="2128" table:style-name="ce23">
            <text:p><text:s text:c="2"/>2 128</text:p>
          </table:table-cell>
          <table:table-cell office:value-type="float" office:value="1194" table:style-name="ce23">
            <text:p><text:s text:c="2"/>1 194</text:p>
          </table:table-cell>
          <table:table-cell office:value-type="float" office:value="3238" table:style-name="ce23">
            <text:p><text:s text:c="2"/>3 23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3875" table:style-name="ce23">
            <text:p><text:s text:c="2"/>243 875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253" table:style-name="ce47">
            <text:p><text:s text:c="3"/>253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351" table:style-name="ce47">
            <text:p><text:s text:c="3"/>351</text:p>
          </table:table-cell>
          <table:table-cell office:value-type="float" office:value="588" table:style-name="ce47">
            <text:p><text:s text:c="3"/>58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354" table:style-name="ce47">
            <text:p><text:s text:c="3"/>354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420" table:style-name="ce47">
            <text:p><text:s text:c="3"/>42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778" table:style-name="ce47">
            <text:p><text:s text:c="3"/>778</text:p>
          </table:table-cell>
          <table:table-cell office:value-type="float" office:value="449" table:style-name="ce47">
            <text:p><text:s text:c="3"/>449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540" table:style-name="ce47">
            <text:p><text:s text:c="3"/>540</text:p>
          </table:table-cell>
          <table:table-cell office:value-type="float" office:value="749" table:style-name="ce47">
            <text:p><text:s text:c="3"/>749</text:p>
          </table:table-cell>
          <table:table-cell office:value-type="float" office:value="4935" table:style-name="ce47">
            <text:p><text:s text:c="2"/>4 935</text:p>
          </table:table-cell>
          <table:table-cell office:value-type="float" office:value="2353" table:style-name="ce47">
            <text:p><text:s text:c="2"/>2 353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333" table:style-name="ce47">
            <text:p><text:s text:c="3"/>333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1200" table:style-name="ce47">
            <text:p><text:s text:c="2"/>1 200</text:p>
          </table:table-cell>
          <table:table-cell office:value-type="float" office:value="288" table:style-name="ce47">
            <text:p><text:s text:c="3"/>288</text:p>
          </table:table-cell>
          <table:table-cell office:value-type="float" office:value="396" table:style-name="ce47">
            <text:p><text:s text:c="3"/>396</text:p>
          </table:table-cell>
          <table:table-cell office:value-type="float" office:value="4310" table:style-name="ce47">
            <text:p><text:s text:c="2"/>4 310</text:p>
          </table:table-cell>
          <table:table-cell office:value-type="float" office:value="317" table:style-name="ce47">
            <text:p><text:s text:c="3"/>317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865" table:style-name="ce47">
            <text:p><text:s text:c="3"/>865</text:p>
          </table:table-cell>
          <table:table-cell office:value-type="float" office:value="432" table:style-name="ce47">
            <text:p><text:s text:c="3"/>432</text:p>
          </table:table-cell>
          <table:table-cell office:value-type="float" office:value="1325" table:style-name="ce47">
            <text:p><text:s text:c="2"/>1 325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484" table:style-name="ce47">
            <text:p><text:s text:c="3"/>484</text:p>
          </table:table-cell>
          <table:table-cell office:value-type="float" office:value="489" table:style-name="ce47">
            <text:p><text:s text:c="3"/>489</text:p>
          </table:table-cell>
          <table:table-cell office:value-type="float" office:value="584" table:style-name="ce47">
            <text:p><text:s text:c="3"/>584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5961" table:style-name="ce47">
            <text:p><text:s text:c="2"/>5 961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10869" table:style-name="ce47">
            <text:p><text:s text:c="2"/>10 869</text:p>
          </table:table-cell>
          <table:table-cell office:value-type="float" office:value="1451" table:style-name="ce47">
            <text:p><text:s text:c="2"/>1 451</text:p>
          </table:table-cell>
          <table:table-cell office:value-type="float" office:value="267" table:style-name="ce47">
            <text:p><text:s text:c="3"/>267</text:p>
          </table:table-cell>
          <table:table-cell office:value-type="float" office:value="1559" table:style-name="ce47">
            <text:p><text:s text:c="2"/>1 559</text:p>
          </table:table-cell>
          <table:table-cell office:value-type="float" office:value="2402" table:style-name="ce47">
            <text:p><text:s text:c="2"/>2 402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1999" table:style-name="ce47">
            <text:p><text:s text:c="2"/>1 9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789" table:style-name="ce47">
            <text:p><text:s text:c="2"/>49 78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96" table:style-name="ce23">
            <text:p><text:s text:c="3"/>596</text:p>
          </table:table-cell>
          <table:table-cell office:value-type="float" office:value="291" table:style-name="ce23">
            <text:p><text:s text:c="3"/>291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73" table:style-name="ce23">
            <text:p><text:s text:c="3"/>73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258" table:style-name="ce23">
            <text:p><text:s text:c="3"/>258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206" table:style-name="ce23">
            <text:p><text:s text:c="3"/>206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0731" table:style-name="ce23">
            <text:p><text:s text:c="2"/>30 731</text:p>
          </table:table-cell>
          <table:table-cell office:value-type="float" office:value="484" table:style-name="ce23">
            <text:p><text:s text:c="3"/>484</text:p>
          </table:table-cell>
          <table:table-cell office:value-type="float" office:value="640" table:style-name="ce23">
            <text:p><text:s text:c="3"/>640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98" table:style-name="ce23">
            <text:p><text:s text:c="3"/>298</text:p>
          </table:table-cell>
          <table:table-cell office:value-type="float" office:value="249" table:style-name="ce23">
            <text:p><text:s text:c="3"/>24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15" table:style-name="ce23">
            <text:p><text:s text:c="3"/>21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28" table:style-name="ce23">
            <text:p><text:s text:c="3"/>828</text:p>
          </table:table-cell>
          <table:table-cell office:value-type="float" office:value="300" table:style-name="ce23">
            <text:p><text:s text:c="3"/>300</text:p>
          </table:table-cell>
          <table:table-cell office:value-type="float" office:value="565" table:style-name="ce23">
            <text:p><text:s text:c="3"/>565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135" table:style-name="ce23">
            <text:p><text:s text:c="3"/>1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6" table:style-name="ce23">
            <text:p><text:s text:c="3"/>166</text:p>
          </table:table-cell>
          <table:table-cell office:value-type="float" office:value="2038" table:style-name="ce23">
            <text:p><text:s text:c="2"/>2 03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770" table:style-name="ce23">
            <text:p><text:s text:c="2"/>3 770</text:p>
          </table:table-cell>
          <table:table-cell office:value-type="float" office:value="1035" table:style-name="ce23">
            <text:p><text:s text:c="2"/>1 035</text:p>
          </table:table-cell>
          <table:table-cell office:value-type="float" office:value="412" table:style-name="ce23">
            <text:p><text:s text:c="3"/>412</text:p>
          </table:table-cell>
          <table:table-cell office:value-type="float" office:value="1520" table:style-name="ce23">
            <text:p><text:s text:c="2"/>1 52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210" table:style-name="ce23">
            <text:p><text:s text:c="3"/>2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5499" table:style-name="ce23">
            <text:p><text:s text:c="2"/>45 49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9" table:style-name="ce46">
            <text:p><text:s text:c="3"/>909</text:p>
          </table:table-cell>
          <table:table-cell office:value-type="float" office:value="1292" table:style-name="ce46">
            <text:p><text:s text:c="2"/>1 292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14" table:style-name="ce46">
            <text:p><text:s text:c="2"/>5 014</text:p>
          </table:table-cell>
          <table:table-cell office:value-type="float" office:value="6177" table:style-name="ce46">
            <text:p><text:s text:c="2"/>6 1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7" table:style-name="ce46">
            <text:p><text:s text:c="3"/>3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38" table:style-name="ce46">
            <text:p><text:s text:c="3"/>8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44" table:style-name="ce46">
            <text:p><text:s text:c="2"/>8 644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915" table:style-name="ce46">
            <text:p><text:s text:c="2"/>23 91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412" table:style-name="ce46">
            <text:p><text:s text:c="3"/>412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785" table:style-name="ce46">
            <text:p><text:s text:c="2"/>1 785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186" table:style-name="ce46">
            <text:p><text:s text:c="2"/>25 186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1" table:style-name="ce46">
            <text:p><text:s text:c="3"/>851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470" table:style-name="ce46">
            <text:p><text:s text:c="3"/>4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92" table:style-name="ce46">
            <text:p><text:s text:c="2"/>3 6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0" table:style-name="ce46">
            <text:p><text:s text:c="3"/>980</text:p>
          </table:table-cell>
          <table:table-cell office:value-type="float" office:value="1411" table:style-name="ce46">
            <text:p><text:s text:c="2"/>1 411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577" table:style-name="ce46">
            <text:p><text:s text:c="3"/>57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005" table:style-name="ce46">
            <text:p><text:s text:c="2"/>1 005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004" table:style-name="ce46">
            <text:p><text:s text:c="2"/>2 004</text:p>
          </table:table-cell>
          <table:table-cell office:value-type="float" office:value="267" table:style-name="ce46">
            <text:p><text:s text:c="3"/>2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42" table:style-name="ce46">
            <text:p><text:s text:c="2"/>1 7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459" table:style-name="ce46">
            <text:p><text:s text:c="2"/>41 45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905" table:style-name="ce46">
            <text:p><text:s text:c="3"/>905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311" table:style-name="ce46">
            <text:p><text:s text:c="3"/>31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40" table:style-name="ce46">
            <text:p><text:s text:c="3"/>54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2438" table:style-name="ce46">
            <text:p><text:s text:c="2"/>2 438</text:p>
          </table:table-cell>
          <table:table-cell office:value-type="float" office:value="324" table:style-name="ce46">
            <text:p><text:s text:c="3"/>32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384" table:style-name="ce46">
            <text:p><text:s text:c="3"/>384</text:p>
          </table:table-cell>
          <table:table-cell office:value-type="float" office:value="732" table:style-name="ce46">
            <text:p><text:s text:c="3"/>732</text:p>
          </table:table-cell>
          <table:table-cell office:value-type="float" office:value="507" table:style-name="ce46">
            <text:p><text:s text:c="3"/>507</text:p>
          </table:table-cell>
          <table:table-cell office:value-type="float" office:value="1346" table:style-name="ce46">
            <text:p><text:s text:c="2"/>1 346</text:p>
          </table:table-cell>
          <table:table-cell office:value-type="float" office:value="3726" table:style-name="ce46">
            <text:p><text:s text:c="2"/>3 726</text:p>
          </table:table-cell>
          <table:table-cell office:value-type="float" office:value="7299" table:style-name="ce46">
            <text:p><text:s text:c="2"/>7 2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8" table:style-name="ce46">
            <text:p><text:s text:c="3"/>4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836" table:style-name="ce46">
            <text:p><text:s text:c="3"/>836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1621" table:style-name="ce46">
            <text:p><text:s text:c="2"/>1 621</text:p>
          </table:table-cell>
          <table:table-cell office:value-type="float" office:value="299" table:style-name="ce46">
            <text:p><text:s text:c="3"/>2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0" table:style-name="ce46">
            <text:p><text:s text:c="3"/>990</text:p>
          </table:table-cell>
          <table:table-cell office:value-type="float" office:value="740" table:style-name="ce46">
            <text:p><text:s text:c="3"/>74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224" table:style-name="ce46">
            <text:p><text:s text:c="2"/>25 224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6791" table:style-name="ce46">
            <text:p><text:s text:c="2"/>6 791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4480" table:style-name="ce46">
            <text:p><text:s text:c="2"/>4 480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577" table:style-name="ce46">
            <text:p><text:s text:c="3"/>577</text:p>
          </table:table-cell>
          <table:table-cell office:value-type="float" office:value="729" table:style-name="ce46">
            <text:p><text:s text:c="3"/>729</text:p>
          </table:table-cell>
          <table:table-cell office:value-type="float" office:value="1043" table:style-name="ce46">
            <text:p><text:s text:c="2"/>1 043</text:p>
          </table:table-cell>
          <table:table-cell office:value-type="float" office:value="296" table:style-name="ce46">
            <text:p><text:s text:c="3"/>296</text:p>
          </table:table-cell>
          <table:table-cell office:value-type="float" office:value="1863" table:style-name="ce46">
            <text:p><text:s text:c="2"/>1 863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473" table:style-name="ce46">
            <text:p><text:s text:c="3"/>473</text:p>
          </table:table-cell>
          <table:table-cell office:value-type="float" office:value="491" table:style-name="ce46">
            <text:p><text:s text:c="3"/>491</text:p>
          </table:table-cell>
          <table:table-cell office:value-type="float" office:value="927" table:style-name="ce46">
            <text:p><text:s text:c="3"/>927</text:p>
          </table:table-cell>
          <table:table-cell office:value-type="float" office:value="1119" table:style-name="ce46">
            <text:p><text:s text:c="2"/>1 119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1317" table:style-name="ce46">
            <text:p><text:s text:c="2"/>1 317</text:p>
          </table:table-cell>
          <table:table-cell office:value-type="float" office:value="1624" table:style-name="ce46">
            <text:p><text:s text:c="2"/>1 624</text:p>
          </table:table-cell>
          <table:table-cell office:value-type="float" office:value="1129" table:style-name="ce46">
            <text:p><text:s text:c="2"/>1 129</text:p>
          </table:table-cell>
          <table:table-cell office:value-type="float" office:value="1514" table:style-name="ce46">
            <text:p><text:s text:c="2"/>1 514</text:p>
          </table:table-cell>
          <table:table-cell office:value-type="float" office:value="434" table:style-name="ce46">
            <text:p><text:s text:c="3"/>434</text:p>
          </table:table-cell>
          <table:table-cell office:value-type="float" office:value="1441" table:style-name="ce46">
            <text:p><text:s text:c="2"/>1 441</text:p>
          </table:table-cell>
          <table:table-cell office:value-type="float" office:value="816" table:style-name="ce46">
            <text:p><text:s text:c="3"/>816</text:p>
          </table:table-cell>
          <table:table-cell office:value-type="float" office:value="1073" table:style-name="ce46">
            <text:p><text:s text:c="2"/>1 073</text:p>
          </table:table-cell>
          <table:table-cell office:value-type="float" office:value="2535" table:style-name="ce46">
            <text:p><text:s text:c="2"/>2 535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692" table:style-name="ce46">
            <text:p><text:s text:c="3"/>692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43" table:style-name="ce46">
            <text:p><text:s text:c="2"/>5 5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5" table:style-name="ce46">
            <text:p><text:s text:c="3"/>375</text:p>
          </table:table-cell>
          <table:table-cell office:value-type="float" office:value="544" table:style-name="ce46">
            <text:p><text:s text:c="3"/>544</text:p>
          </table:table-cell>
          <table:table-cell office:value-type="float" office:value="3140" table:style-name="ce46">
            <text:p><text:s text:c="2"/>3 140</text:p>
          </table:table-cell>
          <table:table-cell office:value-type="float" office:value="364" table:style-name="ce46">
            <text:p><text:s text:c="3"/>364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5" table:style-name="ce46">
            <text:p><text:s text:c="3"/>415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923" table:style-name="ce46">
            <text:p><text:s text:c="2"/>43 92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5415" table:style-name="ce46">
            <text:p><text:s text:c="2"/>5 415</text:p>
          </table:table-cell>
          <table:table-cell office:value-type="float" office:value="780" table:style-name="ce46">
            <text:p><text:s text:c="3"/>780</text:p>
          </table:table-cell>
          <table:table-cell office:value-type="float" office:value="542" table:style-name="ce46">
            <text:p><text:s text:c="3"/>542</text:p>
          </table:table-cell>
          <table:table-cell office:value-type="float" office:value="741" table:style-name="ce46">
            <text:p><text:s text:c="3"/>741</text:p>
          </table:table-cell>
          <table:table-cell office:value-type="float" office:value="5204" table:style-name="ce46">
            <text:p><text:s text:c="2"/>5 204</text:p>
          </table:table-cell>
          <table:table-cell office:value-type="float" office:value="2329" table:style-name="ce46">
            <text:p><text:s text:c="2"/>2 329</text:p>
          </table:table-cell>
          <table:table-cell office:value-type="float" office:value="647" table:style-name="ce46">
            <text:p><text:s text:c="3"/>647</text:p>
          </table:table-cell>
          <table:table-cell office:value-type="float" office:value="9067" table:style-name="ce46">
            <text:p><text:s text:c="2"/>9 067</text:p>
          </table:table-cell>
          <table:table-cell office:value-type="float" office:value="2010" table:style-name="ce46">
            <text:p><text:s text:c="2"/>2 010</text:p>
          </table:table-cell>
          <table:table-cell office:value-type="float" office:value="11669" table:style-name="ce46">
            <text:p><text:s text:c="2"/>11 669</text:p>
          </table:table-cell>
          <table:table-cell office:value-type="float" office:value="2553" table:style-name="ce46">
            <text:p><text:s text:c="2"/>2 553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814" table:style-name="ce46">
            <text:p><text:s text:c="3"/>814</text:p>
          </table:table-cell>
          <table:table-cell office:value-type="float" office:value="537" table:style-name="ce46">
            <text:p><text:s text:c="3"/>537</text:p>
          </table:table-cell>
          <table:table-cell office:value-type="float" office:value="895" table:style-name="ce46">
            <text:p><text:s text:c="3"/>895</text:p>
          </table:table-cell>
          <table:table-cell office:value-type="float" office:value="476" table:style-name="ce46">
            <text:p><text:s text:c="3"/>476</text:p>
          </table:table-cell>
          <table:table-cell office:value-type="float" office:value="2687" table:style-name="ce46">
            <text:p><text:s text:c="2"/>2 687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3162" table:style-name="ce46">
            <text:p><text:s text:c="2"/>3 162</text:p>
          </table:table-cell>
          <table:table-cell office:value-type="float" office:value="980" table:style-name="ce46">
            <text:p><text:s text:c="3"/>980</text:p>
          </table:table-cell>
          <table:table-cell office:value-type="float" office:value="4713" table:style-name="ce46">
            <text:p><text:s text:c="2"/>4 713</text:p>
          </table:table-cell>
          <table:table-cell office:value-type="float" office:value="1644" table:style-name="ce46">
            <text:p><text:s text:c="2"/>1 644</text:p>
          </table:table-cell>
          <table:table-cell office:value-type="float" office:value="1319" table:style-name="ce46">
            <text:p><text:s text:c="2"/>1 319</text:p>
          </table:table-cell>
          <table:table-cell office:value-type="float" office:value="2385" table:style-name="ce46">
            <text:p><text:s text:c="2"/>2 385</text:p>
          </table:table-cell>
          <table:table-cell office:value-type="float" office:value="2344" table:style-name="ce46">
            <text:p><text:s text:c="2"/>2 344</text:p>
          </table:table-cell>
          <table:table-cell office:value-type="float" office:value="2053" table:style-name="ce46">
            <text:p><text:s text:c="2"/>2 053</text:p>
          </table:table-cell>
          <table:table-cell office:value-type="float" office:value="4277" table:style-name="ce46">
            <text:p><text:s text:c="2"/>4 277</text:p>
          </table:table-cell>
          <table:table-cell office:value-type="float" office:value="530" table:style-name="ce46">
            <text:p><text:s text:c="3"/>530</text:p>
          </table:table-cell>
          <table:table-cell office:value-type="float" office:value="2035" table:style-name="ce46">
            <text:p><text:s text:c="2"/>2 035</text:p>
          </table:table-cell>
          <table:table-cell office:value-type="float" office:value="1022" table:style-name="ce46">
            <text:p><text:s text:c="2"/>1 022</text:p>
          </table:table-cell>
          <table:table-cell office:value-type="float" office:value="1191" table:style-name="ce46">
            <text:p><text:s text:c="2"/>1 191</text:p>
          </table:table-cell>
          <table:table-cell office:value-type="float" office:value="1374" table:style-name="ce46">
            <text:p><text:s text:c="2"/>1 374</text:p>
          </table:table-cell>
          <table:table-cell office:value-type="float" office:value="3764" table:style-name="ce46">
            <text:p><text:s text:c="2"/>3 764</text:p>
          </table:table-cell>
          <table:table-cell office:value-type="float" office:value="1406" table:style-name="ce46">
            <text:p><text:s text:c="2"/>1 406</text:p>
          </table:table-cell>
          <table:table-cell office:value-type="float" office:value="517" table:style-name="ce46">
            <text:p><text:s text:c="3"/>517</text:p>
          </table:table-cell>
          <table:table-cell office:value-type="float" office:value="1298" table:style-name="ce46">
            <text:p><text:s text:c="2"/>1 298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3852" table:style-name="ce46">
            <text:p><text:s text:c="2"/>3 852</text:p>
          </table:table-cell>
          <table:table-cell office:value-type="float" office:value="298" table:style-name="ce46">
            <text:p><text:s text:c="3"/>298</text:p>
          </table:table-cell>
          <table:table-cell office:value-type="float" office:value="1596" table:style-name="ce46">
            <text:p><text:s text:c="2"/>1 596</text:p>
          </table:table-cell>
          <table:table-cell office:value-type="float" office:value="1071" table:style-name="ce46">
            <text:p><text:s text:c="2"/>1 071</text:p>
          </table:table-cell>
          <table:table-cell office:value-type="float" office:value="38520" table:style-name="ce46">
            <text:p><text:s text:c="2"/>38 520</text:p>
          </table:table-cell>
          <table:table-cell office:value-type="float" office:value="39362" table:style-name="ce46">
            <text:p><text:s text:c="2"/>39 362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5013" table:style-name="ce46">
            <text:p><text:s text:c="2"/>5 013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901" table:style-name="ce46">
            <text:p><text:s text:c="3"/>901</text:p>
          </table:table-cell>
          <table:table-cell office:value-type="float" office:value="319" table:style-name="ce46">
            <text:p><text:s text:c="3"/>319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557" table:style-name="ce46">
            <text:p><text:s text:c="3"/>557</text:p>
          </table:table-cell>
          <table:table-cell office:value-type="float" office:value="286" table:style-name="ce46">
            <text:p><text:s text:c="3"/>286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336" table:style-name="ce46">
            <text:p><text:s text:c="3"/>336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1313" table:style-name="ce46">
            <text:p><text:s text:c="2"/>1 313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84" table:style-name="ce46">
            <text:p><text:s text:c="3"/>2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8244" table:style-name="ce46">
            <text:p><text:s text:c="2"/>178 24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421" table:style-name="ce23">
            <text:p><text:s text:c="3"/>421</text:p>
          </table:table-cell>
          <table:table-cell office:value-type="float" office:value="421" table:style-name="ce23">
            <text:p><text:s text:c="3"/>421</text:p>
          </table:table-cell>
          <table:table-cell office:value-type="float" office:value="135" table:style-name="ce23">
            <text:p><text:s text:c="3"/>135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125" table:style-name="ce23">
            <text:p><text:s text:c="3"/>125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37" table:style-name="ce23">
            <text:p><text:s text:c="3"/>137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697" table:style-name="ce23">
            <text:p><text:s text:c="3"/>69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3" table:style-name="ce23">
            <text:p><text:s text:c="3"/>73</text:p>
          </table:table-cell>
          <table:table-cell office:value-type="float" office:value="207" table:style-name="ce23">
            <text:p><text:s text:c="3"/>207</text:p>
          </table:table-cell>
          <table:table-cell office:value-type="float" office:value="144" table:style-name="ce23">
            <text:p><text:s text:c="3"/>144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24" table:style-name="ce23">
            <text:p><text:s text:c="3"/>124</text:p>
          </table:table-cell>
          <table:table-cell office:value-type="float" office:value="221" table:style-name="ce23">
            <text:p><text:s text:c="3"/>221</text:p>
          </table:table-cell>
          <table:table-cell office:value-type="float" office:value="331" table:style-name="ce23">
            <text:p><text:s text:c="3"/>331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21" table:style-name="ce23">
            <text:p><text:s text:c="3"/>321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486" table:style-name="ce23">
            <text:p><text:s text:c="3"/>48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36" table:style-name="ce23">
            <text:p><text:s text:c="3"/>33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3" table:style-name="ce23">
            <text:p><text:s text:c="3"/>103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201" table:style-name="ce23">
            <text:p><text:s text:c="3"/>201</text:p>
          </table:table-cell>
          <table:table-cell office:value-type="float" office:value="368" table:style-name="ce23">
            <text:p><text:s text:c="3"/>368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775" table:style-name="ce23">
            <text:p><text:s text:c="3"/>775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243" table:style-name="ce23">
            <text:p><text:s text:c="3"/>243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2370" table:style-name="ce23">
            <text:p><text:s text:c="2"/>2 370</text:p>
          </table:table-cell>
          <table:table-cell office:value-type="float" office:value="2085" table:style-name="ce23">
            <text:p><text:s text:c="2"/>2 085</text:p>
          </table:table-cell>
          <table:table-cell office:value-type="float" office:value="1398" table:style-name="ce23">
            <text:p><text:s text:c="2"/>1 398</text:p>
          </table:table-cell>
          <table:table-cell office:value-type="float" office:value="834" table:style-name="ce23">
            <text:p><text:s text:c="3"/>83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1985" table:style-name="ce23">
            <text:p><text:s text:c="2"/>1 98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646" table:style-name="ce23">
            <text:p><text:s text:c="2"/>15 64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598" table:style-name="ce47">
            <text:p><text:s text:c="2"/>8 5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848" table:style-name="ce47">
            <text:p><text:s text:c="2"/>1 848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536" table:style-name="ce47">
            <text:p><text:s text:c="3"/>53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41" table:style-name="ce47">
            <text:p><text:s text:c="3"/>241</text:p>
          </table:table-cell>
          <table:table-cell office:value-type="float" office:value="1925" table:style-name="ce47">
            <text:p><text:s text:c="2"/>1 925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081" table:style-name="ce47">
            <text:p><text:s text:c="2"/>1 081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479" table:style-name="ce47">
            <text:p><text:s text:c="3"/>479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364" table:style-name="ce47">
            <text:p><text:s text:c="3"/>364</text:p>
          </table:table-cell>
          <table:table-cell office:value-type="float" office:value="311" table:style-name="ce47">
            <text:p><text:s text:c="3"/>311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470" table:style-name="ce47">
            <text:p><text:s text:c="2"/>1 470</text:p>
          </table:table-cell>
          <table:table-cell office:value-type="float" office:value="1083" table:style-name="ce47">
            <text:p><text:s text:c="2"/>1 083</text:p>
          </table:table-cell>
          <table:table-cell office:value-type="float" office:value="1743" table:style-name="ce47">
            <text:p><text:s text:c="2"/>1 7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8" table:style-name="ce47">
            <text:p><text:s text:c="3"/>32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254" table:style-name="ce47">
            <text:p><text:s text:c="2"/>21 25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469" table:style-name="ce47">
            <text:p><text:s text:c="2"/>2 469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314" table:style-name="ce47">
            <text:p><text:s text:c="3"/>31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73" table:style-name="ce47">
            <text:p><text:s text:c="3"/>273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02" table:style-name="ce47">
            <text:p><text:s text:c="3"/>302</text:p>
          </table:table-cell>
          <table:table-cell office:value-type="float" office:value="273" table:style-name="ce47">
            <text:p><text:s text:c="3"/>273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287" table:style-name="ce47">
            <text:p><text:s text:c="3"/>287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214" table:style-name="ce47">
            <text:p><text:s text:c="3"/>214</text:p>
          </table:table-cell>
          <table:table-cell office:value-type="float" office:value="268" table:style-name="ce47">
            <text:p><text:s text:c="3"/>268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605" table:style-name="ce47">
            <text:p><text:s text:c="3"/>605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265" table:style-name="ce47">
            <text:p><text:s text:c="2"/>1 265</text:p>
          </table:table-cell>
          <table:table-cell office:value-type="float" office:value="226" table:style-name="ce47">
            <text:p><text:s text:c="3"/>226</text:p>
          </table:table-cell>
          <table:table-cell office:value-type="float" office:value="3680" table:style-name="ce47">
            <text:p><text:s text:c="2"/>3 680</text:p>
          </table:table-cell>
          <table:table-cell office:value-type="float" office:value="252" table:style-name="ce47">
            <text:p><text:s text:c="3"/>252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859" table:style-name="ce47">
            <text:p><text:s text:c="3"/>859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749" table:style-name="ce47">
            <text:p><text:s text:c="3"/>749</text:p>
          </table:table-cell>
          <table:table-cell office:value-type="float" office:value="2507" table:style-name="ce47">
            <text:p><text:s text:c="2"/>2 507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1014" table:style-name="ce47">
            <text:p><text:s text:c="2"/>1 014</text:p>
          </table:table-cell>
          <table:table-cell office:value-type="float" office:value="315" table:style-name="ce47">
            <text:p><text:s text:c="3"/>315</text:p>
          </table:table-cell>
          <table:table-cell office:value-type="float" office:value="613" table:style-name="ce47">
            <text:p><text:s text:c="3"/>613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370" table:style-name="ce47">
            <text:p><text:s text:c="3"/>37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087" table:style-name="ce47">
            <text:p><text:s text:c="2"/>1 087</text:p>
          </table:table-cell>
          <table:table-cell office:value-type="float" office:value="345" table:style-name="ce47">
            <text:p><text:s text:c="3"/>345</text:p>
          </table:table-cell>
          <table:table-cell office:value-type="float" office:value="2405" table:style-name="ce47">
            <text:p><text:s text:c="2"/>2 405</text:p>
          </table:table-cell>
          <table:table-cell office:value-type="float" office:value="406" table:style-name="ce47">
            <text:p><text:s text:c="3"/>40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7275" table:style-name="ce47">
            <text:p><text:s text:c="2"/>7 2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850" table:style-name="ce47">
            <text:p><text:s text:c="2"/>30 850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1048" table:style-name="ce47">
            <text:p><text:s text:c="2"/>1 048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3802" table:style-name="ce47">
            <text:p><text:s text:c="2"/>3 802</text:p>
          </table:table-cell>
          <table:table-cell office:value-type="float" office:value="2372" table:style-name="ce47">
            <text:p><text:s text:c="2"/>2 372</text:p>
          </table:table-cell>
          <table:table-cell office:value-type="float" office:value="522" table:style-name="ce47">
            <text:p><text:s text:c="3"/>522</text:p>
          </table:table-cell>
          <table:table-cell office:value-type="float" office:value="2922" table:style-name="ce47">
            <text:p><text:s text:c="2"/>2 922</text:p>
          </table:table-cell>
          <table:table-cell office:value-type="float" office:value="1993" table:style-name="ce47">
            <text:p><text:s text:c="2"/>1 993</text:p>
          </table:table-cell>
          <table:table-cell office:value-type="float" office:value="3634" table:style-name="ce47">
            <text:p><text:s text:c="2"/>3 634</text:p>
          </table:table-cell>
          <table:table-cell office:value-type="float" office:value="2182" table:style-name="ce47">
            <text:p><text:s text:c="2"/>2 182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217" table:style-name="ce47">
            <text:p><text:s text:c="3"/>217</text:p>
          </table:table-cell>
          <table:table-cell office:value-type="float" office:value="1163" table:style-name="ce47">
            <text:p><text:s text:c="2"/>1 163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681" table:style-name="ce47">
            <text:p><text:s text:c="3"/>681</text:p>
          </table:table-cell>
          <table:table-cell office:value-type="float" office:value="901" table:style-name="ce47">
            <text:p><text:s text:c="3"/>901</text:p>
          </table:table-cell>
          <table:table-cell office:value-type="float" office:value="1048" table:style-name="ce47">
            <text:p><text:s text:c="2"/>1 048</text:p>
          </table:table-cell>
          <table:table-cell office:value-type="float" office:value="396" table:style-name="ce47">
            <text:p><text:s text:c="3"/>396</text:p>
          </table:table-cell>
          <table:table-cell office:value-type="float" office:value="420" table:style-name="ce47">
            <text:p><text:s text:c="3"/>420</text:p>
          </table:table-cell>
          <table:table-cell office:value-type="float" office:value="547" table:style-name="ce47">
            <text:p><text:s text:c="3"/>547</text:p>
          </table:table-cell>
          <table:table-cell office:value-type="float" office:value="193" table:style-name="ce47">
            <text:p><text:s text:c="3"/>193</text:p>
          </table:table-cell>
          <table:table-cell office:value-type="float" office:value="249" table:style-name="ce47">
            <text:p><text:s text:c="3"/>249</text:p>
          </table:table-cell>
          <table:table-cell office:value-type="float" office:value="2845" table:style-name="ce47">
            <text:p><text:s text:c="2"/>2 845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896" table:style-name="ce47">
            <text:p><text:s text:c="3"/>896</text:p>
          </table:table-cell>
          <table:table-cell office:value-type="float" office:value="538" table:style-name="ce47">
            <text:p><text:s text:c="3"/>538</text:p>
          </table:table-cell>
          <table:table-cell office:value-type="float" office:value="877" table:style-name="ce47">
            <text:p><text:s text:c="3"/>877</text:p>
          </table:table-cell>
          <table:table-cell office:value-type="float" office:value="277" table:style-name="ce47">
            <text:p><text:s text:c="3"/>277</text:p>
          </table:table-cell>
          <table:table-cell office:value-type="float" office:value="4018" table:style-name="ce47">
            <text:p><text:s text:c="2"/>4 018</text:p>
          </table:table-cell>
          <table:table-cell office:value-type="float" office:value="588" table:style-name="ce47">
            <text:p><text:s text:c="3"/>588</text:p>
          </table:table-cell>
          <table:table-cell office:value-type="float" office:value="355" table:style-name="ce47">
            <text:p><text:s text:c="3"/>355</text:p>
          </table:table-cell>
          <table:table-cell office:value-type="float" office:value="219" table:style-name="ce47">
            <text:p><text:s text:c="3"/>219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85" table:style-name="ce47">
            <text:p><text:s text:c="3"/>285</text:p>
          </table:table-cell>
          <table:table-cell office:value-type="float" office:value="306" table:style-name="ce47">
            <text:p><text:s text:c="3"/>306</text:p>
          </table:table-cell>
          <table:table-cell office:value-type="float" office:value="12826" table:style-name="ce47">
            <text:p><text:s text:c="2"/>12 826</text:p>
          </table:table-cell>
          <table:table-cell office:value-type="float" office:value="9776" table:style-name="ce47">
            <text:p><text:s text:c="2"/>9 776</text:p>
          </table:table-cell>
          <table:table-cell office:value-type="float" office:value="2740" table:style-name="ce47">
            <text:p><text:s text:c="2"/>2 740</text:p>
          </table:table-cell>
          <table:table-cell office:value-type="float" office:value="5229" table:style-name="ce47">
            <text:p><text:s text:c="2"/>5 229</text:p>
          </table:table-cell>
          <table:table-cell office:value-type="float" office:value="3740" table:style-name="ce47">
            <text:p><text:s text:c="2"/>3 74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217" table:style-name="ce47">
            <text:p><text:s text:c="3"/>217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1720" table:style-name="ce47">
            <text:p><text:s text:c="2"/>1 720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89" table:style-name="ce47">
            <text:p><text:s text:c="3"/>9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4948" table:style-name="ce47">
            <text:p><text:s text:c="2"/>74 948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178" table:style-name="ce47">
            <text:p><text:s text:c="3"/>178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387" table:style-name="ce47">
            <text:p><text:s text:c="3"/>387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649" table:style-name="ce47">
            <text:p><text:s text:c="3"/>649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404" table:style-name="ce47">
            <text:p><text:s text:c="3"/>404</text:p>
          </table:table-cell>
          <table:table-cell office:value-type="float" office:value="469" table:style-name="ce47">
            <text:p><text:s text:c="3"/>469</text:p>
          </table:table-cell>
          <table:table-cell office:value-type="float" office:value="4637" table:style-name="ce47">
            <text:p><text:s text:c="2"/>4 637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555" table:style-name="ce47">
            <text:p><text:s text:c="2"/>1 555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256" table:style-name="ce47">
            <text:p><text:s text:c="3"/>256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499" table:style-name="ce47">
            <text:p><text:s text:c="3"/>499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4140" table:style-name="ce47">
            <text:p><text:s text:c="2"/>4 140</text:p>
          </table:table-cell>
          <table:table-cell office:value-type="float" office:value="235" table:style-name="ce47">
            <text:p><text:s text:c="3"/>235</text:p>
          </table:table-cell>
          <table:table-cell office:value-type="float" office:value="597" table:style-name="ce47">
            <text:p><text:s text:c="3"/>597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600" table:style-name="ce47">
            <text:p><text:s text:c="3"/>60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2053" table:style-name="ce47">
            <text:p><text:s text:c="2"/>2 053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517" table:style-name="ce47">
            <text:p><text:s text:c="3"/>517</text:p>
          </table:table-cell>
          <table:table-cell office:value-type="float" office:value="260" table:style-name="ce47">
            <text:p><text:s text:c="3"/>260</text:p>
          </table:table-cell>
          <table:table-cell office:value-type="float" office:value="331" table:style-name="ce47">
            <text:p><text:s text:c="3"/>331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458" table:style-name="ce47">
            <text:p><text:s text:c="3"/>4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903" table:style-name="ce47">
            <text:p><text:s text:c="2"/>21 90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432" table:style-name="ce46">
            <text:p><text:s text:c="3"/>432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444" table:style-name="ce46">
            <text:p><text:s text:c="3"/>444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435" table:style-name="ce46">
            <text:p><text:s text:c="3"/>435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201" table:style-name="ce46">
            <text:p><text:s text:c="3"/>201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291" table:style-name="ce46">
            <text:p><text:s text:c="3"/>291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437" table:style-name="ce46">
            <text:p><text:s text:c="3"/>437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171" table:style-name="ce46">
            <text:p><text:s text:c="3"/>171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359" table:style-name="ce46">
            <text:p><text:s text:c="3"/>359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678" table:style-name="ce46">
            <text:p><text:s text:c="2"/>1 678</text:p>
          </table:table-cell>
          <table:table-cell office:value-type="float" office:value="552" table:style-name="ce46">
            <text:p><text:s text:c="3"/>552</text:p>
          </table:table-cell>
          <table:table-cell office:value-type="float" office:value="4576" table:style-name="ce46">
            <text:p><text:s text:c="2"/>4 576</text:p>
          </table:table-cell>
          <table:table-cell office:value-type="float" office:value="314" table:style-name="ce46">
            <text:p><text:s text:c="3"/>314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758" table:style-name="ce46">
            <text:p><text:s text:c="3"/>758</text:p>
          </table:table-cell>
          <table:table-cell office:value-type="float" office:value="1532" table:style-name="ce46">
            <text:p><text:s text:c="2"/>1 532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491" table:style-name="ce46">
            <text:p><text:s text:c="3"/>491</text:p>
          </table:table-cell>
          <table:table-cell office:value-type="float" office:value="405" table:style-name="ce46">
            <text:p><text:s text:c="3"/>405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3168" table:style-name="ce46">
            <text:p><text:s text:c="2"/>3 168</text:p>
          </table:table-cell>
          <table:table-cell office:value-type="float" office:value="328" table:style-name="ce46">
            <text:p><text:s text:c="3"/>328</text:p>
          </table:table-cell>
          <table:table-cell office:value-type="float" office:value="567" table:style-name="ce46">
            <text:p><text:s text:c="3"/>567</text:p>
          </table:table-cell>
          <table:table-cell office:value-type="float" office:value="460" table:style-name="ce46">
            <text:p><text:s text:c="3"/>4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9" table:style-name="ce46">
            <text:p><text:s text:c="3"/>219</text:p>
          </table:table-cell>
          <table:table-cell office:value-type="float" office:value="8206" table:style-name="ce46">
            <text:p><text:s text:c="2"/>8 2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540" table:style-name="ce46">
            <text:p><text:s text:c="2"/>30 54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28" table:style-name="ce46">
            <text:p><text:s text:c="3"/>2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88" table:style-name="ce46">
            <text:p><text:s text:c="3"/>288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453" table:style-name="ce46">
            <text:p><text:s text:c="3"/>45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325" table:style-name="ce46">
            <text:p><text:s text:c="3"/>32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608" table:style-name="ce46">
            <text:p><text:s text:c="3"/>608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5" table:style-name="ce46">
            <text:p><text:s text:c="2"/>1 055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281" table:style-name="ce46">
            <text:p><text:s text:c="3"/>2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3" table:style-name="ce46">
            <text:p><text:s text:c="3"/>773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3143" table:style-name="ce46">
            <text:p><text:s text:c="2"/>3 143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1655" table:style-name="ce46">
            <text:p><text:s text:c="2"/>1 65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59" table:style-name="ce46">
            <text:p><text:s text:c="3"/>2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68" table:style-name="ce46">
            <text:p><text:s text:c="2"/>1 56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0764" table:style-name="ce46">
            <text:p><text:s text:c="2"/>10 764</text:p>
          </table:table-cell>
          <table:table-cell office:value-type="float" office:value="1934" table:style-name="ce46">
            <text:p><text:s text:c="2"/>1 934</text:p>
          </table:table-cell>
          <table:table-cell office:value-type="float" office:value="274" table:style-name="ce46">
            <text:p><text:s text:c="3"/>274</text:p>
          </table:table-cell>
          <table:table-cell office:value-type="float" office:value="4617" table:style-name="ce46">
            <text:p><text:s text:c="2"/>4 617</text:p>
          </table:table-cell>
          <table:table-cell office:value-type="float" office:value="4771" table:style-name="ce46">
            <text:p><text:s text:c="2"/>4 771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9161" table:style-name="ce46">
            <text:p><text:s text:c="2"/>9 1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313" table:style-name="ce46">
            <text:p><text:s text:c="2"/>43 31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5" table:style-name="ce46">
            <text:p><text:s text:c="3"/>3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795" table:style-name="ce46">
            <text:p><text:s text:c="2"/>1 795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390" table:style-name="ce46">
            <text:p><text:s text:c="3"/>390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2661" table:style-name="ce46">
            <text:p><text:s text:c="2"/>2 661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68" table:style-name="ce46">
            <text:p><text:s text:c="2"/>1 068</text:p>
          </table:table-cell>
          <table:table-cell office:value-type="float" office:value="3270" table:style-name="ce46">
            <text:p><text:s text:c="2"/>3 270</text:p>
          </table:table-cell>
          <table:table-cell office:value-type="float" office:value="2082" table:style-name="ce46">
            <text:p><text:s text:c="2"/>2 082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888" table:style-name="ce46">
            <text:p><text:s text:c="2"/>12 888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5161" table:style-name="ce46">
            <text:p><text:s text:c="2"/>5 161</text:p>
          </table:table-cell>
          <table:table-cell office:value-type="float" office:value="4647" table:style-name="ce46">
            <text:p><text:s text:c="2"/>4 64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605" table:style-name="ce46">
            <text:p><text:s text:c="2"/>32 6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593" table:style-name="ce46">
            <text:p><text:s text:c="2"/>42 59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759" table:style-name="ce46">
            <text:p><text:s text:c="3"/>759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728" table:style-name="ce46">
            <text:p><text:s text:c="3"/>728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1393" table:style-name="ce46">
            <text:p><text:s text:c="2"/>1 393</text:p>
          </table:table-cell>
          <table:table-cell office:value-type="float" office:value="394" table:style-name="ce46">
            <text:p><text:s text:c="3"/>394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559" table:style-name="ce46">
            <text:p><text:s text:c="3"/>559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373" table:style-name="ce46">
            <text:p><text:s text:c="3"/>373</text:p>
          </table:table-cell>
          <table:table-cell office:value-type="float" office:value="317" table:style-name="ce46">
            <text:p><text:s text:c="3"/>317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294" table:style-name="ce46">
            <text:p><text:s text:c="3"/>294</text:p>
          </table:table-cell>
          <table:table-cell office:value-type="float" office:value="244" table:style-name="ce46">
            <text:p><text:s text:c="3"/>244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36" table:style-name="ce46">
            <text:p><text:s text:c="3"/>236</text:p>
          </table:table-cell>
          <table:table-cell office:value-type="float" office:value="338" table:style-name="ce46">
            <text:p><text:s text:c="3"/>338</text:p>
          </table:table-cell>
          <table:table-cell office:value-type="float" office:value="411" table:style-name="ce46">
            <text:p><text:s text:c="3"/>411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390" table:style-name="ce46">
            <text:p><text:s text:c="3"/>390</text:p>
          </table:table-cell>
          <table:table-cell office:value-type="float" office:value="838" table:style-name="ce46">
            <text:p><text:s text:c="3"/>838</text:p>
          </table:table-cell>
          <table:table-cell office:value-type="float" office:value="442" table:style-name="ce46">
            <text:p><text:s text:c="3"/>442</text:p>
          </table:table-cell>
          <table:table-cell office:value-type="float" office:value="416" table:style-name="ce46">
            <text:p><text:s text:c="3"/>416</text:p>
          </table:table-cell>
          <table:table-cell office:value-type="float" office:value="1333" table:style-name="ce46">
            <text:p><text:s text:c="2"/>1 333</text:p>
          </table:table-cell>
          <table:table-cell office:value-type="float" office:value="1346" table:style-name="ce46">
            <text:p><text:s text:c="2"/>1 346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484" table:style-name="ce46">
            <text:p><text:s text:c="3"/>484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484" table:style-name="ce46">
            <text:p><text:s text:c="3"/>484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1199" table:style-name="ce46">
            <text:p><text:s text:c="2"/>1 199</text:p>
          </table:table-cell>
          <table:table-cell office:value-type="float" office:value="1172" table:style-name="ce46">
            <text:p><text:s text:c="2"/>1 172</text:p>
          </table:table-cell>
          <table:table-cell office:value-type="float" office:value="7091" table:style-name="ce46">
            <text:p><text:s text:c="2"/>7 091</text:p>
          </table:table-cell>
          <table:table-cell office:value-type="float" office:value="1032" table:style-name="ce46">
            <text:p><text:s text:c="2"/>1 032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858" table:style-name="ce46">
            <text:p><text:s text:c="3"/>858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785" table:style-name="ce46">
            <text:p><text:s text:c="3"/>785</text:p>
          </table:table-cell>
          <table:table-cell office:value-type="float" office:value="118" table:style-name="ce46">
            <text:p><text:s text:c="3"/>118</text:p>
          </table:table-cell>
          <table:table-cell office:value-type="float" office:value="331" table:style-name="ce46">
            <text:p><text:s text:c="3"/>331</text:p>
          </table:table-cell>
          <table:table-cell office:value-type="float" office:value="23327" table:style-name="ce46">
            <text:p><text:s text:c="2"/>23 327</text:p>
          </table:table-cell>
          <table:table-cell office:value-type="float" office:value="1729" table:style-name="ce46">
            <text:p><text:s text:c="2"/>1 729</text:p>
          </table:table-cell>
          <table:table-cell office:value-type="float" office:value="8943" table:style-name="ce46">
            <text:p><text:s text:c="2"/>8 943</text:p>
          </table:table-cell>
          <table:table-cell office:value-type="float" office:value="648" table:style-name="ce46">
            <text:p><text:s text:c="3"/>648</text:p>
          </table:table-cell>
          <table:table-cell office:value-type="float" office:value="2866" table:style-name="ce46">
            <text:p><text:s text:c="2"/>2 866</text:p>
          </table:table-cell>
          <table:table-cell office:value-type="float" office:value="373" table:style-name="ce46">
            <text:p><text:s text:c="3"/>373</text:p>
          </table:table-cell>
          <table:table-cell office:value-type="float" office:value="2822" table:style-name="ce46">
            <text:p><text:s text:c="2"/>2 822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1924" table:style-name="ce46">
            <text:p><text:s text:c="2"/>1 924</text:p>
          </table:table-cell>
          <table:table-cell office:value-type="float" office:value="290" table:style-name="ce46">
            <text:p><text:s text:c="3"/>290</text:p>
          </table:table-cell>
          <table:table-cell office:value-type="float" office:value="5700" table:style-name="ce46">
            <text:p><text:s text:c="2"/>5 700</text:p>
          </table:table-cell>
          <table:table-cell office:value-type="float" office:value="1029" table:style-name="ce46">
            <text:p><text:s text:c="2"/>1 029</text:p>
          </table:table-cell>
          <table:table-cell office:value-type="float" office:value="1500" table:style-name="ce46">
            <text:p><text:s text:c="2"/>1 500</text:p>
          </table:table-cell>
          <table:table-cell office:value-type="float" office:value="473" table:style-name="ce46">
            <text:p><text:s text:c="3"/>473</text:p>
          </table:table-cell>
          <table:table-cell office:value-type="float" office:value="1272" table:style-name="ce46">
            <text:p><text:s text:c="2"/>1 272</text:p>
          </table:table-cell>
          <table:table-cell office:value-type="float" office:value="280" table:style-name="ce46">
            <text:p><text:s text:c="3"/>280</text:p>
          </table:table-cell>
          <table:table-cell office:value-type="float" office:value="1657" table:style-name="ce46">
            <text:p><text:s text:c="2"/>1 6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671" table:style-name="ce46">
            <text:p><text:s text:c="2"/>81 671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254" table:style-name="ce47">
            <text:p><text:s text:c="3"/>254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502" table:style-name="ce47">
            <text:p><text:s text:c="3"/>502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896" table:style-name="ce47">
            <text:p><text:s text:c="3"/>896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74" table:style-name="ce47">
            <text:p><text:s text:c="3"/>374</text:p>
          </table:table-cell>
          <table:table-cell office:value-type="float" office:value="218" table:style-name="ce47">
            <text:p><text:s text:c="3"/>218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389" table:style-name="ce47">
            <text:p><text:s text:c="3"/>389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383" table:style-name="ce47">
            <text:p><text:s text:c="3"/>383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849" table:style-name="ce47">
            <text:p><text:s text:c="3"/>849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1663" table:style-name="ce47">
            <text:p><text:s text:c="2"/>1 663</text:p>
          </table:table-cell>
          <table:table-cell office:value-type="float" office:value="458" table:style-name="ce47">
            <text:p><text:s text:c="3"/>458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441" table:style-name="ce47">
            <text:p><text:s text:c="3"/>441</text:p>
          </table:table-cell>
          <table:table-cell office:value-type="float" office:value="9295" table:style-name="ce47">
            <text:p><text:s text:c="2"/>9 295</text:p>
          </table:table-cell>
          <table:table-cell office:value-type="float" office:value="1003" table:style-name="ce47">
            <text:p><text:s text:c="2"/>1 00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36" table:style-name="ce47">
            <text:p><text:s text:c="3"/>836</text:p>
          </table:table-cell>
          <table:table-cell office:value-type="float" office:value="1504" table:style-name="ce47">
            <text:p><text:s text:c="2"/>1 504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476" table:style-name="ce47">
            <text:p><text:s text:c="3"/>476</text:p>
          </table:table-cell>
          <table:table-cell office:value-type="float" office:value="1282" table:style-name="ce47">
            <text:p><text:s text:c="2"/>1 282</text:p>
          </table:table-cell>
          <table:table-cell office:value-type="float" office:value="3337" table:style-name="ce47">
            <text:p><text:s text:c="2"/>3 337</text:p>
          </table:table-cell>
          <table:table-cell office:value-type="float" office:value="10462" table:style-name="ce47">
            <text:p><text:s text:c="2"/>10 462</text:p>
          </table:table-cell>
          <table:table-cell office:value-type="float" office:value="18792" table:style-name="ce47">
            <text:p><text:s text:c="2"/>18 792</text:p>
          </table:table-cell>
          <table:table-cell office:value-type="float" office:value="380" table:style-name="ce47">
            <text:p><text:s text:c="3"/>380</text:p>
          </table:table-cell>
          <table:table-cell office:value-type="float" office:value="2964" table:style-name="ce47">
            <text:p><text:s text:c="2"/>2 964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7843" table:style-name="ce47">
            <text:p><text:s text:c="2"/>7 843</text:p>
          </table:table-cell>
          <table:table-cell office:value-type="float" office:value="374" table:style-name="ce47">
            <text:p><text:s text:c="3"/>374</text:p>
          </table:table-cell>
          <table:table-cell office:value-type="float" office:value="1094" table:style-name="ce47">
            <text:p><text:s text:c="2"/>1 094</text:p>
          </table:table-cell>
          <table:table-cell office:value-type="float" office:value="209" table:style-name="ce47">
            <text:p><text:s text:c="3"/>209</text:p>
          </table:table-cell>
          <table:table-cell office:value-type="float" office:value="10863" table:style-name="ce47">
            <text:p><text:s text:c="2"/>10 863</text:p>
          </table:table-cell>
          <table:table-cell office:value-type="float" office:value="1655" table:style-name="ce47">
            <text:p><text:s text:c="2"/>1 655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2298" table:style-name="ce47">
            <text:p><text:s text:c="2"/>2 2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2" table:style-name="ce47">
            <text:p><text:s text:c="3"/>212</text:p>
          </table:table-cell>
          <table:table-cell office:value-type="float" office:value="1651" table:style-name="ce47">
            <text:p><text:s text:c="2"/>1 6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6069" table:style-name="ce47">
            <text:p><text:s text:c="2"/>86 06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7869" table:style-name="ce47">
            <text:p><text:s text:c="2"/>7 869</text:p>
          </table:table-cell>
          <table:table-cell office:value-type="float" office:value="2861" table:style-name="ce47">
            <text:p><text:s text:c="2"/>2 861</text:p>
          </table:table-cell>
          <table:table-cell office:value-type="float" office:value="701" table:style-name="ce47">
            <text:p><text:s text:c="3"/>701</text:p>
          </table:table-cell>
          <table:table-cell office:value-type="float" office:value="723" table:style-name="ce47">
            <text:p><text:s text:c="3"/>723</text:p>
          </table:table-cell>
          <table:table-cell office:value-type="float" office:value="5024" table:style-name="ce47">
            <text:p><text:s text:c="2"/>5 024</text:p>
          </table:table-cell>
          <table:table-cell office:value-type="float" office:value="2104" table:style-name="ce47">
            <text:p><text:s text:c="2"/>2 104</text:p>
          </table:table-cell>
          <table:table-cell office:value-type="float" office:value="716" table:style-name="ce47">
            <text:p><text:s text:c="3"/>716</text:p>
          </table:table-cell>
          <table:table-cell office:value-type="float" office:value="6580" table:style-name="ce47">
            <text:p><text:s text:c="2"/>6 580</text:p>
          </table:table-cell>
          <table:table-cell office:value-type="float" office:value="2331" table:style-name="ce47">
            <text:p><text:s text:c="2"/>2 331</text:p>
          </table:table-cell>
          <table:table-cell office:value-type="float" office:value="6658" table:style-name="ce47">
            <text:p><text:s text:c="2"/>6 658</text:p>
          </table:table-cell>
          <table:table-cell office:value-type="float" office:value="1743" table:style-name="ce47">
            <text:p><text:s text:c="2"/>1 743</text:p>
          </table:table-cell>
          <table:table-cell office:value-type="float" office:value="360" table:style-name="ce47">
            <text:p><text:s text:c="3"/>360</text:p>
          </table:table-cell>
          <table:table-cell office:value-type="float" office:value="1083" table:style-name="ce47">
            <text:p><text:s text:c="2"/>1 083</text:p>
          </table:table-cell>
          <table:table-cell office:value-type="float" office:value="1349" table:style-name="ce47">
            <text:p><text:s text:c="2"/>1 349</text:p>
          </table:table-cell>
          <table:table-cell office:value-type="float" office:value="1008" table:style-name="ce47">
            <text:p><text:s text:c="2"/>1 008</text:p>
          </table:table-cell>
          <table:table-cell office:value-type="float" office:value="668" table:style-name="ce47">
            <text:p><text:s text:c="3"/>668</text:p>
          </table:table-cell>
          <table:table-cell office:value-type="float" office:value="2864" table:style-name="ce47">
            <text:p><text:s text:c="2"/>2 864</text:p>
          </table:table-cell>
          <table:table-cell office:value-type="float" office:value="439" table:style-name="ce47">
            <text:p><text:s text:c="3"/>439</text:p>
          </table:table-cell>
          <table:table-cell office:value-type="float" office:value="3934" table:style-name="ce47">
            <text:p><text:s text:c="2"/>3 934</text:p>
          </table:table-cell>
          <table:table-cell office:value-type="float" office:value="1364" table:style-name="ce47">
            <text:p><text:s text:c="2"/>1 364</text:p>
          </table:table-cell>
          <table:table-cell office:value-type="float" office:value="4777" table:style-name="ce47">
            <text:p><text:s text:c="2"/>4 777</text:p>
          </table:table-cell>
          <table:table-cell office:value-type="float" office:value="1753" table:style-name="ce47">
            <text:p><text:s text:c="2"/>1 753</text:p>
          </table:table-cell>
          <table:table-cell office:value-type="float" office:value="1053" table:style-name="ce47">
            <text:p><text:s text:c="2"/>1 053</text:p>
          </table:table-cell>
          <table:table-cell office:value-type="float" office:value="1303" table:style-name="ce47">
            <text:p><text:s text:c="2"/>1 303</text:p>
          </table:table-cell>
          <table:table-cell office:value-type="float" office:value="2362" table:style-name="ce47">
            <text:p><text:s text:c="2"/>2 362</text:p>
          </table:table-cell>
          <table:table-cell office:value-type="float" office:value="2221" table:style-name="ce47">
            <text:p><text:s text:c="2"/>2 221</text:p>
          </table:table-cell>
          <table:table-cell office:value-type="float" office:value="3086" table:style-name="ce47">
            <text:p><text:s text:c="2"/>3 086</text:p>
          </table:table-cell>
          <table:table-cell office:value-type="float" office:value="1398" table:style-name="ce47">
            <text:p><text:s text:c="2"/>1 398</text:p>
          </table:table-cell>
          <table:table-cell office:value-type="float" office:value="1915" table:style-name="ce47">
            <text:p><text:s text:c="2"/>1 915</text:p>
          </table:table-cell>
          <table:table-cell office:value-type="float" office:value="2168" table:style-name="ce47">
            <text:p><text:s text:c="2"/>2 168</text:p>
          </table:table-cell>
          <table:table-cell office:value-type="float" office:value="1608" table:style-name="ce47">
            <text:p><text:s text:c="2"/>1 608</text:p>
          </table:table-cell>
          <table:table-cell office:value-type="float" office:value="2671" table:style-name="ce47">
            <text:p><text:s text:c="2"/>2 671</text:p>
          </table:table-cell>
          <table:table-cell office:value-type="float" office:value="3673" table:style-name="ce47">
            <text:p><text:s text:c="2"/>3 673</text:p>
          </table:table-cell>
          <table:table-cell office:value-type="float" office:value="1535" table:style-name="ce47">
            <text:p><text:s text:c="2"/>1 535</text:p>
          </table:table-cell>
          <table:table-cell office:value-type="float" office:value="1042" table:style-name="ce47">
            <text:p><text:s text:c="2"/>1 042</text:p>
          </table:table-cell>
          <table:table-cell office:value-type="float" office:value="1248" table:style-name="ce47">
            <text:p><text:s text:c="2"/>1 248</text:p>
          </table:table-cell>
          <table:table-cell office:value-type="float" office:value="880" table:style-name="ce47">
            <text:p><text:s text:c="3"/>880</text:p>
          </table:table-cell>
          <table:table-cell office:value-type="float" office:value="8741" table:style-name="ce47">
            <text:p><text:s text:c="2"/>8 741</text:p>
          </table:table-cell>
          <table:table-cell office:value-type="float" office:value="1717" table:style-name="ce47">
            <text:p><text:s text:c="2"/>1 717</text:p>
          </table:table-cell>
          <table:table-cell office:value-type="float" office:value="9821" table:style-name="ce47">
            <text:p><text:s text:c="2"/>9 821</text:p>
          </table:table-cell>
          <table:table-cell office:value-type="float" office:value="3253" table:style-name="ce47">
            <text:p><text:s text:c="2"/>3 253</text:p>
          </table:table-cell>
          <table:table-cell office:value-type="float" office:value="32978" table:style-name="ce47">
            <text:p><text:s text:c="2"/>32 978</text:p>
          </table:table-cell>
          <table:table-cell office:value-type="float" office:value="10802" table:style-name="ce47">
            <text:p><text:s text:c="2"/>10 802</text:p>
          </table:table-cell>
          <table:table-cell office:value-type="float" office:value="747" table:style-name="ce47">
            <text:p><text:s text:c="3"/>747</text:p>
          </table:table-cell>
          <table:table-cell office:value-type="float" office:value="1632" table:style-name="ce47">
            <text:p><text:s text:c="2"/>1 632</text:p>
          </table:table-cell>
          <table:table-cell office:value-type="float" office:value="4028" table:style-name="ce47">
            <text:p><text:s text:c="2"/>4 028</text:p>
          </table:table-cell>
          <table:table-cell office:value-type="float" office:value="696" table:style-name="ce47">
            <text:p><text:s text:c="3"/>696</text:p>
          </table:table-cell>
          <table:table-cell office:value-type="float" office:value="3879" table:style-name="ce47">
            <text:p><text:s text:c="2"/>3 879</text:p>
          </table:table-cell>
          <table:table-cell office:value-type="float" office:value="527" table:style-name="ce47">
            <text:p><text:s text:c="3"/>527</text:p>
          </table:table-cell>
          <table:table-cell office:value-type="float" office:value="1152" table:style-name="ce47">
            <text:p><text:s text:c="2"/>1 152</text:p>
          </table:table-cell>
          <table:table-cell office:value-type="float" office:value="8143" table:style-name="ce47">
            <text:p><text:s text:c="2"/>8 143</text:p>
          </table:table-cell>
          <table:table-cell office:value-type="float" office:value="3368" table:style-name="ce47">
            <text:p><text:s text:c="2"/>3 368</text:p>
          </table:table-cell>
          <table:table-cell office:value-type="float" office:value="91345" table:style-name="ce47">
            <text:p><text:s text:c="2"/>91 345</text:p>
          </table:table-cell>
          <table:table-cell office:value-type="float" office:value="28243" table:style-name="ce47">
            <text:p><text:s text:c="2"/>28 243</text:p>
          </table:table-cell>
          <table:table-cell office:value-type="float" office:value="5475" table:style-name="ce47">
            <text:p><text:s text:c="2"/>5 475</text:p>
          </table:table-cell>
          <table:table-cell office:value-type="float" office:value="1462" table:style-name="ce47">
            <text:p><text:s text:c="2"/>1 462</text:p>
          </table:table-cell>
          <table:table-cell office:value-type="float" office:value="1045" table:style-name="ce47">
            <text:p><text:s text:c="2"/>1 045</text:p>
          </table:table-cell>
          <table:table-cell office:value-type="float" office:value="1472" table:style-name="ce47">
            <text:p><text:s text:c="2"/>1 472</text:p>
          </table:table-cell>
          <table:table-cell office:value-type="float" office:value="6405" table:style-name="ce47">
            <text:p><text:s text:c="2"/>6 405</text:p>
          </table:table-cell>
          <table:table-cell office:value-type="float" office:value="1285" table:style-name="ce47">
            <text:p><text:s text:c="2"/>1 285</text:p>
          </table:table-cell>
          <table:table-cell office:value-type="float" office:value="68887" table:style-name="ce47">
            <text:p><text:s text:c="2"/>68 887</text:p>
          </table:table-cell>
          <table:table-cell office:value-type="float" office:value="953" table:style-name="ce47">
            <text:p><text:s text:c="3"/>953</text:p>
          </table:table-cell>
          <table:table-cell office:value-type="float" office:value="2701" table:style-name="ce47">
            <text:p><text:s text:c="2"/>2 701</text:p>
          </table:table-cell>
          <table:table-cell office:value-type="float" office:value="381" table:style-name="ce47">
            <text:p><text:s text:c="3"/>381</text:p>
          </table:table-cell>
          <table:table-cell office:value-type="float" office:value="6221" table:style-name="ce47">
            <text:p><text:s text:c="2"/>6 221</text:p>
          </table:table-cell>
          <table:table-cell office:value-type="float" office:value="921" table:style-name="ce47">
            <text:p><text:s text:c="3"/>921</text:p>
          </table:table-cell>
          <table:table-cell office:value-type="float" office:value="2731" table:style-name="ce47">
            <text:p><text:s text:c="2"/>2 7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6083" table:style-name="ce47">
            <text:p><text:s text:c="2"/>396 08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455" table:style-name="ce47">
            <text:p><text:s text:c="3"/>455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707" table:style-name="ce47">
            <text:p><text:s text:c="3"/>707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550" table:style-name="ce47">
            <text:p><text:s text:c="3"/>550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336" table:style-name="ce47">
            <text:p><text:s text:c="3"/>336</text:p>
          </table:table-cell>
          <table:table-cell office:value-type="float" office:value="424" table:style-name="ce47">
            <text:p><text:s text:c="3"/>424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176" table:style-name="ce47">
            <text:p><text:s text:c="3"/>176</text:p>
          </table:table-cell>
          <table:table-cell office:value-type="float" office:value="221" table:style-name="ce47">
            <text:p><text:s text:c="3"/>221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185" table:style-name="ce47">
            <text:p><text:s text:c="3"/>185</text:p>
          </table:table-cell>
          <table:table-cell office:value-type="float" office:value="266" table:style-name="ce47">
            <text:p><text:s text:c="3"/>266</text:p>
          </table:table-cell>
          <table:table-cell office:value-type="float" office:value="444" table:style-name="ce47">
            <text:p><text:s text:c="3"/>444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311" table:style-name="ce47">
            <text:p><text:s text:c="3"/>311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290" table:style-name="ce47">
            <text:p><text:s text:c="3"/>290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242" table:style-name="ce47">
            <text:p><text:s text:c="3"/>242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271" table:style-name="ce47">
            <text:p><text:s text:c="3"/>271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1370" table:style-name="ce47">
            <text:p><text:s text:c="2"/>1 370</text:p>
          </table:table-cell>
          <table:table-cell office:value-type="float" office:value="349" table:style-name="ce47">
            <text:p><text:s text:c="3"/>349</text:p>
          </table:table-cell>
          <table:table-cell office:value-type="float" office:value="1351" table:style-name="ce47">
            <text:p><text:s text:c="2"/>1 351</text:p>
          </table:table-cell>
          <table:table-cell office:value-type="float" office:value="4142" table:style-name="ce47">
            <text:p><text:s text:c="2"/>4 142</text:p>
          </table:table-cell>
          <table:table-cell office:value-type="float" office:value="43134" table:style-name="ce47">
            <text:p><text:s text:c="2"/>43 134</text:p>
          </table:table-cell>
          <table:table-cell office:value-type="float" office:value="1448" table:style-name="ce47">
            <text:p><text:s text:c="2"/>1 448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3156" table:style-name="ce47">
            <text:p><text:s text:c="2"/>3 156</text:p>
          </table:table-cell>
          <table:table-cell office:value-type="float" office:value="1375" table:style-name="ce47">
            <text:p><text:s text:c="2"/>1 375</text:p>
          </table:table-cell>
          <table:table-cell office:value-type="float" office:value="6168" table:style-name="ce47">
            <text:p><text:s text:c="2"/>6 168</text:p>
          </table:table-cell>
          <table:table-cell office:value-type="float" office:value="222" table:style-name="ce47">
            <text:p><text:s text:c="3"/>222</text:p>
          </table:table-cell>
          <table:table-cell office:value-type="float" office:value="534" table:style-name="ce47">
            <text:p><text:s text:c="3"/>534</text:p>
          </table:table-cell>
          <table:table-cell office:value-type="float" office:value="2533" table:style-name="ce47">
            <text:p><text:s text:c="2"/>2 533</text:p>
          </table:table-cell>
          <table:table-cell office:value-type="float" office:value="1916" table:style-name="ce47">
            <text:p><text:s text:c="2"/>1 916</text:p>
          </table:table-cell>
          <table:table-cell office:value-type="float" office:value="5960" table:style-name="ce47">
            <text:p><text:s text:c="2"/>5 960</text:p>
          </table:table-cell>
          <table:table-cell office:value-type="float" office:value="2522" table:style-name="ce47">
            <text:p><text:s text:c="2"/>2 522</text:p>
          </table:table-cell>
          <table:table-cell office:value-type="float" office:value="5761" table:style-name="ce47">
            <text:p><text:s text:c="2"/>5 761</text:p>
          </table:table-cell>
          <table:table-cell office:value-type="float" office:value="908" table:style-name="ce47">
            <text:p><text:s text:c="3"/>908</text:p>
          </table:table-cell>
          <table:table-cell office:value-type="float" office:value="1075" table:style-name="ce47">
            <text:p><text:s text:c="2"/>1 075</text:p>
          </table:table-cell>
          <table:table-cell office:value-type="float" office:value="1133" table:style-name="ce47">
            <text:p><text:s text:c="2"/>1 133</text:p>
          </table:table-cell>
          <table:table-cell office:value-type="float" office:value="3715" table:style-name="ce47">
            <text:p><text:s text:c="2"/>3 715</text:p>
          </table:table-cell>
          <table:table-cell office:value-type="float" office:value="288" table:style-name="ce47">
            <text:p><text:s text:c="3"/>288</text:p>
          </table:table-cell>
          <table:table-cell office:value-type="float" office:value="3047" table:style-name="ce47">
            <text:p><text:s text:c="2"/>3 047</text:p>
          </table:table-cell>
          <table:table-cell office:value-type="float" office:value="676" table:style-name="ce47">
            <text:p><text:s text:c="3"/>676</text:p>
          </table:table-cell>
          <table:table-cell office:value-type="float" office:value="5464" table:style-name="ce47">
            <text:p><text:s text:c="2"/>5 464</text:p>
          </table:table-cell>
          <table:table-cell office:value-type="float" office:value="529" table:style-name="ce47">
            <text:p><text:s text:c="3"/>529</text:p>
          </table:table-cell>
          <table:table-cell office:value-type="float" office:value="2584" table:style-name="ce47">
            <text:p><text:s text:c="2"/>2 584</text:p>
          </table:table-cell>
          <table:table-cell office:value-type="float" office:value="4668" table:style-name="ce47">
            <text:p><text:s text:c="2"/>4 668</text:p>
          </table:table-cell>
          <table:table-cell office:value-type="float" office:value="3603" table:style-name="ce47">
            <text:p><text:s text:c="2"/>3 60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6858" table:style-name="ce47">
            <text:p><text:s text:c="2"/>116 858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600" table:style-name="ce47">
            <text:p><text:s text:c="3"/>600</text:p>
          </table:table-cell>
          <table:table-cell office:value-type="float" office:value="12073" table:style-name="ce47">
            <text:p><text:s text:c="2"/>12 073</text:p>
          </table:table-cell>
          <table:table-cell office:value-type="float" office:value="2547" table:style-name="ce47">
            <text:p><text:s text:c="2"/>2 547</text:p>
          </table:table-cell>
          <table:table-cell office:value-type="float" office:value="370" table:style-name="ce47">
            <text:p><text:s text:c="3"/>370</text:p>
          </table:table-cell>
          <table:table-cell office:value-type="float" office:value="4264" table:style-name="ce47">
            <text:p><text:s text:c="2"/>4 264</text:p>
          </table:table-cell>
          <table:table-cell office:value-type="float" office:value="1023" table:style-name="ce47">
            <text:p><text:s text:c="2"/>1 023</text:p>
          </table:table-cell>
          <table:table-cell office:value-type="float" office:value="7558" table:style-name="ce47">
            <text:p><text:s text:c="2"/>7 558</text:p>
          </table:table-cell>
          <table:table-cell office:value-type="float" office:value="2203" table:style-name="ce47">
            <text:p><text:s text:c="2"/>2 203</text:p>
          </table:table-cell>
          <table:table-cell office:value-type="float" office:value="836" table:style-name="ce47">
            <text:p><text:s text:c="3"/>836</text:p>
          </table:table-cell>
          <table:table-cell office:value-type="float" office:value="374" table:style-name="ce47">
            <text:p><text:s text:c="3"/>374</text:p>
          </table:table-cell>
          <table:table-cell office:value-type="float" office:value="372" table:style-name="ce47">
            <text:p><text:s text:c="3"/>372</text:p>
          </table:table-cell>
          <table:table-cell office:value-type="float" office:value="285" table:style-name="ce47">
            <text:p><text:s text:c="3"/>285</text:p>
          </table:table-cell>
          <table:table-cell office:value-type="float" office:value="258" table:style-name="ce47">
            <text:p><text:s text:c="3"/>258</text:p>
          </table:table-cell>
          <table:table-cell office:value-type="float" office:value="2096" table:style-name="ce47">
            <text:p><text:s text:c="2"/>2 096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5903" table:style-name="ce47">
            <text:p><text:s text:c="2"/>5 903</text:p>
          </table:table-cell>
          <table:table-cell office:value-type="float" office:value="639" table:style-name="ce47">
            <text:p><text:s text:c="3"/>639</text:p>
          </table:table-cell>
          <table:table-cell office:value-type="float" office:value="3943" table:style-name="ce47">
            <text:p><text:s text:c="2"/>3 943</text:p>
          </table:table-cell>
          <table:table-cell office:value-type="float" office:value="4892" table:style-name="ce47">
            <text:p><text:s text:c="2"/>4 892</text:p>
          </table:table-cell>
          <table:table-cell office:value-type="float" office:value="1659" table:style-name="ce47">
            <text:p><text:s text:c="2"/>1 659</text:p>
          </table:table-cell>
          <table:table-cell office:value-type="float" office:value="4668" table:style-name="ce47">
            <text:p><text:s text:c="2"/>4 668</text:p>
          </table:table-cell>
          <table:table-cell office:value-type="float" office:value="1869" table:style-name="ce47">
            <text:p><text:s text:c="2"/>1 869</text:p>
          </table:table-cell>
          <table:table-cell office:value-type="float" office:value="2420" table:style-name="ce47">
            <text:p><text:s text:c="2"/>2 420</text:p>
          </table:table-cell>
          <table:table-cell office:value-type="float" office:value="1827" table:style-name="ce47">
            <text:p><text:s text:c="2"/>1 827</text:p>
          </table:table-cell>
          <table:table-cell office:value-type="float" office:value="687" table:style-name="ce47">
            <text:p><text:s text:c="3"/>687</text:p>
          </table:table-cell>
          <table:table-cell office:value-type="float" office:value="944" table:style-name="ce47">
            <text:p><text:s text:c="3"/>944</text:p>
          </table:table-cell>
          <table:table-cell office:value-type="float" office:value="2985" table:style-name="ce47">
            <text:p><text:s text:c="2"/>2 985</text:p>
          </table:table-cell>
          <table:table-cell office:value-type="float" office:value="2763" table:style-name="ce47">
            <text:p><text:s text:c="2"/>2 763</text:p>
          </table:table-cell>
          <table:table-cell office:value-type="float" office:value="2277" table:style-name="ce47">
            <text:p><text:s text:c="2"/>2 277</text:p>
          </table:table-cell>
          <table:table-cell office:value-type="float" office:value="2792" table:style-name="ce47">
            <text:p><text:s text:c="2"/>2 792</text:p>
          </table:table-cell>
          <table:table-cell office:value-type="float" office:value="1274" table:style-name="ce47">
            <text:p><text:s text:c="2"/>1 274</text:p>
          </table:table-cell>
          <table:table-cell office:value-type="float" office:value="291" table:style-name="ce47">
            <text:p><text:s text:c="3"/>291</text:p>
          </table:table-cell>
          <table:table-cell office:value-type="float" office:value="512" table:style-name="ce47">
            <text:p><text:s text:c="3"/>512</text:p>
          </table:table-cell>
          <table:table-cell office:value-type="float" office:value="657" table:style-name="ce47">
            <text:p><text:s text:c="3"/>657</text:p>
          </table:table-cell>
          <table:table-cell office:value-type="float" office:value="1499" table:style-name="ce47">
            <text:p><text:s text:c="2"/>1 499</text:p>
          </table:table-cell>
          <table:table-cell office:value-type="float" office:value="1510" table:style-name="ce47">
            <text:p><text:s text:c="2"/>1 510</text:p>
          </table:table-cell>
          <table:table-cell office:value-type="float" office:value="4716" table:style-name="ce47">
            <text:p><text:s text:c="2"/>4 716</text:p>
          </table:table-cell>
          <table:table-cell office:value-type="float" office:value="7562" table:style-name="ce47">
            <text:p><text:s text:c="2"/>7 562</text:p>
          </table:table-cell>
          <table:table-cell office:value-type="float" office:value="29183" table:style-name="ce47">
            <text:p><text:s text:c="2"/>29 183</text:p>
          </table:table-cell>
          <table:table-cell office:value-type="float" office:value="2834" table:style-name="ce47">
            <text:p><text:s text:c="2"/>2 834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604" table:style-name="ce47">
            <text:p><text:s text:c="3"/>604</text:p>
          </table:table-cell>
          <table:table-cell office:value-type="float" office:value="2416" table:style-name="ce47">
            <text:p><text:s text:c="2"/>2 416</text:p>
          </table:table-cell>
          <table:table-cell office:value-type="float" office:value="290" table:style-name="ce47">
            <text:p><text:s text:c="3"/>290</text:p>
          </table:table-cell>
          <table:table-cell office:value-type="float" office:value="1302" table:style-name="ce47">
            <text:p><text:s text:c="2"/>1 302</text:p>
          </table:table-cell>
          <table:table-cell office:value-type="float" office:value="472" table:style-name="ce47">
            <text:p><text:s text:c="3"/>472</text:p>
          </table:table-cell>
          <table:table-cell office:value-type="float" office:value="3050" table:style-name="ce47">
            <text:p><text:s text:c="2"/>3 050</text:p>
          </table:table-cell>
          <table:table-cell office:value-type="float" office:value="3570" table:style-name="ce47">
            <text:p><text:s text:c="2"/>3 570</text:p>
          </table:table-cell>
          <table:table-cell office:value-type="float" office:value="3383" table:style-name="ce47">
            <text:p><text:s text:c="2"/>3 383</text:p>
          </table:table-cell>
          <table:table-cell office:value-type="float" office:value="17635" table:style-name="ce47">
            <text:p><text:s text:c="2"/>17 635</text:p>
          </table:table-cell>
          <table:table-cell office:value-type="float" office:value="3053" table:style-name="ce47">
            <text:p><text:s text:c="2"/>3 053</text:p>
          </table:table-cell>
          <table:table-cell office:value-type="float" office:value="18329" table:style-name="ce47">
            <text:p><text:s text:c="2"/>18 329</text:p>
          </table:table-cell>
          <table:table-cell office:value-type="float" office:value="5033" table:style-name="ce47">
            <text:p><text:s text:c="2"/>5 033</text:p>
          </table:table-cell>
          <table:table-cell office:value-type="float" office:value="430" table:style-name="ce47">
            <text:p><text:s text:c="3"/>430</text:p>
          </table:table-cell>
          <table:table-cell office:value-type="float" office:value="925" table:style-name="ce47">
            <text:p><text:s text:c="3"/>925</text:p>
          </table:table-cell>
          <table:table-cell office:value-type="float" office:value="4678" table:style-name="ce47">
            <text:p><text:s text:c="2"/>4 678</text:p>
          </table:table-cell>
          <table:table-cell office:value-type="float" office:value="1511" table:style-name="ce47">
            <text:p><text:s text:c="2"/>1 511</text:p>
          </table:table-cell>
          <table:table-cell office:value-type="float" office:value="4767" table:style-name="ce47">
            <text:p><text:s text:c="2"/>4 767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2788" table:style-name="ce47">
            <text:p><text:s text:c="2"/>2 788</text:p>
          </table:table-cell>
          <table:table-cell office:value-type="float" office:value="308" table:style-name="ce47">
            <text:p><text:s text:c="3"/>308</text:p>
          </table:table-cell>
          <table:table-cell office:value-type="float" office:value="3051" table:style-name="ce47">
            <text:p><text:s text:c="2"/>3 051</text:p>
          </table:table-cell>
          <table:table-cell office:value-type="float" office:value="1359" table:style-name="ce47">
            <text:p><text:s text:c="2"/>1 359</text:p>
          </table:table-cell>
          <table:table-cell office:value-type="float" office:value="3365" table:style-name="ce47">
            <text:p><text:s text:c="2"/>3 3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7975" table:style-name="ce47">
            <text:p><text:s text:c="2"/>207 97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8" table:style-name="ce46">
            <text:p><text:s text:c="3"/>118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284" table:style-name="ce46">
            <text:p><text:s text:c="3"/>284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7" table:style-name="ce46">
            <text:p><text:s text:c="3"/>7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79" table:style-name="ce46">
            <text:p><text:s text:c="2"/>3 47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1001" table:style-name="ce46">
            <text:p><text:s text:c="2"/>1 001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1888" table:style-name="ce46">
            <text:p><text:s text:c="2"/>1 888</text:p>
          </table:table-cell>
          <table:table-cell office:value-type="float" office:value="392" table:style-name="ce46">
            <text:p><text:s text:c="3"/>392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957" table:style-name="ce46">
            <text:p><text:s text:c="3"/>957</text:p>
          </table:table-cell>
          <table:table-cell office:value-type="float" office:value="339" table:style-name="ce46">
            <text:p><text:s text:c="3"/>339</text:p>
          </table:table-cell>
          <table:table-cell office:value-type="float" office:value="994" table:style-name="ce46">
            <text:p><text:s text:c="3"/>994</text:p>
          </table:table-cell>
          <table:table-cell office:value-type="float" office:value="190" table:style-name="ce46">
            <text:p><text:s text:c="3"/>190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440" table:style-name="ce46">
            <text:p><text:s text:c="3"/>44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236" table:style-name="ce46">
            <text:p><text:s text:c="3"/>236</text:p>
          </table:table-cell>
          <table:table-cell office:value-type="float" office:value="713" table:style-name="ce46">
            <text:p><text:s text:c="3"/>713</text:p>
          </table:table-cell>
          <table:table-cell office:value-type="float" office:value="497" table:style-name="ce46">
            <text:p><text:s text:c="3"/>497</text:p>
          </table:table-cell>
          <table:table-cell office:value-type="float" office:value="361" table:style-name="ce46">
            <text:p><text:s text:c="3"/>361</text:p>
          </table:table-cell>
          <table:table-cell office:value-type="float" office:value="769" table:style-name="ce46">
            <text:p><text:s text:c="3"/>769</text:p>
          </table:table-cell>
          <table:table-cell office:value-type="float" office:value="765" table:style-name="ce46">
            <text:p><text:s text:c="3"/>765</text:p>
          </table:table-cell>
          <table:table-cell office:value-type="float" office:value="455" table:style-name="ce46">
            <text:p><text:s text:c="3"/>455</text:p>
          </table:table-cell>
          <table:table-cell office:value-type="float" office:value="357" table:style-name="ce46">
            <text:p><text:s text:c="3"/>357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396" table:style-name="ce46">
            <text:p><text:s text:c="3"/>396</text:p>
          </table:table-cell>
          <table:table-cell office:value-type="float" office:value="554" table:style-name="ce46">
            <text:p><text:s text:c="3"/>554</text:p>
          </table:table-cell>
          <table:table-cell office:value-type="float" office:value="326" table:style-name="ce46">
            <text:p><text:s text:c="3"/>326</text:p>
          </table:table-cell>
          <table:table-cell office:value-type="float" office:value="1436" table:style-name="ce46">
            <text:p><text:s text:c="2"/>1 436</text:p>
          </table:table-cell>
          <table:table-cell office:value-type="float" office:value="1589" table:style-name="ce46">
            <text:p><text:s text:c="2"/>1 589</text:p>
          </table:table-cell>
          <table:table-cell office:value-type="float" office:value="654" table:style-name="ce46">
            <text:p><text:s text:c="3"/>654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2843" table:style-name="ce46">
            <text:p><text:s text:c="2"/>2 843</text:p>
          </table:table-cell>
          <table:table-cell office:value-type="float" office:value="464" table:style-name="ce46">
            <text:p><text:s text:c="3"/>464</text:p>
          </table:table-cell>
          <table:table-cell office:value-type="float" office:value="2833" table:style-name="ce46">
            <text:p><text:s text:c="2"/>2 833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1382" table:style-name="ce46">
            <text:p><text:s text:c="2"/>1 382</text:p>
          </table:table-cell>
          <table:table-cell office:value-type="float" office:value="331" table:style-name="ce46">
            <text:p><text:s text:c="3"/>33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43" table:style-name="ce46">
            <text:p><text:s text:c="2"/>4 443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03" table:style-name="ce46">
            <text:p><text:s text:c="3"/>303</text:p>
          </table:table-cell>
          <table:table-cell office:value-type="float" office:value="559" table:style-name="ce46">
            <text:p><text:s text:c="3"/>559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13" table:style-name="ce46">
            <text:p><text:s text:c="2"/>2 3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68" table:style-name="ce46">
            <text:p><text:s text:c="2"/>5 968</text:p>
          </table:table-cell>
          <table:table-cell office:value-type="float" office:value="2212" table:style-name="ce46">
            <text:p><text:s text:c="2"/>2 212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1797" table:style-name="ce46">
            <text:p><text:s text:c="2"/>1 7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729" table:style-name="ce46">
            <text:p><text:s text:c="2"/>42 729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557" table:style-name="ce46">
            <text:p><text:s text:c="3"/>557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904" table:style-name="ce46">
            <text:p><text:s text:c="3"/>90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868" table:style-name="ce46">
            <text:p><text:s text:c="2"/>2 868</text:p>
          </table:table-cell>
          <table:table-cell office:value-type="float" office:value="260" table:style-name="ce46">
            <text:p><text:s text:c="3"/>260</text:p>
          </table:table-cell>
          <table:table-cell office:value-type="float" office:value="4698" table:style-name="ce46">
            <text:p><text:s text:c="2"/>4 698</text:p>
          </table:table-cell>
          <table:table-cell office:value-type="float" office:value="6581" table:style-name="ce46">
            <text:p><text:s text:c="2"/>6 581</text:p>
          </table:table-cell>
          <table:table-cell office:value-type="float" office:value="294" table:style-name="ce46">
            <text:p><text:s text:c="3"/>294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500" table:style-name="ce46">
            <text:p><text:s text:c="3"/>500</text:p>
          </table:table-cell>
          <table:table-cell office:value-type="float" office:value="1159" table:style-name="ce46">
            <text:p><text:s text:c="2"/>1 159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677" table:style-name="ce46">
            <text:p><text:s text:c="3"/>677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595" table:style-name="ce46">
            <text:p><text:s text:c="3"/>595</text:p>
          </table:table-cell>
          <table:table-cell office:value-type="float" office:value="1625" table:style-name="ce46">
            <text:p><text:s text:c="2"/>1 625</text:p>
          </table:table-cell>
          <table:table-cell office:value-type="float" office:value="2399" table:style-name="ce46">
            <text:p><text:s text:c="2"/>2 399</text:p>
          </table:table-cell>
          <table:table-cell office:value-type="float" office:value="652" table:style-name="ce46">
            <text:p><text:s text:c="3"/>652</text:p>
          </table:table-cell>
          <table:table-cell office:value-type="float" office:value="334" table:style-name="ce46">
            <text:p><text:s text:c="3"/>334</text:p>
          </table:table-cell>
          <table:table-cell office:value-type="float" office:value="284" table:style-name="ce46">
            <text:p><text:s text:c="3"/>284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673" table:style-name="ce46">
            <text:p><text:s text:c="3"/>673</text:p>
          </table:table-cell>
          <table:table-cell office:value-type="float" office:value="1767" table:style-name="ce46">
            <text:p><text:s text:c="2"/>1 767</text:p>
          </table:table-cell>
          <table:table-cell office:value-type="float" office:value="915" table:style-name="ce46">
            <text:p><text:s text:c="3"/>915</text:p>
          </table:table-cell>
          <table:table-cell office:value-type="float" office:value="568" table:style-name="ce46">
            <text:p><text:s text:c="3"/>568</text:p>
          </table:table-cell>
          <table:table-cell office:value-type="float" office:value="5924" table:style-name="ce46">
            <text:p><text:s text:c="2"/>5 924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353" table:style-name="ce46">
            <text:p><text:s text:c="3"/>353</text:p>
          </table:table-cell>
          <table:table-cell office:value-type="float" office:value="564" table:style-name="ce46">
            <text:p><text:s text:c="3"/>564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4402" table:style-name="ce46">
            <text:p><text:s text:c="2"/>4 402</text:p>
          </table:table-cell>
          <table:table-cell office:value-type="float" office:value="268" table:style-name="ce46">
            <text:p><text:s text:c="3"/>268</text:p>
          </table:table-cell>
          <table:table-cell office:value-type="float" office:value="2034" table:style-name="ce46">
            <text:p><text:s text:c="2"/>2 034</text:p>
          </table:table-cell>
          <table:table-cell office:value-type="float" office:value="3386" table:style-name="ce46">
            <text:p><text:s text:c="2"/>3 386</text:p>
          </table:table-cell>
          <table:table-cell office:value-type="float" office:value="23250" table:style-name="ce46">
            <text:p><text:s text:c="2"/>23 250</text:p>
          </table:table-cell>
          <table:table-cell office:value-type="float" office:value="959" table:style-name="ce46">
            <text:p><text:s text:c="3"/>959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287" table:style-name="ce46">
            <text:p><text:s text:c="3"/>287</text:p>
          </table:table-cell>
          <table:table-cell office:value-type="float" office:value="1596" table:style-name="ce46">
            <text:p><text:s text:c="2"/>1 596</text:p>
          </table:table-cell>
          <table:table-cell office:value-type="float" office:value="423" table:style-name="ce46">
            <text:p><text:s text:c="3"/>423</text:p>
          </table:table-cell>
          <table:table-cell office:value-type="float" office:value="1063" table:style-name="ce46">
            <text:p><text:s text:c="2"/>1 063</text:p>
          </table:table-cell>
          <table:table-cell office:value-type="float" office:value="935" table:style-name="ce46">
            <text:p><text:s text:c="3"/>935</text:p>
          </table:table-cell>
          <table:table-cell office:value-type="float" office:value="2538" table:style-name="ce46">
            <text:p><text:s text:c="2"/>2 538</text:p>
          </table:table-cell>
          <table:table-cell office:value-type="float" office:value="4087" table:style-name="ce46">
            <text:p><text:s text:c="2"/>4 087</text:p>
          </table:table-cell>
          <table:table-cell office:value-type="float" office:value="2465" table:style-name="ce46">
            <text:p><text:s text:c="2"/>2 465</text:p>
          </table:table-cell>
          <table:table-cell office:value-type="float" office:value="12252" table:style-name="ce46">
            <text:p><text:s text:c="2"/>12 252</text:p>
          </table:table-cell>
          <table:table-cell office:value-type="float" office:value="1213" table:style-name="ce46">
            <text:p><text:s text:c="2"/>1 213</text:p>
          </table:table-cell>
          <table:table-cell office:value-type="float" office:value="5714" table:style-name="ce46">
            <text:p><text:s text:c="2"/>5 714</text:p>
          </table:table-cell>
          <table:table-cell office:value-type="float" office:value="500" table:style-name="ce46">
            <text:p><text:s text:c="3"/>500</text:p>
          </table:table-cell>
          <table:table-cell office:value-type="float" office:value="2263" table:style-name="ce46">
            <text:p><text:s text:c="2"/>2 263</text:p>
          </table:table-cell>
          <table:table-cell office:value-type="float" office:value="1198" table:style-name="ce46">
            <text:p><text:s text:c="2"/>1 198</text:p>
          </table:table-cell>
          <table:table-cell office:value-type="float" office:value="2079" table:style-name="ce46">
            <text:p><text:s text:c="2"/>2 079</text:p>
          </table:table-cell>
          <table:table-cell office:value-type="float" office:value="235" table:style-name="ce46">
            <text:p><text:s text:c="3"/>235</text:p>
          </table:table-cell>
          <table:table-cell office:value-type="float" office:value="4945" table:style-name="ce46">
            <text:p><text:s text:c="2"/>4 945</text:p>
          </table:table-cell>
          <table:table-cell office:value-type="float" office:value="841" table:style-name="ce46">
            <text:p><text:s text:c="3"/>841</text:p>
          </table:table-cell>
          <table:table-cell office:value-type="float" office:value="3652" table:style-name="ce46">
            <text:p><text:s text:c="2"/>3 652</text:p>
          </table:table-cell>
          <table:table-cell office:value-type="float" office:value="1293" table:style-name="ce46">
            <text:p><text:s text:c="2"/>1 293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2104" table:style-name="ce46">
            <text:p><text:s text:c="2"/>2 104</text:p>
          </table:table-cell>
          <table:table-cell office:value-type="float" office:value="1950" table:style-name="ce46">
            <text:p><text:s text:c="2"/>1 9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4606" table:style-name="ce46">
            <text:p><text:s text:c="2"/>124 60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594" table:style-name="ce46">
            <text:p><text:s text:c="3"/>594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300" table:style-name="ce46">
            <text:p><text:s text:c="3"/>300</text:p>
          </table:table-cell>
          <table:table-cell office:value-type="float" office:value="17682" table:style-name="ce46">
            <text:p><text:s text:c="2"/>17 682</text:p>
          </table:table-cell>
          <table:table-cell office:value-type="float" office:value="2338" table:style-name="ce46">
            <text:p><text:s text:c="2"/>2 338</text:p>
          </table:table-cell>
          <table:table-cell office:value-type="float" office:value="389" table:style-name="ce46">
            <text:p><text:s text:c="3"/>389</text:p>
          </table:table-cell>
          <table:table-cell office:value-type="float" office:value="524" table:style-name="ce46">
            <text:p><text:s text:c="3"/>524</text:p>
          </table:table-cell>
          <table:table-cell office:value-type="float" office:value="598" table:style-name="ce46">
            <text:p><text:s text:c="3"/>598</text:p>
          </table:table-cell>
          <table:table-cell office:value-type="float" office:value="1847" table:style-name="ce46">
            <text:p><text:s text:c="2"/>1 847</text:p>
          </table:table-cell>
          <table:table-cell office:value-type="float" office:value="604" table:style-name="ce46">
            <text:p><text:s text:c="3"/>604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1066" table:style-name="ce46">
            <text:p><text:s text:c="2"/>1 066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644" table:style-name="ce46">
            <text:p><text:s text:c="3"/>644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669" table:style-name="ce46">
            <text:p><text:s text:c="3"/>669</text:p>
          </table:table-cell>
          <table:table-cell office:value-type="float" office:value="659" table:style-name="ce46">
            <text:p><text:s text:c="3"/>659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272" table:style-name="ce46">
            <text:p><text:s text:c="3"/>272</text:p>
          </table:table-cell>
          <table:table-cell office:value-type="float" office:value="958" table:style-name="ce46">
            <text:p><text:s text:c="3"/>958</text:p>
          </table:table-cell>
          <table:table-cell office:value-type="float" office:value="494" table:style-name="ce46">
            <text:p><text:s text:c="3"/>494</text:p>
          </table:table-cell>
          <table:table-cell office:value-type="float" office:value="697" table:style-name="ce46">
            <text:p><text:s text:c="3"/>697</text:p>
          </table:table-cell>
          <table:table-cell office:value-type="float" office:value="301" table:style-name="ce46">
            <text:p><text:s text:c="3"/>301</text:p>
          </table:table-cell>
          <table:table-cell office:value-type="float" office:value="1037" table:style-name="ce46">
            <text:p><text:s text:c="2"/>1 037</text:p>
          </table:table-cell>
          <table:table-cell office:value-type="float" office:value="748" table:style-name="ce46">
            <text:p><text:s text:c="3"/>748</text:p>
          </table:table-cell>
          <table:table-cell office:value-type="float" office:value="323" table:style-name="ce46">
            <text:p><text:s text:c="3"/>323</text:p>
          </table:table-cell>
          <table:table-cell office:value-type="float" office:value="885" table:style-name="ce46">
            <text:p><text:s text:c="3"/>885</text:p>
          </table:table-cell>
          <table:table-cell office:value-type="float" office:value="2703" table:style-name="ce46">
            <text:p><text:s text:c="2"/>2 703</text:p>
          </table:table-cell>
          <table:table-cell office:value-type="float" office:value="921" table:style-name="ce46">
            <text:p><text:s text:c="3"/>921</text:p>
          </table:table-cell>
          <table:table-cell office:value-type="float" office:value="807" table:style-name="ce46">
            <text:p><text:s text:c="3"/>807</text:p>
          </table:table-cell>
          <table:table-cell office:value-type="float" office:value="349" table:style-name="ce46">
            <text:p><text:s text:c="3"/>349</text:p>
          </table:table-cell>
          <table:table-cell office:value-type="float" office:value="562" table:style-name="ce46">
            <text:p><text:s text:c="3"/>562</text:p>
          </table:table-cell>
          <table:table-cell office:value-type="float" office:value="1211" table:style-name="ce46">
            <text:p><text:s text:c="2"/>1 211</text:p>
          </table:table-cell>
          <table:table-cell office:value-type="float" office:value="2200" table:style-name="ce46">
            <text:p><text:s text:c="2"/>2 200</text:p>
          </table:table-cell>
          <table:table-cell office:value-type="float" office:value="5136" table:style-name="ce46">
            <text:p><text:s text:c="2"/>5 136</text:p>
          </table:table-cell>
          <table:table-cell office:value-type="float" office:value="1141" table:style-name="ce46">
            <text:p><text:s text:c="2"/>1 141</text:p>
          </table:table-cell>
          <table:table-cell office:value-type="float" office:value="12416" table:style-name="ce46">
            <text:p><text:s text:c="2"/>12 416</text:p>
          </table:table-cell>
          <table:table-cell office:value-type="float" office:value="6106" table:style-name="ce46">
            <text:p><text:s text:c="2"/>6 106</text:p>
          </table:table-cell>
          <table:table-cell office:value-type="float" office:value="1564" table:style-name="ce46">
            <text:p><text:s text:c="2"/>1 564</text:p>
          </table:table-cell>
          <table:table-cell office:value-type="float" office:value="4246" table:style-name="ce46">
            <text:p><text:s text:c="2"/>4 246</text:p>
          </table:table-cell>
          <table:table-cell office:value-type="float" office:value="3054" table:style-name="ce46">
            <text:p><text:s text:c="2"/>3 054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1918" table:style-name="ce46">
            <text:p><text:s text:c="2"/>1 918</text:p>
          </table:table-cell>
          <table:table-cell office:value-type="float" office:value="918" table:style-name="ce46">
            <text:p><text:s text:c="3"/>918</text:p>
          </table:table-cell>
          <table:table-cell office:value-type="float" office:value="1737" table:style-name="ce46">
            <text:p><text:s text:c="2"/>1 737</text:p>
          </table:table-cell>
          <table:table-cell office:value-type="float" office:value="6278" table:style-name="ce46">
            <text:p><text:s text:c="2"/>6 278</text:p>
          </table:table-cell>
          <table:table-cell office:value-type="float" office:value="3975" table:style-name="ce46">
            <text:p><text:s text:c="2"/>3 975</text:p>
          </table:table-cell>
          <table:table-cell office:value-type="float" office:value="2096" table:style-name="ce46">
            <text:p><text:s text:c="2"/>2 096</text:p>
          </table:table-cell>
          <table:table-cell office:value-type="float" office:value="455" table:style-name="ce46">
            <text:p><text:s text:c="3"/>455</text:p>
          </table:table-cell>
          <table:table-cell office:value-type="float" office:value="1068" table:style-name="ce46">
            <text:p><text:s text:c="2"/>1 068</text:p>
          </table:table-cell>
          <table:table-cell office:value-type="float" office:value="1257" table:style-name="ce46">
            <text:p><text:s text:c="2"/>1 257</text:p>
          </table:table-cell>
          <table:table-cell office:value-type="float" office:value="366" table:style-name="ce46">
            <text:p><text:s text:c="3"/>366</text:p>
          </table:table-cell>
          <table:table-cell office:value-type="float" office:value="2216" table:style-name="ce46">
            <text:p><text:s text:c="2"/>2 216</text:p>
          </table:table-cell>
          <table:table-cell office:value-type="float" office:value="1472" table:style-name="ce46">
            <text:p><text:s text:c="2"/>1 472</text:p>
          </table:table-cell>
          <table:table-cell office:value-type="float" office:value="430" table:style-name="ce46">
            <text:p><text:s text:c="3"/>430</text:p>
          </table:table-cell>
          <table:table-cell office:value-type="float" office:value="4457" table:style-name="ce46">
            <text:p><text:s text:c="2"/>4 457</text:p>
          </table:table-cell>
          <table:table-cell office:value-type="float" office:value="1867" table:style-name="ce46">
            <text:p><text:s text:c="2"/>1 867</text:p>
          </table:table-cell>
          <table:table-cell office:value-type="float" office:value="3088" table:style-name="ce46">
            <text:p><text:s text:c="2"/>3 088</text:p>
          </table:table-cell>
          <table:table-cell office:value-type="float" office:value="2091" table:style-name="ce46">
            <text:p><text:s text:c="2"/>2 091</text:p>
          </table:table-cell>
          <table:table-cell office:value-type="float" office:value="1231" table:style-name="ce46">
            <text:p><text:s text:c="2"/>1 231</text:p>
          </table:table-cell>
          <table:table-cell office:value-type="float" office:value="765" table:style-name="ce46">
            <text:p><text:s text:c="3"/>765</text:p>
          </table:table-cell>
          <table:table-cell office:value-type="float" office:value="340" table:style-name="ce46">
            <text:p><text:s text:c="3"/>3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5471" table:style-name="ce46">
            <text:p><text:s text:c="2"/>115 47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685" table:style-name="ce46">
            <text:p><text:s text:c="3"/>685</text:p>
          </table:table-cell>
          <table:table-cell office:value-type="float" office:value="239" table:style-name="ce46">
            <text:p><text:s text:c="3"/>239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455" table:style-name="ce46">
            <text:p><text:s text:c="3"/>455</text:p>
          </table:table-cell>
          <table:table-cell office:value-type="float" office:value="395" table:style-name="ce46">
            <text:p><text:s text:c="3"/>395</text:p>
          </table:table-cell>
          <table:table-cell office:value-type="float" office:value="578" table:style-name="ce46">
            <text:p><text:s text:c="3"/>578</text:p>
          </table:table-cell>
          <table:table-cell office:value-type="float" office:value="215" table:style-name="ce46">
            <text:p><text:s text:c="3"/>215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601" table:style-name="ce46">
            <text:p><text:s text:c="3"/>601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220" table:style-name="ce46">
            <text:p><text:s text:c="3"/>220</text:p>
          </table:table-cell>
          <table:table-cell office:value-type="float" office:value="482" table:style-name="ce46">
            <text:p><text:s text:c="3"/>482</text:p>
          </table:table-cell>
          <table:table-cell office:value-type="float" office:value="295" table:style-name="ce46">
            <text:p><text:s text:c="3"/>295</text:p>
          </table:table-cell>
          <table:table-cell office:value-type="float" office:value="615" table:style-name="ce46">
            <text:p><text:s text:c="3"/>615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439" table:style-name="ce46">
            <text:p><text:s text:c="3"/>439</text:p>
          </table:table-cell>
          <table:table-cell office:value-type="float" office:value="639" table:style-name="ce46">
            <text:p><text:s text:c="3"/>639</text:p>
          </table:table-cell>
          <table:table-cell office:value-type="float" office:value="200" table:style-name="ce46">
            <text:p><text:s text:c="3"/>200</text:p>
          </table:table-cell>
          <table:table-cell office:value-type="float" office:value="253" table:style-name="ce46">
            <text:p><text:s text:c="3"/>253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248" table:style-name="ce46">
            <text:p><text:s text:c="3"/>248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228" table:style-name="ce46">
            <text:p><text:s text:c="3"/>228</text:p>
          </table:table-cell>
          <table:table-cell office:value-type="float" office:value="455" table:style-name="ce46">
            <text:p><text:s text:c="3"/>455</text:p>
          </table:table-cell>
          <table:table-cell office:value-type="float" office:value="1073" table:style-name="ce46">
            <text:p><text:s text:c="2"/>1 073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1195" table:style-name="ce46">
            <text:p><text:s text:c="2"/>1 195</text:p>
          </table:table-cell>
          <table:table-cell office:value-type="float" office:value="338" table:style-name="ce46">
            <text:p><text:s text:c="3"/>338</text:p>
          </table:table-cell>
          <table:table-cell office:value-type="float" office:value="1282" table:style-name="ce46">
            <text:p><text:s text:c="2"/>1 282</text:p>
          </table:table-cell>
          <table:table-cell office:value-type="float" office:value="942" table:style-name="ce46">
            <text:p><text:s text:c="3"/>942</text:p>
          </table:table-cell>
          <table:table-cell office:value-type="float" office:value="10477" table:style-name="ce46">
            <text:p><text:s text:c="2"/>10 477</text:p>
          </table:table-cell>
          <table:table-cell office:value-type="float" office:value="1250" table:style-name="ce46">
            <text:p><text:s text:c="2"/>1 25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81" table:style-name="ce46">
            <text:p><text:s text:c="3"/>481</text:p>
          </table:table-cell>
          <table:table-cell office:value-type="float" office:value="2062" table:style-name="ce46">
            <text:p><text:s text:c="2"/>2 062</text:p>
          </table:table-cell>
          <table:table-cell office:value-type="float" office:value="285" table:style-name="ce46">
            <text:p><text:s text:c="3"/>285</text:p>
          </table:table-cell>
          <table:table-cell office:value-type="float" office:value="1478" table:style-name="ce46">
            <text:p><text:s text:c="2"/>1 478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786" table:style-name="ce46">
            <text:p><text:s text:c="3"/>786</text:p>
          </table:table-cell>
          <table:table-cell office:value-type="float" office:value="1483" table:style-name="ce46">
            <text:p><text:s text:c="2"/>1 483</text:p>
          </table:table-cell>
          <table:table-cell office:value-type="float" office:value="1708" table:style-name="ce46">
            <text:p><text:s text:c="2"/>1 708</text:p>
          </table:table-cell>
          <table:table-cell office:value-type="float" office:value="4277" table:style-name="ce46">
            <text:p><text:s text:c="2"/>4 277</text:p>
          </table:table-cell>
          <table:table-cell office:value-type="float" office:value="1089" table:style-name="ce46">
            <text:p><text:s text:c="2"/>1 089</text:p>
          </table:table-cell>
          <table:table-cell office:value-type="float" office:value="2288" table:style-name="ce46">
            <text:p><text:s text:c="2"/>2 288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260" table:style-name="ce46">
            <text:p><text:s text:c="3"/>260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4089" table:style-name="ce46">
            <text:p><text:s text:c="2"/>4 089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7792" table:style-name="ce46">
            <text:p><text:s text:c="2"/>7 792</text:p>
          </table:table-cell>
          <table:table-cell office:value-type="float" office:value="4774" table:style-name="ce46">
            <text:p><text:s text:c="2"/>4 774</text:p>
          </table:table-cell>
          <table:table-cell office:value-type="float" office:value="2320" table:style-name="ce46">
            <text:p><text:s text:c="2"/>2 320</text:p>
          </table:table-cell>
          <table:table-cell office:value-type="float" office:value="2779" table:style-name="ce46">
            <text:p><text:s text:c="2"/>2 779</text:p>
          </table:table-cell>
          <table:table-cell office:value-type="float" office:value="2554" table:style-name="ce46">
            <text:p><text:s text:c="2"/>2 554</text:p>
          </table:table-cell>
          <table:table-cell office:value-type="float" office:value="799" table:style-name="ce46">
            <text:p><text:s text:c="3"/>799</text:p>
          </table:table-cell>
          <table:table-cell office:value-type="float" office:value="2216" table:style-name="ce46">
            <text:p><text:s text:c="2"/>2 2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468" table:style-name="ce46">
            <text:p><text:s text:c="2"/>69 46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566" table:style-name="ce47">
            <text:p><text:s text:c="3"/>566</text:p>
          </table:table-cell>
          <table:table-cell office:value-type="float" office:value="316" table:style-name="ce47">
            <text:p><text:s text:c="3"/>316</text:p>
          </table:table-cell>
          <table:table-cell office:value-type="float" office:value="411" table:style-name="ce47">
            <text:p><text:s text:c="3"/>411</text:p>
          </table:table-cell>
          <table:table-cell office:value-type="float" office:value="178" table:style-name="ce47">
            <text:p><text:s text:c="3"/>178</text:p>
          </table:table-cell>
          <table:table-cell office:value-type="float" office:value="406" table:style-name="ce47">
            <text:p><text:s text:c="3"/>406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839" table:style-name="ce47">
            <text:p><text:s text:c="3"/>839</text:p>
          </table:table-cell>
          <table:table-cell office:value-type="float" office:value="966" table:style-name="ce47">
            <text:p><text:s text:c="3"/>966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336" table:style-name="ce47">
            <text:p><text:s text:c="3"/>336</text:p>
          </table:table-cell>
          <table:table-cell office:value-type="float" office:value="257" table:style-name="ce47">
            <text:p><text:s text:c="3"/>257</text:p>
          </table:table-cell>
          <table:table-cell office:value-type="float" office:value="267" table:style-name="ce47">
            <text:p><text:s text:c="3"/>267</text:p>
          </table:table-cell>
          <table:table-cell office:value-type="float" office:value="911" table:style-name="ce47">
            <text:p><text:s text:c="3"/>911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657" table:style-name="ce47">
            <text:p><text:s text:c="3"/>657</text:p>
          </table:table-cell>
          <table:table-cell office:value-type="float" office:value="338" table:style-name="ce47">
            <text:p><text:s text:c="3"/>338</text:p>
          </table:table-cell>
          <table:table-cell office:value-type="float" office:value="482" table:style-name="ce47">
            <text:p><text:s text:c="3"/>482</text:p>
          </table:table-cell>
          <table:table-cell office:value-type="float" office:value="566" table:style-name="ce47">
            <text:p><text:s text:c="3"/>566</text:p>
          </table:table-cell>
          <table:table-cell office:value-type="float" office:value="795" table:style-name="ce47">
            <text:p><text:s text:c="3"/>795</text:p>
          </table:table-cell>
          <table:table-cell office:value-type="float" office:value="547" table:style-name="ce47">
            <text:p><text:s text:c="3"/>547</text:p>
          </table:table-cell>
          <table:table-cell office:value-type="float" office:value="1627" table:style-name="ce47">
            <text:p><text:s text:c="2"/>1 627</text:p>
          </table:table-cell>
          <table:table-cell office:value-type="float" office:value="527" table:style-name="ce47">
            <text:p><text:s text:c="3"/>527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374" table:style-name="ce47">
            <text:p><text:s text:c="3"/>374</text:p>
          </table:table-cell>
          <table:table-cell office:value-type="float" office:value="2448" table:style-name="ce47">
            <text:p><text:s text:c="2"/>2 448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944" table:style-name="ce47">
            <text:p><text:s text:c="3"/>944</text:p>
          </table:table-cell>
          <table:table-cell office:value-type="float" office:value="1200" table:style-name="ce47">
            <text:p><text:s text:c="2"/>1 200</text:p>
          </table:table-cell>
          <table:table-cell office:value-type="float" office:value="25489" table:style-name="ce47">
            <text:p><text:s text:c="2"/>25 489</text:p>
          </table:table-cell>
          <table:table-cell office:value-type="float" office:value="1154" table:style-name="ce47">
            <text:p><text:s text:c="2"/>1 154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704" table:style-name="ce47">
            <text:p><text:s text:c="3"/>704</text:p>
          </table:table-cell>
          <table:table-cell office:value-type="float" office:value="1215" table:style-name="ce47">
            <text:p><text:s text:c="2"/>1 215</text:p>
          </table:table-cell>
          <table:table-cell office:value-type="float" office:value="693" table:style-name="ce47">
            <text:p><text:s text:c="3"/>693</text:p>
          </table:table-cell>
          <table:table-cell office:value-type="float" office:value="851" table:style-name="ce47">
            <text:p><text:s text:c="3"/>851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243" table:style-name="ce47">
            <text:p><text:s text:c="3"/>243</text:p>
          </table:table-cell>
          <table:table-cell office:value-type="float" office:value="17520" table:style-name="ce47">
            <text:p><text:s text:c="2"/>17 520</text:p>
          </table:table-cell>
          <table:table-cell office:value-type="float" office:value="4557" table:style-name="ce47">
            <text:p><text:s text:c="2"/>4 557</text:p>
          </table:table-cell>
          <table:table-cell office:value-type="float" office:value="18430" table:style-name="ce47">
            <text:p><text:s text:c="2"/>18 430</text:p>
          </table:table-cell>
          <table:table-cell office:value-type="float" office:value="544" table:style-name="ce47">
            <text:p><text:s text:c="3"/>544</text:p>
          </table:table-cell>
          <table:table-cell office:value-type="float" office:value="2374" table:style-name="ce47">
            <text:p><text:s text:c="2"/>2 374</text:p>
          </table:table-cell>
          <table:table-cell office:value-type="float" office:value="373" table:style-name="ce47">
            <text:p><text:s text:c="3"/>373</text:p>
          </table:table-cell>
          <table:table-cell office:value-type="float" office:value="426" table:style-name="ce47">
            <text:p><text:s text:c="3"/>426</text:p>
          </table:table-cell>
          <table:table-cell office:value-type="float" office:value="464" table:style-name="ce47">
            <text:p><text:s text:c="3"/>464</text:p>
          </table:table-cell>
          <table:table-cell office:value-type="float" office:value="2821" table:style-name="ce47">
            <text:p><text:s text:c="2"/>2 821</text:p>
          </table:table-cell>
          <table:table-cell office:value-type="float" office:value="334" table:style-name="ce47">
            <text:p><text:s text:c="3"/>334</text:p>
          </table:table-cell>
          <table:table-cell office:value-type="float" office:value="18052" table:style-name="ce47">
            <text:p><text:s text:c="2"/>18 052</text:p>
          </table:table-cell>
          <table:table-cell office:value-type="float" office:value="6532" table:style-name="ce47">
            <text:p><text:s text:c="2"/>6 532</text:p>
          </table:table-cell>
          <table:table-cell office:value-type="float" office:value="2157" table:style-name="ce47">
            <text:p><text:s text:c="2"/>2 157</text:p>
          </table:table-cell>
          <table:table-cell office:value-type="float" office:value="7147" table:style-name="ce47">
            <text:p><text:s text:c="2"/>7 147</text:p>
          </table:table-cell>
          <table:table-cell office:value-type="float" office:value="1800" table:style-name="ce47">
            <text:p><text:s text:c="2"/>1 800</text:p>
          </table:table-cell>
          <table:table-cell office:value-type="float" office:value="551" table:style-name="ce47">
            <text:p><text:s text:c="3"/>551</text:p>
          </table:table-cell>
          <table:table-cell office:value-type="float" office:value="4797" table:style-name="ce47">
            <text:p><text:s text:c="2"/>4 79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7036" table:style-name="ce47">
            <text:p><text:s text:c="2"/>137 036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361" table:style-name="ce47">
            <text:p><text:s text:c="3"/>361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326" table:style-name="ce47">
            <text:p><text:s text:c="3"/>326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442" table:style-name="ce47">
            <text:p><text:s text:c="3"/>442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75" table:style-name="ce47">
            <text:p><text:s text:c="3"/>275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214" table:style-name="ce47">
            <text:p><text:s text:c="3"/>214</text:p>
          </table:table-cell>
          <table:table-cell office:value-type="float" office:value="429" table:style-name="ce47">
            <text:p><text:s text:c="3"/>429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207" table:style-name="ce47">
            <text:p><text:s text:c="3"/>207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249" table:style-name="ce47">
            <text:p><text:s text:c="3"/>249</text:p>
          </table:table-cell>
          <table:table-cell office:value-type="float" office:value="681" table:style-name="ce47">
            <text:p><text:s text:c="3"/>681</text:p>
          </table:table-cell>
          <table:table-cell office:value-type="float" office:value="315" table:style-name="ce47">
            <text:p><text:s text:c="3"/>315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211" table:style-name="ce47">
            <text:p><text:s text:c="3"/>211</text:p>
          </table:table-cell>
          <table:table-cell office:value-type="float" office:value="378" table:style-name="ce47">
            <text:p><text:s text:c="3"/>378</text:p>
          </table:table-cell>
          <table:table-cell office:value-type="float" office:value="562" table:style-name="ce47">
            <text:p><text:s text:c="3"/>562</text:p>
          </table:table-cell>
          <table:table-cell office:value-type="float" office:value="668" table:style-name="ce47">
            <text:p><text:s text:c="3"/>668</text:p>
          </table:table-cell>
          <table:table-cell office:value-type="float" office:value="762" table:style-name="ce47">
            <text:p><text:s text:c="3"/>762</text:p>
          </table:table-cell>
          <table:table-cell office:value-type="float" office:value="5576" table:style-name="ce47">
            <text:p><text:s text:c="2"/>5 576</text:p>
          </table:table-cell>
          <table:table-cell office:value-type="float" office:value="1657" table:style-name="ce47">
            <text:p><text:s text:c="2"/>1 657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25" table:style-name="ce47">
            <text:p><text:s text:c="3"/>225</text:p>
          </table:table-cell>
          <table:table-cell office:value-type="float" office:value="3241" table:style-name="ce47">
            <text:p><text:s text:c="2"/>3 241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710" table:style-name="ce47">
            <text:p><text:s text:c="3"/>710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309" table:style-name="ce47">
            <text:p><text:s text:c="3"/>309</text:p>
          </table:table-cell>
          <table:table-cell office:value-type="float" office:value="657" table:style-name="ce47">
            <text:p><text:s text:c="3"/>657</text:p>
          </table:table-cell>
          <table:table-cell office:value-type="float" office:value="569" table:style-name="ce47">
            <text:p><text:s text:c="3"/>569</text:p>
          </table:table-cell>
          <table:table-cell office:value-type="float" office:value="5360" table:style-name="ce47">
            <text:p><text:s text:c="2"/>5 360</text:p>
          </table:table-cell>
          <table:table-cell office:value-type="float" office:value="220" table:style-name="ce47">
            <text:p><text:s text:c="3"/>220</text:p>
          </table:table-cell>
          <table:table-cell office:value-type="float" office:value="922" table:style-name="ce47">
            <text:p><text:s text:c="3"/>922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97" table:style-name="ce47">
            <text:p><text:s text:c="3"/>197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833" table:style-name="ce47">
            <text:p><text:s text:c="3"/>833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7696" table:style-name="ce47">
            <text:p><text:s text:c="2"/>7 696</text:p>
          </table:table-cell>
          <table:table-cell office:value-type="float" office:value="3259" table:style-name="ce47">
            <text:p><text:s text:c="2"/>3 259</text:p>
          </table:table-cell>
          <table:table-cell office:value-type="float" office:value="1633" table:style-name="ce47">
            <text:p><text:s text:c="2"/>1 633</text:p>
          </table:table-cell>
          <table:table-cell office:value-type="float" office:value="1414" table:style-name="ce47">
            <text:p><text:s text:c="2"/>1 4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5" table:style-name="ce47">
            <text:p><text:s text:c="3"/>18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054" table:style-name="ce47">
            <text:p><text:s text:c="2"/>43 054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060" table:style-name="ce46">
            <text:p><text:s text:c="2"/>1 060</text:p>
          </table:table-cell>
          <table:table-cell office:value-type="float" office:value="1420" table:style-name="ce46">
            <text:p><text:s text:c="2"/>1 420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342" table:style-name="ce46">
            <text:p><text:s text:c="3"/>34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71" table:style-name="ce46">
            <text:p><text:s text:c="2"/>2 1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61" table:style-name="ce46">
            <text:p><text:s text:c="2"/>3 561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708" table:style-name="ce46">
            <text:p><text:s text:c="3"/>708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2117" table:style-name="ce46">
            <text:p><text:s text:c="2"/>2 117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471" table:style-name="ce46">
            <text:p><text:s text:c="3"/>471</text:p>
          </table:table-cell>
          <table:table-cell office:value-type="float" office:value="468" table:style-name="ce46">
            <text:p><text:s text:c="3"/>4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4" table:style-name="ce46">
            <text:p><text:s text:c="3"/>5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8" table:style-name="ce46">
            <text:p><text:s text:c="3"/>5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215" table:style-name="ce46">
            <text:p><text:s text:c="2"/>15 21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9641" table:style-name="ce46">
            <text:p><text:s text:c="2"/>29 6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717" table:style-name="ce46">
            <text:p><text:s text:c="2"/>29 71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77" table:style-name="ce46">
            <text:p><text:s text:c="2"/>2 677</text:p>
          </table:table-cell>
          <table:table-cell office:value-type="float" office:value="411" table:style-name="ce46">
            <text:p><text:s text:c="3"/>4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6" table:style-name="ce46">
            <text:p><text:s text:c="3"/>766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8" table:style-name="ce46">
            <text:p><text:s text:c="3"/>978</text:p>
          </table:table-cell>
          <table:table-cell office:value-type="float" office:value="1270" table:style-name="ce46">
            <text:p><text:s text:c="2"/>1 2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74" table:style-name="ce46">
            <text:p><text:s text:c="2"/>6 37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702" table:style-name="ce46">
            <text:p><text:s text:c="3"/>702</text:p>
          </table:table-cell>
          <table:table-cell office:value-type="float" office:value="263" table:style-name="ce46">
            <text:p><text:s text:c="3"/>263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235" table:style-name="ce46">
            <text:p><text:s text:c="3"/>235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087" table:style-name="ce46">
            <text:p><text:s text:c="2"/>1 087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04" table:style-name="ce46">
            <text:p><text:s text:c="2"/>6 504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216" table:style-name="ce47">
            <text:p><text:s text:c="3"/>216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801" table:style-name="ce47">
            <text:p><text:s text:c="3"/>8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3626" table:style-name="ce47">
            <text:p><text:s text:c="2"/>3 626</text:p>
          </table:table-cell>
          <table:table-cell office:value-type="float" office:value="490" table:style-name="ce47">
            <text:p><text:s text:c="3"/>49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193" table:style-name="ce47">
            <text:p><text:s text:c="3"/>193</text:p>
          </table:table-cell>
          <table:table-cell office:value-type="float" office:value="4016" table:style-name="ce47">
            <text:p><text:s text:c="2"/>4 016</text:p>
          </table:table-cell>
          <table:table-cell office:value-type="float" office:value="1525" table:style-name="ce47">
            <text:p><text:s text:c="2"/>1 525</text:p>
          </table:table-cell>
          <table:table-cell office:value-type="float" office:value="1586" table:style-name="ce47">
            <text:p><text:s text:c="2"/>1 586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506" table:style-name="ce47">
            <text:p><text:s text:c="3"/>506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1420" table:style-name="ce47">
            <text:p><text:s text:c="2"/>1 42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766" table:style-name="ce47">
            <text:p><text:s text:c="3"/>766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657" table:style-name="ce47">
            <text:p><text:s text:c="3"/>657</text:p>
          </table:table-cell>
          <table:table-cell office:value-type="float" office:value="311" table:style-name="ce47">
            <text:p><text:s text:c="3"/>311</text:p>
          </table:table-cell>
          <table:table-cell office:value-type="float" office:value="924" table:style-name="ce47">
            <text:p><text:s text:c="3"/>924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744" table:style-name="ce47">
            <text:p><text:s text:c="2"/>18 744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17" table:style-name="ce47">
            <text:p><text:s text:c="3"/>61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1" table:style-name="ce47">
            <text:p><text:s text:c="3"/>3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56" table:style-name="ce47">
            <text:p><text:s text:c="2"/>1 056</text:p>
          </table:table-cell>
          <table:table-cell office:value-type="float" office:value="1941" table:style-name="ce47">
            <text:p><text:s text:c="2"/>1 9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2" table:style-name="ce47">
            <text:p><text:s text:c="3"/>3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76" table:style-name="ce47">
            <text:p><text:s text:c="2"/>4 476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table:style-name="ce13"/>
          <table:table-cell table:style-name="ce14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table:number-columns-repeated="16313" table:style-name="ce56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156744" table:style-name="ce49">
            <text:p><text:s text:c="2"/>156 744</text:p>
          </table:table-cell>
          <table:table-cell office:value-type="float" office:value="72197" table:style-name="ce49">
            <text:p><text:s text:c="2"/>72 197</text:p>
          </table:table-cell>
          <table:table-cell office:value-type="float" office:value="8664" table:style-name="ce49">
            <text:p><text:s text:c="2"/>8 664</text:p>
          </table:table-cell>
          <table:table-cell office:value-type="float" office:value="11034" table:style-name="ce49">
            <text:p><text:s text:c="2"/>11 034</text:p>
          </table:table-cell>
          <table:table-cell office:value-type="float" office:value="104911" table:style-name="ce49">
            <text:p><text:s text:c="2"/>104 911</text:p>
          </table:table-cell>
          <table:table-cell office:value-type="float" office:value="34958" table:style-name="ce49">
            <text:p><text:s text:c="2"/>34 958</text:p>
          </table:table-cell>
          <table:table-cell office:value-type="float" office:value="11690" table:style-name="ce49">
            <text:p><text:s text:c="2"/>11 690</text:p>
          </table:table-cell>
          <table:table-cell office:value-type="float" office:value="226776" table:style-name="ce49">
            <text:p><text:s text:c="2"/>226 776</text:p>
          </table:table-cell>
          <table:table-cell office:value-type="float" office:value="49915" table:style-name="ce49">
            <text:p><text:s text:c="2"/>49 915</text:p>
          </table:table-cell>
          <table:table-cell office:value-type="float" office:value="226001" table:style-name="ce49">
            <text:p><text:s text:c="2"/>226 001</text:p>
          </table:table-cell>
          <table:table-cell office:value-type="float" office:value="54719" table:style-name="ce49">
            <text:p><text:s text:c="2"/>54 719</text:p>
          </table:table-cell>
          <table:table-cell office:value-type="float" office:value="11792" table:style-name="ce49">
            <text:p><text:s text:c="2"/>11 792</text:p>
          </table:table-cell>
          <table:table-cell office:value-type="float" office:value="35280" table:style-name="ce49">
            <text:p><text:s text:c="2"/>35 280</text:p>
          </table:table-cell>
          <table:table-cell office:value-type="float" office:value="36840" table:style-name="ce49">
            <text:p><text:s text:c="2"/>36 840</text:p>
          </table:table-cell>
          <table:table-cell office:value-type="float" office:value="28522" table:style-name="ce49">
            <text:p><text:s text:c="2"/>28 522</text:p>
          </table:table-cell>
          <table:table-cell office:value-type="float" office:value="17802" table:style-name="ce49">
            <text:p><text:s text:c="2"/>17 802</text:p>
          </table:table-cell>
          <table:table-cell office:value-type="float" office:value="63723" table:style-name="ce49">
            <text:p><text:s text:c="2"/>63 723</text:p>
          </table:table-cell>
          <table:table-cell office:value-type="float" office:value="10779" table:style-name="ce49">
            <text:p><text:s text:c="2"/>10 779</text:p>
          </table:table-cell>
          <table:table-cell office:value-type="float" office:value="317475" table:style-name="ce49">
            <text:p><text:s text:c="2"/>317 475</text:p>
          </table:table-cell>
          <table:table-cell office:value-type="float" office:value="38234" table:style-name="ce49">
            <text:p><text:s text:c="2"/>38 234</text:p>
          </table:table-cell>
          <table:table-cell office:value-type="float" office:value="126765" table:style-name="ce49">
            <text:p><text:s text:c="2"/>126 765</text:p>
          </table:table-cell>
          <table:table-cell office:value-type="float" office:value="59457" table:style-name="ce49">
            <text:p><text:s text:c="2"/>59 457</text:p>
          </table:table-cell>
          <table:table-cell office:value-type="float" office:value="34153" table:style-name="ce49">
            <text:p><text:s text:c="2"/>34 153</text:p>
          </table:table-cell>
          <table:table-cell office:value-type="float" office:value="34124" table:style-name="ce49">
            <text:p><text:s text:c="2"/>34 124</text:p>
          </table:table-cell>
          <table:table-cell office:value-type="float" office:value="77881" table:style-name="ce49">
            <text:p><text:s text:c="2"/>77 881</text:p>
          </table:table-cell>
          <table:table-cell office:value-type="float" office:value="54312" table:style-name="ce49">
            <text:p><text:s text:c="2"/>54 312</text:p>
          </table:table-cell>
          <table:table-cell office:value-type="float" office:value="91843" table:style-name="ce49">
            <text:p><text:s text:c="2"/>91 843</text:p>
          </table:table-cell>
          <table:table-cell office:value-type="float" office:value="45691" table:style-name="ce49">
            <text:p><text:s text:c="2"/>45 691</text:p>
          </table:table-cell>
          <table:table-cell office:value-type="float" office:value="59054" table:style-name="ce49">
            <text:p><text:s text:c="2"/>59 054</text:p>
          </table:table-cell>
          <table:table-cell office:value-type="float" office:value="73412" table:style-name="ce49">
            <text:p><text:s text:c="2"/>73 412</text:p>
          </table:table-cell>
          <table:table-cell office:value-type="float" office:value="54361" table:style-name="ce49">
            <text:p><text:s text:c="2"/>54 361</text:p>
          </table:table-cell>
          <table:table-cell office:value-type="float" office:value="77773" table:style-name="ce49">
            <text:p><text:s text:c="2"/>77 773</text:p>
          </table:table-cell>
          <table:table-cell office:value-type="float" office:value="140299" table:style-name="ce49">
            <text:p><text:s text:c="2"/>140 299</text:p>
          </table:table-cell>
          <table:table-cell office:value-type="float" office:value="65154" table:style-name="ce49">
            <text:p><text:s text:c="2"/>65 154</text:p>
          </table:table-cell>
          <table:table-cell office:value-type="float" office:value="29344" table:style-name="ce49">
            <text:p><text:s text:c="2"/>29 344</text:p>
          </table:table-cell>
          <table:table-cell office:value-type="float" office:value="39670" table:style-name="ce49">
            <text:p><text:s text:c="2"/>39 670</text:p>
          </table:table-cell>
          <table:table-cell office:value-type="float" office:value="45052" table:style-name="ce49">
            <text:p><text:s text:c="2"/>45 052</text:p>
          </table:table-cell>
          <table:table-cell office:value-type="float" office:value="182034" table:style-name="ce49">
            <text:p><text:s text:c="2"/>182 034</text:p>
          </table:table-cell>
          <table:table-cell office:value-type="float" office:value="29377" table:style-name="ce49">
            <text:p><text:s text:c="2"/>29 377</text:p>
          </table:table-cell>
          <table:table-cell office:value-type="float" office:value="301039" table:style-name="ce49">
            <text:p><text:s text:c="2"/>301 039</text:p>
          </table:table-cell>
          <table:table-cell office:value-type="float" office:value="69183" table:style-name="ce49">
            <text:p><text:s text:c="2"/>69 183</text:p>
          </table:table-cell>
          <table:table-cell office:value-type="float" office:value="397315" table:style-name="ce49">
            <text:p><text:s text:c="2"/>397 315</text:p>
          </table:table-cell>
          <table:table-cell office:value-type="float" office:value="210638" table:style-name="ce49">
            <text:p><text:s text:c="2"/>210 638</text:p>
          </table:table-cell>
          <table:table-cell office:value-type="float" office:value="12614" table:style-name="ce49">
            <text:p><text:s text:c="2"/>12 614</text:p>
          </table:table-cell>
          <table:table-cell office:value-type="float" office:value="30449" table:style-name="ce49">
            <text:p><text:s text:c="2"/>30 449</text:p>
          </table:table-cell>
          <table:table-cell office:value-type="float" office:value="54197" table:style-name="ce49">
            <text:p><text:s text:c="2"/>54 197</text:p>
          </table:table-cell>
          <table:table-cell office:value-type="float" office:value="12058" table:style-name="ce49">
            <text:p><text:s text:c="2"/>12 058</text:p>
          </table:table-cell>
          <table:table-cell office:value-type="float" office:value="134309" table:style-name="ce49">
            <text:p><text:s text:c="2"/>134 309</text:p>
          </table:table-cell>
          <table:table-cell office:value-type="float" office:value="9552" table:style-name="ce49">
            <text:p><text:s text:c="2"/>9 552</text:p>
          </table:table-cell>
          <table:table-cell office:value-type="float" office:value="25330" table:style-name="ce49">
            <text:p><text:s text:c="2"/>25 330</text:p>
          </table:table-cell>
          <table:table-cell office:value-type="float" office:value="95341" table:style-name="ce49">
            <text:p><text:s text:c="2"/>95 341</text:p>
          </table:table-cell>
          <table:table-cell office:value-type="float" office:value="49453" table:style-name="ce49">
            <text:p><text:s text:c="2"/>49 453</text:p>
          </table:table-cell>
          <table:table-cell office:value-type="float" office:value="217700" table:style-name="ce49">
            <text:p><text:s text:c="2"/>217 700</text:p>
          </table:table-cell>
          <table:table-cell office:value-type="float" office:value="51804" table:style-name="ce49">
            <text:p><text:s text:c="2"/>51 804</text:p>
          </table:table-cell>
          <table:table-cell office:value-type="float" office:value="68283" table:style-name="ce49">
            <text:p><text:s text:c="2"/>68 283</text:p>
          </table:table-cell>
          <table:table-cell office:value-type="float" office:value="23062" table:style-name="ce49">
            <text:p><text:s text:c="2"/>23 062</text:p>
          </table:table-cell>
          <table:table-cell office:value-type="float" office:value="62162" table:style-name="ce49">
            <text:p><text:s text:c="2"/>62 162</text:p>
          </table:table-cell>
          <table:table-cell office:value-type="float" office:value="15699" table:style-name="ce49">
            <text:p><text:s text:c="2"/>15 699</text:p>
          </table:table-cell>
          <table:table-cell office:value-type="float" office:value="75872" table:style-name="ce49">
            <text:p><text:s text:c="2"/>75 872</text:p>
          </table:table-cell>
          <table:table-cell office:value-type="float" office:value="7470" table:style-name="ce49">
            <text:p><text:s text:c="2"/>7 470</text:p>
          </table:table-cell>
          <table:table-cell office:value-type="float" office:value="224612" table:style-name="ce49">
            <text:p><text:s text:c="2"/>224 612</text:p>
          </table:table-cell>
          <table:table-cell office:value-type="float" office:value="53107" table:style-name="ce49">
            <text:p><text:s text:c="2"/>53 107</text:p>
          </table:table-cell>
          <table:table-cell office:value-type="float" office:value="39711" table:style-name="ce49">
            <text:p><text:s text:c="2"/>39 711</text:p>
          </table:table-cell>
          <table:table-cell office:value-type="float" office:value="63259" table:style-name="ce49">
            <text:p><text:s text:c="2"/>63 259</text:p>
          </table:table-cell>
          <table:table-cell office:value-type="float" office:value="114075" table:style-name="ce49">
            <text:p><text:s text:c="2"/>114 075</text:p>
          </table:table-cell>
          <table:table-cell office:value-type="float" office:value="17881" table:style-name="ce49">
            <text:p><text:s text:c="2"/>17 881</text:p>
          </table:table-cell>
          <table:table-cell office:value-type="float" office:value="74500" table:style-name="ce49">
            <text:p><text:s text:c="2"/>74 500</text:p>
          </table:table-cell>
          <table:table-cell office:value-type="float" office:value="0" table:style-name="ce49">
            <text:p><text:s text:c="3"/>0</text:p>
          </table:table-cell>
          <table:table-cell office:value-type="float" office:value="5348487" table:style-name="ce49">
            <text:p><text:s/>5 348 487</text:p>
          </table:table-cell>
          <table:table-cell table:number-columns-repeated="16313" table:style-name="ce19"/>
        </table:table-row>
        <table:table-row table:style-name="ro4">
          <table:table-cell table:style-name="ce32"/>
          <table:table-cell table:style-name="ce33"/>
          <table:table-cell table:number-columns-repeated="69" table:style-name="ce55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demanda" table:style-name="ta1">
        <table:table-column table:style-name="co1" table:default-cell-style-name="ce3"/>
        <table:table-column table:style-name="co2" table:default-cell-style-name="ce3"/>
        <table:table-column table:style-name="co5" table:number-columns-repeated="8" table:default-cell-style-name="ce3"/>
        <table:table-column table:style-name="co6" table:number-columns-repeated="16374" table:default-cell-style-name="ce3"/>
        <table:table-row table:style-name="ro1">
          <table:table-cell office:value-type="string" table:style-name="ce1">
            <text:p>Tabela 2 - Usos de bens e serviços - 2017</text:p>
          </table:table-cell>
          <table:table-cell table:number-columns-repeated="7" table:style-name="ce1"/>
          <table:table-cell table:number-columns-repeated="2" table:style-name="ce22"/>
          <table:table-cell table:number-columns-repeated="16374" table:style-name="ce2"/>
        </table:table-row>
        <table:table-row table:style-name="ro2">
          <table:table-cell table:number-columns-repeated="2" table:style-name="ce3"/>
          <table:table-cell table:number-columns-repeated="6" table:style-name="ce23"/>
          <table:table-cell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60">
            <text:p>Código</text:p>
            <text:p>do</text:p>
            <text:p>produto</text:p>
          </table:table-cell>
          <table:table-cell office:value-type="string" table:number-columns-spanned="1" table:number-rows-spanned="2" table:style-name="ce62">
            <text:p>Descrição do produto</text:p>
          </table:table-cell>
          <table:table-cell office:value-type="string" table:style-name="ce36">
            <text:p>Demanda final <text:s/>(valores correntes em 1 000 000 R$)</text:p>
          </table:table-cell>
          <table:table-cell table:number-columns-repeated="3" table:style-name="ce50"/>
          <table:table-cell table:number-columns-repeated="3" table:style-name="ce36"/>
          <table:table-cell table:style-name="ce37"/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35">
            <text:p>Exportação</text:p>
            <text:p>de bens e</text:p>
            <text:p>serviços (1)</text:p>
          </table:table-cell>
          <table:table-cell office:value-type="string" table:style-name="ce35">
            <text:p>Consumo</text:p>
            <text:p>do governo</text:p>
          </table:table-cell>
          <table:table-cell office:value-type="string" table:style-name="ce35">
            <text:p>Consumo</text:p>
            <text:p>das</text:p>
            <text:p><text:s/>ISFLSF</text:p>
          </table:table-cell>
          <table:table-cell office:value-type="string" table:style-name="ce35">
            <text:p>Consumo<text:s/></text:p>
            <text:p>das famílias</text:p>
          </table:table-cell>
          <table:table-cell office:value-type="string" table:style-name="ce35">
            <text:p>Formação bruta</text:p>
            <text:p>de capital fixo</text:p>
          </table:table-cell>
          <table:table-cell office:value-type="string" table:style-name="ce35">
            <text:p>Variação</text:p>
            <text:p>de estoque</text:p>
          </table:table-cell>
          <table:table-cell office:value-type="string" table:style-name="ce35">
            <text:p>Demanda</text:p>
            <text:p>final</text:p>
          </table:table-cell>
          <table:table-cell office:value-type="string" table:style-name="ce38">
            <text:p>Demanda</text:p>
            <text:p>total</text:p>
          </table:table-cell>
          <table:table-cell table:number-columns-repeated="16374"/>
        </table:table-row>
        <table:table-row table:style-name="ro4">
          <table:table-cell table:number-columns-repeated="3" table:style-name="ce5"/>
          <table:table-cell table:number-columns-repeated="3" table:style-name="ce6"/>
          <table:table-cell table:number-columns-repeated="3"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429" table:style-name="ce57">
            <text:p><text:s text:c="3"/>42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33" table:style-name="ce57">
            <text:p><text:s text:c="3"/>63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86" table:style-name="ce57">
            <text:p><text:s text:c="2"/>1 986</text:p>
          </table:table-cell>
          <table:table-cell office:value-type="float" office:value="3048" table:style-name="ce57">
            <text:p><text:s text:c="2"/>3 048</text:p>
          </table:table-cell>
          <table:table-cell office:value-type="float" office:value="19875" table:style-name="ce57">
            <text:p><text:s text:c="2"/>19 875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14799" table:style-name="ce57">
            <text:p><text:s text:c="2"/>14 79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554" table:style-name="ce57">
            <text:p><text:s text:c="2"/>3 55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06" table:style-name="ce57">
            <text:p><text:s text:c="2"/>3 106</text:p>
          </table:table-cell>
          <table:table-cell office:value-type="float" office:value="21459" table:style-name="ce57">
            <text:p><text:s text:c="2"/>21 459</text:p>
          </table:table-cell>
          <table:table-cell office:value-type="float" office:value="38671" table:style-name="ce57">
            <text:p><text:s text:c="2"/>38 67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4364" table:style-name="ce57">
            <text:p><text:s text:c="2"/>4 36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90" table:style-name="ce57">
            <text:p><text:s text:c="3"/>590</text:p>
          </table:table-cell>
          <table:table-cell office:value-type="float" office:value="4959" table:style-name="ce57">
            <text:p><text:s text:c="2"/>4 959</text:p>
          </table:table-cell>
          <table:table-cell office:value-type="float" office:value="11411" table:style-name="ce57">
            <text:p><text:s text:c="2"/>11 41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17" table:style-name="ce57">
            <text:p><text:s text:c="2"/>1 61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17" table:style-name="ce57">
            <text:p><text:s text:c="2"/>1 617</text:p>
          </table:table-cell>
          <table:table-cell office:value-type="float" office:value="59640" table:style-name="ce57">
            <text:p><text:s text:c="2"/>59 640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83742" table:style-name="ce57">
            <text:p><text:s text:c="2"/>83 74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1" table:style-name="ce57">
            <text:p><text:s text:c="3"/>10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828" table:style-name="ce57">
            <text:p><text:s text:c="2"/>4 828</text:p>
          </table:table-cell>
          <table:table-cell office:value-type="float" office:value="88671" table:style-name="ce57">
            <text:p><text:s text:c="2"/>88 671</text:p>
          </table:table-cell>
          <table:table-cell office:value-type="float" office:value="135806" table:style-name="ce57">
            <text:p><text:s text:c="2"/>135 806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1443" table:style-name="ce58">
            <text:p><text:s text:c="2"/>1 443</text:p>
          </table:table-cell>
          <table:table-cell office:value-type="float" office:value="39" table:style-name="ce58">
            <text:p><text:s text:c="3"/>3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0904" table:style-name="ce58">
            <text:p><text:s text:c="2"/>60 90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52" table:style-name="ce58">
            <text:p><text:s text:c="3"/>152</text:p>
          </table:table-cell>
          <table:table-cell office:value-type="float" office:value="62538" table:style-name="ce58">
            <text:p><text:s text:c="2"/>62 538</text:p>
          </table:table-cell>
          <table:table-cell office:value-type="float" office:value="88297" table:style-name="ce58">
            <text:p><text:s text:c="2"/>88 297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47" table:style-name="ce58">
            <text:p><text:s text:c="3"/>4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760" table:style-name="ce58">
            <text:p><text:s text:c="2"/>2 760</text:p>
          </table:table-cell>
          <table:table-cell office:value-type="float" office:value="291" table:style-name="ce58">
            <text:p><text:s text:c="3"/>29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098" table:style-name="ce58">
            <text:p><text:s text:c="2"/>3 098</text:p>
          </table:table-cell>
          <table:table-cell office:value-type="float" office:value="14324" table:style-name="ce58">
            <text:p><text:s text:c="2"/>14 324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14680" table:style-name="ce58">
            <text:p><text:s text:c="2"/>14 68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65" table:style-name="ce58">
            <text:p><text:s text:c="3"/>465</text:p>
          </table:table-cell>
          <table:table-cell office:value-type="float" office:value="109" table:style-name="ce58">
            <text:p><text:s text:c="3"/>109</text:p>
          </table:table-cell>
          <table:table-cell office:value-type="float" office:value="-2248" table:style-name="ce58">
            <text:p><text:s/>(-) <text:s/>2 248</text:p>
          </table:table-cell>
          <table:table-cell office:value-type="float" office:value="13006" table:style-name="ce58">
            <text:p><text:s text:c="2"/>13 006</text:p>
          </table:table-cell>
          <table:table-cell office:value-type="float" office:value="20711" table:style-name="ce58">
            <text:p><text:s text:c="2"/>20 711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1876" table:style-name="ce58">
            <text:p><text:s text:c="2"/>1 876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6539" table:style-name="ce58">
            <text:p><text:s text:c="2"/>36 539</text:p>
          </table:table-cell>
          <table:table-cell office:value-type="float" office:value="179" table:style-name="ce58">
            <text:p><text:s text:c="3"/>17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8600" table:style-name="ce58">
            <text:p><text:s text:c="2"/>38 600</text:p>
          </table:table-cell>
          <table:table-cell office:value-type="float" office:value="43512" table:style-name="ce58">
            <text:p><text:s text:c="2"/>43 512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1547" table:style-name="ce58">
            <text:p><text:s text:c="2"/>1 54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16" table:style-name="ce58">
            <text:p><text:s text:c="2"/>1 116</text:p>
          </table:table-cell>
          <table:table-cell office:value-type="float" office:value="16131" table:style-name="ce58">
            <text:p><text:s text:c="2"/>16 131</text:p>
          </table:table-cell>
          <table:table-cell office:value-type="float" office:value="457" table:style-name="ce58">
            <text:p><text:s text:c="3"/>457</text:p>
          </table:table-cell>
          <table:table-cell office:value-type="float" office:value="19251" table:style-name="ce58">
            <text:p><text:s text:c="2"/>19 251</text:p>
          </table:table-cell>
          <table:table-cell office:value-type="float" office:value="80376" table:style-name="ce58">
            <text:p><text:s text:c="2"/>80 376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086" table:style-name="ce57">
            <text:p><text:s text:c="2"/>13 08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086" table:style-name="ce57">
            <text:p><text:s text:c="2"/>13 086</text:p>
          </table:table-cell>
          <table:table-cell office:value-type="float" office:value="33774" table:style-name="ce57">
            <text:p><text:s text:c="2"/>33 774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04" table:style-name="ce57">
            <text:p><text:s text:c="3"/>304</text:p>
          </table:table-cell>
          <table:table-cell office:value-type="float" office:value="48" table:style-name="ce57">
            <text:p><text:s text:c="3"/>4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65" table:style-name="ce57">
            <text:p><text:s text:c="3"/>365</text:p>
          </table:table-cell>
          <table:table-cell office:value-type="float" office:value="10526" table:style-name="ce57">
            <text:p><text:s text:c="2"/>10 526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725" table:style-name="ce57">
            <text:p><text:s text:c="3"/>725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686" table:style-name="ce57">
            <text:p><text:s text:c="2"/>11 686</text:p>
          </table:table-cell>
          <table:table-cell office:value-type="float" office:value="107" table:style-name="ce57">
            <text:p><text:s text:c="3"/>107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12547" table:style-name="ce57">
            <text:p><text:s text:c="2"/>12 547</text:p>
          </table:table-cell>
          <table:table-cell office:value-type="float" office:value="33884" table:style-name="ce57">
            <text:p><text:s text:c="2"/>33 884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2207" table:style-name="ce57">
            <text:p><text:s text:c="2"/>2 20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826" table:style-name="ce57">
            <text:p><text:s text:c="2"/>9 826</text:p>
          </table:table-cell>
          <table:table-cell office:value-type="float" office:value="1154" table:style-name="ce57">
            <text:p><text:s text:c="2"/>1 154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13203" table:style-name="ce57">
            <text:p><text:s text:c="2"/>13 203</text:p>
          </table:table-cell>
          <table:table-cell office:value-type="float" office:value="31643" table:style-name="ce57">
            <text:p><text:s text:c="2"/>31 643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557" table:style-name="ce57">
            <text:p><text:s text:c="3"/>557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688" table:style-name="ce57">
            <text:p><text:s text:c="2"/>16 68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249" table:style-name="ce57">
            <text:p><text:s text:c="2"/>17 249</text:p>
          </table:table-cell>
          <table:table-cell office:value-type="float" office:value="21190" table:style-name="ce57">
            <text:p><text:s text:c="2"/>21 19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00" table:style-name="ce58">
            <text:p><text:s text:c="3"/>200</text:p>
          </table:table-cell>
          <table:table-cell office:value-type="float" office:value="200" table:style-name="ce58">
            <text:p><text:s text:c="3"/>200</text:p>
          </table:table-cell>
          <table:table-cell office:value-type="float" office:value="13607" table:style-name="ce58">
            <text:p><text:s text:c="2"/>13 607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1990" table:style-name="ce58">
            <text:p><text:s text:c="2"/>1 99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372" table:style-name="ce58">
            <text:p><text:s/>(-) <text:s text:c="2"/>372</text:p>
          </table:table-cell>
          <table:table-cell office:value-type="float" office:value="1618" table:style-name="ce58">
            <text:p><text:s text:c="2"/>1 618</text:p>
          </table:table-cell>
          <table:table-cell office:value-type="float" office:value="27618" table:style-name="ce58">
            <text:p><text:s text:c="2"/>27 618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53194" table:style-name="ce58">
            <text:p><text:s text:c="2"/>53 19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778" table:style-name="ce58">
            <text:p><text:s text:c="2"/>4 778</text:p>
          </table:table-cell>
          <table:table-cell office:value-type="float" office:value="-4879" table:style-name="ce58">
            <text:p><text:s/>(-) <text:s/>4 879</text:p>
          </table:table-cell>
          <table:table-cell office:value-type="float" office:value="53093" table:style-name="ce58">
            <text:p><text:s text:c="2"/>53 093</text:p>
          </table:table-cell>
          <table:table-cell office:value-type="float" office:value="155446" table:style-name="ce58">
            <text:p><text:s text:c="2"/>155 446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61210" table:style-name="ce58">
            <text:p><text:s text:c="2"/>61 21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324" table:style-name="ce58">
            <text:p><text:s text:c="2"/>3 324</text:p>
          </table:table-cell>
          <table:table-cell office:value-type="float" office:value="64534" table:style-name="ce58">
            <text:p><text:s text:c="2"/>64 534</text:p>
          </table:table-cell>
          <table:table-cell office:value-type="float" office:value="81191" table:style-name="ce58">
            <text:p><text:s text:c="2"/>81 191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10200" table:style-name="ce58">
            <text:p><text:s text:c="2"/>10 20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464" table:style-name="ce58">
            <text:p><text:s/>(-) <text:s text:c="2"/>464</text:p>
          </table:table-cell>
          <table:table-cell office:value-type="float" office:value="9736" table:style-name="ce58">
            <text:p><text:s text:c="2"/>9 736</text:p>
          </table:table-cell>
          <table:table-cell office:value-type="float" office:value="23847" table:style-name="ce58">
            <text:p><text:s text:c="2"/>23 84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24095" table:style-name="ce57">
            <text:p><text:s text:c="2"/>24 095</text:p>
          </table:table-cell>
          <table:table-cell office:value-type="float" office:value="140" table:style-name="ce57">
            <text:p><text:s text:c="3"/>14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0078" table:style-name="ce57">
            <text:p><text:s text:c="2"/>130 07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5" table:style-name="ce57">
            <text:p><text:s text:c="3"/>205</text:p>
          </table:table-cell>
          <table:table-cell office:value-type="float" office:value="154518" table:style-name="ce57">
            <text:p><text:s text:c="2"/>154 518</text:p>
          </table:table-cell>
          <table:table-cell office:value-type="float" office:value="188871" table:style-name="ce57">
            <text:p><text:s text:c="2"/>188 87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4675" table:style-name="ce57">
            <text:p><text:s text:c="2"/>4 67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913" table:style-name="ce57">
            <text:p><text:s text:c="2"/>8 91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00" table:style-name="ce57">
            <text:p><text:s/>(-) <text:s text:c="2"/>100</text:p>
          </table:table-cell>
          <table:table-cell office:value-type="float" office:value="13488" table:style-name="ce57">
            <text:p><text:s text:c="2"/>13 488</text:p>
          </table:table-cell>
          <table:table-cell office:value-type="float" office:value="19063" table:style-name="ce57">
            <text:p><text:s text:c="2"/>19 06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23963" table:style-name="ce57">
            <text:p><text:s text:c="2"/>23 96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9978" table:style-name="ce57">
            <text:p><text:s text:c="2"/>39 97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0" table:style-name="ce57">
            <text:p><text:s text:c="3"/>70</text:p>
          </table:table-cell>
          <table:table-cell office:value-type="float" office:value="64011" table:style-name="ce57">
            <text:p><text:s text:c="2"/>64 011</text:p>
          </table:table-cell>
          <table:table-cell office:value-type="float" office:value="73040" table:style-name="ce57">
            <text:p><text:s text:c="2"/>73 04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672" table:style-name="ce57">
            <text:p><text:s text:c="3"/>67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120" table:style-name="ce57">
            <text:p><text:s text:c="2"/>9 12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01" table:style-name="ce57">
            <text:p><text:s/>(-) <text:s text:c="2"/>301</text:p>
          </table:table-cell>
          <table:table-cell office:value-type="float" office:value="9491" table:style-name="ce57">
            <text:p><text:s text:c="2"/>9 491</text:p>
          </table:table-cell>
          <table:table-cell office:value-type="float" office:value="10901" table:style-name="ce57">
            <text:p><text:s text:c="2"/>10 901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978" table:style-name="ce57">
            <text:p><text:s text:c="2"/>17 97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97" table:style-name="ce57">
            <text:p><text:s/>(-) <text:s text:c="2"/>97</text:p>
          </table:table-cell>
          <table:table-cell office:value-type="float" office:value="17894" table:style-name="ce57">
            <text:p><text:s text:c="2"/>17 894</text:p>
          </table:table-cell>
          <table:table-cell office:value-type="float" office:value="29664" table:style-name="ce57">
            <text:p><text:s text:c="2"/>29 664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363" table:style-name="ce58">
            <text:p><text:s text:c="3"/>363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1433" table:style-name="ce58">
            <text:p><text:s text:c="2"/>71 43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225" table:style-name="ce58">
            <text:p><text:s/>(-) <text:s text:c="2"/>225</text:p>
          </table:table-cell>
          <table:table-cell office:value-type="float" office:value="71578" table:style-name="ce58">
            <text:p><text:s text:c="2"/>71 578</text:p>
          </table:table-cell>
          <table:table-cell office:value-type="float" office:value="82955" table:style-name="ce58">
            <text:p><text:s text:c="2"/>82 955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36442" table:style-name="ce58">
            <text:p><text:s text:c="2"/>36 44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354" table:style-name="ce58">
            <text:p><text:s text:c="2"/>12 35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868" table:style-name="ce58">
            <text:p><text:s/>(-) <text:s text:c="2"/>868</text:p>
          </table:table-cell>
          <table:table-cell office:value-type="float" office:value="47928" table:style-name="ce58">
            <text:p><text:s text:c="2"/>47 928</text:p>
          </table:table-cell>
          <table:table-cell office:value-type="float" office:value="62183" table:style-name="ce58">
            <text:p><text:s text:c="2"/>62 183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9556" table:style-name="ce58">
            <text:p><text:s text:c="2"/>9 556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0022" table:style-name="ce58">
            <text:p><text:s text:c="2"/>30 02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21" table:style-name="ce58">
            <text:p><text:s text:c="3"/>821</text:p>
          </table:table-cell>
          <table:table-cell office:value-type="float" office:value="40416" table:style-name="ce58">
            <text:p><text:s text:c="2"/>40 416</text:p>
          </table:table-cell>
          <table:table-cell office:value-type="float" office:value="48163" table:style-name="ce58">
            <text:p><text:s text:c="2"/>48 163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19804" table:style-name="ce58">
            <text:p><text:s text:c="2"/>19 80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2883" table:style-name="ce58">
            <text:p><text:s text:c="2"/>22 88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722" table:style-name="ce58">
            <text:p><text:s text:c="2"/>1 722</text:p>
          </table:table-cell>
          <table:table-cell office:value-type="float" office:value="44409" table:style-name="ce58">
            <text:p><text:s text:c="2"/>44 409</text:p>
          </table:table-cell>
          <table:table-cell office:value-type="float" office:value="79573" table:style-name="ce58">
            <text:p><text:s text:c="2"/>79 573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2149" table:style-name="ce58">
            <text:p><text:s text:c="2"/>2 149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7457" table:style-name="ce58">
            <text:p><text:s text:c="2"/>17 45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289" table:style-name="ce58">
            <text:p><text:s/>(-) <text:s text:c="2"/>289</text:p>
          </table:table-cell>
          <table:table-cell office:value-type="float" office:value="19321" table:style-name="ce58">
            <text:p><text:s text:c="2"/>19 321</text:p>
          </table:table-cell>
          <table:table-cell office:value-type="float" office:value="23489" table:style-name="ce58">
            <text:p><text:s text:c="2"/>23 48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684" table:style-name="ce57">
            <text:p><text:s text:c="3"/>684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559" table:style-name="ce57">
            <text:p><text:s text:c="2"/>24 55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22" table:style-name="ce57">
            <text:p><text:s text:c="3"/>322</text:p>
          </table:table-cell>
          <table:table-cell office:value-type="float" office:value="25577" table:style-name="ce57">
            <text:p><text:s text:c="2"/>25 577</text:p>
          </table:table-cell>
          <table:table-cell office:value-type="float" office:value="28477" table:style-name="ce57">
            <text:p><text:s text:c="2"/>28 47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735" table:style-name="ce57">
            <text:p><text:s text:c="3"/>735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048" table:style-name="ce57">
            <text:p><text:s text:c="2"/>33 04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6" table:style-name="ce57">
            <text:p><text:s text:c="3"/>126</text:p>
          </table:table-cell>
          <table:table-cell office:value-type="float" office:value="33919" table:style-name="ce57">
            <text:p><text:s text:c="2"/>33 919</text:p>
          </table:table-cell>
          <table:table-cell office:value-type="float" office:value="60126" table:style-name="ce57">
            <text:p><text:s text:c="2"/>60 12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853" table:style-name="ce57">
            <text:p><text:s text:c="3"/>85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772" table:style-name="ce57">
            <text:p><text:s text:c="2"/>14 77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290" table:style-name="ce57">
            <text:p><text:s/>(-) <text:s/>2 290</text:p>
          </table:table-cell>
          <table:table-cell office:value-type="float" office:value="13335" table:style-name="ce57">
            <text:p><text:s text:c="2"/>13 335</text:p>
          </table:table-cell>
          <table:table-cell office:value-type="float" office:value="46953" table:style-name="ce57">
            <text:p><text:s text:c="2"/>46 95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3915" table:style-name="ce57">
            <text:p><text:s text:c="2"/>3 915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3349" table:style-name="ce57">
            <text:p><text:s text:c="2"/>173 34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70" table:style-name="ce57">
            <text:p><text:s text:c="3"/>870</text:p>
          </table:table-cell>
          <table:table-cell office:value-type="float" office:value="178167" table:style-name="ce57">
            <text:p><text:s text:c="2"/>178 167</text:p>
          </table:table-cell>
          <table:table-cell office:value-type="float" office:value="202385" table:style-name="ce57">
            <text:p><text:s text:c="2"/>202 385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3237" table:style-name="ce57">
            <text:p><text:s text:c="2"/>3 23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5634" table:style-name="ce57">
            <text:p><text:s text:c="2"/>75 63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15" table:style-name="ce57">
            <text:p><text:s text:c="2"/>1 015</text:p>
          </table:table-cell>
          <table:table-cell office:value-type="float" office:value="79886" table:style-name="ce57">
            <text:p><text:s text:c="2"/>79 886</text:p>
          </table:table-cell>
          <table:table-cell office:value-type="float" office:value="140748" table:style-name="ce57">
            <text:p><text:s text:c="2"/>140 74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6579" table:style-name="ce58">
            <text:p><text:s text:c="2"/>6 57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8270" table:style-name="ce58">
            <text:p><text:s text:c="2"/>28 27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72" table:style-name="ce58">
            <text:p><text:s text:c="2"/>1 072</text:p>
          </table:table-cell>
          <table:table-cell office:value-type="float" office:value="35921" table:style-name="ce58">
            <text:p><text:s text:c="2"/>35 921</text:p>
          </table:table-cell>
          <table:table-cell office:value-type="float" office:value="37029" table:style-name="ce58">
            <text:p><text:s text:c="2"/>37 02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262" table:style-name="ce58">
            <text:p><text:s text:c="3"/>26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7" table:style-name="ce58">
            <text:p><text:s text:c="3"/>8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71" table:style-name="ce58">
            <text:p><text:s text:c="3"/>571</text:p>
          </table:table-cell>
          <table:table-cell office:value-type="float" office:value="920" table:style-name="ce58">
            <text:p><text:s text:c="3"/>920</text:p>
          </table:table-cell>
          <table:table-cell office:value-type="float" office:value="15220" table:style-name="ce58">
            <text:p><text:s text:c="2"/>15 22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793" table:style-name="ce58">
            <text:p><text:s text:c="3"/>79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481" table:style-name="ce58">
            <text:p><text:s text:c="2"/>1 48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49" table:style-name="ce58">
            <text:p><text:s text:c="3"/>149</text:p>
          </table:table-cell>
          <table:table-cell office:value-type="float" office:value="2423" table:style-name="ce58">
            <text:p><text:s text:c="2"/>2 423</text:p>
          </table:table-cell>
          <table:table-cell office:value-type="float" office:value="30904" table:style-name="ce58">
            <text:p><text:s text:c="2"/>30 904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1242" table:style-name="ce58">
            <text:p><text:s text:c="2"/>1 24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7676" table:style-name="ce58">
            <text:p><text:s text:c="2"/>37 67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92" table:style-name="ce58">
            <text:p><text:s text:c="3"/>492</text:p>
          </table:table-cell>
          <table:table-cell office:value-type="float" office:value="39410" table:style-name="ce58">
            <text:p><text:s text:c="2"/>39 410</text:p>
          </table:table-cell>
          <table:table-cell office:value-type="float" office:value="52243" table:style-name="ce58">
            <text:p><text:s text:c="2"/>52 243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1986" table:style-name="ce58">
            <text:p><text:s text:c="2"/>1 986</text:p>
          </table:table-cell>
          <table:table-cell office:value-type="float" office:value="22" table:style-name="ce58">
            <text:p><text:s text:c="3"/>2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5670" table:style-name="ce58">
            <text:p><text:s text:c="2"/>135 67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44" table:style-name="ce58">
            <text:p><text:s text:c="3"/>544</text:p>
          </table:table-cell>
          <table:table-cell office:value-type="float" office:value="138222" table:style-name="ce58">
            <text:p><text:s text:c="2"/>138 222</text:p>
          </table:table-cell>
          <table:table-cell office:value-type="float" office:value="150443" table:style-name="ce58">
            <text:p><text:s text:c="2"/>150 44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10263" table:style-name="ce57">
            <text:p><text:s text:c="2"/>10 26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8328" table:style-name="ce57">
            <text:p><text:s text:c="2"/>58 32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00" table:style-name="ce57">
            <text:p><text:s text:c="3"/>900</text:p>
          </table:table-cell>
          <table:table-cell office:value-type="float" office:value="69491" table:style-name="ce57">
            <text:p><text:s text:c="2"/>69 491</text:p>
          </table:table-cell>
          <table:table-cell office:value-type="float" office:value="78755" table:style-name="ce57">
            <text:p><text:s text:c="2"/>78 75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8716" table:style-name="ce57">
            <text:p><text:s text:c="2"/>8 71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49" table:style-name="ce57">
            <text:p><text:s text:c="2"/>2 549</text:p>
          </table:table-cell>
          <table:table-cell office:value-type="float" office:value="86" table:style-name="ce57">
            <text:p><text:s text:c="3"/>86</text:p>
          </table:table-cell>
          <table:table-cell office:value-type="float" office:value="-260" table:style-name="ce57">
            <text:p><text:s/>(-) <text:s text:c="2"/>260</text:p>
          </table:table-cell>
          <table:table-cell office:value-type="float" office:value="11091" table:style-name="ce57">
            <text:p><text:s text:c="2"/>11 091</text:p>
          </table:table-cell>
          <table:table-cell office:value-type="float" office:value="39699" table:style-name="ce57">
            <text:p><text:s text:c="2"/>39 69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20292" table:style-name="ce57">
            <text:p><text:s text:c="2"/>20 29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07" table:style-name="ce57">
            <text:p><text:s text:c="2"/>1 507</text:p>
          </table:table-cell>
          <table:table-cell office:value-type="float" office:value="21799" table:style-name="ce57">
            <text:p><text:s text:c="2"/>21 799</text:p>
          </table:table-cell>
          <table:table-cell office:value-type="float" office:value="29460" table:style-name="ce57">
            <text:p><text:s text:c="2"/>29 46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6331" table:style-name="ce57">
            <text:p><text:s text:c="2"/>6 33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105" table:style-name="ce57">
            <text:p><text:s text:c="2"/>19 10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08" table:style-name="ce57">
            <text:p><text:s/>(-) <text:s text:c="2"/>308</text:p>
          </table:table-cell>
          <table:table-cell office:value-type="float" office:value="25128" table:style-name="ce57">
            <text:p><text:s text:c="2"/>25 128</text:p>
          </table:table-cell>
          <table:table-cell office:value-type="float" office:value="94688" table:style-name="ce57">
            <text:p><text:s text:c="2"/>94 68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71" table:style-name="ce57">
            <text:p><text:s text:c="3"/>7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20" table:style-name="ce57">
            <text:p><text:s text:c="3"/>72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166" table:style-name="ce57">
            <text:p><text:s/>(-) <text:s/>1 166</text:p>
          </table:table-cell>
          <table:table-cell office:value-type="float" office:value="-375" table:style-name="ce57">
            <text:p><text:s/>(-) <text:s text:c="2"/>375</text:p>
          </table:table-cell>
          <table:table-cell office:value-type="float" office:value="35090" table:style-name="ce57">
            <text:p><text:s text:c="2"/>35 09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4620" table:style-name="ce58">
            <text:p><text:s text:c="2"/>4 62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18" table:style-name="ce58">
            <text:p><text:s text:c="3"/>71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291" table:style-name="ce58">
            <text:p><text:s/>(-) <text:s text:c="2"/>291</text:p>
          </table:table-cell>
          <table:table-cell office:value-type="float" office:value="5047" table:style-name="ce58">
            <text:p><text:s text:c="2"/>5 047</text:p>
          </table:table-cell>
          <table:table-cell office:value-type="float" office:value="20072" table:style-name="ce58">
            <text:p><text:s text:c="2"/>20 07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50601" table:style-name="ce58">
            <text:p><text:s text:c="2"/>150 60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50601" table:style-name="ce58">
            <text:p><text:s text:c="2"/>150 601</text:p>
          </table:table-cell>
          <table:table-cell office:value-type="float" office:value="171977" table:style-name="ce58">
            <text:p><text:s text:c="2"/>171 977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46" table:style-name="ce58">
            <text:p><text:s text:c="3"/>946</text:p>
          </table:table-cell>
          <table:table-cell office:value-type="float" office:value="946" table:style-name="ce58">
            <text:p><text:s text:c="3"/>946</text:p>
          </table:table-cell>
          <table:table-cell office:value-type="float" office:value="18812" table:style-name="ce58">
            <text:p><text:s text:c="2"/>18 812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6779" table:style-name="ce58">
            <text:p><text:s text:c="2"/>6 77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072" table:style-name="ce58">
            <text:p><text:s/>(-) <text:s/>1 072</text:p>
          </table:table-cell>
          <table:table-cell office:value-type="float" office:value="5707" table:style-name="ce58">
            <text:p><text:s text:c="2"/>5 707</text:p>
          </table:table-cell>
          <table:table-cell office:value-type="float" office:value="19176" table:style-name="ce58">
            <text:p><text:s text:c="2"/>19 17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822" table:style-name="ce58">
            <text:p><text:s text:c="2"/>6 82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822" table:style-name="ce58">
            <text:p><text:s text:c="2"/>6 822</text:p>
          </table:table-cell>
          <table:table-cell office:value-type="float" office:value="141210" table:style-name="ce58">
            <text:p><text:s text:c="2"/>141 21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2996" table:style-name="ce57">
            <text:p><text:s text:c="2"/>2 99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044" table:style-name="ce57">
            <text:p><text:s text:c="2"/>33 04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700" table:style-name="ce57">
            <text:p><text:s/>(-) <text:s/>3 700</text:p>
          </table:table-cell>
          <table:table-cell office:value-type="float" office:value="32340" table:style-name="ce57">
            <text:p><text:s text:c="2"/>32 340</text:p>
          </table:table-cell>
          <table:table-cell office:value-type="float" office:value="247321" table:style-name="ce57">
            <text:p><text:s text:c="2"/>247 32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2701" table:style-name="ce57">
            <text:p><text:s text:c="2"/>2 70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1039" table:style-name="ce57">
            <text:p><text:s text:c="2"/>41 03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934" table:style-name="ce57">
            <text:p><text:s text:c="2"/>2 934</text:p>
          </table:table-cell>
          <table:table-cell office:value-type="float" office:value="46674" table:style-name="ce57">
            <text:p><text:s text:c="2"/>46 674</text:p>
          </table:table-cell>
          <table:table-cell office:value-type="float" office:value="92392" table:style-name="ce57">
            <text:p><text:s text:c="2"/>92 392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2291" table:style-name="ce57">
            <text:p><text:s text:c="2"/>2 29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9" table:style-name="ce57">
            <text:p><text:s text:c="3"/>2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47" table:style-name="ce57">
            <text:p><text:s text:c="3"/>847</text:p>
          </table:table-cell>
          <table:table-cell office:value-type="float" office:value="3167" table:style-name="ce57">
            <text:p><text:s text:c="2"/>3 167</text:p>
          </table:table-cell>
          <table:table-cell office:value-type="float" office:value="71678" table:style-name="ce57">
            <text:p><text:s text:c="2"/>71 67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590" table:style-name="ce57">
            <text:p><text:s text:c="3"/>59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00" table:style-name="ce57">
            <text:p><text:s text:c="2"/>2 600</text:p>
          </table:table-cell>
          <table:table-cell office:value-type="float" office:value="3190" table:style-name="ce57">
            <text:p><text:s text:c="2"/>3 190</text:p>
          </table:table-cell>
          <table:table-cell office:value-type="float" office:value="58642" table:style-name="ce57">
            <text:p><text:s text:c="2"/>58 64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8530" table:style-name="ce57">
            <text:p><text:s text:c="2"/>8 53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658" table:style-name="ce57">
            <text:p><text:s/>(-) <text:s/>1 658</text:p>
          </table:table-cell>
          <table:table-cell office:value-type="float" office:value="6872" table:style-name="ce57">
            <text:p><text:s text:c="2"/>6 872</text:p>
          </table:table-cell>
          <table:table-cell office:value-type="float" office:value="77193" table:style-name="ce57">
            <text:p><text:s text:c="2"/>77 193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9066" table:style-name="ce58">
            <text:p><text:s text:c="2"/>9 06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490" table:style-name="ce58">
            <text:p><text:s text:c="2"/>3 490</text:p>
          </table:table-cell>
          <table:table-cell office:value-type="float" office:value="12556" table:style-name="ce58">
            <text:p><text:s text:c="2"/>12 556</text:p>
          </table:table-cell>
          <table:table-cell office:value-type="float" office:value="69049" table:style-name="ce58">
            <text:p><text:s text:c="2"/>69 04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1034" table:style-name="ce58">
            <text:p><text:s text:c="2"/>1 03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74" table:style-name="ce58">
            <text:p><text:s text:c="3"/>67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317" table:style-name="ce58">
            <text:p><text:s/>(-) <text:s/>1 317</text:p>
          </table:table-cell>
          <table:table-cell office:value-type="float" office:value="391" table:style-name="ce58">
            <text:p><text:s text:c="3"/>391</text:p>
          </table:table-cell>
          <table:table-cell office:value-type="float" office:value="53868" table:style-name="ce58">
            <text:p><text:s text:c="2"/>53 86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5860" table:style-name="ce58">
            <text:p><text:s text:c="2"/>5 86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29" table:style-name="ce58">
            <text:p><text:s text:c="3"/>62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12" table:style-name="ce58">
            <text:p><text:s text:c="3"/>812</text:p>
          </table:table-cell>
          <table:table-cell office:value-type="float" office:value="7301" table:style-name="ce58">
            <text:p><text:s text:c="2"/>7 301</text:p>
          </table:table-cell>
          <table:table-cell office:value-type="float" office:value="42149" table:style-name="ce58">
            <text:p><text:s text:c="2"/>42 149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643" table:style-name="ce58">
            <text:p><text:s text:c="3"/>64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05" table:style-name="ce58">
            <text:p><text:s text:c="3"/>40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399" table:style-name="ce58">
            <text:p><text:s/>(-) <text:s text:c="2"/>399</text:p>
          </table:table-cell>
          <table:table-cell office:value-type="float" office:value="649" table:style-name="ce58">
            <text:p><text:s text:c="3"/>649</text:p>
          </table:table-cell>
          <table:table-cell office:value-type="float" office:value="25919" table:style-name="ce58">
            <text:p><text:s text:c="2"/>25 91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4033" table:style-name="ce58">
            <text:p><text:s text:c="2"/>4 03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9966" table:style-name="ce58">
            <text:p><text:s text:c="2"/>89 96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818" table:style-name="ce58">
            <text:p><text:s text:c="2"/>2 818</text:p>
          </table:table-cell>
          <table:table-cell office:value-type="float" office:value="96817" table:style-name="ce58">
            <text:p><text:s text:c="2"/>96 817</text:p>
          </table:table-cell>
          <table:table-cell office:value-type="float" office:value="115709" table:style-name="ce58">
            <text:p><text:s text:c="2"/>115 70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4018" table:style-name="ce57">
            <text:p><text:s text:c="2"/>4 018</text:p>
          </table:table-cell>
          <table:table-cell office:value-type="float" office:value="8443" table:style-name="ce57">
            <text:p><text:s text:c="2"/>8 44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1026" table:style-name="ce57">
            <text:p><text:s text:c="2"/>101 02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0" table:style-name="ce57">
            <text:p><text:s text:c="3"/>110</text:p>
          </table:table-cell>
          <table:table-cell office:value-type="float" office:value="113597" table:style-name="ce57">
            <text:p><text:s text:c="2"/>113 597</text:p>
          </table:table-cell>
          <table:table-cell office:value-type="float" office:value="160387" table:style-name="ce57">
            <text:p><text:s text:c="2"/>160 38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5053" table:style-name="ce57">
            <text:p><text:s text:c="2"/>5 05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463" table:style-name="ce57">
            <text:p><text:s text:c="2"/>10 46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91" table:style-name="ce57">
            <text:p><text:s text:c="3"/>391</text:p>
          </table:table-cell>
          <table:table-cell office:value-type="float" office:value="15907" table:style-name="ce57">
            <text:p><text:s text:c="2"/>15 907</text:p>
          </table:table-cell>
          <table:table-cell office:value-type="float" office:value="45914" table:style-name="ce57">
            <text:p><text:s text:c="2"/>45 91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3384" table:style-name="ce57">
            <text:p><text:s text:c="2"/>3 38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714" table:style-name="ce57">
            <text:p><text:s text:c="2"/>8 71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519" table:style-name="ce57">
            <text:p><text:s/>(-) <text:s/>1 519</text:p>
          </table:table-cell>
          <table:table-cell office:value-type="float" office:value="10579" table:style-name="ce57">
            <text:p><text:s text:c="2"/>10 579</text:p>
          </table:table-cell>
          <table:table-cell office:value-type="float" office:value="104829" table:style-name="ce57">
            <text:p><text:s text:c="2"/>104 829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36" table:style-name="ce57">
            <text:p><text:s text:c="3"/>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25" table:style-name="ce57">
            <text:p><text:s/>(-) <text:s text:c="2"/>125</text:p>
          </table:table-cell>
          <table:table-cell office:value-type="float" office:value="-89" table:style-name="ce57">
            <text:p><text:s/>(-) <text:s text:c="2"/>89</text:p>
          </table:table-cell>
          <table:table-cell office:value-type="float" office:value="16507" table:style-name="ce57">
            <text:p><text:s text:c="2"/>16 50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49" table:style-name="ce57">
            <text:p><text:s text:c="3"/>4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368" table:style-name="ce57">
            <text:p><text:s/>(-) <text:s/>1 368</text:p>
          </table:table-cell>
          <table:table-cell office:value-type="float" office:value="-1319" table:style-name="ce57">
            <text:p><text:s/>(-) <text:s/>1 319</text:p>
          </table:table-cell>
          <table:table-cell office:value-type="float" office:value="27234" table:style-name="ce57">
            <text:p><text:s text:c="2"/>27 23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6932" table:style-name="ce58">
            <text:p><text:s text:c="2"/>6 93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324" table:style-name="ce58">
            <text:p><text:s text:c="2"/>4 32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973" table:style-name="ce58">
            <text:p><text:s/>(-) <text:s text:c="2"/>973</text:p>
          </table:table-cell>
          <table:table-cell office:value-type="float" office:value="10283" table:style-name="ce58">
            <text:p><text:s text:c="2"/>10 283</text:p>
          </table:table-cell>
          <table:table-cell office:value-type="float" office:value="73308" table:style-name="ce58">
            <text:p><text:s text:c="2"/>73 30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10300" table:style-name="ce58">
            <text:p><text:s text:c="2"/>10 30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58" table:style-name="ce58">
            <text:p><text:s text:c="3"/>758</text:p>
          </table:table-cell>
          <table:table-cell office:value-type="float" office:value="11058" table:style-name="ce58">
            <text:p><text:s text:c="2"/>11 058</text:p>
          </table:table-cell>
          <table:table-cell office:value-type="float" office:value="15053" table:style-name="ce58">
            <text:p><text:s text:c="2"/>15 053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29728" table:style-name="ce58">
            <text:p><text:s text:c="2"/>29 72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56" table:style-name="ce58">
            <text:p><text:s text:c="3"/>256</text:p>
          </table:table-cell>
          <table:table-cell office:value-type="float" office:value="92" table:style-name="ce58">
            <text:p><text:s text:c="3"/>92</text:p>
          </table:table-cell>
          <table:table-cell office:value-type="float" office:value="1583" table:style-name="ce58">
            <text:p><text:s text:c="2"/>1 583</text:p>
          </table:table-cell>
          <table:table-cell office:value-type="float" office:value="31659" table:style-name="ce58">
            <text:p><text:s text:c="2"/>31 659</text:p>
          </table:table-cell>
          <table:table-cell office:value-type="float" office:value="119777" table:style-name="ce58">
            <text:p><text:s text:c="2"/>119 777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25046" table:style-name="ce58">
            <text:p><text:s text:c="2"/>25 04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60" table:style-name="ce58">
            <text:p><text:s text:c="3"/>56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55" table:style-name="ce58">
            <text:p><text:s/>(-) <text:s text:c="2"/>155</text:p>
          </table:table-cell>
          <table:table-cell office:value-type="float" office:value="25451" table:style-name="ce58">
            <text:p><text:s text:c="2"/>25 451</text:p>
          </table:table-cell>
          <table:table-cell office:value-type="float" office:value="73094" table:style-name="ce58">
            <text:p><text:s text:c="2"/>73 094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84" table:style-name="ce58">
            <text:p><text:s text:c="3"/>8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78" table:style-name="ce58">
            <text:p><text:s text:c="3"/>478</text:p>
          </table:table-cell>
          <table:table-cell office:value-type="float" office:value="562" table:style-name="ce58">
            <text:p><text:s text:c="3"/>562</text:p>
          </table:table-cell>
          <table:table-cell office:value-type="float" office:value="7830" table:style-name="ce58">
            <text:p><text:s text:c="2"/>7 83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6748" table:style-name="ce57">
            <text:p><text:s text:c="2"/>6 74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440" table:style-name="ce57">
            <text:p><text:s text:c="2"/>17 440</text:p>
          </table:table-cell>
          <table:table-cell office:value-type="float" office:value="8973" table:style-name="ce57">
            <text:p><text:s text:c="2"/>8 973</text:p>
          </table:table-cell>
          <table:table-cell office:value-type="float" office:value="-2350" table:style-name="ce57">
            <text:p><text:s/>(-) <text:s/>2 350</text:p>
          </table:table-cell>
          <table:table-cell office:value-type="float" office:value="30811" table:style-name="ce57">
            <text:p><text:s text:c="2"/>30 811</text:p>
          </table:table-cell>
          <table:table-cell office:value-type="float" office:value="138885" table:style-name="ce57">
            <text:p><text:s text:c="2"/>138 88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511" table:style-name="ce57">
            <text:p><text:s text:c="3"/>51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9" table:style-name="ce57">
            <text:p><text:s text:c="3"/>339</text:p>
          </table:table-cell>
          <table:table-cell office:value-type="float" office:value="585" table:style-name="ce57">
            <text:p><text:s text:c="3"/>585</text:p>
          </table:table-cell>
          <table:table-cell office:value-type="float" office:value="1435" table:style-name="ce57">
            <text:p><text:s text:c="2"/>1 435</text:p>
          </table:table-cell>
          <table:table-cell office:value-type="float" office:value="32079" table:style-name="ce57">
            <text:p><text:s text:c="2"/>32 079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578" table:style-name="ce57">
            <text:p><text:s text:c="3"/>57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145" table:style-name="ce57">
            <text:p><text:s text:c="2"/>21 145</text:p>
          </table:table-cell>
          <table:table-cell office:value-type="float" office:value="14871" table:style-name="ce57">
            <text:p><text:s text:c="2"/>14 871</text:p>
          </table:table-cell>
          <table:table-cell office:value-type="float" office:value="280" table:style-name="ce57">
            <text:p><text:s text:c="3"/>280</text:p>
          </table:table-cell>
          <table:table-cell office:value-type="float" office:value="36874" table:style-name="ce57">
            <text:p><text:s text:c="2"/>36 874</text:p>
          </table:table-cell>
          <table:table-cell office:value-type="float" office:value="54643" table:style-name="ce57">
            <text:p><text:s text:c="2"/>54 64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1058" table:style-name="ce57">
            <text:p><text:s text:c="2"/>1 05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7787" table:style-name="ce57">
            <text:p><text:s text:c="2"/>57 787</text:p>
          </table:table-cell>
          <table:table-cell office:value-type="float" office:value="34895" table:style-name="ce57">
            <text:p><text:s text:c="2"/>34 895</text:p>
          </table:table-cell>
          <table:table-cell office:value-type="float" office:value="2206" table:style-name="ce57">
            <text:p><text:s text:c="2"/>2 206</text:p>
          </table:table-cell>
          <table:table-cell office:value-type="float" office:value="95946" table:style-name="ce57">
            <text:p><text:s text:c="2"/>95 946</text:p>
          </table:table-cell>
          <table:table-cell office:value-type="float" office:value="119005" table:style-name="ce57">
            <text:p><text:s text:c="2"/>119 00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1781" table:style-name="ce57">
            <text:p><text:s text:c="2"/>1 7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284" table:style-name="ce57">
            <text:p><text:s text:c="2"/>5 284</text:p>
          </table:table-cell>
          <table:table-cell office:value-type="float" office:value="14289" table:style-name="ce57">
            <text:p><text:s text:c="2"/>14 289</text:p>
          </table:table-cell>
          <table:table-cell office:value-type="float" office:value="-677" table:style-name="ce57">
            <text:p><text:s/>(-) <text:s text:c="2"/>677</text:p>
          </table:table-cell>
          <table:table-cell office:value-type="float" office:value="20677" table:style-name="ce57">
            <text:p><text:s text:c="2"/>20 677</text:p>
          </table:table-cell>
          <table:table-cell office:value-type="float" office:value="31195" table:style-name="ce57">
            <text:p><text:s text:c="2"/>31 19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7597" table:style-name="ce58">
            <text:p><text:s text:c="2"/>7 59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750" table:style-name="ce58">
            <text:p><text:s text:c="2"/>3 750</text:p>
          </table:table-cell>
          <table:table-cell office:value-type="float" office:value="22523" table:style-name="ce58">
            <text:p><text:s text:c="2"/>22 523</text:p>
          </table:table-cell>
          <table:table-cell office:value-type="float" office:value="-2624" table:style-name="ce58">
            <text:p><text:s/>(-) <text:s/>2 624</text:p>
          </table:table-cell>
          <table:table-cell office:value-type="float" office:value="31246" table:style-name="ce58">
            <text:p><text:s text:c="2"/>31 246</text:p>
          </table:table-cell>
          <table:table-cell office:value-type="float" office:value="94119" table:style-name="ce58">
            <text:p><text:s text:c="2"/>94 11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757" table:style-name="ce58">
            <text:p><text:s text:c="3"/>75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2499" table:style-name="ce58">
            <text:p><text:s text:c="2"/>42 499</text:p>
          </table:table-cell>
          <table:table-cell office:value-type="float" office:value="1844" table:style-name="ce58">
            <text:p><text:s text:c="2"/>1 844</text:p>
          </table:table-cell>
          <table:table-cell office:value-type="float" office:value="1274" table:style-name="ce58">
            <text:p><text:s text:c="2"/>1 274</text:p>
          </table:table-cell>
          <table:table-cell office:value-type="float" office:value="46374" table:style-name="ce58">
            <text:p><text:s text:c="2"/>46 374</text:p>
          </table:table-cell>
          <table:table-cell office:value-type="float" office:value="48927" table:style-name="ce58">
            <text:p><text:s text:c="2"/>48 92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3053" table:style-name="ce58">
            <text:p><text:s text:c="2"/>3 05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25" table:style-name="ce58">
            <text:p><text:s text:c="3"/>325</text:p>
          </table:table-cell>
          <table:table-cell office:value-type="float" office:value="30740" table:style-name="ce58">
            <text:p><text:s text:c="2"/>30 740</text:p>
          </table:table-cell>
          <table:table-cell office:value-type="float" office:value="-294" table:style-name="ce58">
            <text:p><text:s/>(-) <text:s text:c="2"/>294</text:p>
          </table:table-cell>
          <table:table-cell office:value-type="float" office:value="33824" table:style-name="ce58">
            <text:p><text:s text:c="2"/>33 824</text:p>
          </table:table-cell>
          <table:table-cell office:value-type="float" office:value="38973" table:style-name="ce58">
            <text:p><text:s text:c="2"/>38 973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9898" table:style-name="ce58">
            <text:p><text:s text:c="2"/>9 89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146" table:style-name="ce58">
            <text:p><text:s text:c="2"/>7 146</text:p>
          </table:table-cell>
          <table:table-cell office:value-type="float" office:value="-765" table:style-name="ce58">
            <text:p><text:s/>(-) <text:s text:c="2"/>765</text:p>
          </table:table-cell>
          <table:table-cell office:value-type="float" office:value="16279" table:style-name="ce58">
            <text:p><text:s text:c="2"/>16 279</text:p>
          </table:table-cell>
          <table:table-cell office:value-type="float" office:value="22978" table:style-name="ce58">
            <text:p><text:s text:c="2"/>22 97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5530" table:style-name="ce58">
            <text:p><text:s text:c="2"/>15 53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230" table:style-name="ce58">
            <text:p><text:s text:c="2"/>7 230</text:p>
          </table:table-cell>
          <table:table-cell office:value-type="float" office:value="68008" table:style-name="ce58">
            <text:p><text:s text:c="2"/>68 008</text:p>
          </table:table-cell>
          <table:table-cell office:value-type="float" office:value="-2972" table:style-name="ce58">
            <text:p><text:s/>(-) <text:s/>2 972</text:p>
          </table:table-cell>
          <table:table-cell office:value-type="float" office:value="87796" table:style-name="ce58">
            <text:p><text:s text:c="2"/>87 796</text:p>
          </table:table-cell>
          <table:table-cell office:value-type="float" office:value="149237" table:style-name="ce58">
            <text:p><text:s text:c="2"/>149 23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25397" table:style-name="ce57">
            <text:p><text:s text:c="2"/>25 39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6252" table:style-name="ce57">
            <text:p><text:s text:c="2"/>116 252</text:p>
          </table:table-cell>
          <table:table-cell office:value-type="float" office:value="60000" table:style-name="ce57">
            <text:p><text:s text:c="2"/>60 000</text:p>
          </table:table-cell>
          <table:table-cell office:value-type="float" office:value="-1339" table:style-name="ce57">
            <text:p><text:s/>(-) <text:s/>1 339</text:p>
          </table:table-cell>
          <table:table-cell office:value-type="float" office:value="200310" table:style-name="ce57">
            <text:p><text:s text:c="2"/>200 310</text:p>
          </table:table-cell>
          <table:table-cell office:value-type="float" office:value="202851" table:style-name="ce57">
            <text:p><text:s text:c="2"/>202 85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13877" table:style-name="ce57">
            <text:p><text:s text:c="2"/>13 8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50" table:style-name="ce57">
            <text:p><text:s text:c="2"/>1 950</text:p>
          </table:table-cell>
          <table:table-cell office:value-type="float" office:value="26047" table:style-name="ce57">
            <text:p><text:s text:c="2"/>26 047</text:p>
          </table:table-cell>
          <table:table-cell office:value-type="float" office:value="-255" table:style-name="ce57">
            <text:p><text:s/>(-) <text:s text:c="2"/>255</text:p>
          </table:table-cell>
          <table:table-cell office:value-type="float" office:value="41619" table:style-name="ce57">
            <text:p><text:s text:c="2"/>41 619</text:p>
          </table:table-cell>
          <table:table-cell office:value-type="float" office:value="47812" table:style-name="ce57">
            <text:p><text:s text:c="2"/>47 812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15088" table:style-name="ce57">
            <text:p><text:s text:c="2"/>15 08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95" table:style-name="ce57">
            <text:p><text:s/>(-) <text:s text:c="2"/>195</text:p>
          </table:table-cell>
          <table:table-cell office:value-type="float" office:value="14893" table:style-name="ce57">
            <text:p><text:s text:c="2"/>14 893</text:p>
          </table:table-cell>
          <table:table-cell office:value-type="float" office:value="147743" table:style-name="ce57">
            <text:p><text:s text:c="2"/>147 74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27077" table:style-name="ce57">
            <text:p><text:s text:c="2"/>27 0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938" table:style-name="ce57">
            <text:p><text:s text:c="2"/>16 938</text:p>
          </table:table-cell>
          <table:table-cell office:value-type="float" office:value="14253" table:style-name="ce57">
            <text:p><text:s text:c="2"/>14 253</text:p>
          </table:table-cell>
          <table:table-cell office:value-type="float" office:value="-4602" table:style-name="ce57">
            <text:p><text:s/>(-) <text:s/>4 602</text:p>
          </table:table-cell>
          <table:table-cell office:value-type="float" office:value="53666" table:style-name="ce57">
            <text:p><text:s text:c="2"/>53 666</text:p>
          </table:table-cell>
          <table:table-cell office:value-type="float" office:value="71501" table:style-name="ce57">
            <text:p><text:s text:c="2"/>71 50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2015" table:style-name="ce57">
            <text:p><text:s text:c="2"/>2 01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1795" table:style-name="ce57">
            <text:p><text:s text:c="2"/>61 795</text:p>
          </table:table-cell>
          <table:table-cell office:value-type="float" office:value="13910" table:style-name="ce57">
            <text:p><text:s text:c="2"/>13 910</text:p>
          </table:table-cell>
          <table:table-cell office:value-type="float" office:value="-405" table:style-name="ce57">
            <text:p><text:s/>(-) <text:s text:c="2"/>405</text:p>
          </table:table-cell>
          <table:table-cell office:value-type="float" office:value="77315" table:style-name="ce57">
            <text:p><text:s text:c="2"/>77 315</text:p>
          </table:table-cell>
          <table:table-cell office:value-type="float" office:value="81725" table:style-name="ce57">
            <text:p><text:s text:c="2"/>81 72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2717" table:style-name="ce58">
            <text:p><text:s text:c="2"/>2 71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5651" table:style-name="ce58">
            <text:p><text:s text:c="2"/>45 651</text:p>
          </table:table-cell>
          <table:table-cell office:value-type="float" office:value="10462" table:style-name="ce58">
            <text:p><text:s text:c="2"/>10 462</text:p>
          </table:table-cell>
          <table:table-cell office:value-type="float" office:value="-420" table:style-name="ce58">
            <text:p><text:s/>(-) <text:s text:c="2"/>420</text:p>
          </table:table-cell>
          <table:table-cell office:value-type="float" office:value="58410" table:style-name="ce58">
            <text:p><text:s text:c="2"/>58 410</text:p>
          </table:table-cell>
          <table:table-cell office:value-type="float" office:value="103960" table:style-name="ce58">
            <text:p><text:s text:c="2"/>103 96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2447" table:style-name="ce58">
            <text:p><text:s text:c="2"/>2 44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60" table:style-name="ce58">
            <text:p><text:s text:c="3"/>560</text:p>
          </table:table-cell>
          <table:table-cell office:value-type="float" office:value="12805" table:style-name="ce58">
            <text:p><text:s text:c="2"/>12 80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5812" table:style-name="ce58">
            <text:p><text:s text:c="2"/>15 812</text:p>
          </table:table-cell>
          <table:table-cell office:value-type="float" office:value="96792" table:style-name="ce58">
            <text:p><text:s text:c="2"/>96 79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38" table:style-name="ce58">
            <text:p><text:s text:c="3"/>3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7050" table:style-name="ce58">
            <text:p><text:s text:c="2"/>107 05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7088" table:style-name="ce58">
            <text:p><text:s text:c="2"/>107 088</text:p>
          </table:table-cell>
          <table:table-cell office:value-type="float" office:value="350963" table:style-name="ce58">
            <text:p><text:s text:c="2"/>350 963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6310" table:style-name="ce58">
            <text:p><text:s text:c="2"/>36 31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36" table:style-name="ce58">
            <text:p><text:s text:c="3"/>436</text:p>
          </table:table-cell>
          <table:table-cell office:value-type="float" office:value="36748" table:style-name="ce58">
            <text:p><text:s text:c="2"/>36 748</text:p>
          </table:table-cell>
          <table:table-cell office:value-type="float" office:value="86537" table:style-name="ce58">
            <text:p><text:s text:c="2"/>86 53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230" table:style-name="ce58">
            <text:p><text:s text:c="3"/>23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87698" table:style-name="ce58">
            <text:p><text:s text:c="2"/>287 69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87928" table:style-name="ce58">
            <text:p><text:s text:c="2"/>287 928</text:p>
          </table:table-cell>
          <table:table-cell office:value-type="float" office:value="333427" table:style-name="ce58">
            <text:p><text:s text:c="2"/>333 42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2353" table:style-name="ce57">
            <text:p><text:s text:c="2"/>82 35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2353" table:style-name="ce57">
            <text:p><text:s text:c="2"/>82 353</text:p>
          </table:table-cell>
          <table:table-cell office:value-type="float" office:value="106268" table:style-name="ce57">
            <text:p><text:s text:c="2"/>106 26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2549" table:style-name="ce57">
            <text:p><text:s text:c="2"/>2 54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1966" table:style-name="ce57">
            <text:p><text:s text:c="2"/>101 96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4515" table:style-name="ce57">
            <text:p><text:s text:c="2"/>104 515</text:p>
          </table:table-cell>
          <table:table-cell office:value-type="float" office:value="145974" table:style-name="ce57">
            <text:p><text:s text:c="2"/>145 97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169" table:style-name="ce57">
            <text:p><text:s text:c="3"/>1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0478" table:style-name="ce57">
            <text:p><text:s text:c="2"/>50 47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0647" table:style-name="ce57">
            <text:p><text:s text:c="2"/>50 647</text:p>
          </table:table-cell>
          <table:table-cell office:value-type="float" office:value="75871" table:style-name="ce57">
            <text:p><text:s text:c="2"/>75 871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3257" table:style-name="ce57">
            <text:p><text:s text:c="2"/>3 25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257" table:style-name="ce57">
            <text:p><text:s text:c="2"/>3 257</text:p>
          </table:table-cell>
          <table:table-cell office:value-type="float" office:value="47180" table:style-name="ce57">
            <text:p><text:s text:c="2"/>47 18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1251" table:style-name="ce57">
            <text:p><text:s text:c="2"/>1 25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09" table:style-name="ce57">
            <text:p><text:s text:c="2"/>1 80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060" table:style-name="ce57">
            <text:p><text:s text:c="2"/>3 060</text:p>
          </table:table-cell>
          <table:table-cell office:value-type="float" office:value="181304" table:style-name="ce57">
            <text:p><text:s text:c="2"/>181 30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460" table:style-name="ce58">
            <text:p><text:s text:c="3"/>46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5017" table:style-name="ce58">
            <text:p><text:s text:c="2"/>95 01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5477" table:style-name="ce58">
            <text:p><text:s text:c="2"/>95 477</text:p>
          </table:table-cell>
          <table:table-cell office:value-type="float" office:value="111123" table:style-name="ce58">
            <text:p><text:s text:c="2"/>111 123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6819" table:style-name="ce58">
            <text:p><text:s text:c="2"/>6 81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081" table:style-name="ce58">
            <text:p><text:s text:c="2"/>2 08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900" table:style-name="ce58">
            <text:p><text:s text:c="2"/>8 900</text:p>
          </table:table-cell>
          <table:table-cell office:value-type="float" office:value="30154" table:style-name="ce58">
            <text:p><text:s text:c="2"/>30 15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5948" table:style-name="ce58">
            <text:p><text:s text:c="2"/>5 94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062" table:style-name="ce58">
            <text:p><text:s text:c="2"/>12 06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8010" table:style-name="ce58">
            <text:p><text:s text:c="2"/>18 010</text:p>
          </table:table-cell>
          <table:table-cell office:value-type="float" office:value="48860" table:style-name="ce58">
            <text:p><text:s text:c="2"/>48 860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9686" table:style-name="ce58">
            <text:p><text:s text:c="2"/>9 68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1097" table:style-name="ce58">
            <text:p><text:s text:c="2"/>31 09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0783" table:style-name="ce58">
            <text:p><text:s text:c="2"/>40 783</text:p>
          </table:table-cell>
          <table:table-cell office:value-type="float" office:value="115731" table:style-name="ce58">
            <text:p><text:s text:c="2"/>115 73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183" table:style-name="ce58">
            <text:p><text:s text:c="3"/>18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230" table:style-name="ce58">
            <text:p><text:s text:c="2"/>2 23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413" table:style-name="ce58">
            <text:p><text:s text:c="2"/>2 413</text:p>
          </table:table-cell>
          <table:table-cell office:value-type="float" office:value="24316" table:style-name="ce58">
            <text:p><text:s text:c="2"/>24 31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6116" table:style-name="ce57">
            <text:p><text:s text:c="2"/>6 11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786" table:style-name="ce57">
            <text:p><text:s text:c="2"/>12 78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902" table:style-name="ce57">
            <text:p><text:s text:c="2"/>18 902</text:p>
          </table:table-cell>
          <table:table-cell office:value-type="float" office:value="49442" table:style-name="ce57">
            <text:p><text:s text:c="2"/>49 44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4449" table:style-name="ce57">
            <text:p><text:s text:c="2"/>4 44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5350" table:style-name="ce57">
            <text:p><text:s text:c="2"/>255 35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9799" table:style-name="ce57">
            <text:p><text:s text:c="2"/>259 799</text:p>
          </table:table-cell>
          <table:table-cell office:value-type="float" office:value="303112" table:style-name="ce57">
            <text:p><text:s text:c="2"/>303 11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1060" table:style-name="ce57">
            <text:p><text:s text:c="2"/>1 06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513" table:style-name="ce57">
            <text:p><text:s text:c="2"/>16 51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8" table:style-name="ce57">
            <text:p><text:s text:c="3"/>78</text:p>
          </table:table-cell>
          <table:table-cell office:value-type="float" office:value="17651" table:style-name="ce57">
            <text:p><text:s text:c="2"/>17 651</text:p>
          </table:table-cell>
          <table:table-cell office:value-type="float" office:value="30539" table:style-name="ce57">
            <text:p><text:s text:c="2"/>30 539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501" table:style-name="ce57">
            <text:p><text:s text:c="3"/>50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24" table:style-name="ce57">
            <text:p><text:s text:c="2"/>2 12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25" table:style-name="ce57">
            <text:p><text:s text:c="2"/>2 625</text:p>
          </table:table-cell>
          <table:table-cell office:value-type="float" office:value="45218" table:style-name="ce57">
            <text:p><text:s text:c="2"/>45 21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1302" table:style-name="ce57">
            <text:p><text:s text:c="2"/>1 30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5227" table:style-name="ce57">
            <text:p><text:s text:c="2"/>125 22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6529" table:style-name="ce57">
            <text:p><text:s text:c="2"/>126 529</text:p>
          </table:table-cell>
          <table:table-cell office:value-type="float" office:value="208200" table:style-name="ce57">
            <text:p><text:s text:c="2"/>208 20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5679" table:style-name="ce58">
            <text:p><text:s text:c="2"/>5 67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24" table:style-name="ce58">
            <text:p><text:s text:c="2"/>1 124</text:p>
          </table:table-cell>
          <table:table-cell office:value-type="float" office:value="77005" table:style-name="ce58">
            <text:p><text:s text:c="2"/>77 005</text:p>
          </table:table-cell>
          <table:table-cell office:value-type="float" office:value="30" table:style-name="ce58">
            <text:p><text:s text:c="3"/>30</text:p>
          </table:table-cell>
          <table:table-cell office:value-type="float" office:value="83838" table:style-name="ce58">
            <text:p><text:s text:c="2"/>83 838</text:p>
          </table:table-cell>
          <table:table-cell office:value-type="float" office:value="169907" table:style-name="ce58">
            <text:p><text:s text:c="2"/>169 90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9061" table:style-name="ce58">
            <text:p><text:s text:c="2"/>9 061</text:p>
          </table:table-cell>
          <table:table-cell office:value-type="float" office:value="2141" table:style-name="ce58">
            <text:p><text:s text:c="2"/>2 14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29896" table:style-name="ce58">
            <text:p><text:s text:c="2"/>329 89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41098" table:style-name="ce58">
            <text:p><text:s text:c="2"/>341 098</text:p>
          </table:table-cell>
          <table:table-cell office:value-type="float" office:value="737181" table:style-name="ce58">
            <text:p><text:s text:c="2"/>737 18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3784" table:style-name="ce58">
            <text:p><text:s text:c="2"/>3 78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9961" table:style-name="ce58">
            <text:p><text:s text:c="2"/>109 96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3745" table:style-name="ce58">
            <text:p><text:s text:c="2"/>113 745</text:p>
          </table:table-cell>
          <table:table-cell office:value-type="float" office:value="230603" table:style-name="ce58">
            <text:p><text:s text:c="2"/>230 603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41426" table:style-name="ce58">
            <text:p><text:s text:c="2"/>441 42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41426" table:style-name="ce58">
            <text:p><text:s text:c="2"/>441 426</text:p>
          </table:table-cell>
          <table:table-cell office:value-type="float" office:value="441426" table:style-name="ce58">
            <text:p><text:s text:c="2"/>441 426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12715" table:style-name="ce24">
            <text:p>1271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8477" table:style-name="ce24">
            <text:p>18477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31192" table:style-name="ce58">
            <text:p><text:s text:c="2"/>31 192</text:p>
          </table:table-cell>
          <table:table-cell office:value-type="float" office:value="239167" table:style-name="ce58">
            <text:p><text:s text:c="2"/>239 16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317" table:style-name="ce57">
            <text:p><text:s text:c="2"/>43 31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317" table:style-name="ce57">
            <text:p><text:s text:c="2"/>43 317</text:p>
          </table:table-cell>
          <table:table-cell office:value-type="float" office:value="46796" table:style-name="ce57">
            <text:p><text:s text:c="2"/>46 796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21601" table:style-name="ce57">
            <text:p><text:s text:c="2"/>21 60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50" table:style-name="ce57">
            <text:p><text:s text:c="3"/>650</text:p>
          </table:table-cell>
          <table:table-cell office:value-type="float" office:value="2360" table:style-name="ce57">
            <text:p><text:s text:c="2"/>2 36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611" table:style-name="ce57">
            <text:p><text:s text:c="2"/>24 611</text:p>
          </table:table-cell>
          <table:table-cell office:value-type="float" office:value="67340" table:style-name="ce57">
            <text:p><text:s text:c="2"/>67 340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3179" table:style-name="ce57">
            <text:p><text:s text:c="2"/>3 17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68" table:style-name="ce57">
            <text:p><text:s text:c="2"/>1 86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047" table:style-name="ce57">
            <text:p><text:s text:c="2"/>5 047</text:p>
          </table:table-cell>
          <table:table-cell office:value-type="float" office:value="129653" table:style-name="ce57">
            <text:p><text:s text:c="2"/>129 65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5170" table:style-name="ce57">
            <text:p><text:s text:c="2"/>5 17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470" table:style-name="ce57">
            <text:p><text:s text:c="2"/>4 47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640" table:style-name="ce57">
            <text:p><text:s text:c="2"/>9 640</text:p>
          </table:table-cell>
          <table:table-cell office:value-type="float" office:value="125111" table:style-name="ce57">
            <text:p><text:s text:c="2"/>125 11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2503" table:style-name="ce57">
            <text:p><text:s text:c="2"/>2 50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2434" table:style-name="ce57">
            <text:p><text:s text:c="2"/>32 434</text:p>
          </table:table-cell>
          <table:table-cell office:value-type="float" office:value="2517" table:style-name="ce57">
            <text:p><text:s text:c="2"/>2 51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7454" table:style-name="ce57">
            <text:p><text:s text:c="2"/>37 454</text:p>
          </table:table-cell>
          <table:table-cell office:value-type="float" office:value="106922" table:style-name="ce57">
            <text:p><text:s text:c="2"/>106 922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975" table:style-name="ce58">
            <text:p><text:s text:c="2"/>3 97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803" table:style-name="ce58">
            <text:p><text:s text:c="2"/>10 80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4778" table:style-name="ce58">
            <text:p><text:s text:c="2"/>14 778</text:p>
          </table:table-cell>
          <table:table-cell office:value-type="float" office:value="151814" table:style-name="ce58">
            <text:p><text:s text:c="2"/>151 814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69" table:style-name="ce58">
            <text:p><text:s text:c="3"/>46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69" table:style-name="ce58">
            <text:p><text:s text:c="3"/>469</text:p>
          </table:table-cell>
          <table:table-cell office:value-type="float" office:value="43523" table:style-name="ce58">
            <text:p><text:s text:c="2"/>43 523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49171" table:style-name="ce58">
            <text:p><text:s text:c="2"/>749 17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49171" table:style-name="ce58">
            <text:p><text:s text:c="2"/>749 171</text:p>
          </table:table-cell>
          <table:table-cell office:value-type="float" office:value="749171" table:style-name="ce58">
            <text:p><text:s text:c="2"/>749 171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756" table:style-name="ce58">
            <text:p><text:s text:c="2"/>13 75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756" table:style-name="ce58">
            <text:p><text:s text:c="2"/>13 756</text:p>
          </table:table-cell>
          <table:table-cell office:value-type="float" office:value="13756" table:style-name="ce58">
            <text:p><text:s text:c="2"/>13 756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21103" table:style-name="ce58">
            <text:p><text:s text:c="2"/>321 10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21103" table:style-name="ce58">
            <text:p><text:s text:c="2"/>321 103</text:p>
          </table:table-cell>
          <table:table-cell office:value-type="float" office:value="321103" table:style-name="ce58">
            <text:p><text:s text:c="2"/>321 10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53" table:style-name="ce57">
            <text:p><text:s text:c="3"/>5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5252" table:style-name="ce57">
            <text:p><text:s text:c="2"/>125 25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5305" table:style-name="ce57">
            <text:p><text:s text:c="2"/>125 305</text:p>
          </table:table-cell>
          <table:table-cell office:value-type="float" office:value="140520" table:style-name="ce57">
            <text:p><text:s text:c="2"/>140 52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9202" table:style-name="ce57">
            <text:p><text:s text:c="2"/>189 20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9202" table:style-name="ce57">
            <text:p><text:s text:c="2"/>189 202</text:p>
          </table:table-cell>
          <table:table-cell office:value-type="float" office:value="189202" table:style-name="ce57">
            <text:p><text:s text:c="2"/>189 202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215" table:style-name="ce57">
            <text:p><text:s text:c="3"/>215</text:p>
          </table:table-cell>
          <table:table-cell office:value-type="float" office:value="43633" table:style-name="ce57">
            <text:p><text:s text:c="2"/>43 633</text:p>
          </table:table-cell>
          <table:table-cell office:value-type="float" office:value="8886" table:style-name="ce57">
            <text:p><text:s text:c="2"/>8 886</text:p>
          </table:table-cell>
          <table:table-cell office:value-type="float" office:value="192670" table:style-name="ce57">
            <text:p><text:s text:c="2"/>192 67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5404" table:style-name="ce57">
            <text:p><text:s text:c="2"/>245 404</text:p>
          </table:table-cell>
          <table:table-cell office:value-type="float" office:value="275121" table:style-name="ce57">
            <text:p><text:s text:c="2"/>275 12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1876" table:style-name="ce57">
            <text:p><text:s text:c="2"/>1 87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899" table:style-name="ce57">
            <text:p><text:s text:c="2"/>8 899</text:p>
          </table:table-cell>
          <table:table-cell office:value-type="float" office:value="32914" table:style-name="ce57">
            <text:p><text:s text:c="2"/>32 91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689" table:style-name="ce57">
            <text:p><text:s text:c="2"/>43 689</text:p>
          </table:table-cell>
          <table:table-cell office:value-type="float" office:value="50063" table:style-name="ce57">
            <text:p><text:s text:c="2"/>50 06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888" table:style-name="ce57">
            <text:p><text:s text:c="2"/>40 888</text:p>
          </table:table-cell>
          <table:table-cell office:value-type="float" office:value="32040" table:style-name="ce57">
            <text:p><text:s text:c="2"/>32 04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2928" table:style-name="ce57">
            <text:p><text:s text:c="2"/>72 928</text:p>
          </table:table-cell>
          <table:table-cell office:value-type="float" office:value="79432" table:style-name="ce57">
            <text:p><text:s text:c="2"/>79 432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730" table:style-name="ce58">
            <text:p><text:s text:c="2"/>10 73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730" table:style-name="ce58">
            <text:p><text:s text:c="2"/>10 730</text:p>
          </table:table-cell>
          <table:table-cell office:value-type="float" office:value="29474" table:style-name="ce58">
            <text:p><text:s text:c="2"/>29 474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6669" table:style-name="ce58">
            <text:p><text:s text:c="2"/>46 66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6669" table:style-name="ce58">
            <text:p><text:s text:c="2"/>46 669</text:p>
          </table:table-cell>
          <table:table-cell office:value-type="float" office:value="51145" table:style-name="ce58">
            <text:p><text:s text:c="2"/>51 145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1458" table:style-name="ce58">
            <text:p><text:s text:c="2"/>71 45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1458" table:style-name="ce58">
            <text:p><text:s text:c="2"/>71 458</text:p>
          </table:table-cell>
          <table:table-cell office:value-type="float" office:value="71458" table:style-name="ce58">
            <text:p><text:s text:c="2"/>71 458</text:p>
          </table:table-cell>
          <table:table-cell table:number-columns-repeated="16374"/>
        </table:table-row>
        <table:table-row table:style-name="ro5">
          <table:table-cell table:style-name="ce13"/>
          <table:table-cell table:style-name="ce14"/>
          <table:table-cell table:number-columns-repeated="8" table:style-name="ce47"/>
          <table:table-cell table:number-columns-repeated="16374" table:style-name="ce56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824434" table:style-name="ce49">
            <text:p><text:s text:c="2"/>824 434</text:p>
          </table:table-cell>
          <table:table-cell office:value-type="float" office:value="1327758" table:style-name="ce49">
            <text:p><text:s/>1 327 758</text:p>
          </table:table-cell>
          <table:table-cell office:value-type="float" office:value="91107" table:style-name="ce49">
            <text:p><text:s text:c="2"/>91 107</text:p>
          </table:table-cell>
          <table:table-cell office:value-type="float" office:value="4156152" table:style-name="ce49">
            <text:p><text:s/>4 156 152</text:p>
          </table:table-cell>
          <table:table-cell office:value-type="float" office:value="958779" table:style-name="ce49">
            <text:p><text:s text:c="2"/>958 779</text:p>
          </table:table-cell>
          <table:table-cell office:value-type="float" office:value="4386" table:style-name="ce49">
            <text:p><text:s text:c="2"/>4 386</text:p>
          </table:table-cell>
          <table:table-cell office:value-type="float" office:value="7362616" table:style-name="ce49">
            <text:p><text:s/>7 362 616</text:p>
          </table:table-cell>
          <table:table-cell office:value-type="float" office:value="12711103" table:style-name="ce49">
            <text:p><text:s/>12 711 103</text:p>
          </table:table-cell>
          <table:table-cell table:number-columns-repeated="16374" table:style-name="ce19"/>
        </table:table-row>
        <table:table-row table:style-name="ro4">
          <table:table-cell table:style-name="ce32"/>
          <table:table-cell table:number-columns-repeated="9" table:style-name="ce33"/>
          <table:table-cell table:number-columns-repeated="16374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demanda.$A$1:demanda.$J$136" table:base-cell-address="demanda.$A$1"/>
        </table:named-expressions>
      </table:table>
      <table:table table:name="VA" table:style-name="ta1">
        <table:table-column table:style-name="co7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6" table:number-columns-repeated="16314" table:default-cell-style-name="ce3"/>
        <table:table-row table:style-name="ro1">
          <table:table-cell office:value-type="string" table:style-name="ce1">
            <text:p>Tabela 2 - Usos de bens e serviços - 2017</text:p>
          </table:table-cell>
          <table:table-cell table:number-columns-repeated="6" table:style-name="ce1"/>
          <table:table-cell table:style-name="ce20"/>
          <table:table-cell table:number-columns-repeated="48" table:style-name="ce2"/>
          <table:table-cell table:number-columns-repeated="5" table:style-name="ce1"/>
          <table:table-cell table:style-name="ce20"/>
          <table:table-cell table:number-columns-repeated="7" table:style-name="ce2"/>
          <table:table-cell table:style-name="ce42"/>
          <table:table-cell table:number-columns-repeated="16314" table:style-name="ce2"/>
        </table:table-row>
        <table:table-row table:style-name="ro2">
          <table:table-cell table:number-columns-repeated="6" table:style-name="ce3"/>
          <table:table-cell table:style-name="ce4"/>
          <table:table-cell table:number-columns-repeated="53" table:style-name="ce3"/>
          <table:table-cell table:style-name="ce4"/>
          <table:table-cell table:number-columns-repeated="8" table:style-name="ce3"/>
          <table:table-cell table:style-name="ce43"/>
          <table:table-cell table:number-columns-repeated="16314"/>
        </table:table-row>
        <table:table-row table:style-name="ro2">
          <table:table-cell office:value-type="string" table:number-columns-spanned="1" table:number-rows-spanned="2" table:style-name="ce60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4" table:style-name="ce36"/>
          <table:table-cell table:style-name="ce52"/>
          <table:table-cell table:style-name="ce37"/>
          <table:table-cell table:number-columns-repeated="4" table:style-name="ce36"/>
          <table:table-cell table:style-name="ce37"/>
          <table:table-cell table:number-columns-repeated="4" table:style-name="ce36"/>
          <table:table-cell table:number-columns-repeated="19" table:style-name="ce37"/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3" table:style-name="ce36"/>
          <table:table-cell table:style-name="ce37"/>
          <table:table-cell table:number-columns-repeated="16314"/>
        </table:table-row>
        <table:table-row table:style-name="ro3"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4"/>
        </table:table-row>
        <table:table-row table:style-name="ro8">
          <table:table-cell table:number-columns-repeated="6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5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number-columns-repeated="19"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3" table:style-name="ce5"/>
          <table:table-cell table:style-name="ce51"/>
          <table:table-cell table:number-columns-repeated="16314"/>
        </table:table-row>
        <table:table-row table:style-name="ro6">
          <table:table-cell office:value-type="string" table:style-name="ce15">
            <text:p>Valor adicionado bruto ( PIB )</text:p>
          </table:table-cell>
          <table:table-cell office:value-type="float" office:value="200103" table:style-name="ce23">
            <text:p><text:s text:c="2"/>200 103</text:p>
          </table:table-cell>
          <table:table-cell office:value-type="float" office:value="75386" table:style-name="ce23">
            <text:p><text:s text:c="2"/>75 386</text:p>
          </table:table-cell>
          <table:table-cell office:value-type="float" office:value="27482" table:style-name="ce23">
            <text:p><text:s text:c="2"/>27 482</text:p>
          </table:table-cell>
          <table:table-cell office:value-type="float" office:value="7798" table:style-name="ce23">
            <text:p><text:s text:c="2"/>7 798</text:p>
          </table:table-cell>
          <table:table-cell office:value-type="float" office:value="41283" table:style-name="ce23">
            <text:p><text:s text:c="2"/>41 283</text:p>
          </table:table-cell>
          <table:table-cell office:value-type="float" office:value="36632" table:style-name="ce23">
            <text:p><text:s text:c="2"/>36 632</text:p>
          </table:table-cell>
          <table:table-cell office:value-type="float" office:value="4983" table:style-name="ce23">
            <text:p><text:s text:c="2"/>4 983</text:p>
          </table:table-cell>
          <table:table-cell office:value-type="float" office:value="45566" table:style-name="ce23">
            <text:p><text:s text:c="2"/>45 566</text:p>
          </table:table-cell>
          <table:table-cell office:value-type="float" office:value="12744" table:style-name="ce23">
            <text:p><text:s text:c="2"/>12 744</text:p>
          </table:table-cell>
          <table:table-cell office:value-type="float" office:value="64386" table:style-name="ce23">
            <text:p><text:s text:c="2"/>64 386</text:p>
          </table:table-cell>
          <table:table-cell office:value-type="float" office:value="20153" table:style-name="ce23">
            <text:p><text:s text:c="2"/>20 153</text:p>
          </table:table-cell>
          <table:table-cell office:value-type="float" office:value="3161" table:style-name="ce23">
            <text:p><text:s text:c="2"/>3 161</text:p>
          </table:table-cell>
          <table:table-cell office:value-type="float" office:value="15550" table:style-name="ce23">
            <text:p><text:s text:c="2"/>15 550</text:p>
          </table:table-cell>
          <table:table-cell office:value-type="float" office:value="27324" table:style-name="ce23">
            <text:p><text:s text:c="2"/>27 324</text:p>
          </table:table-cell>
          <table:table-cell office:value-type="float" office:value="15301" table:style-name="ce23">
            <text:p><text:s text:c="2"/>15 301</text:p>
          </table:table-cell>
          <table:table-cell office:value-type="float" office:value="10980" table:style-name="ce23">
            <text:p><text:s text:c="2"/>10 980</text:p>
          </table:table-cell>
          <table:table-cell office:value-type="float" office:value="27402" table:style-name="ce23">
            <text:p><text:s text:c="2"/>27 402</text:p>
          </table:table-cell>
          <table:table-cell office:value-type="float" office:value="8099" table:style-name="ce23">
            <text:p><text:s text:c="2"/>8 099</text:p>
          </table:table-cell>
          <table:table-cell office:value-type="float" office:value="56287" table:style-name="ce23">
            <text:p><text:s text:c="2"/>56 287</text:p>
          </table:table-cell>
          <table:table-cell office:value-type="float" office:value="10000" table:style-name="ce23">
            <text:p><text:s text:c="2"/>10 000</text:p>
          </table:table-cell>
          <table:table-cell office:value-type="float" office:value="26888" table:style-name="ce23">
            <text:p><text:s text:c="2"/>26 888</text:p>
          </table:table-cell>
          <table:table-cell office:value-type="float" office:value="18771" table:style-name="ce23">
            <text:p><text:s text:c="2"/>18 771</text:p>
          </table:table-cell>
          <table:table-cell office:value-type="float" office:value="11407" table:style-name="ce23">
            <text:p><text:s text:c="2"/>11 407</text:p>
          </table:table-cell>
          <table:table-cell office:value-type="float" office:value="30419" table:style-name="ce23">
            <text:p><text:s text:c="2"/>30 419</text:p>
          </table:table-cell>
          <table:table-cell office:value-type="float" office:value="29255" table:style-name="ce23">
            <text:p><text:s text:c="2"/>29 255</text:p>
          </table:table-cell>
          <table:table-cell office:value-type="float" office:value="22685" table:style-name="ce23">
            <text:p><text:s text:c="2"/>22 685</text:p>
          </table:table-cell>
          <table:table-cell office:value-type="float" office:value="19345" table:style-name="ce23">
            <text:p><text:s text:c="2"/>19 345</text:p>
          </table:table-cell>
          <table:table-cell office:value-type="float" office:value="12432" table:style-name="ce23">
            <text:p><text:s text:c="2"/>12 432</text:p>
          </table:table-cell>
          <table:table-cell office:value-type="float" office:value="32074" table:style-name="ce23">
            <text:p><text:s text:c="2"/>32 074</text:p>
          </table:table-cell>
          <table:table-cell office:value-type="float" office:value="17030" table:style-name="ce23">
            <text:p><text:s text:c="2"/>17 030</text:p>
          </table:table-cell>
          <table:table-cell office:value-type="float" office:value="16444" table:style-name="ce23">
            <text:p><text:s text:c="2"/>16 444</text:p>
          </table:table-cell>
          <table:table-cell office:value-type="float" office:value="37584" table:style-name="ce23">
            <text:p><text:s text:c="2"/>37 584</text:p>
          </table:table-cell>
          <table:table-cell office:value-type="float" office:value="20072" table:style-name="ce23">
            <text:p><text:s text:c="2"/>20 072</text:p>
          </table:table-cell>
          <table:table-cell office:value-type="float" office:value="23921" table:style-name="ce23">
            <text:p><text:s text:c="2"/>23 921</text:p>
          </table:table-cell>
          <table:table-cell office:value-type="float" office:value="12852" table:style-name="ce23">
            <text:p><text:s text:c="2"/>12 852</text:p>
          </table:table-cell>
          <table:table-cell office:value-type="float" office:value="31368" table:style-name="ce23">
            <text:p><text:s text:c="2"/>31 368</text:p>
          </table:table-cell>
          <table:table-cell office:value-type="float" office:value="26562" table:style-name="ce23">
            <text:p><text:s text:c="2"/>26 562</text:p>
          </table:table-cell>
          <table:table-cell office:value-type="float" office:value="110467" table:style-name="ce23">
            <text:p><text:s text:c="2"/>110 467</text:p>
          </table:table-cell>
          <table:table-cell office:value-type="float" office:value="45775" table:style-name="ce23">
            <text:p><text:s text:c="2"/>45 775</text:p>
          </table:table-cell>
          <table:table-cell office:value-type="float" office:value="244800" table:style-name="ce23">
            <text:p><text:s text:c="2"/>244 800</text:p>
          </table:table-cell>
          <table:table-cell office:value-type="float" office:value="94825" table:style-name="ce23">
            <text:p><text:s text:c="2"/>94 825</text:p>
          </table:table-cell>
          <table:table-cell office:value-type="float" office:value="651334" table:style-name="ce23">
            <text:p><text:s text:c="2"/>651 334</text:p>
          </table:table-cell>
          <table:table-cell office:value-type="float" office:value="154293" table:style-name="ce23">
            <text:p><text:s text:c="2"/>154 293</text:p>
          </table:table-cell>
          <table:table-cell office:value-type="float" office:value="9444" table:style-name="ce23">
            <text:p><text:s text:c="2"/>9 444</text:p>
          </table:table-cell>
          <table:table-cell office:value-type="float" office:value="10059" table:style-name="ce23">
            <text:p><text:s text:c="2"/>10 059</text:p>
          </table:table-cell>
          <table:table-cell office:value-type="float" office:value="72279" table:style-name="ce23">
            <text:p><text:s text:c="2"/>72 279</text:p>
          </table:table-cell>
          <table:table-cell office:value-type="float" office:value="13331" table:style-name="ce23">
            <text:p><text:s text:c="2"/>13 331</text:p>
          </table:table-cell>
          <table:table-cell office:value-type="float" office:value="124223" table:style-name="ce23">
            <text:p><text:s text:c="2"/>124 223</text:p>
          </table:table-cell>
          <table:table-cell office:value-type="float" office:value="8306" table:style-name="ce23">
            <text:p><text:s text:c="2"/>8 306</text:p>
          </table:table-cell>
          <table:table-cell office:value-type="float" office:value="17648" table:style-name="ce23">
            <text:p><text:s text:c="2"/>17 648</text:p>
          </table:table-cell>
          <table:table-cell office:value-type="float" office:value="69261" table:style-name="ce23">
            <text:p><text:s text:c="2"/>69 261</text:p>
          </table:table-cell>
          <table:table-cell office:value-type="float" office:value="99294" table:style-name="ce23">
            <text:p><text:s text:c="2"/>99 294</text:p>
          </table:table-cell>
          <table:table-cell office:value-type="float" office:value="429463" table:style-name="ce23">
            <text:p><text:s text:c="2"/>429 463</text:p>
          </table:table-cell>
          <table:table-cell office:value-type="float" office:value="558054" table:style-name="ce23">
            <text:p><text:s text:c="2"/>558 054</text:p>
          </table:table-cell>
          <table:table-cell office:value-type="float" office:value="146164" table:style-name="ce23">
            <text:p><text:s text:c="2"/>146 164</text:p>
          </table:table-cell>
          <table:table-cell office:value-type="float" office:value="34340" table:style-name="ce23">
            <text:p><text:s text:c="2"/>34 340</text:p>
          </table:table-cell>
          <table:table-cell office:value-type="float" office:value="34977" table:style-name="ce23">
            <text:p><text:s text:c="2"/>34 977</text:p>
          </table:table-cell>
          <table:table-cell office:value-type="float" office:value="27812" table:style-name="ce23">
            <text:p><text:s text:c="2"/>27 812</text:p>
          </table:table-cell>
          <table:table-cell office:value-type="float" office:value="165530" table:style-name="ce23">
            <text:p><text:s text:c="2"/>165 530</text:p>
          </table:table-cell>
          <table:table-cell office:value-type="float" office:value="34332" table:style-name="ce23">
            <text:p><text:s text:c="2"/>34 332</text:p>
          </table:table-cell>
          <table:table-cell office:value-type="float" office:value="587600" table:style-name="ce23">
            <text:p><text:s text:c="2"/>587 600</text:p>
          </table:table-cell>
          <table:table-cell office:value-type="float" office:value="283544" table:style-name="ce23">
            <text:p><text:s text:c="2"/>283 544</text:p>
          </table:table-cell>
          <table:table-cell office:value-type="float" office:value="93823" table:style-name="ce23">
            <text:p><text:s text:c="2"/>93 823</text:p>
          </table:table-cell>
          <table:table-cell office:value-type="float" office:value="129831" table:style-name="ce23">
            <text:p><text:s text:c="2"/>129 831</text:p>
          </table:table-cell>
          <table:table-cell office:value-type="float" office:value="150676" table:style-name="ce23">
            <text:p><text:s text:c="2"/>150 676</text:p>
          </table:table-cell>
          <table:table-cell office:value-type="float" office:value="21429" table:style-name="ce23">
            <text:p><text:s text:c="2"/>21 429</text:p>
          </table:table-cell>
          <table:table-cell office:value-type="float" office:value="77825" table:style-name="ce23">
            <text:p><text:s text:c="2"/>77 825</text:p>
          </table:table-cell>
          <table:table-cell office:value-type="float" office:value="71458" table:style-name="ce23">
            <text:p><text:s text:c="2"/>71 458</text:p>
          </table:table-cell>
          <table:table-cell office:value-type="float" office:value="5671926" table:style-name="ce23">
            <text:p><text:s/>5 671 926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Remunerações</text:p>
          </table:table-cell>
          <table:table-cell office:value-type="float" office:value="32555" table:style-name="ce23">
            <text:p><text:s text:c="2"/>32 555</text:p>
          </table:table-cell>
          <table:table-cell office:value-type="float" office:value="23728" table:style-name="ce23">
            <text:p><text:s text:c="2"/>23 728</text:p>
          </table:table-cell>
          <table:table-cell office:value-type="float" office:value="2350" table:style-name="ce23">
            <text:p><text:s text:c="2"/>2 350</text:p>
          </table:table-cell>
          <table:table-cell office:value-type="float" office:value="4202" table:style-name="ce23">
            <text:p><text:s text:c="2"/>4 202</text:p>
          </table:table-cell>
          <table:table-cell office:value-type="float" office:value="17664" table:style-name="ce23">
            <text:p><text:s text:c="2"/>17 664</text:p>
          </table:table-cell>
          <table:table-cell office:value-type="float" office:value="3009" table:style-name="ce23">
            <text:p><text:s text:c="2"/>3 009</text:p>
          </table:table-cell>
          <table:table-cell office:value-type="float" office:value="2452" table:style-name="ce23">
            <text:p><text:s text:c="2"/>2 452</text:p>
          </table:table-cell>
          <table:table-cell office:value-type="float" office:value="28453" table:style-name="ce23">
            <text:p><text:s text:c="2"/>28 453</text:p>
          </table:table-cell>
          <table:table-cell office:value-type="float" office:value="9514" table:style-name="ce23">
            <text:p><text:s text:c="2"/>9 514</text:p>
          </table:table-cell>
          <table:table-cell office:value-type="float" office:value="34376" table:style-name="ce23">
            <text:p><text:s text:c="2"/>34 376</text:p>
          </table:table-cell>
          <table:table-cell office:value-type="float" office:value="9248" table:style-name="ce23">
            <text:p><text:s text:c="2"/>9 248</text:p>
          </table:table-cell>
          <table:table-cell office:value-type="float" office:value="1644" table:style-name="ce23">
            <text:p><text:s text:c="2"/>1 644</text:p>
          </table:table-cell>
          <table:table-cell office:value-type="float" office:value="10992" table:style-name="ce23">
            <text:p><text:s text:c="2"/>10 992</text:p>
          </table:table-cell>
          <table:table-cell office:value-type="float" office:value="18425" table:style-name="ce23">
            <text:p><text:s text:c="2"/>18 425</text:p>
          </table:table-cell>
          <table:table-cell office:value-type="float" office:value="10866" table:style-name="ce23">
            <text:p><text:s text:c="2"/>10 866</text:p>
          </table:table-cell>
          <table:table-cell office:value-type="float" office:value="6595" table:style-name="ce23">
            <text:p><text:s text:c="2"/>6 595</text:p>
          </table:table-cell>
          <table:table-cell office:value-type="float" office:value="13738" table:style-name="ce23">
            <text:p><text:s text:c="2"/>13 738</text:p>
          </table:table-cell>
          <table:table-cell office:value-type="float" office:value="5773" table:style-name="ce23">
            <text:p><text:s text:c="2"/>5 773</text:p>
          </table:table-cell>
          <table:table-cell office:value-type="float" office:value="7664" table:style-name="ce23">
            <text:p><text:s text:c="2"/>7 664</text:p>
          </table:table-cell>
          <table:table-cell office:value-type="float" office:value="6646" table:style-name="ce23">
            <text:p><text:s text:c="2"/>6 646</text:p>
          </table:table-cell>
          <table:table-cell office:value-type="float" office:value="12474" table:style-name="ce23">
            <text:p><text:s text:c="2"/>12 474</text:p>
          </table:table-cell>
          <table:table-cell office:value-type="float" office:value="9238" table:style-name="ce23">
            <text:p><text:s text:c="2"/>9 238</text:p>
          </table:table-cell>
          <table:table-cell office:value-type="float" office:value="6015" table:style-name="ce23">
            <text:p><text:s text:c="2"/>6 015</text:p>
          </table:table-cell>
          <table:table-cell office:value-type="float" office:value="11415" table:style-name="ce23">
            <text:p><text:s text:c="2"/>11 415</text:p>
          </table:table-cell>
          <table:table-cell office:value-type="float" office:value="21093" table:style-name="ce23">
            <text:p><text:s text:c="2"/>21 093</text:p>
          </table:table-cell>
          <table:table-cell office:value-type="float" office:value="19715" table:style-name="ce23">
            <text:p><text:s text:c="2"/>19 715</text:p>
          </table:table-cell>
          <table:table-cell office:value-type="float" office:value="12557" table:style-name="ce23">
            <text:p><text:s text:c="2"/>12 557</text:p>
          </table:table-cell>
          <table:table-cell office:value-type="float" office:value="5942" table:style-name="ce23">
            <text:p><text:s text:c="2"/>5 942</text:p>
          </table:table-cell>
          <table:table-cell office:value-type="float" office:value="22154" table:style-name="ce23">
            <text:p><text:s text:c="2"/>22 154</text:p>
          </table:table-cell>
          <table:table-cell office:value-type="float" office:value="9380" table:style-name="ce23">
            <text:p><text:s text:c="2"/>9 380</text:p>
          </table:table-cell>
          <table:table-cell office:value-type="float" office:value="14537" table:style-name="ce23">
            <text:p><text:s text:c="2"/>14 537</text:p>
          </table:table-cell>
          <table:table-cell office:value-type="float" office:value="26674" table:style-name="ce23">
            <text:p><text:s text:c="2"/>26 674</text:p>
          </table:table-cell>
          <table:table-cell office:value-type="float" office:value="19711" table:style-name="ce23">
            <text:p><text:s text:c="2"/>19 711</text:p>
          </table:table-cell>
          <table:table-cell office:value-type="float" office:value="20253" table:style-name="ce23">
            <text:p><text:s text:c="2"/>20 253</text:p>
          </table:table-cell>
          <table:table-cell office:value-type="float" office:value="8479" table:style-name="ce23">
            <text:p><text:s text:c="2"/>8 479</text:p>
          </table:table-cell>
          <table:table-cell office:value-type="float" office:value="16027" table:style-name="ce23">
            <text:p><text:s text:c="2"/>16 027</text:p>
          </table:table-cell>
          <table:table-cell office:value-type="float" office:value="12476" table:style-name="ce23">
            <text:p><text:s text:c="2"/>12 476</text:p>
          </table:table-cell>
          <table:table-cell office:value-type="float" office:value="18809" table:style-name="ce23">
            <text:p><text:s text:c="2"/>18 809</text:p>
          </table:table-cell>
          <table:table-cell office:value-type="float" office:value="21810" table:style-name="ce23">
            <text:p><text:s text:c="2"/>21 810</text:p>
          </table:table-cell>
          <table:table-cell office:value-type="float" office:value="103928" table:style-name="ce23">
            <text:p><text:s text:c="2"/>103 928</text:p>
          </table:table-cell>
          <table:table-cell office:value-type="float" office:value="46262" table:style-name="ce23">
            <text:p><text:s text:c="2"/>46 262</text:p>
          </table:table-cell>
          <table:table-cell office:value-type="float" office:value="335937" table:style-name="ce23">
            <text:p><text:s text:c="2"/>335 937</text:p>
          </table:table-cell>
          <table:table-cell office:value-type="float" office:value="86939" table:style-name="ce23">
            <text:p><text:s text:c="2"/>86 939</text:p>
          </table:table-cell>
          <table:table-cell office:value-type="float" office:value="5366" table:style-name="ce23">
            <text:p><text:s text:c="2"/>5 366</text:p>
          </table:table-cell>
          <table:table-cell office:value-type="float" office:value="6369" table:style-name="ce23">
            <text:p><text:s text:c="2"/>6 369</text:p>
          </table:table-cell>
          <table:table-cell office:value-type="float" office:value="44134" table:style-name="ce23">
            <text:p><text:s text:c="2"/>44 134</text:p>
          </table:table-cell>
          <table:table-cell office:value-type="float" office:value="10872" table:style-name="ce23">
            <text:p><text:s text:c="2"/>10 872</text:p>
          </table:table-cell>
          <table:table-cell office:value-type="float" office:value="54530" table:style-name="ce23">
            <text:p><text:s text:c="2"/>54 530</text:p>
          </table:table-cell>
          <table:table-cell office:value-type="float" office:value="6552" table:style-name="ce23">
            <text:p><text:s text:c="2"/>6 552</text:p>
          </table:table-cell>
          <table:table-cell office:value-type="float" office:value="11023" table:style-name="ce23">
            <text:p><text:s text:c="2"/>11 023</text:p>
          </table:table-cell>
          <table:table-cell office:value-type="float" office:value="18506" table:style-name="ce23">
            <text:p><text:s text:c="2"/>18 506</text:p>
          </table:table-cell>
          <table:table-cell office:value-type="float" office:value="53450" table:style-name="ce23">
            <text:p><text:s text:c="2"/>53 450</text:p>
          </table:table-cell>
          <table:table-cell office:value-type="float" office:value="162747" table:style-name="ce23">
            <text:p><text:s text:c="2"/>162 747</text:p>
          </table:table-cell>
          <table:table-cell office:value-type="float" office:value="8174" table:style-name="ce23">
            <text:p><text:s text:c="2"/>8 174</text:p>
          </table:table-cell>
          <table:table-cell office:value-type="float" office:value="58861" table:style-name="ce23">
            <text:p><text:s text:c="2"/>58 861</text:p>
          </table:table-cell>
          <table:table-cell office:value-type="float" office:value="19743" table:style-name="ce23">
            <text:p><text:s text:c="2"/>19 743</text:p>
          </table:table-cell>
          <table:table-cell office:value-type="float" office:value="13894" table:style-name="ce23">
            <text:p><text:s text:c="2"/>13 894</text:p>
          </table:table-cell>
          <table:table-cell office:value-type="float" office:value="11011" table:style-name="ce23">
            <text:p><text:s text:c="2"/>11 011</text:p>
          </table:table-cell>
          <table:table-cell office:value-type="float" office:value="110233" table:style-name="ce23">
            <text:p><text:s text:c="2"/>110 233</text:p>
          </table:table-cell>
          <table:table-cell office:value-type="float" office:value="30416" table:style-name="ce23">
            <text:p><text:s text:c="2"/>30 416</text:p>
          </table:table-cell>
          <table:table-cell office:value-type="float" office:value="503269" table:style-name="ce23">
            <text:p><text:s text:c="2"/>503 269</text:p>
          </table:table-cell>
          <table:table-cell office:value-type="float" office:value="270847" table:style-name="ce23">
            <text:p><text:s text:c="2"/>270 847</text:p>
          </table:table-cell>
          <table:table-cell office:value-type="float" office:value="80461" table:style-name="ce23">
            <text:p><text:s text:c="2"/>80 461</text:p>
          </table:table-cell>
          <table:table-cell office:value-type="float" office:value="123561" table:style-name="ce23">
            <text:p><text:s text:c="2"/>123 561</text:p>
          </table:table-cell>
          <table:table-cell office:value-type="float" office:value="79425" table:style-name="ce23">
            <text:p><text:s text:c="2"/>79 425</text:p>
          </table:table-cell>
          <table:table-cell office:value-type="float" office:value="12768" table:style-name="ce23">
            <text:p><text:s text:c="2"/>12 768</text:p>
          </table:table-cell>
          <table:table-cell office:value-type="float" office:value="41148" table:style-name="ce23">
            <text:p><text:s text:c="2"/>41 148</text:p>
          </table:table-cell>
          <table:table-cell office:value-type="float" office:value="71458" table:style-name="ce23">
            <text:p><text:s text:c="2"/>71 458</text:p>
          </table:table-cell>
          <table:table-cell office:value-type="float" office:value="2920537" table:style-name="ce23">
            <text:p><text:s/>2 920 537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Salários</text:p>
          </table:table-cell>
          <table:table-cell office:value-type="float" office:value="27345" table:style-name="ce23">
            <text:p><text:s text:c="2"/>27 345</text:p>
          </table:table-cell>
          <table:table-cell office:value-type="float" office:value="20805" table:style-name="ce23">
            <text:p><text:s text:c="2"/>20 805</text:p>
          </table:table-cell>
          <table:table-cell office:value-type="float" office:value="2056" table:style-name="ce23">
            <text:p><text:s text:c="2"/>2 056</text:p>
          </table:table-cell>
          <table:table-cell office:value-type="float" office:value="3351" table:style-name="ce23">
            <text:p><text:s text:c="2"/>3 351</text:p>
          </table:table-cell>
          <table:table-cell office:value-type="float" office:value="12851" table:style-name="ce23">
            <text:p><text:s text:c="2"/>12 851</text:p>
          </table:table-cell>
          <table:table-cell office:value-type="float" office:value="2393" table:style-name="ce23">
            <text:p><text:s text:c="2"/>2 393</text:p>
          </table:table-cell>
          <table:table-cell office:value-type="float" office:value="1886" table:style-name="ce23">
            <text:p><text:s text:c="2"/>1 886</text:p>
          </table:table-cell>
          <table:table-cell office:value-type="float" office:value="22131" table:style-name="ce23">
            <text:p><text:s text:c="2"/>22 131</text:p>
          </table:table-cell>
          <table:table-cell office:value-type="float" office:value="6725" table:style-name="ce23">
            <text:p><text:s text:c="2"/>6 725</text:p>
          </table:table-cell>
          <table:table-cell office:value-type="float" office:value="27078" table:style-name="ce23">
            <text:p><text:s text:c="2"/>27 078</text:p>
          </table:table-cell>
          <table:table-cell office:value-type="float" office:value="7168" table:style-name="ce23">
            <text:p><text:s text:c="2"/>7 168</text:p>
          </table:table-cell>
          <table:table-cell office:value-type="float" office:value="1257" table:style-name="ce23">
            <text:p><text:s text:c="2"/>1 257</text:p>
          </table:table-cell>
          <table:table-cell office:value-type="float" office:value="8993" table:style-name="ce23">
            <text:p><text:s text:c="2"/>8 993</text:p>
          </table:table-cell>
          <table:table-cell office:value-type="float" office:value="14576" table:style-name="ce23">
            <text:p><text:s text:c="2"/>14 576</text:p>
          </table:table-cell>
          <table:table-cell office:value-type="float" office:value="8958" table:style-name="ce23">
            <text:p><text:s text:c="2"/>8 958</text:p>
          </table:table-cell>
          <table:table-cell office:value-type="float" office:value="5304" table:style-name="ce23">
            <text:p><text:s text:c="2"/>5 304</text:p>
          </table:table-cell>
          <table:table-cell office:value-type="float" office:value="10824" table:style-name="ce23">
            <text:p><text:s text:c="2"/>10 824</text:p>
          </table:table-cell>
          <table:table-cell office:value-type="float" office:value="4678" table:style-name="ce23">
            <text:p><text:s text:c="2"/>4 678</text:p>
          </table:table-cell>
          <table:table-cell office:value-type="float" office:value="5367" table:style-name="ce23">
            <text:p><text:s text:c="2"/>5 367</text:p>
          </table:table-cell>
          <table:table-cell office:value-type="float" office:value="5354" table:style-name="ce23">
            <text:p><text:s text:c="2"/>5 354</text:p>
          </table:table-cell>
          <table:table-cell office:value-type="float" office:value="9475" table:style-name="ce23">
            <text:p><text:s text:c="2"/>9 475</text:p>
          </table:table-cell>
          <table:table-cell office:value-type="float" office:value="7112" table:style-name="ce23">
            <text:p><text:s text:c="2"/>7 112</text:p>
          </table:table-cell>
          <table:table-cell office:value-type="float" office:value="4738" table:style-name="ce23">
            <text:p><text:s text:c="2"/>4 738</text:p>
          </table:table-cell>
          <table:table-cell office:value-type="float" office:value="8719" table:style-name="ce23">
            <text:p><text:s text:c="2"/>8 719</text:p>
          </table:table-cell>
          <table:table-cell office:value-type="float" office:value="16427" table:style-name="ce23">
            <text:p><text:s text:c="2"/>16 427</text:p>
          </table:table-cell>
          <table:table-cell office:value-type="float" office:value="15952" table:style-name="ce23">
            <text:p><text:s text:c="2"/>15 952</text:p>
          </table:table-cell>
          <table:table-cell office:value-type="float" office:value="9757" table:style-name="ce23">
            <text:p><text:s text:c="2"/>9 757</text:p>
          </table:table-cell>
          <table:table-cell office:value-type="float" office:value="4768" table:style-name="ce23">
            <text:p><text:s text:c="2"/>4 768</text:p>
          </table:table-cell>
          <table:table-cell office:value-type="float" office:value="17478" table:style-name="ce23">
            <text:p><text:s text:c="2"/>17 478</text:p>
          </table:table-cell>
          <table:table-cell office:value-type="float" office:value="7415" table:style-name="ce23">
            <text:p><text:s text:c="2"/>7 415</text:p>
          </table:table-cell>
          <table:table-cell office:value-type="float" office:value="11394" table:style-name="ce23">
            <text:p><text:s text:c="2"/>11 394</text:p>
          </table:table-cell>
          <table:table-cell office:value-type="float" office:value="21155" table:style-name="ce23">
            <text:p><text:s text:c="2"/>21 155</text:p>
          </table:table-cell>
          <table:table-cell office:value-type="float" office:value="15215" table:style-name="ce23">
            <text:p><text:s text:c="2"/>15 215</text:p>
          </table:table-cell>
          <table:table-cell office:value-type="float" office:value="16962" table:style-name="ce23">
            <text:p><text:s text:c="2"/>16 962</text:p>
          </table:table-cell>
          <table:table-cell office:value-type="float" office:value="6844" table:style-name="ce23">
            <text:p><text:s text:c="2"/>6 844</text:p>
          </table:table-cell>
          <table:table-cell office:value-type="float" office:value="13117" table:style-name="ce23">
            <text:p><text:s text:c="2"/>13 117</text:p>
          </table:table-cell>
          <table:table-cell office:value-type="float" office:value="10131" table:style-name="ce23">
            <text:p><text:s text:c="2"/>10 131</text:p>
          </table:table-cell>
          <table:table-cell office:value-type="float" office:value="13471" table:style-name="ce23">
            <text:p><text:s text:c="2"/>13 471</text:p>
          </table:table-cell>
          <table:table-cell office:value-type="float" office:value="16348" table:style-name="ce23">
            <text:p><text:s text:c="2"/>16 348</text:p>
          </table:table-cell>
          <table:table-cell office:value-type="float" office:value="85100" table:style-name="ce23">
            <text:p><text:s text:c="2"/>85 100</text:p>
          </table:table-cell>
          <table:table-cell office:value-type="float" office:value="37643" table:style-name="ce23">
            <text:p><text:s text:c="2"/>37 643</text:p>
          </table:table-cell>
          <table:table-cell office:value-type="float" office:value="266664" table:style-name="ce23">
            <text:p><text:s text:c="2"/>266 664</text:p>
          </table:table-cell>
          <table:table-cell office:value-type="float" office:value="70673" table:style-name="ce23">
            <text:p><text:s text:c="2"/>70 673</text:p>
          </table:table-cell>
          <table:table-cell office:value-type="float" office:value="4392" table:style-name="ce23">
            <text:p><text:s text:c="2"/>4 392</text:p>
          </table:table-cell>
          <table:table-cell office:value-type="float" office:value="5281" table:style-name="ce23">
            <text:p><text:s text:c="2"/>5 281</text:p>
          </table:table-cell>
          <table:table-cell office:value-type="float" office:value="34128" table:style-name="ce23">
            <text:p><text:s text:c="2"/>34 128</text:p>
          </table:table-cell>
          <table:table-cell office:value-type="float" office:value="9119" table:style-name="ce23">
            <text:p><text:s text:c="2"/>9 119</text:p>
          </table:table-cell>
          <table:table-cell office:value-type="float" office:value="45842" table:style-name="ce23">
            <text:p><text:s text:c="2"/>45 842</text:p>
          </table:table-cell>
          <table:table-cell office:value-type="float" office:value="5315" table:style-name="ce23">
            <text:p><text:s text:c="2"/>5 315</text:p>
          </table:table-cell>
          <table:table-cell office:value-type="float" office:value="9260" table:style-name="ce23">
            <text:p><text:s text:c="2"/>9 260</text:p>
          </table:table-cell>
          <table:table-cell office:value-type="float" office:value="13793" table:style-name="ce23">
            <text:p><text:s text:c="2"/>13 793</text:p>
          </table:table-cell>
          <table:table-cell office:value-type="float" office:value="42364" table:style-name="ce23">
            <text:p><text:s text:c="2"/>42 364</text:p>
          </table:table-cell>
          <table:table-cell office:value-type="float" office:value="125207" table:style-name="ce23">
            <text:p><text:s text:c="2"/>125 207</text:p>
          </table:table-cell>
          <table:table-cell office:value-type="float" office:value="6441" table:style-name="ce23">
            <text:p><text:s text:c="2"/>6 441</text:p>
          </table:table-cell>
          <table:table-cell office:value-type="float" office:value="47987" table:style-name="ce23">
            <text:p><text:s text:c="2"/>47 987</text:p>
          </table:table-cell>
          <table:table-cell office:value-type="float" office:value="15877" table:style-name="ce23">
            <text:p><text:s text:c="2"/>15 877</text:p>
          </table:table-cell>
          <table:table-cell office:value-type="float" office:value="11047" table:style-name="ce23">
            <text:p><text:s text:c="2"/>11 047</text:p>
          </table:table-cell>
          <table:table-cell office:value-type="float" office:value="8732" table:style-name="ce23">
            <text:p><text:s text:c="2"/>8 732</text:p>
          </table:table-cell>
          <table:table-cell office:value-type="float" office:value="88474" table:style-name="ce23">
            <text:p><text:s text:c="2"/>88 474</text:p>
          </table:table-cell>
          <table:table-cell office:value-type="float" office:value="23819" table:style-name="ce23">
            <text:p><text:s text:c="2"/>23 819</text:p>
          </table:table-cell>
          <table:table-cell office:value-type="float" office:value="359725" table:style-name="ce23">
            <text:p><text:s text:c="2"/>359 725</text:p>
          </table:table-cell>
          <table:table-cell office:value-type="float" office:value="223078" table:style-name="ce23">
            <text:p><text:s text:c="2"/>223 078</text:p>
          </table:table-cell>
          <table:table-cell office:value-type="float" office:value="66635" table:style-name="ce23">
            <text:p><text:s text:c="2"/>66 635</text:p>
          </table:table-cell>
          <table:table-cell office:value-type="float" office:value="99114" table:style-name="ce23">
            <text:p><text:s text:c="2"/>99 114</text:p>
          </table:table-cell>
          <table:table-cell office:value-type="float" office:value="67938" table:style-name="ce23">
            <text:p><text:s text:c="2"/>67 938</text:p>
          </table:table-cell>
          <table:table-cell office:value-type="float" office:value="10922" table:style-name="ce23">
            <text:p><text:s text:c="2"/>10 922</text:p>
          </table:table-cell>
          <table:table-cell office:value-type="float" office:value="34723" table:style-name="ce23">
            <text:p><text:s text:c="2"/>34 723</text:p>
          </table:table-cell>
          <table:table-cell office:value-type="float" office:value="67484" table:style-name="ce23">
            <text:p><text:s text:c="2"/>67 484</text:p>
          </table:table-cell>
          <table:table-cell office:value-type="float" office:value="2312355" table:style-name="ce23">
            <text:p><text:s/>2 312 355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Contribuições sociais efetivas</text:p>
          </table:table-cell>
          <table:table-cell office:value-type="float" office:value="5210" table:style-name="ce23">
            <text:p><text:s text:c="2"/>5 210</text:p>
          </table:table-cell>
          <table:table-cell office:value-type="float" office:value="2923" table:style-name="ce23">
            <text:p><text:s text:c="2"/>2 923</text:p>
          </table:table-cell>
          <table:table-cell office:value-type="float" office:value="294" table:style-name="ce23">
            <text:p><text:s text:c="3"/>294</text:p>
          </table:table-cell>
          <table:table-cell office:value-type="float" office:value="851" table:style-name="ce23">
            <text:p><text:s text:c="3"/>851</text:p>
          </table:table-cell>
          <table:table-cell office:value-type="float" office:value="4813" table:style-name="ce23">
            <text:p><text:s text:c="2"/>4 813</text:p>
          </table:table-cell>
          <table:table-cell office:value-type="float" office:value="616" table:style-name="ce23">
            <text:p><text:s text:c="3"/>616</text:p>
          </table:table-cell>
          <table:table-cell office:value-type="float" office:value="566" table:style-name="ce23">
            <text:p><text:s text:c="3"/>566</text:p>
          </table:table-cell>
          <table:table-cell office:value-type="float" office:value="6322" table:style-name="ce23">
            <text:p><text:s text:c="2"/>6 322</text:p>
          </table:table-cell>
          <table:table-cell office:value-type="float" office:value="2789" table:style-name="ce23">
            <text:p><text:s text:c="2"/>2 789</text:p>
          </table:table-cell>
          <table:table-cell office:value-type="float" office:value="7298" table:style-name="ce23">
            <text:p><text:s text:c="2"/>7 298</text:p>
          </table:table-cell>
          <table:table-cell office:value-type="float" office:value="2080" table:style-name="ce23">
            <text:p><text:s text:c="2"/>2 080</text:p>
          </table:table-cell>
          <table:table-cell office:value-type="float" office:value="387" table:style-name="ce23">
            <text:p><text:s text:c="3"/>387</text:p>
          </table:table-cell>
          <table:table-cell office:value-type="float" office:value="1999" table:style-name="ce23">
            <text:p><text:s text:c="2"/>1 999</text:p>
          </table:table-cell>
          <table:table-cell office:value-type="float" office:value="3849" table:style-name="ce23">
            <text:p><text:s text:c="2"/>3 849</text:p>
          </table:table-cell>
          <table:table-cell office:value-type="float" office:value="1908" table:style-name="ce23">
            <text:p><text:s text:c="2"/>1 908</text:p>
          </table:table-cell>
          <table:table-cell office:value-type="float" office:value="1291" table:style-name="ce23">
            <text:p><text:s text:c="2"/>1 291</text:p>
          </table:table-cell>
          <table:table-cell office:value-type="float" office:value="2914" table:style-name="ce23">
            <text:p><text:s text:c="2"/>2 914</text:p>
          </table:table-cell>
          <table:table-cell office:value-type="float" office:value="1095" table:style-name="ce23">
            <text:p><text:s text:c="2"/>1 095</text:p>
          </table:table-cell>
          <table:table-cell office:value-type="float" office:value="2297" table:style-name="ce23">
            <text:p><text:s text:c="2"/>2 297</text:p>
          </table:table-cell>
          <table:table-cell office:value-type="float" office:value="1292" table:style-name="ce23">
            <text:p><text:s text:c="2"/>1 292</text:p>
          </table:table-cell>
          <table:table-cell office:value-type="float" office:value="2999" table:style-name="ce23">
            <text:p><text:s text:c="2"/>2 999</text:p>
          </table:table-cell>
          <table:table-cell office:value-type="float" office:value="2126" table:style-name="ce23">
            <text:p><text:s text:c="2"/>2 126</text:p>
          </table:table-cell>
          <table:table-cell office:value-type="float" office:value="1277" table:style-name="ce23">
            <text:p><text:s text:c="2"/>1 277</text:p>
          </table:table-cell>
          <table:table-cell office:value-type="float" office:value="2696" table:style-name="ce23">
            <text:p><text:s text:c="2"/>2 696</text:p>
          </table:table-cell>
          <table:table-cell office:value-type="float" office:value="4666" table:style-name="ce23">
            <text:p><text:s text:c="2"/>4 666</text:p>
          </table:table-cell>
          <table:table-cell office:value-type="float" office:value="3763" table:style-name="ce23">
            <text:p><text:s text:c="2"/>3 763</text:p>
          </table:table-cell>
          <table:table-cell office:value-type="float" office:value="2800" table:style-name="ce23">
            <text:p><text:s text:c="2"/>2 800</text:p>
          </table:table-cell>
          <table:table-cell office:value-type="float" office:value="1174" table:style-name="ce23">
            <text:p><text:s text:c="2"/>1 174</text:p>
          </table:table-cell>
          <table:table-cell office:value-type="float" office:value="4676" table:style-name="ce23">
            <text:p><text:s text:c="2"/>4 676</text:p>
          </table:table-cell>
          <table:table-cell office:value-type="float" office:value="1965" table:style-name="ce23">
            <text:p><text:s text:c="2"/>1 965</text:p>
          </table:table-cell>
          <table:table-cell office:value-type="float" office:value="3143" table:style-name="ce23">
            <text:p><text:s text:c="2"/>3 143</text:p>
          </table:table-cell>
          <table:table-cell office:value-type="float" office:value="5519" table:style-name="ce23">
            <text:p><text:s text:c="2"/>5 519</text:p>
          </table:table-cell>
          <table:table-cell office:value-type="float" office:value="4496" table:style-name="ce23">
            <text:p><text:s text:c="2"/>4 496</text:p>
          </table:table-cell>
          <table:table-cell office:value-type="float" office:value="3291" table:style-name="ce23">
            <text:p><text:s text:c="2"/>3 291</text:p>
          </table:table-cell>
          <table:table-cell office:value-type="float" office:value="1635" table:style-name="ce23">
            <text:p><text:s text:c="2"/>1 635</text:p>
          </table:table-cell>
          <table:table-cell office:value-type="float" office:value="2910" table:style-name="ce23">
            <text:p><text:s text:c="2"/>2 910</text:p>
          </table:table-cell>
          <table:table-cell office:value-type="float" office:value="2345" table:style-name="ce23">
            <text:p><text:s text:c="2"/>2 345</text:p>
          </table:table-cell>
          <table:table-cell office:value-type="float" office:value="5338" table:style-name="ce23">
            <text:p><text:s text:c="2"/>5 338</text:p>
          </table:table-cell>
          <table:table-cell office:value-type="float" office:value="5462" table:style-name="ce23">
            <text:p><text:s text:c="2"/>5 462</text:p>
          </table:table-cell>
          <table:table-cell office:value-type="float" office:value="18828" table:style-name="ce23">
            <text:p><text:s text:c="2"/>18 828</text:p>
          </table:table-cell>
          <table:table-cell office:value-type="float" office:value="8619" table:style-name="ce23">
            <text:p><text:s text:c="2"/>8 619</text:p>
          </table:table-cell>
          <table:table-cell office:value-type="float" office:value="69273" table:style-name="ce23">
            <text:p><text:s text:c="2"/>69 273</text:p>
          </table:table-cell>
          <table:table-cell office:value-type="float" office:value="16266" table:style-name="ce23">
            <text:p><text:s text:c="2"/>16 266</text:p>
          </table:table-cell>
          <table:table-cell office:value-type="float" office:value="974" table:style-name="ce23">
            <text:p><text:s text:c="3"/>974</text:p>
          </table:table-cell>
          <table:table-cell office:value-type="float" office:value="1088" table:style-name="ce23">
            <text:p><text:s text:c="2"/>1 088</text:p>
          </table:table-cell>
          <table:table-cell office:value-type="float" office:value="10006" table:style-name="ce23">
            <text:p><text:s text:c="2"/>10 006</text:p>
          </table:table-cell>
          <table:table-cell office:value-type="float" office:value="1753" table:style-name="ce23">
            <text:p><text:s text:c="2"/>1 753</text:p>
          </table:table-cell>
          <table:table-cell office:value-type="float" office:value="8688" table:style-name="ce23">
            <text:p><text:s text:c="2"/>8 688</text:p>
          </table:table-cell>
          <table:table-cell office:value-type="float" office:value="1237" table:style-name="ce23">
            <text:p><text:s text:c="2"/>1 237</text:p>
          </table:table-cell>
          <table:table-cell office:value-type="float" office:value="1763" table:style-name="ce23">
            <text:p><text:s text:c="2"/>1 763</text:p>
          </table:table-cell>
          <table:table-cell office:value-type="float" office:value="4713" table:style-name="ce23">
            <text:p><text:s text:c="2"/>4 713</text:p>
          </table:table-cell>
          <table:table-cell office:value-type="float" office:value="11086" table:style-name="ce23">
            <text:p><text:s text:c="2"/>11 086</text:p>
          </table:table-cell>
          <table:table-cell office:value-type="float" office:value="37540" table:style-name="ce23">
            <text:p><text:s text:c="2"/>37 540</text:p>
          </table:table-cell>
          <table:table-cell office:value-type="float" office:value="1733" table:style-name="ce23">
            <text:p><text:s text:c="2"/>1 733</text:p>
          </table:table-cell>
          <table:table-cell office:value-type="float" office:value="10874" table:style-name="ce23">
            <text:p><text:s text:c="2"/>10 874</text:p>
          </table:table-cell>
          <table:table-cell office:value-type="float" office:value="3866" table:style-name="ce23">
            <text:p><text:s text:c="2"/>3 866</text:p>
          </table:table-cell>
          <table:table-cell office:value-type="float" office:value="2847" table:style-name="ce23">
            <text:p><text:s text:c="2"/>2 847</text:p>
          </table:table-cell>
          <table:table-cell office:value-type="float" office:value="2279" table:style-name="ce23">
            <text:p><text:s text:c="2"/>2 279</text:p>
          </table:table-cell>
          <table:table-cell office:value-type="float" office:value="21759" table:style-name="ce23">
            <text:p><text:s text:c="2"/>21 759</text:p>
          </table:table-cell>
          <table:table-cell office:value-type="float" office:value="6597" table:style-name="ce23">
            <text:p><text:s text:c="2"/>6 597</text:p>
          </table:table-cell>
          <table:table-cell office:value-type="float" office:value="64999" table:style-name="ce23">
            <text:p><text:s text:c="2"/>64 999</text:p>
          </table:table-cell>
          <table:table-cell office:value-type="float" office:value="43815" table:style-name="ce23">
            <text:p><text:s text:c="2"/>43 815</text:p>
          </table:table-cell>
          <table:table-cell office:value-type="float" office:value="13826" table:style-name="ce23">
            <text:p><text:s text:c="2"/>13 826</text:p>
          </table:table-cell>
          <table:table-cell office:value-type="float" office:value="17614" table:style-name="ce23">
            <text:p><text:s text:c="2"/>17 614</text:p>
          </table:table-cell>
          <table:table-cell office:value-type="float" office:value="11487" table:style-name="ce23">
            <text:p><text:s text:c="2"/>11 487</text:p>
          </table:table-cell>
          <table:table-cell office:value-type="float" office:value="1846" table:style-name="ce23">
            <text:p><text:s text:c="2"/>1 846</text:p>
          </table:table-cell>
          <table:table-cell office:value-type="float" office:value="6425" table:style-name="ce23">
            <text:p><text:s text:c="2"/>6 425</text:p>
          </table:table-cell>
          <table:table-cell office:value-type="float" office:value="3974" table:style-name="ce23">
            <text:p><text:s text:c="2"/>3 974</text:p>
          </table:table-cell>
          <table:table-cell office:value-type="float" office:value="518850" table:style-name="ce23">
            <text:p><text:s text:c="2"/>518 85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<text:s text:c="6"/>Previdência oficial /FGTS</text:p>
          </table:table-cell>
          <table:table-cell office:value-type="float" office:value="5209" table:style-name="ce23">
            <text:p><text:s text:c="2"/>5 209</text:p>
          </table:table-cell>
          <table:table-cell office:value-type="float" office:value="2922" table:style-name="ce23">
            <text:p><text:s text:c="2"/>2 922</text:p>
          </table:table-cell>
          <table:table-cell office:value-type="float" office:value="293" table:style-name="ce23">
            <text:p><text:s text:c="3"/>293</text:p>
          </table:table-cell>
          <table:table-cell office:value-type="float" office:value="841" table:style-name="ce23">
            <text:p><text:s text:c="3"/>841</text:p>
          </table:table-cell>
          <table:table-cell office:value-type="float" office:value="3774" table:style-name="ce23">
            <text:p><text:s text:c="2"/>3 774</text:p>
          </table:table-cell>
          <table:table-cell office:value-type="float" office:value="595" table:style-name="ce23">
            <text:p><text:s text:c="3"/>595</text:p>
          </table:table-cell>
          <table:table-cell office:value-type="float" office:value="541" table:style-name="ce23">
            <text:p><text:s text:c="3"/>541</text:p>
          </table:table-cell>
          <table:table-cell office:value-type="float" office:value="6193" table:style-name="ce23">
            <text:p><text:s text:c="2"/>6 193</text:p>
          </table:table-cell>
          <table:table-cell office:value-type="float" office:value="2755" table:style-name="ce23">
            <text:p><text:s text:c="2"/>2 755</text:p>
          </table:table-cell>
          <table:table-cell office:value-type="float" office:value="7109" table:style-name="ce23">
            <text:p><text:s text:c="2"/>7 109</text:p>
          </table:table-cell>
          <table:table-cell office:value-type="float" office:value="2010" table:style-name="ce23">
            <text:p><text:s text:c="2"/>2 010</text:p>
          </table:table-cell>
          <table:table-cell office:value-type="float" office:value="355" table:style-name="ce23">
            <text:p><text:s text:c="3"/>355</text:p>
          </table:table-cell>
          <table:table-cell office:value-type="float" office:value="1969" table:style-name="ce23">
            <text:p><text:s text:c="2"/>1 969</text:p>
          </table:table-cell>
          <table:table-cell office:value-type="float" office:value="3802" table:style-name="ce23">
            <text:p><text:s text:c="2"/>3 802</text:p>
          </table:table-cell>
          <table:table-cell office:value-type="float" office:value="1881" table:style-name="ce23">
            <text:p><text:s text:c="2"/>1 881</text:p>
          </table:table-cell>
          <table:table-cell office:value-type="float" office:value="1232" table:style-name="ce23">
            <text:p><text:s text:c="2"/>1 232</text:p>
          </table:table-cell>
          <table:table-cell office:value-type="float" office:value="2654" table:style-name="ce23">
            <text:p><text:s text:c="2"/>2 654</text:p>
          </table:table-cell>
          <table:table-cell office:value-type="float" office:value="1061" table:style-name="ce23">
            <text:p><text:s text:c="2"/>1 061</text:p>
          </table:table-cell>
          <table:table-cell office:value-type="float" office:value="1642" table:style-name="ce23">
            <text:p><text:s text:c="2"/>1 642</text:p>
          </table:table-cell>
          <table:table-cell office:value-type="float" office:value="1264" table:style-name="ce23">
            <text:p><text:s text:c="2"/>1 264</text:p>
          </table:table-cell>
          <table:table-cell office:value-type="float" office:value="2752" table:style-name="ce23">
            <text:p><text:s text:c="2"/>2 752</text:p>
          </table:table-cell>
          <table:table-cell office:value-type="float" office:value="1969" table:style-name="ce23">
            <text:p><text:s text:c="2"/>1 969</text:p>
          </table:table-cell>
          <table:table-cell office:value-type="float" office:value="1247" table:style-name="ce23">
            <text:p><text:s text:c="2"/>1 247</text:p>
          </table:table-cell>
          <table:table-cell office:value-type="float" office:value="2548" table:style-name="ce23">
            <text:p><text:s text:c="2"/>2 548</text:p>
          </table:table-cell>
          <table:table-cell office:value-type="float" office:value="4553" table:style-name="ce23">
            <text:p><text:s text:c="2"/>4 553</text:p>
          </table:table-cell>
          <table:table-cell office:value-type="float" office:value="3626" table:style-name="ce23">
            <text:p><text:s text:c="2"/>3 626</text:p>
          </table:table-cell>
          <table:table-cell office:value-type="float" office:value="2570" table:style-name="ce23">
            <text:p><text:s text:c="2"/>2 570</text:p>
          </table:table-cell>
          <table:table-cell office:value-type="float" office:value="1120" table:style-name="ce23">
            <text:p><text:s text:c="2"/>1 120</text:p>
          </table:table-cell>
          <table:table-cell office:value-type="float" office:value="4583" table:style-name="ce23">
            <text:p><text:s text:c="2"/>4 583</text:p>
          </table:table-cell>
          <table:table-cell office:value-type="float" office:value="1916" table:style-name="ce23">
            <text:p><text:s text:c="2"/>1 916</text:p>
          </table:table-cell>
          <table:table-cell office:value-type="float" office:value="3043" table:style-name="ce23">
            <text:p><text:s text:c="2"/>3 043</text:p>
          </table:table-cell>
          <table:table-cell office:value-type="float" office:value="5307" table:style-name="ce23">
            <text:p><text:s text:c="2"/>5 307</text:p>
          </table:table-cell>
          <table:table-cell office:value-type="float" office:value="4311" table:style-name="ce23">
            <text:p><text:s text:c="2"/>4 311</text:p>
          </table:table-cell>
          <table:table-cell office:value-type="float" office:value="3189" table:style-name="ce23">
            <text:p><text:s text:c="2"/>3 189</text:p>
          </table:table-cell>
          <table:table-cell office:value-type="float" office:value="1523" table:style-name="ce23">
            <text:p><text:s text:c="2"/>1 523</text:p>
          </table:table-cell>
          <table:table-cell office:value-type="float" office:value="2848" table:style-name="ce23">
            <text:p><text:s text:c="2"/>2 848</text:p>
          </table:table-cell>
          <table:table-cell office:value-type="float" office:value="2268" table:style-name="ce23">
            <text:p><text:s text:c="2"/>2 268</text:p>
          </table:table-cell>
          <table:table-cell office:value-type="float" office:value="4131" table:style-name="ce23">
            <text:p><text:s text:c="2"/>4 131</text:p>
          </table:table-cell>
          <table:table-cell office:value-type="float" office:value="4949" table:style-name="ce23">
            <text:p><text:s text:c="2"/>4 949</text:p>
          </table:table-cell>
          <table:table-cell office:value-type="float" office:value="18476" table:style-name="ce23">
            <text:p><text:s text:c="2"/>18 476</text:p>
          </table:table-cell>
          <table:table-cell office:value-type="float" office:value="8556" table:style-name="ce23">
            <text:p><text:s text:c="2"/>8 556</text:p>
          </table:table-cell>
          <table:table-cell office:value-type="float" office:value="68387" table:style-name="ce23">
            <text:p><text:s text:c="2"/>68 387</text:p>
          </table:table-cell>
          <table:table-cell office:value-type="float" office:value="15751" table:style-name="ce23">
            <text:p><text:s text:c="2"/>15 751</text:p>
          </table:table-cell>
          <table:table-cell office:value-type="float" office:value="940" table:style-name="ce23">
            <text:p><text:s text:c="3"/>940</text:p>
          </table:table-cell>
          <table:table-cell office:value-type="float" office:value="1065" table:style-name="ce23">
            <text:p><text:s text:c="2"/>1 065</text:p>
          </table:table-cell>
          <table:table-cell office:value-type="float" office:value="8918" table:style-name="ce23">
            <text:p><text:s text:c="2"/>8 918</text:p>
          </table:table-cell>
          <table:table-cell office:value-type="float" office:value="1716" table:style-name="ce23">
            <text:p><text:s text:c="2"/>1 716</text:p>
          </table:table-cell>
          <table:table-cell office:value-type="float" office:value="8618" table:style-name="ce23">
            <text:p><text:s text:c="2"/>8 618</text:p>
          </table:table-cell>
          <table:table-cell office:value-type="float" office:value="1207" table:style-name="ce23">
            <text:p><text:s text:c="2"/>1 207</text:p>
          </table:table-cell>
          <table:table-cell office:value-type="float" office:value="1706" table:style-name="ce23">
            <text:p><text:s text:c="2"/>1 706</text:p>
          </table:table-cell>
          <table:table-cell office:value-type="float" office:value="3886" table:style-name="ce23">
            <text:p><text:s text:c="2"/>3 886</text:p>
          </table:table-cell>
          <table:table-cell office:value-type="float" office:value="10482" table:style-name="ce23">
            <text:p><text:s text:c="2"/>10 482</text:p>
          </table:table-cell>
          <table:table-cell office:value-type="float" office:value="31924" table:style-name="ce23">
            <text:p><text:s text:c="2"/>31 924</text:p>
          </table:table-cell>
          <table:table-cell office:value-type="float" office:value="1685" table:style-name="ce23">
            <text:p><text:s text:c="2"/>1 685</text:p>
          </table:table-cell>
          <table:table-cell office:value-type="float" office:value="9884" table:style-name="ce23">
            <text:p><text:s text:c="2"/>9 884</text:p>
          </table:table-cell>
          <table:table-cell office:value-type="float" office:value="3746" table:style-name="ce23">
            <text:p><text:s text:c="2"/>3 746</text:p>
          </table:table-cell>
          <table:table-cell office:value-type="float" office:value="2813" table:style-name="ce23">
            <text:p><text:s text:c="2"/>2 813</text:p>
          </table:table-cell>
          <table:table-cell office:value-type="float" office:value="2239" table:style-name="ce23">
            <text:p><text:s text:c="2"/>2 239</text:p>
          </table:table-cell>
          <table:table-cell office:value-type="float" office:value="21511" table:style-name="ce23">
            <text:p><text:s text:c="2"/>21 511</text:p>
          </table:table-cell>
          <table:table-cell office:value-type="float" office:value="6536" table:style-name="ce23">
            <text:p><text:s text:c="2"/>6 536</text:p>
          </table:table-cell>
          <table:table-cell office:value-type="float" office:value="64415" table:style-name="ce23">
            <text:p><text:s text:c="2"/>64 415</text:p>
          </table:table-cell>
          <table:table-cell office:value-type="float" office:value="43648" table:style-name="ce23">
            <text:p><text:s text:c="2"/>43 648</text:p>
          </table:table-cell>
          <table:table-cell office:value-type="float" office:value="13804" table:style-name="ce23">
            <text:p><text:s text:c="2"/>13 804</text:p>
          </table:table-cell>
          <table:table-cell office:value-type="float" office:value="17594" table:style-name="ce23">
            <text:p><text:s text:c="2"/>17 594</text:p>
          </table:table-cell>
          <table:table-cell office:value-type="float" office:value="11425" table:style-name="ce23">
            <text:p><text:s text:c="2"/>11 425</text:p>
          </table:table-cell>
          <table:table-cell office:value-type="float" office:value="1807" table:style-name="ce23">
            <text:p><text:s text:c="2"/>1 807</text:p>
          </table:table-cell>
          <table:table-cell office:value-type="float" office:value="6329" table:style-name="ce23">
            <text:p><text:s text:c="2"/>6 329</text:p>
          </table:table-cell>
          <table:table-cell office:value-type="float" office:value="3974" table:style-name="ce23">
            <text:p><text:s text:c="2"/>3 974</text:p>
          </table:table-cell>
          <table:table-cell office:value-type="float" office:value="499597" table:style-name="ce23">
            <text:p><text:s text:c="2"/>499 597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6"/>Previdência privada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1039" table:style-name="ce23">
            <text:p><text:s text:c="2"/>1 039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129" table:style-name="ce23">
            <text:p><text:s text:c="3"/>129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189" table:style-name="ce23">
            <text:p><text:s text:c="3"/>189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260" table:style-name="ce23">
            <text:p><text:s text:c="3"/>260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655" table:style-name="ce23">
            <text:p><text:s text:c="3"/>655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247" table:style-name="ce23">
            <text:p><text:s text:c="3"/>247</text:p>
          </table:table-cell>
          <table:table-cell office:value-type="float" office:value="157" table:style-name="ce23">
            <text:p><text:s text:c="3"/>157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148" table:style-name="ce23">
            <text:p><text:s text:c="3"/>148</text:p>
          </table:table-cell>
          <table:table-cell office:value-type="float" office:value="113" table:style-name="ce23">
            <text:p><text:s text:c="3"/>113</text:p>
          </table:table-cell>
          <table:table-cell office:value-type="float" office:value="137" table:style-name="ce23">
            <text:p><text:s text:c="3"/>137</text:p>
          </table:table-cell>
          <table:table-cell office:value-type="float" office:value="230" table:style-name="ce23">
            <text:p><text:s text:c="3"/>230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100" table:style-name="ce23">
            <text:p><text:s text:c="3"/>100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185" table:style-name="ce23">
            <text:p><text:s text:c="3"/>185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112" table:style-name="ce23">
            <text:p><text:s text:c="3"/>112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1207" table:style-name="ce23">
            <text:p><text:s text:c="2"/>1 207</text:p>
          </table:table-cell>
          <table:table-cell office:value-type="float" office:value="513" table:style-name="ce23">
            <text:p><text:s text:c="3"/>513</text:p>
          </table:table-cell>
          <table:table-cell office:value-type="float" office:value="352" table:style-name="ce23">
            <text:p><text:s text:c="3"/>352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886" table:style-name="ce23">
            <text:p><text:s text:c="3"/>886</text:p>
          </table:table-cell>
          <table:table-cell office:value-type="float" office:value="515" table:style-name="ce23">
            <text:p><text:s text:c="3"/>515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1088" table:style-name="ce23">
            <text:p><text:s text:c="2"/>1 088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827" table:style-name="ce23">
            <text:p><text:s text:c="3"/>827</text:p>
          </table:table-cell>
          <table:table-cell office:value-type="float" office:value="604" table:style-name="ce23">
            <text:p><text:s text:c="3"/>604</text:p>
          </table:table-cell>
          <table:table-cell office:value-type="float" office:value="5616" table:style-name="ce23">
            <text:p><text:s text:c="2"/>5 616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990" table:style-name="ce23">
            <text:p><text:s text:c="3"/>990</text:p>
          </table:table-cell>
          <table:table-cell office:value-type="float" office:value="120" table:style-name="ce23">
            <text:p><text:s text:c="3"/>120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248" table:style-name="ce23">
            <text:p><text:s text:c="3"/>248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584" table:style-name="ce23">
            <text:p><text:s text:c="3"/>584</text:p>
          </table:table-cell>
          <table:table-cell office:value-type="float" office:value="167" table:style-name="ce23">
            <text:p><text:s text:c="3"/>167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96" table:style-name="ce23">
            <text:p><text:s text:c="3"/>9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253" table:style-name="ce23">
            <text:p><text:s text:c="2"/>19 253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Contribuições sociais imputad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8545" table:style-name="ce23">
            <text:p><text:s text:c="2"/>78 545</text:p>
          </table:table-cell>
          <table:table-cell office:value-type="float" office:value="3954" table:style-name="ce23">
            <text:p><text:s text:c="2"/>3 95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833" table:style-name="ce23">
            <text:p><text:s text:c="2"/>6 83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9332" table:style-name="ce23">
            <text:p><text:s text:c="2"/>89 332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Excedente operacional bruto e rendimento misto bruto</text:p>
          </table:table-cell>
          <table:table-cell office:value-type="float" office:value="176120" table:style-name="ce23">
            <text:p><text:s text:c="2"/>176 120</text:p>
          </table:table-cell>
          <table:table-cell office:value-type="float" office:value="51182" table:style-name="ce23">
            <text:p><text:s text:c="2"/>51 182</text:p>
          </table:table-cell>
          <table:table-cell office:value-type="float" office:value="25027" table:style-name="ce23">
            <text:p><text:s text:c="2"/>25 027</text:p>
          </table:table-cell>
          <table:table-cell office:value-type="float" office:value="3488" table:style-name="ce23">
            <text:p><text:s text:c="2"/>3 488</text:p>
          </table:table-cell>
          <table:table-cell office:value-type="float" office:value="22479" table:style-name="ce23">
            <text:p><text:s text:c="2"/>22 479</text:p>
          </table:table-cell>
          <table:table-cell office:value-type="float" office:value="33185" table:style-name="ce23">
            <text:p><text:s text:c="2"/>33 185</text:p>
          </table:table-cell>
          <table:table-cell office:value-type="float" office:value="2375" table:style-name="ce23">
            <text:p><text:s text:c="2"/>2 375</text:p>
          </table:table-cell>
          <table:table-cell office:value-type="float" office:value="14952" table:style-name="ce23">
            <text:p><text:s text:c="2"/>14 952</text:p>
          </table:table-cell>
          <table:table-cell office:value-type="float" office:value="2597" table:style-name="ce23">
            <text:p><text:s text:c="2"/>2 597</text:p>
          </table:table-cell>
          <table:table-cell office:value-type="float" office:value="27450" table:style-name="ce23">
            <text:p><text:s text:c="2"/>27 450</text:p>
          </table:table-cell>
          <table:table-cell office:value-type="float" office:value="10093" table:style-name="ce23">
            <text:p><text:s text:c="2"/>10 093</text:p>
          </table:table-cell>
          <table:table-cell office:value-type="float" office:value="1396" table:style-name="ce23">
            <text:p><text:s text:c="2"/>1 396</text:p>
          </table:table-cell>
          <table:table-cell office:value-type="float" office:value="4087" table:style-name="ce23">
            <text:p><text:s text:c="2"/>4 087</text:p>
          </table:table-cell>
          <table:table-cell office:value-type="float" office:value="8264" table:style-name="ce23">
            <text:p><text:s text:c="2"/>8 264</text:p>
          </table:table-cell>
          <table:table-cell office:value-type="float" office:value="3953" table:style-name="ce23">
            <text:p><text:s text:c="2"/>3 953</text:p>
          </table:table-cell>
          <table:table-cell office:value-type="float" office:value="4104" table:style-name="ce23">
            <text:p><text:s text:c="2"/>4 104</text:p>
          </table:table-cell>
          <table:table-cell office:value-type="float" office:value="12958" table:style-name="ce23">
            <text:p><text:s text:c="2"/>12 958</text:p>
          </table:table-cell>
          <table:table-cell office:value-type="float" office:value="2066" table:style-name="ce23">
            <text:p><text:s text:c="2"/>2 066</text:p>
          </table:table-cell>
          <table:table-cell office:value-type="float" office:value="47763" table:style-name="ce23">
            <text:p><text:s text:c="2"/>47 763</text:p>
          </table:table-cell>
          <table:table-cell office:value-type="float" office:value="3091" table:style-name="ce23">
            <text:p><text:s text:c="2"/>3 091</text:p>
          </table:table-cell>
          <table:table-cell office:value-type="float" office:value="13303" table:style-name="ce23">
            <text:p><text:s text:c="2"/>13 303</text:p>
          </table:table-cell>
          <table:table-cell office:value-type="float" office:value="8892" table:style-name="ce23">
            <text:p><text:s text:c="2"/>8 892</text:p>
          </table:table-cell>
          <table:table-cell office:value-type="float" office:value="4971" table:style-name="ce23">
            <text:p><text:s text:c="2"/>4 971</text:p>
          </table:table-cell>
          <table:table-cell office:value-type="float" office:value="18411" table:style-name="ce23">
            <text:p><text:s text:c="2"/>18 411</text:p>
          </table:table-cell>
          <table:table-cell office:value-type="float" office:value="7258" table:style-name="ce23">
            <text:p><text:s text:c="2"/>7 258</text:p>
          </table:table-cell>
          <table:table-cell office:value-type="float" office:value="2271" table:style-name="ce23">
            <text:p><text:s text:c="2"/>2 271</text:p>
          </table:table-cell>
          <table:table-cell office:value-type="float" office:value="5965" table:style-name="ce23">
            <text:p><text:s text:c="2"/>5 965</text:p>
          </table:table-cell>
          <table:table-cell office:value-type="float" office:value="6069" table:style-name="ce23">
            <text:p><text:s text:c="2"/>6 069</text:p>
          </table:table-cell>
          <table:table-cell office:value-type="float" office:value="9030" table:style-name="ce23">
            <text:p><text:s text:c="2"/>9 030</text:p>
          </table:table-cell>
          <table:table-cell office:value-type="float" office:value="6724" table:style-name="ce23">
            <text:p><text:s text:c="2"/>6 724</text:p>
          </table:table-cell>
          <table:table-cell office:value-type="float" office:value="1291" table:style-name="ce23">
            <text:p><text:s text:c="2"/>1 291</text:p>
          </table:table-cell>
          <table:table-cell office:value-type="float" office:value="9939" table:style-name="ce23">
            <text:p><text:s text:c="2"/>9 939</text:p>
          </table:table-cell>
          <table:table-cell office:value-type="float" office:value="-670" table:style-name="ce23">
            <text:p><text:s/>(-) <text:s text:c="2"/>670</text:p>
          </table:table-cell>
          <table:table-cell office:value-type="float" office:value="2935" table:style-name="ce23">
            <text:p><text:s text:c="2"/>2 935</text:p>
          </table:table-cell>
          <table:table-cell office:value-type="float" office:value="4019" table:style-name="ce23">
            <text:p><text:s text:c="2"/>4 019</text:p>
          </table:table-cell>
          <table:table-cell office:value-type="float" office:value="14695" table:style-name="ce23">
            <text:p><text:s text:c="2"/>14 695</text:p>
          </table:table-cell>
          <table:table-cell office:value-type="float" office:value="13646" table:style-name="ce23">
            <text:p><text:s text:c="2"/>13 646</text:p>
          </table:table-cell>
          <table:table-cell office:value-type="float" office:value="89204" table:style-name="ce23">
            <text:p><text:s text:c="2"/>89 204</text:p>
          </table:table-cell>
          <table:table-cell office:value-type="float" office:value="23144" table:style-name="ce23">
            <text:p><text:s text:c="2"/>23 144</text:p>
          </table:table-cell>
          <table:table-cell office:value-type="float" office:value="138036" table:style-name="ce23">
            <text:p><text:s text:c="2"/>138 036</text:p>
          </table:table-cell>
          <table:table-cell office:value-type="float" office:value="47237" table:style-name="ce23">
            <text:p><text:s text:c="2"/>47 237</text:p>
          </table:table-cell>
          <table:table-cell office:value-type="float" office:value="304597" table:style-name="ce23">
            <text:p><text:s text:c="2"/>304 597</text:p>
          </table:table-cell>
          <table:table-cell office:value-type="float" office:value="66259" table:style-name="ce23">
            <text:p><text:s text:c="2"/>66 259</text:p>
          </table:table-cell>
          <table:table-cell office:value-type="float" office:value="3678" table:style-name="ce23">
            <text:p><text:s text:c="2"/>3 678</text:p>
          </table:table-cell>
          <table:table-cell office:value-type="float" office:value="3109" table:style-name="ce23">
            <text:p><text:s text:c="2"/>3 109</text:p>
          </table:table-cell>
          <table:table-cell office:value-type="float" office:value="26546" table:style-name="ce23">
            <text:p><text:s text:c="2"/>26 546</text:p>
          </table:table-cell>
          <table:table-cell office:value-type="float" office:value="2088" table:style-name="ce23">
            <text:p><text:s text:c="2"/>2 088</text:p>
          </table:table-cell>
          <table:table-cell office:value-type="float" office:value="68091" table:style-name="ce23">
            <text:p><text:s text:c="2"/>68 091</text:p>
          </table:table-cell>
          <table:table-cell office:value-type="float" office:value="1531" table:style-name="ce23">
            <text:p><text:s text:c="2"/>1 531</text:p>
          </table:table-cell>
          <table:table-cell office:value-type="float" office:value="5607" table:style-name="ce23">
            <text:p><text:s text:c="2"/>5 607</text:p>
          </table:table-cell>
          <table:table-cell office:value-type="float" office:value="46419" table:style-name="ce23">
            <text:p><text:s text:c="2"/>46 419</text:p>
          </table:table-cell>
          <table:table-cell office:value-type="float" office:value="43954" table:style-name="ce23">
            <text:p><text:s text:c="2"/>43 954</text:p>
          </table:table-cell>
          <table:table-cell office:value-type="float" office:value="258875" table:style-name="ce23">
            <text:p><text:s text:c="2"/>258 875</text:p>
          </table:table-cell>
          <table:table-cell office:value-type="float" office:value="549426" table:style-name="ce23">
            <text:p><text:s text:c="2"/>549 426</text:p>
          </table:table-cell>
          <table:table-cell office:value-type="float" office:value="84845" table:style-name="ce23">
            <text:p><text:s text:c="2"/>84 845</text:p>
          </table:table-cell>
          <table:table-cell office:value-type="float" office:value="14631" table:style-name="ce23">
            <text:p><text:s text:c="2"/>14 631</text:p>
          </table:table-cell>
          <table:table-cell office:value-type="float" office:value="20621" table:style-name="ce23">
            <text:p><text:s text:c="2"/>20 621</text:p>
          </table:table-cell>
          <table:table-cell office:value-type="float" office:value="16538" table:style-name="ce23">
            <text:p><text:s text:c="2"/>16 538</text:p>
          </table:table-cell>
          <table:table-cell office:value-type="float" office:value="52222" table:style-name="ce23">
            <text:p><text:s text:c="2"/>52 222</text:p>
          </table:table-cell>
          <table:table-cell office:value-type="float" office:value="2932" table:style-name="ce23">
            <text:p><text:s text:c="2"/>2 932</text:p>
          </table:table-cell>
          <table:table-cell office:value-type="float" office:value="84162" table:style-name="ce23">
            <text:p><text:s text:c="2"/>84 162</text:p>
          </table:table-cell>
          <table:table-cell office:value-type="float" office:value="12697" table:style-name="ce23">
            <text:p><text:s text:c="2"/>12 697</text:p>
          </table:table-cell>
          <table:table-cell office:value-type="float" office:value="10818" table:style-name="ce23">
            <text:p><text:s text:c="2"/>10 818</text:p>
          </table:table-cell>
          <table:table-cell office:value-type="float" office:value="6270" table:style-name="ce23">
            <text:p><text:s text:c="2"/>6 270</text:p>
          </table:table-cell>
          <table:table-cell office:value-type="float" office:value="68685" table:style-name="ce23">
            <text:p><text:s text:c="2"/>68 685</text:p>
          </table:table-cell>
          <table:table-cell office:value-type="float" office:value="8373" table:style-name="ce23">
            <text:p><text:s text:c="2"/>8 373</text:p>
          </table:table-cell>
          <table:table-cell office:value-type="float" office:value="35579" table:style-name="ce23">
            <text:p><text:s text:c="2"/>35 57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681553" table:style-name="ce23">
            <text:p><text:s/>2 681 553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Rendimento misto bruto</text:p>
          </table:table-cell>
          <table:table-cell office:value-type="float" office:value="95502" table:style-name="ce23">
            <text:p><text:s text:c="2"/>95 502</text:p>
          </table:table-cell>
          <table:table-cell office:value-type="float" office:value="39487" table:style-name="ce23">
            <text:p><text:s text:c="2"/>39 487</text:p>
          </table:table-cell>
          <table:table-cell office:value-type="float" office:value="12293" table:style-name="ce23">
            <text:p><text:s text:c="2"/>12 293</text:p>
          </table:table-cell>
          <table:table-cell office:value-type="float" office:value="234" table:style-name="ce23">
            <text:p><text:s text:c="3"/>23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36" table:style-name="ce23">
            <text:p><text:s text:c="3"/>33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859" table:style-name="ce23">
            <text:p><text:s text:c="2"/>3 859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82" table:style-name="ce23">
            <text:p><text:s text:c="2"/>1 182</text:p>
          </table:table-cell>
          <table:table-cell office:value-type="float" office:value="6002" table:style-name="ce23">
            <text:p><text:s text:c="2"/>6 002</text:p>
          </table:table-cell>
          <table:table-cell office:value-type="float" office:value="580" table:style-name="ce23">
            <text:p><text:s text:c="3"/>580</text:p>
          </table:table-cell>
          <table:table-cell office:value-type="float" office:value="1516" table:style-name="ce23">
            <text:p><text:s text:c="2"/>1 516</text:p>
          </table:table-cell>
          <table:table-cell office:value-type="float" office:value="274" table:style-name="ce23">
            <text:p><text:s text:c="3"/>274</text:p>
          </table:table-cell>
          <table:table-cell office:value-type="float" office:value="438" table:style-name="ce23">
            <text:p><text:s text:c="3"/>43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47" table:style-name="ce23">
            <text:p><text:s text:c="3"/>54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42" table:style-name="ce23">
            <text:p><text:s text:c="3"/>342</text:p>
          </table:table-cell>
          <table:table-cell office:value-type="float" office:value="745" table:style-name="ce23">
            <text:p><text:s text:c="3"/>74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7" table:style-name="ce23">
            <text:p><text:s/>(-) <text:s text:c="2"/>17</text:p>
          </table:table-cell>
          <table:table-cell office:value-type="float" office:value="2223" table:style-name="ce23">
            <text:p><text:s text:c="2"/>2 22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40" table:style-name="ce23">
            <text:p><text:s text:c="2"/>1 240</text:p>
          </table:table-cell>
          <table:table-cell office:value-type="float" office:value="4421" table:style-name="ce23">
            <text:p><text:s text:c="2"/>4 42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09" table:style-name="ce23">
            <text:p><text:s text:c="2"/>1 609</text:p>
          </table:table-cell>
          <table:table-cell office:value-type="float" office:value="71781" table:style-name="ce23">
            <text:p><text:s text:c="2"/>71 781</text:p>
          </table:table-cell>
          <table:table-cell office:value-type="float" office:value="22101" table:style-name="ce23">
            <text:p><text:s text:c="2"/>22 101</text:p>
          </table:table-cell>
          <table:table-cell office:value-type="float" office:value="59361" table:style-name="ce23">
            <text:p><text:s text:c="2"/>59 361</text:p>
          </table:table-cell>
          <table:table-cell office:value-type="float" office:value="24009" table:style-name="ce23">
            <text:p><text:s text:c="2"/>24 009</text:p>
          </table:table-cell>
          <table:table-cell office:value-type="float" office:value="439" table:style-name="ce23">
            <text:p><text:s text:c="3"/>43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40" table:style-name="ce23">
            <text:p><text:s text:c="2"/>1 240</text:p>
          </table:table-cell>
          <table:table-cell office:value-type="float" office:value="1136" table:style-name="ce23">
            <text:p><text:s text:c="2"/>1 136</text:p>
          </table:table-cell>
          <table:table-cell office:value-type="float" office:value="42744" table:style-name="ce23">
            <text:p><text:s text:c="2"/>42 744</text:p>
          </table:table-cell>
          <table:table-cell office:value-type="float" office:value="205" table:style-name="ce23">
            <text:p><text:s text:c="3"/>205</text:p>
          </table:table-cell>
          <table:table-cell office:value-type="float" office:value="852" table:style-name="ce23">
            <text:p><text:s text:c="3"/>852</text:p>
          </table:table-cell>
          <table:table-cell office:value-type="float" office:value="255" table:style-name="ce23">
            <text:p><text:s text:c="3"/>255</text:p>
          </table:table-cell>
          <table:table-cell office:value-type="float" office:value="7896" table:style-name="ce23">
            <text:p><text:s text:c="2"/>7 896</text:p>
          </table:table-cell>
          <table:table-cell office:value-type="float" office:value="2138" table:style-name="ce23">
            <text:p><text:s text:c="2"/>2 138</text:p>
          </table:table-cell>
          <table:table-cell office:value-type="float" office:value="4129" table:style-name="ce23">
            <text:p><text:s text:c="2"/>4 129</text:p>
          </table:table-cell>
          <table:table-cell office:value-type="float" office:value="34577" table:style-name="ce23">
            <text:p><text:s text:c="2"/>34 577</text:p>
          </table:table-cell>
          <table:table-cell office:value-type="float" office:value="9013" table:style-name="ce23">
            <text:p><text:s text:c="2"/>9 013</text:p>
          </table:table-cell>
          <table:table-cell office:value-type="float" office:value="5925" table:style-name="ce23">
            <text:p><text:s text:c="2"/>5 925</text:p>
          </table:table-cell>
          <table:table-cell office:value-type="float" office:value="661" table:style-name="ce23">
            <text:p><text:s text:c="3"/>661</text:p>
          </table:table-cell>
          <table:table-cell office:value-type="float" office:value="6557" table:style-name="ce23">
            <text:p><text:s text:c="2"/>6 557</text:p>
          </table:table-cell>
          <table:table-cell office:value-type="float" office:value="1230" table:style-name="ce23">
            <text:p><text:s text:c="2"/>1 23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702" table:style-name="ce23">
            <text:p><text:s text:c="2"/>5 70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8460" table:style-name="ce23">
            <text:p><text:s text:c="2"/>38 460</text:p>
          </table:table-cell>
          <table:table-cell office:value-type="float" office:value="5863" table:style-name="ce23">
            <text:p><text:s text:c="2"/>5 863</text:p>
          </table:table-cell>
          <table:table-cell office:value-type="float" office:value="28035" table:style-name="ce23">
            <text:p><text:s text:c="2"/>28 0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47170" table:style-name="ce23">
            <text:p><text:s text:c="2"/>547 17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Excedente operacional bruto (EOB)</text:p>
          </table:table-cell>
          <table:table-cell office:value-type="float" office:value="80618" table:style-name="ce23">
            <text:p><text:s text:c="2"/>80 618</text:p>
          </table:table-cell>
          <table:table-cell office:value-type="float" office:value="11695" table:style-name="ce23">
            <text:p><text:s text:c="2"/>11 695</text:p>
          </table:table-cell>
          <table:table-cell office:value-type="float" office:value="12734" table:style-name="ce23">
            <text:p><text:s text:c="2"/>12 734</text:p>
          </table:table-cell>
          <table:table-cell office:value-type="float" office:value="3254" table:style-name="ce23">
            <text:p><text:s text:c="2"/>3 254</text:p>
          </table:table-cell>
          <table:table-cell office:value-type="float" office:value="22479" table:style-name="ce23">
            <text:p><text:s text:c="2"/>22 479</text:p>
          </table:table-cell>
          <table:table-cell office:value-type="float" office:value="33185" table:style-name="ce23">
            <text:p><text:s text:c="2"/>33 185</text:p>
          </table:table-cell>
          <table:table-cell office:value-type="float" office:value="2375" table:style-name="ce23">
            <text:p><text:s text:c="2"/>2 375</text:p>
          </table:table-cell>
          <table:table-cell office:value-type="float" office:value="14616" table:style-name="ce23">
            <text:p><text:s text:c="2"/>14 616</text:p>
          </table:table-cell>
          <table:table-cell office:value-type="float" office:value="2597" table:style-name="ce23">
            <text:p><text:s text:c="2"/>2 597</text:p>
          </table:table-cell>
          <table:table-cell office:value-type="float" office:value="23591" table:style-name="ce23">
            <text:p><text:s text:c="2"/>23 591</text:p>
          </table:table-cell>
          <table:table-cell office:value-type="float" office:value="10072" table:style-name="ce23">
            <text:p><text:s text:c="2"/>10 072</text:p>
          </table:table-cell>
          <table:table-cell office:value-type="float" office:value="1396" table:style-name="ce23">
            <text:p><text:s text:c="2"/>1 396</text:p>
          </table:table-cell>
          <table:table-cell office:value-type="float" office:value="2905" table:style-name="ce23">
            <text:p><text:s text:c="2"/>2 905</text:p>
          </table:table-cell>
          <table:table-cell office:value-type="float" office:value="2262" table:style-name="ce23">
            <text:p><text:s text:c="2"/>2 262</text:p>
          </table:table-cell>
          <table:table-cell office:value-type="float" office:value="3373" table:style-name="ce23">
            <text:p><text:s text:c="2"/>3 373</text:p>
          </table:table-cell>
          <table:table-cell office:value-type="float" office:value="2588" table:style-name="ce23">
            <text:p><text:s text:c="2"/>2 588</text:p>
          </table:table-cell>
          <table:table-cell office:value-type="float" office:value="12684" table:style-name="ce23">
            <text:p><text:s text:c="2"/>12 684</text:p>
          </table:table-cell>
          <table:table-cell office:value-type="float" office:value="1628" table:style-name="ce23">
            <text:p><text:s text:c="2"/>1 628</text:p>
          </table:table-cell>
          <table:table-cell office:value-type="float" office:value="47763" table:style-name="ce23">
            <text:p><text:s text:c="2"/>47 763</text:p>
          </table:table-cell>
          <table:table-cell office:value-type="float" office:value="3091" table:style-name="ce23">
            <text:p><text:s text:c="2"/>3 091</text:p>
          </table:table-cell>
          <table:table-cell office:value-type="float" office:value="13303" table:style-name="ce23">
            <text:p><text:s text:c="2"/>13 303</text:p>
          </table:table-cell>
          <table:table-cell office:value-type="float" office:value="8892" table:style-name="ce23">
            <text:p><text:s text:c="2"/>8 892</text:p>
          </table:table-cell>
          <table:table-cell office:value-type="float" office:value="4424" table:style-name="ce23">
            <text:p><text:s text:c="2"/>4 424</text:p>
          </table:table-cell>
          <table:table-cell office:value-type="float" office:value="18411" table:style-name="ce23">
            <text:p><text:s text:c="2"/>18 411</text:p>
          </table:table-cell>
          <table:table-cell office:value-type="float" office:value="6916" table:style-name="ce23">
            <text:p><text:s text:c="2"/>6 916</text:p>
          </table:table-cell>
          <table:table-cell office:value-type="float" office:value="1526" table:style-name="ce23">
            <text:p><text:s text:c="2"/>1 526</text:p>
          </table:table-cell>
          <table:table-cell office:value-type="float" office:value="5965" table:style-name="ce23">
            <text:p><text:s text:c="2"/>5 965</text:p>
          </table:table-cell>
          <table:table-cell office:value-type="float" office:value="6086" table:style-name="ce23">
            <text:p><text:s text:c="2"/>6 086</text:p>
          </table:table-cell>
          <table:table-cell office:value-type="float" office:value="6807" table:style-name="ce23">
            <text:p><text:s text:c="2"/>6 807</text:p>
          </table:table-cell>
          <table:table-cell office:value-type="float" office:value="6724" table:style-name="ce23">
            <text:p><text:s text:c="2"/>6 724</text:p>
          </table:table-cell>
          <table:table-cell office:value-type="float" office:value="1291" table:style-name="ce23">
            <text:p><text:s text:c="2"/>1 291</text:p>
          </table:table-cell>
          <table:table-cell office:value-type="float" office:value="9939" table:style-name="ce23">
            <text:p><text:s text:c="2"/>9 939</text:p>
          </table:table-cell>
          <table:table-cell office:value-type="float" office:value="-670" table:style-name="ce23">
            <text:p><text:s/>(-) <text:s text:c="2"/>670</text:p>
          </table:table-cell>
          <table:table-cell office:value-type="float" office:value="2908" table:style-name="ce23">
            <text:p><text:s text:c="2"/>2 908</text:p>
          </table:table-cell>
          <table:table-cell office:value-type="float" office:value="4019" table:style-name="ce23">
            <text:p><text:s text:c="2"/>4 019</text:p>
          </table:table-cell>
          <table:table-cell office:value-type="float" office:value="13455" table:style-name="ce23">
            <text:p><text:s text:c="2"/>13 455</text:p>
          </table:table-cell>
          <table:table-cell office:value-type="float" office:value="9225" table:style-name="ce23">
            <text:p><text:s text:c="2"/>9 225</text:p>
          </table:table-cell>
          <table:table-cell office:value-type="float" office:value="89204" table:style-name="ce23">
            <text:p><text:s text:c="2"/>89 204</text:p>
          </table:table-cell>
          <table:table-cell office:value-type="float" office:value="21535" table:style-name="ce23">
            <text:p><text:s text:c="2"/>21 535</text:p>
          </table:table-cell>
          <table:table-cell office:value-type="float" office:value="66255" table:style-name="ce23">
            <text:p><text:s text:c="2"/>66 255</text:p>
          </table:table-cell>
          <table:table-cell office:value-type="float" office:value="25136" table:style-name="ce23">
            <text:p><text:s text:c="2"/>25 136</text:p>
          </table:table-cell>
          <table:table-cell office:value-type="float" office:value="245236" table:style-name="ce23">
            <text:p><text:s text:c="2"/>245 236</text:p>
          </table:table-cell>
          <table:table-cell office:value-type="float" office:value="42250" table:style-name="ce23">
            <text:p><text:s text:c="2"/>42 250</text:p>
          </table:table-cell>
          <table:table-cell office:value-type="float" office:value="3239" table:style-name="ce23">
            <text:p><text:s text:c="2"/>3 239</text:p>
          </table:table-cell>
          <table:table-cell office:value-type="float" office:value="3109" table:style-name="ce23">
            <text:p><text:s text:c="2"/>3 109</text:p>
          </table:table-cell>
          <table:table-cell office:value-type="float" office:value="25306" table:style-name="ce23">
            <text:p><text:s text:c="2"/>25 306</text:p>
          </table:table-cell>
          <table:table-cell office:value-type="float" office:value="952" table:style-name="ce23">
            <text:p><text:s text:c="3"/>952</text:p>
          </table:table-cell>
          <table:table-cell office:value-type="float" office:value="25347" table:style-name="ce23">
            <text:p><text:s text:c="2"/>25 347</text:p>
          </table:table-cell>
          <table:table-cell office:value-type="float" office:value="1326" table:style-name="ce23">
            <text:p><text:s text:c="2"/>1 326</text:p>
          </table:table-cell>
          <table:table-cell office:value-type="float" office:value="4755" table:style-name="ce23">
            <text:p><text:s text:c="2"/>4 755</text:p>
          </table:table-cell>
          <table:table-cell office:value-type="float" office:value="46164" table:style-name="ce23">
            <text:p><text:s text:c="2"/>46 164</text:p>
          </table:table-cell>
          <table:table-cell office:value-type="float" office:value="36058" table:style-name="ce23">
            <text:p><text:s text:c="2"/>36 058</text:p>
          </table:table-cell>
          <table:table-cell office:value-type="float" office:value="256737" table:style-name="ce23">
            <text:p><text:s text:c="2"/>256 737</text:p>
          </table:table-cell>
          <table:table-cell office:value-type="float" office:value="545297" table:style-name="ce23">
            <text:p><text:s text:c="2"/>545 297</text:p>
          </table:table-cell>
          <table:table-cell office:value-type="float" office:value="50268" table:style-name="ce23">
            <text:p><text:s text:c="2"/>50 268</text:p>
          </table:table-cell>
          <table:table-cell office:value-type="float" office:value="5618" table:style-name="ce23">
            <text:p><text:s text:c="2"/>5 618</text:p>
          </table:table-cell>
          <table:table-cell office:value-type="float" office:value="14696" table:style-name="ce23">
            <text:p><text:s text:c="2"/>14 696</text:p>
          </table:table-cell>
          <table:table-cell office:value-type="float" office:value="15877" table:style-name="ce23">
            <text:p><text:s text:c="2"/>15 877</text:p>
          </table:table-cell>
          <table:table-cell office:value-type="float" office:value="45665" table:style-name="ce23">
            <text:p><text:s text:c="2"/>45 665</text:p>
          </table:table-cell>
          <table:table-cell office:value-type="float" office:value="1702" table:style-name="ce23">
            <text:p><text:s text:c="2"/>1 702</text:p>
          </table:table-cell>
          <table:table-cell office:value-type="float" office:value="84162" table:style-name="ce23">
            <text:p><text:s text:c="2"/>84 162</text:p>
          </table:table-cell>
          <table:table-cell office:value-type="float" office:value="12697" table:style-name="ce23">
            <text:p><text:s text:c="2"/>12 697</text:p>
          </table:table-cell>
          <table:table-cell office:value-type="float" office:value="5116" table:style-name="ce23">
            <text:p><text:s text:c="2"/>5 116</text:p>
          </table:table-cell>
          <table:table-cell office:value-type="float" office:value="6270" table:style-name="ce23">
            <text:p><text:s text:c="2"/>6 270</text:p>
          </table:table-cell>
          <table:table-cell office:value-type="float" office:value="30225" table:style-name="ce23">
            <text:p><text:s text:c="2"/>30 225</text:p>
          </table:table-cell>
          <table:table-cell office:value-type="float" office:value="2510" table:style-name="ce23">
            <text:p><text:s text:c="2"/>2 510</text:p>
          </table:table-cell>
          <table:table-cell office:value-type="float" office:value="7544" table:style-name="ce23">
            <text:p><text:s text:c="2"/>7 54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34383" table:style-name="ce23">
            <text:p><text:s/>2 134 383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Outros impostos sobre a produção</text:p>
          </table:table-cell>
          <table:table-cell office:value-type="float" office:value="1686" table:style-name="ce23">
            <text:p><text:s text:c="2"/>1 686</text:p>
          </table:table-cell>
          <table:table-cell office:value-type="float" office:value="638" table:style-name="ce23">
            <text:p><text:s text:c="3"/>638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195" table:style-name="ce23">
            <text:p><text:s text:c="3"/>195</text:p>
          </table:table-cell>
          <table:table-cell office:value-type="float" office:value="1140" table:style-name="ce23">
            <text:p><text:s text:c="2"/>1 140</text:p>
          </table:table-cell>
          <table:table-cell office:value-type="float" office:value="473" table:style-name="ce23">
            <text:p><text:s text:c="3"/>473</text:p>
          </table:table-cell>
          <table:table-cell office:value-type="float" office:value="156" table:style-name="ce23">
            <text:p><text:s text:c="3"/>156</text:p>
          </table:table-cell>
          <table:table-cell office:value-type="float" office:value="2278" table:style-name="ce23">
            <text:p><text:s text:c="2"/>2 278</text:p>
          </table:table-cell>
          <table:table-cell office:value-type="float" office:value="797" table:style-name="ce23">
            <text:p><text:s text:c="3"/>797</text:p>
          </table:table-cell>
          <table:table-cell office:value-type="float" office:value="2710" table:style-name="ce23">
            <text:p><text:s text:c="2"/>2 710</text:p>
          </table:table-cell>
          <table:table-cell office:value-type="float" office:value="857" table:style-name="ce23">
            <text:p><text:s text:c="3"/>857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501" table:style-name="ce23">
            <text:p><text:s text:c="3"/>501</text:p>
          </table:table-cell>
          <table:table-cell office:value-type="float" office:value="635" table:style-name="ce23">
            <text:p><text:s text:c="3"/>635</text:p>
          </table:table-cell>
          <table:table-cell office:value-type="float" office:value="482" table:style-name="ce23">
            <text:p><text:s text:c="3"/>482</text:p>
          </table:table-cell>
          <table:table-cell office:value-type="float" office:value="326" table:style-name="ce23">
            <text:p><text:s text:c="3"/>326</text:p>
          </table:table-cell>
          <table:table-cell office:value-type="float" office:value="820" table:style-name="ce23">
            <text:p><text:s text:c="3"/>820</text:p>
          </table:table-cell>
          <table:table-cell office:value-type="float" office:value="260" table:style-name="ce23">
            <text:p><text:s text:c="3"/>260</text:p>
          </table:table-cell>
          <table:table-cell office:value-type="float" office:value="1075" table:style-name="ce23">
            <text:p><text:s text:c="2"/>1 075</text:p>
          </table:table-cell>
          <table:table-cell office:value-type="float" office:value="446" table:style-name="ce23">
            <text:p><text:s text:c="3"/>446</text:p>
          </table:table-cell>
          <table:table-cell office:value-type="float" office:value="1154" table:style-name="ce23">
            <text:p><text:s text:c="2"/>1 154</text:p>
          </table:table-cell>
          <table:table-cell office:value-type="float" office:value="641" table:style-name="ce23">
            <text:p><text:s text:c="3"/>641</text:p>
          </table:table-cell>
          <table:table-cell office:value-type="float" office:value="421" table:style-name="ce23">
            <text:p><text:s text:c="3"/>421</text:p>
          </table:table-cell>
          <table:table-cell office:value-type="float" office:value="623" table:style-name="ce23">
            <text:p><text:s text:c="3"/>623</text:p>
          </table:table-cell>
          <table:table-cell office:value-type="float" office:value="1075" table:style-name="ce23">
            <text:p><text:s text:c="2"/>1 075</text:p>
          </table:table-cell>
          <table:table-cell office:value-type="float" office:value="839" table:style-name="ce23">
            <text:p><text:s text:c="3"/>839</text:p>
          </table:table-cell>
          <table:table-cell office:value-type="float" office:value="899" table:style-name="ce23">
            <text:p><text:s text:c="3"/>899</text:p>
          </table:table-cell>
          <table:table-cell office:value-type="float" office:value="460" table:style-name="ce23">
            <text:p><text:s text:c="3"/>460</text:p>
          </table:table-cell>
          <table:table-cell office:value-type="float" office:value="985" table:style-name="ce23">
            <text:p><text:s text:c="3"/>985</text:p>
          </table:table-cell>
          <table:table-cell office:value-type="float" office:value="926" table:style-name="ce23">
            <text:p><text:s text:c="3"/>926</text:p>
          </table:table-cell>
          <table:table-cell office:value-type="float" office:value="722" table:style-name="ce23">
            <text:p><text:s text:c="3"/>722</text:p>
          </table:table-cell>
          <table:table-cell office:value-type="float" office:value="1250" table:style-name="ce23">
            <text:p><text:s text:c="2"/>1 250</text:p>
          </table:table-cell>
          <table:table-cell office:value-type="float" office:value="1344" table:style-name="ce23">
            <text:p><text:s text:c="2"/>1 344</text:p>
          </table:table-cell>
          <table:table-cell office:value-type="float" office:value="990" table:style-name="ce23">
            <text:p><text:s text:c="3"/>990</text:p>
          </table:table-cell>
          <table:table-cell office:value-type="float" office:value="426" table:style-name="ce23">
            <text:p><text:s text:c="3"/>426</text:p>
          </table:table-cell>
          <table:table-cell office:value-type="float" office:value="686" table:style-name="ce23">
            <text:p><text:s text:c="3"/>686</text:p>
          </table:table-cell>
          <table:table-cell office:value-type="float" office:value="440" table:style-name="ce23">
            <text:p><text:s text:c="3"/>440</text:p>
          </table:table-cell>
          <table:table-cell office:value-type="float" office:value="2624" table:style-name="ce23">
            <text:p><text:s text:c="2"/>2 624</text:p>
          </table:table-cell>
          <table:table-cell office:value-type="float" office:value="865" table:style-name="ce23">
            <text:p><text:s text:c="3"/>865</text:p>
          </table:table-cell>
          <table:table-cell office:value-type="float" office:value="3357" table:style-name="ce23">
            <text:p><text:s text:c="2"/>3 357</text:p>
          </table:table-cell>
          <table:table-cell office:value-type="float" office:value="1367" table:style-name="ce23">
            <text:p><text:s text:c="2"/>1 367</text:p>
          </table:table-cell>
          <table:table-cell office:value-type="float" office:value="11684" table:style-name="ce23">
            <text:p><text:s text:c="2"/>11 684</text:p>
          </table:table-cell>
          <table:table-cell office:value-type="float" office:value="3428" table:style-name="ce23">
            <text:p><text:s text:c="2"/>3 428</text:p>
          </table:table-cell>
          <table:table-cell office:value-type="float" office:value="400" table:style-name="ce23">
            <text:p><text:s text:c="3"/>400</text:p>
          </table:table-cell>
          <table:table-cell office:value-type="float" office:value="617" table:style-name="ce23">
            <text:p><text:s text:c="3"/>617</text:p>
          </table:table-cell>
          <table:table-cell office:value-type="float" office:value="1669" table:style-name="ce23">
            <text:p><text:s text:c="2"/>1 669</text:p>
          </table:table-cell>
          <table:table-cell office:value-type="float" office:value="371" table:style-name="ce23">
            <text:p><text:s text:c="3"/>371</text:p>
          </table:table-cell>
          <table:table-cell office:value-type="float" office:value="1602" table:style-name="ce23">
            <text:p><text:s text:c="2"/>1 602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1018" table:style-name="ce23">
            <text:p><text:s text:c="2"/>1 018</text:p>
          </table:table-cell>
          <table:table-cell office:value-type="float" office:value="4427" table:style-name="ce23">
            <text:p><text:s text:c="2"/>4 427</text:p>
          </table:table-cell>
          <table:table-cell office:value-type="float" office:value="1890" table:style-name="ce23">
            <text:p><text:s text:c="2"/>1 890</text:p>
          </table:table-cell>
          <table:table-cell office:value-type="float" office:value="7841" table:style-name="ce23">
            <text:p><text:s text:c="2"/>7 841</text:p>
          </table:table-cell>
          <table:table-cell office:value-type="float" office:value="454" table:style-name="ce23">
            <text:p><text:s text:c="3"/>454</text:p>
          </table:table-cell>
          <table:table-cell office:value-type="float" office:value="2458" table:style-name="ce23">
            <text:p><text:s text:c="2"/>2 458</text:p>
          </table:table-cell>
          <table:table-cell office:value-type="float" office:value="617" table:style-name="ce23">
            <text:p><text:s text:c="3"/>617</text:p>
          </table:table-cell>
          <table:table-cell office:value-type="float" office:value="462" table:style-name="ce23">
            <text:p><text:s text:c="3"/>462</text:p>
          </table:table-cell>
          <table:table-cell office:value-type="float" office:value="484" table:style-name="ce23">
            <text:p><text:s text:c="3"/>484</text:p>
          </table:table-cell>
          <table:table-cell office:value-type="float" office:value="3145" table:style-name="ce23">
            <text:p><text:s text:c="2"/>3 145</text:p>
          </table:table-cell>
          <table:table-cell office:value-type="float" office:value="984" table:style-name="ce23">
            <text:p><text:s text:c="3"/>984</text:p>
          </table:table-cell>
          <table:table-cell office:value-type="float" office:value="169" table:style-name="ce23">
            <text:p><text:s text:c="3"/>16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544" table:style-name="ce23">
            <text:p><text:s text:c="2"/>2 54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16" table:style-name="ce23">
            <text:p><text:s text:c="2"/>2 716</text:p>
          </table:table-cell>
          <table:table-cell office:value-type="float" office:value="288" table:style-name="ce23">
            <text:p><text:s text:c="3"/>288</text:p>
          </table:table-cell>
          <table:table-cell office:value-type="float" office:value="1098" table:style-name="ce23">
            <text:p><text:s text:c="2"/>1 09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8424" table:style-name="ce23">
            <text:p><text:s text:c="2"/>88 424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Outros subsídios à produção</text:p>
          </table:table-cell>
          <table:table-cell office:value-type="float" office:value="-10258" table:style-name="ce23">
            <text:p><text:s/>(-) <text:s/>10 258</text:p>
          </table:table-cell>
          <table:table-cell office:value-type="float" office:value="-162" table:style-name="ce23">
            <text:p><text:s/>(-) <text:s text:c="2"/>162</text:p>
          </table:table-cell>
          <table:table-cell office:value-type="float" office:value="-40" table:style-name="ce23">
            <text:p><text:s/>(-) <text:s text:c="2"/>40</text:p>
          </table:table-cell>
          <table:table-cell office:value-type="float" office:value="-87" table:style-name="ce23">
            <text:p><text:s/>(-) <text:s text:c="2"/>8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35" table:style-name="ce23">
            <text:p><text:s/>(-) <text:s text:c="2"/>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17" table:style-name="ce23">
            <text:p><text:s/>(-) <text:s text:c="2"/>117</text:p>
          </table:table-cell>
          <table:table-cell office:value-type="float" office:value="-164" table:style-name="ce23">
            <text:p><text:s/>(-) <text:s text:c="2"/>164</text:p>
          </table:table-cell>
          <table:table-cell office:value-type="float" office:value="-150" table:style-name="ce23">
            <text:p><text:s/>(-) <text:s text:c="2"/>150</text:p>
          </table:table-cell>
          <table:table-cell office:value-type="float" office:value="-45" table:style-name="ce23">
            <text:p><text:s/>(-) <text:s text:c="2"/>4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30" table:style-name="ce23">
            <text:p><text:s/>(-) <text:s text:c="2"/>3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45" table:style-name="ce23">
            <text:p><text:s/>(-) <text:s text:c="2"/>45</text:p>
          </table:table-cell>
          <table:table-cell office:value-type="float" office:value="-114" table:style-name="ce23">
            <text:p><text:s/>(-) <text:s text:c="2"/>11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215" table:style-name="ce23">
            <text:p><text:s/>(-) <text:s text:c="2"/>215</text:p>
          </table:table-cell>
          <table:table-cell office:value-type="float" office:value="-183" table:style-name="ce23">
            <text:p><text:s/>(-) <text:s text:c="2"/>183</text:p>
          </table:table-cell>
          <table:table-cell office:value-type="float" office:value="-43" table:style-name="ce23">
            <text:p><text:s/>(-) <text:s text:c="2"/>4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30" table:style-name="ce23">
            <text:p><text:s/>(-) <text:s text:c="2"/>30</text:p>
          </table:table-cell>
          <table:table-cell office:value-type="float" office:value="-171" table:style-name="ce23">
            <text:p><text:s/>(-) <text:s text:c="2"/>171</text:p>
          </table:table-cell>
          <table:table-cell office:value-type="float" office:value="-140" table:style-name="ce23">
            <text:p><text:s/>(-) <text:s text:c="2"/>140</text:p>
          </table:table-cell>
          <table:table-cell office:value-type="float" office:value="-76" table:style-name="ce23">
            <text:p><text:s/>(-) <text:s text:c="2"/>76</text:p>
          </table:table-cell>
          <table:table-cell office:value-type="float" office:value="-39" table:style-name="ce23">
            <text:p><text:s/>(-) <text:s text:c="2"/>39</text:p>
          </table:table-cell>
          <table:table-cell office:value-type="float" office:value="-95" table:style-name="ce23">
            <text:p><text:s/>(-) <text:s text:c="2"/>9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06" table:style-name="ce23">
            <text:p><text:s/>(-) <text:s text:c="2"/>106</text:p>
          </table:table-cell>
          <table:table-cell office:value-type="float" office:value="-279" table:style-name="ce23">
            <text:p><text:s/>(-) <text:s text:c="2"/>279</text:p>
          </table:table-cell>
          <table:table-cell office:value-type="float" office:value="-313" table:style-name="ce23">
            <text:p><text:s/>(-) <text:s text:c="2"/>313</text:p>
          </table:table-cell>
          <table:table-cell office:value-type="float" office:value="-257" table:style-name="ce23">
            <text:p><text:s/>(-) <text:s text:c="2"/>257</text:p>
          </table:table-cell>
          <table:table-cell office:value-type="float" office:value="-72" table:style-name="ce23">
            <text:p><text:s/>(-) <text:s text:c="2"/>72</text:p>
          </table:table-cell>
          <table:table-cell office:value-type="float" office:value="-40" table:style-name="ce23">
            <text:p><text:s/>(-) <text:s text:c="2"/>4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70" table:style-name="ce23">
            <text:p><text:s/>(-) <text:s text:c="2"/>170</text:p>
          </table:table-cell>
          <table:table-cell office:value-type="float" office:value="-44" table:style-name="ce23">
            <text:p><text:s/>(-) <text:s text:c="2"/>44</text:p>
          </table:table-cell>
          <table:table-cell office:value-type="float" office:value="-521" table:style-name="ce23">
            <text:p><text:s/>(-) <text:s text:c="2"/>521</text:p>
          </table:table-cell>
          <table:table-cell office:value-type="float" office:value="-41" table:style-name="ce23">
            <text:p><text:s/>(-) <text:s text:c="2"/>41</text:p>
          </table:table-cell>
          <table:table-cell office:value-type="float" office:value="-884" table:style-name="ce23">
            <text:p><text:s/>(-) <text:s text:c="2"/>884</text:p>
          </table:table-cell>
          <table:table-cell office:value-type="float" office:value="-2333" table:style-name="ce23">
            <text:p><text:s/>(-) <text:s/>2 33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36" table:style-name="ce23">
            <text:p><text:s/>(-) <text:s text:c="2"/>36</text:p>
          </table:table-cell>
          <table:table-cell office:value-type="float" office:value="-70" table:style-name="ce23">
            <text:p><text:s/>(-) <text:s text:c="2"/>7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91" table:style-name="ce23">
            <text:p><text:s/>(-) <text:s text:c="2"/>9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651" table:style-name="ce23">
            <text:p><text:s/>(-) <text:s text:c="2"/>65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221" table:style-name="ce23">
            <text:p><text:s/>(-) <text:s text:c="2"/>221</text:p>
          </table:table-cell>
          <table:table-cell office:value-type="float" office:value="-70" table:style-name="ce23">
            <text:p><text:s/>(-) <text:s text:c="2"/>7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50" table:style-name="ce23">
            <text:p><text:s/>(-) <text:s text:c="2"/>15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8588" table:style-name="ce23">
            <text:p><text:s/>(-) <text:s/>18 588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Valor da produção</text:p>
          </table:table-cell>
          <table:table-cell office:value-type="float" office:value="356847" table:style-name="ce23">
            <text:p><text:s text:c="2"/>356 847</text:p>
          </table:table-cell>
          <table:table-cell office:value-type="float" office:value="147583" table:style-name="ce23">
            <text:p><text:s text:c="2"/>147 583</text:p>
          </table:table-cell>
          <table:table-cell office:value-type="float" office:value="36146" table:style-name="ce23">
            <text:p><text:s text:c="2"/>36 146</text:p>
          </table:table-cell>
          <table:table-cell office:value-type="float" office:value="18832" table:style-name="ce23">
            <text:p><text:s text:c="2"/>18 832</text:p>
          </table:table-cell>
          <table:table-cell office:value-type="float" office:value="146194" table:style-name="ce23">
            <text:p><text:s text:c="2"/>146 194</text:p>
          </table:table-cell>
          <table:table-cell office:value-type="float" office:value="71590" table:style-name="ce23">
            <text:p><text:s text:c="2"/>71 590</text:p>
          </table:table-cell>
          <table:table-cell office:value-type="float" office:value="16673" table:style-name="ce23">
            <text:p><text:s text:c="2"/>16 673</text:p>
          </table:table-cell>
          <table:table-cell office:value-type="float" office:value="272342" table:style-name="ce23">
            <text:p><text:s text:c="2"/>272 342</text:p>
          </table:table-cell>
          <table:table-cell office:value-type="float" office:value="62659" table:style-name="ce23">
            <text:p><text:s text:c="2"/>62 659</text:p>
          </table:table-cell>
          <table:table-cell office:value-type="float" office:value="290387" table:style-name="ce23">
            <text:p><text:s text:c="2"/>290 387</text:p>
          </table:table-cell>
          <table:table-cell office:value-type="float" office:value="74872" table:style-name="ce23">
            <text:p><text:s text:c="2"/>74 872</text:p>
          </table:table-cell>
          <table:table-cell office:value-type="float" office:value="14953" table:style-name="ce23">
            <text:p><text:s text:c="2"/>14 953</text:p>
          </table:table-cell>
          <table:table-cell office:value-type="float" office:value="50830" table:style-name="ce23">
            <text:p><text:s text:c="2"/>50 830</text:p>
          </table:table-cell>
          <table:table-cell office:value-type="float" office:value="64164" table:style-name="ce23">
            <text:p><text:s text:c="2"/>64 164</text:p>
          </table:table-cell>
          <table:table-cell office:value-type="float" office:value="43823" table:style-name="ce23">
            <text:p><text:s text:c="2"/>43 823</text:p>
          </table:table-cell>
          <table:table-cell office:value-type="float" office:value="28782" table:style-name="ce23">
            <text:p><text:s text:c="2"/>28 782</text:p>
          </table:table-cell>
          <table:table-cell office:value-type="float" office:value="91125" table:style-name="ce23">
            <text:p><text:s text:c="2"/>91 125</text:p>
          </table:table-cell>
          <table:table-cell office:value-type="float" office:value="18878" table:style-name="ce23">
            <text:p><text:s text:c="2"/>18 878</text:p>
          </table:table-cell>
          <table:table-cell office:value-type="float" office:value="373762" table:style-name="ce23">
            <text:p><text:s text:c="2"/>373 762</text:p>
          </table:table-cell>
          <table:table-cell office:value-type="float" office:value="48234" table:style-name="ce23">
            <text:p><text:s text:c="2"/>48 234</text:p>
          </table:table-cell>
          <table:table-cell office:value-type="float" office:value="153653" table:style-name="ce23">
            <text:p><text:s text:c="2"/>153 653</text:p>
          </table:table-cell>
          <table:table-cell office:value-type="float" office:value="78228" table:style-name="ce23">
            <text:p><text:s text:c="2"/>78 228</text:p>
          </table:table-cell>
          <table:table-cell office:value-type="float" office:value="45560" table:style-name="ce23">
            <text:p><text:s text:c="2"/>45 560</text:p>
          </table:table-cell>
          <table:table-cell office:value-type="float" office:value="64543" table:style-name="ce23">
            <text:p><text:s text:c="2"/>64 543</text:p>
          </table:table-cell>
          <table:table-cell office:value-type="float" office:value="107136" table:style-name="ce23">
            <text:p><text:s text:c="2"/>107 136</text:p>
          </table:table-cell>
          <table:table-cell office:value-type="float" office:value="76997" table:style-name="ce23">
            <text:p><text:s text:c="2"/>76 997</text:p>
          </table:table-cell>
          <table:table-cell office:value-type="float" office:value="111188" table:style-name="ce23">
            <text:p><text:s text:c="2"/>111 188</text:p>
          </table:table-cell>
          <table:table-cell office:value-type="float" office:value="58123" table:style-name="ce23">
            <text:p><text:s text:c="2"/>58 123</text:p>
          </table:table-cell>
          <table:table-cell office:value-type="float" office:value="91128" table:style-name="ce23">
            <text:p><text:s text:c="2"/>91 128</text:p>
          </table:table-cell>
          <table:table-cell office:value-type="float" office:value="90442" table:style-name="ce23">
            <text:p><text:s text:c="2"/>90 442</text:p>
          </table:table-cell>
          <table:table-cell office:value-type="float" office:value="70805" table:style-name="ce23">
            <text:p><text:s text:c="2"/>70 805</text:p>
          </table:table-cell>
          <table:table-cell office:value-type="float" office:value="115357" table:style-name="ce23">
            <text:p><text:s text:c="2"/>115 357</text:p>
          </table:table-cell>
          <table:table-cell office:value-type="float" office:value="160371" table:style-name="ce23">
            <text:p><text:s text:c="2"/>160 371</text:p>
          </table:table-cell>
          <table:table-cell office:value-type="float" office:value="89075" table:style-name="ce23">
            <text:p><text:s text:c="2"/>89 075</text:p>
          </table:table-cell>
          <table:table-cell office:value-type="float" office:value="42196" table:style-name="ce23">
            <text:p><text:s text:c="2"/>42 196</text:p>
          </table:table-cell>
          <table:table-cell office:value-type="float" office:value="71038" table:style-name="ce23">
            <text:p><text:s text:c="2"/>71 038</text:p>
          </table:table-cell>
          <table:table-cell office:value-type="float" office:value="71614" table:style-name="ce23">
            <text:p><text:s text:c="2"/>71 614</text:p>
          </table:table-cell>
          <table:table-cell office:value-type="float" office:value="292501" table:style-name="ce23">
            <text:p><text:s text:c="2"/>292 501</text:p>
          </table:table-cell>
          <table:table-cell office:value-type="float" office:value="75152" table:style-name="ce23">
            <text:p><text:s text:c="2"/>75 152</text:p>
          </table:table-cell>
          <table:table-cell office:value-type="float" office:value="545839" table:style-name="ce23">
            <text:p><text:s text:c="2"/>545 839</text:p>
          </table:table-cell>
          <table:table-cell office:value-type="float" office:value="164008" table:style-name="ce23">
            <text:p><text:s text:c="2"/>164 008</text:p>
          </table:table-cell>
          <table:table-cell office:value-type="float" office:value="1048649" table:style-name="ce23">
            <text:p><text:s/>1 048 649</text:p>
          </table:table-cell>
          <table:table-cell office:value-type="float" office:value="364931" table:style-name="ce23">
            <text:p><text:s text:c="2"/>364 931</text:p>
          </table:table-cell>
          <table:table-cell office:value-type="float" office:value="22058" table:style-name="ce23">
            <text:p><text:s text:c="2"/>22 058</text:p>
          </table:table-cell>
          <table:table-cell office:value-type="float" office:value="40508" table:style-name="ce23">
            <text:p><text:s text:c="2"/>40 508</text:p>
          </table:table-cell>
          <table:table-cell office:value-type="float" office:value="126476" table:style-name="ce23">
            <text:p><text:s text:c="2"/>126 476</text:p>
          </table:table-cell>
          <table:table-cell office:value-type="float" office:value="25389" table:style-name="ce23">
            <text:p><text:s text:c="2"/>25 389</text:p>
          </table:table-cell>
          <table:table-cell office:value-type="float" office:value="258532" table:style-name="ce23">
            <text:p><text:s text:c="2"/>258 532</text:p>
          </table:table-cell>
          <table:table-cell office:value-type="float" office:value="17858" table:style-name="ce23">
            <text:p><text:s text:c="2"/>17 858</text:p>
          </table:table-cell>
          <table:table-cell office:value-type="float" office:value="42978" table:style-name="ce23">
            <text:p><text:s text:c="2"/>42 978</text:p>
          </table:table-cell>
          <table:table-cell office:value-type="float" office:value="164602" table:style-name="ce23">
            <text:p><text:s text:c="2"/>164 602</text:p>
          </table:table-cell>
          <table:table-cell office:value-type="float" office:value="148747" table:style-name="ce23">
            <text:p><text:s text:c="2"/>148 747</text:p>
          </table:table-cell>
          <table:table-cell office:value-type="float" office:value="647163" table:style-name="ce23">
            <text:p><text:s text:c="2"/>647 163</text:p>
          </table:table-cell>
          <table:table-cell office:value-type="float" office:value="609858" table:style-name="ce23">
            <text:p><text:s text:c="2"/>609 858</text:p>
          </table:table-cell>
          <table:table-cell office:value-type="float" office:value="214447" table:style-name="ce23">
            <text:p><text:s text:c="2"/>214 447</text:p>
          </table:table-cell>
          <table:table-cell office:value-type="float" office:value="57402" table:style-name="ce23">
            <text:p><text:s text:c="2"/>57 402</text:p>
          </table:table-cell>
          <table:table-cell office:value-type="float" office:value="97139" table:style-name="ce23">
            <text:p><text:s text:c="2"/>97 139</text:p>
          </table:table-cell>
          <table:table-cell office:value-type="float" office:value="43511" table:style-name="ce23">
            <text:p><text:s text:c="2"/>43 511</text:p>
          </table:table-cell>
          <table:table-cell office:value-type="float" office:value="241402" table:style-name="ce23">
            <text:p><text:s text:c="2"/>241 402</text:p>
          </table:table-cell>
          <table:table-cell office:value-type="float" office:value="41802" table:style-name="ce23">
            <text:p><text:s text:c="2"/>41 802</text:p>
          </table:table-cell>
          <table:table-cell office:value-type="float" office:value="812212" table:style-name="ce23">
            <text:p><text:s text:c="2"/>812 212</text:p>
          </table:table-cell>
          <table:table-cell office:value-type="float" office:value="336651" table:style-name="ce23">
            <text:p><text:s text:c="2"/>336 651</text:p>
          </table:table-cell>
          <table:table-cell office:value-type="float" office:value="133534" table:style-name="ce23">
            <text:p><text:s text:c="2"/>133 534</text:p>
          </table:table-cell>
          <table:table-cell office:value-type="float" office:value="193090" table:style-name="ce23">
            <text:p><text:s text:c="2"/>193 090</text:p>
          </table:table-cell>
          <table:table-cell office:value-type="float" office:value="264751" table:style-name="ce23">
            <text:p><text:s text:c="2"/>264 751</text:p>
          </table:table-cell>
          <table:table-cell office:value-type="float" office:value="39310" table:style-name="ce23">
            <text:p><text:s text:c="2"/>39 310</text:p>
          </table:table-cell>
          <table:table-cell office:value-type="float" office:value="152325" table:style-name="ce23">
            <text:p><text:s text:c="2"/>152 325</text:p>
          </table:table-cell>
          <table:table-cell office:value-type="float" office:value="71458" table:style-name="ce23">
            <text:p><text:s text:c="2"/>71 458</text:p>
          </table:table-cell>
          <table:table-cell office:value-type="float" office:value="11020413" table:style-name="ce23">
            <text:p><text:s/>11 020 413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Fator trabalho (ocupações)</text:p>
          </table:table-cell>
          <table:table-cell office:value-type="float" office:value="6281108" table:style-name="ce23">
            <text:p><text:s/>6 281 108</text:p>
          </table:table-cell>
          <table:table-cell office:value-type="float" office:value="5958292" table:style-name="ce23">
            <text:p><text:s/>5 958 292</text:p>
          </table:table-cell>
          <table:table-cell office:value-type="float" office:value="837997" table:style-name="ce23">
            <text:p><text:s text:c="2"/>837 997</text:p>
          </table:table-cell>
          <table:table-cell office:value-type="float" office:value="115052" table:style-name="ce23">
            <text:p><text:s text:c="2"/>115 052</text:p>
          </table:table-cell>
          <table:table-cell office:value-type="float" office:value="54197" table:style-name="ce23">
            <text:p><text:s text:c="2"/>54 197</text:p>
          </table:table-cell>
          <table:table-cell office:value-type="float" office:value="34073" table:style-name="ce23">
            <text:p><text:s text:c="2"/>34 073</text:p>
          </table:table-cell>
          <table:table-cell office:value-type="float" office:value="29973" table:style-name="ce23">
            <text:p><text:s text:c="2"/>29 973</text:p>
          </table:table-cell>
          <table:table-cell office:value-type="float" office:value="747518" table:style-name="ce23">
            <text:p><text:s text:c="2"/>747 518</text:p>
          </table:table-cell>
          <table:table-cell office:value-type="float" office:value="161476" table:style-name="ce23">
            <text:p><text:s text:c="2"/>161 476</text:p>
          </table:table-cell>
          <table:table-cell office:value-type="float" office:value="1252977" table:style-name="ce23">
            <text:p><text:s/>1 252 977</text:p>
          </table:table-cell>
          <table:table-cell office:value-type="float" office:value="180561" table:style-name="ce23">
            <text:p><text:s text:c="2"/>180 561</text:p>
          </table:table-cell>
          <table:table-cell office:value-type="float" office:value="18336" table:style-name="ce23">
            <text:p><text:s text:c="2"/>18 336</text:p>
          </table:table-cell>
          <table:table-cell office:value-type="float" office:value="617616" table:style-name="ce23">
            <text:p><text:s text:c="2"/>617 616</text:p>
          </table:table-cell>
          <table:table-cell office:value-type="float" office:value="1643543" table:style-name="ce23">
            <text:p><text:s/>1 643 543</text:p>
          </table:table-cell>
          <table:table-cell office:value-type="float" office:value="469625" table:style-name="ce23">
            <text:p><text:s text:c="2"/>469 625</text:p>
          </table:table-cell>
          <table:table-cell office:value-type="float" office:value="371415" table:style-name="ce23">
            <text:p><text:s text:c="2"/>371 415</text:p>
          </table:table-cell>
          <table:table-cell office:value-type="float" office:value="200606" table:style-name="ce23">
            <text:p><text:s text:c="2"/>200 606</text:p>
          </table:table-cell>
          <table:table-cell office:value-type="float" office:value="183273" table:style-name="ce23">
            <text:p><text:s text:c="2"/>183 273</text:p>
          </table:table-cell>
          <table:table-cell office:value-type="float" office:value="21522" table:style-name="ce23">
            <text:p><text:s text:c="2"/>21 522</text:p>
          </table:table-cell>
          <table:table-cell office:value-type="float" office:value="95360" table:style-name="ce23">
            <text:p><text:s text:c="2"/>95 360</text:p>
          </table:table-cell>
          <table:table-cell office:value-type="float" office:value="97839" table:style-name="ce23">
            <text:p><text:s text:c="2"/>97 839</text:p>
          </table:table-cell>
          <table:table-cell office:value-type="float" office:value="93614" table:style-name="ce23">
            <text:p><text:s text:c="2"/>93 614</text:p>
          </table:table-cell>
          <table:table-cell office:value-type="float" office:value="135255" table:style-name="ce23">
            <text:p><text:s text:c="2"/>135 255</text:p>
          </table:table-cell>
          <table:table-cell office:value-type="float" office:value="98626" table:style-name="ce23">
            <text:p><text:s text:c="2"/>98 626</text:p>
          </table:table-cell>
          <table:table-cell office:value-type="float" office:value="420120" table:style-name="ce23">
            <text:p><text:s text:c="2"/>420 120</text:p>
          </table:table-cell>
          <table:table-cell office:value-type="float" office:value="589354" table:style-name="ce23">
            <text:p><text:s text:c="2"/>589 354</text:p>
          </table:table-cell>
          <table:table-cell office:value-type="float" office:value="114848" table:style-name="ce23">
            <text:p><text:s text:c="2"/>114 848</text:p>
          </table:table-cell>
          <table:table-cell office:value-type="float" office:value="98521" table:style-name="ce23">
            <text:p><text:s text:c="2"/>98 521</text:p>
          </table:table-cell>
          <table:table-cell office:value-type="float" office:value="663203" table:style-name="ce23">
            <text:p><text:s text:c="2"/>663 203</text:p>
          </table:table-cell>
          <table:table-cell office:value-type="float" office:value="126998" table:style-name="ce23">
            <text:p><text:s text:c="2"/>126 998</text:p>
          </table:table-cell>
          <table:table-cell office:value-type="float" office:value="204637" table:style-name="ce23">
            <text:p><text:s text:c="2"/>204 637</text:p>
          </table:table-cell>
          <table:table-cell office:value-type="float" office:value="357731" table:style-name="ce23">
            <text:p><text:s text:c="2"/>357 731</text:p>
          </table:table-cell>
          <table:table-cell office:value-type="float" office:value="154793" table:style-name="ce23">
            <text:p><text:s text:c="2"/>154 793</text:p>
          </table:table-cell>
          <table:table-cell office:value-type="float" office:value="295656" table:style-name="ce23">
            <text:p><text:s text:c="2"/>295 656</text:p>
          </table:table-cell>
          <table:table-cell office:value-type="float" office:value="91216" table:style-name="ce23">
            <text:p><text:s text:c="2"/>91 216</text:p>
          </table:table-cell>
          <table:table-cell office:value-type="float" office:value="735684" table:style-name="ce23">
            <text:p><text:s text:c="2"/>735 684</text:p>
          </table:table-cell>
          <table:table-cell office:value-type="float" office:value="497328" table:style-name="ce23">
            <text:p><text:s text:c="2"/>497 328</text:p>
          </table:table-cell>
          <table:table-cell office:value-type="float" office:value="156189" table:style-name="ce23">
            <text:p><text:s text:c="2"/>156 189</text:p>
          </table:table-cell>
          <table:table-cell office:value-type="float" office:value="534083" table:style-name="ce23">
            <text:p><text:s text:c="2"/>534 083</text:p>
          </table:table-cell>
          <table:table-cell office:value-type="float" office:value="7692147" table:style-name="ce23">
            <text:p><text:s/>7 692 147</text:p>
          </table:table-cell>
          <table:table-cell office:value-type="float" office:value="2931921" table:style-name="ce23">
            <text:p><text:s/>2 931 921</text:p>
          </table:table-cell>
          <table:table-cell office:value-type="float" office:value="15926880" table:style-name="ce23">
            <text:p><text:s/>15 926 880</text:p>
          </table:table-cell>
          <table:table-cell office:value-type="float" office:value="4011194" table:style-name="ce23">
            <text:p><text:s/>4 011 194</text:p>
          </table:table-cell>
          <table:table-cell office:value-type="float" office:value="56977" table:style-name="ce23">
            <text:p><text:s text:c="2"/>56 977</text:p>
          </table:table-cell>
          <table:table-cell office:value-type="float" office:value="60873" table:style-name="ce23">
            <text:p><text:s text:c="2"/>60 873</text:p>
          </table:table-cell>
          <table:table-cell office:value-type="float" office:value="793127" table:style-name="ce23">
            <text:p><text:s text:c="2"/>793 127</text:p>
          </table:table-cell>
          <table:table-cell office:value-type="float" office:value="436693" table:style-name="ce23">
            <text:p><text:s text:c="2"/>436 693</text:p>
          </table:table-cell>
          <table:table-cell office:value-type="float" office:value="5238878" table:style-name="ce23">
            <text:p><text:s/>5 238 878</text:p>
          </table:table-cell>
          <table:table-cell office:value-type="float" office:value="143165" table:style-name="ce23">
            <text:p><text:s text:c="2"/>143 165</text:p>
          </table:table-cell>
          <table:table-cell office:value-type="float" office:value="164908" table:style-name="ce23">
            <text:p><text:s text:c="2"/>164 908</text:p>
          </table:table-cell>
          <table:table-cell office:value-type="float" office:value="237623" table:style-name="ce23">
            <text:p><text:s text:c="2"/>237 623</text:p>
          </table:table-cell>
          <table:table-cell office:value-type="float" office:value="749559" table:style-name="ce23">
            <text:p><text:s text:c="2"/>749 559</text:p>
          </table:table-cell>
          <table:table-cell office:value-type="float" office:value="1195944" table:style-name="ce23">
            <text:p><text:s/>1 195 944</text:p>
          </table:table-cell>
          <table:table-cell office:value-type="float" office:value="438257" table:style-name="ce23">
            <text:p><text:s text:c="2"/>438 257</text:p>
          </table:table-cell>
          <table:table-cell office:value-type="float" office:value="1843447" table:style-name="ce23">
            <text:p><text:s/>1 843 447</text:p>
          </table:table-cell>
          <table:table-cell office:value-type="float" office:value="588343" table:style-name="ce23">
            <text:p><text:s text:c="2"/>588 343</text:p>
          </table:table-cell>
          <table:table-cell office:value-type="float" office:value="553614" table:style-name="ce23">
            <text:p><text:s text:c="2"/>553 614</text:p>
          </table:table-cell>
          <table:table-cell office:value-type="float" office:value="303515" table:style-name="ce23">
            <text:p><text:s text:c="2"/>303 515</text:p>
          </table:table-cell>
          <table:table-cell office:value-type="float" office:value="4041460" table:style-name="ce23">
            <text:p><text:s/>4 041 460</text:p>
          </table:table-cell>
          <table:table-cell office:value-type="float" office:value="805062" table:style-name="ce23">
            <text:p><text:s text:c="2"/>805 062</text:p>
          </table:table-cell>
          <table:table-cell office:value-type="float" office:value="4819505" table:style-name="ce23">
            <text:p><text:s/>4 819 505</text:p>
          </table:table-cell>
          <table:table-cell office:value-type="float" office:value="4084380" table:style-name="ce23">
            <text:p><text:s/>4 084 380</text:p>
          </table:table-cell>
          <table:table-cell office:value-type="float" office:value="2597443" table:style-name="ce23">
            <text:p><text:s/>2 597 443</text:p>
          </table:table-cell>
          <table:table-cell office:value-type="float" office:value="2147269" table:style-name="ce23">
            <text:p><text:s/>2 147 269</text:p>
          </table:table-cell>
          <table:table-cell office:value-type="float" office:value="3192028" table:style-name="ce23">
            <text:p><text:s/>3 192 028</text:p>
          </table:table-cell>
          <table:table-cell office:value-type="float" office:value="1072410" table:style-name="ce23">
            <text:p><text:s/>1 072 410</text:p>
          </table:table-cell>
          <table:table-cell office:value-type="float" office:value="4267479" table:style-name="ce23">
            <text:p><text:s/>4 267 479</text:p>
          </table:table-cell>
          <table:table-cell office:value-type="float" office:value="6483638" table:style-name="ce23">
            <text:p><text:s/>6 483 638</text:p>
          </table:table-cell>
          <table:table-cell office:value-type="float" office:value="101617954" table:style-name="ce23">
            <text:p><text:s/>101 617 954</text:p>
          </table:table-cell>
          <table:table-cell table:number-columns-repeated="16314" table:style-name="ce5"/>
        </table:table-row>
        <table:table-row table:style-name="ro4">
          <table:table-cell table:style-name="ce39"/>
          <table:table-cell table:number-columns-repeated="11" table:style-name="ce40"/>
          <table:table-cell table:number-columns-repeated="44" table:style-name="ce39"/>
          <table:table-cell table:number-columns-repeated="10" table:style-name="ce40"/>
          <table:table-cell table:number-columns-repeated="4" table:style-name="ce39"/>
          <table:table-cell table:number-columns-repeated="16314" table:style-name="ce5"/>
        </table:table-row>
        <table:table-row table:style-name="ro10">
          <table:table-cell table:number-columns-repeated="7" table:style-name="ce10"/>
          <table:table-cell table:number-columns-repeated="49" table:style-name="ce5"/>
          <table:table-cell table:number-columns-repeated="5" table:style-name="ce10"/>
          <table:table-cell table:number-columns-repeated="8" table:style-name="ce5"/>
          <table:table-cell table:style-name="ce10"/>
          <table:table-cell table:number-columns-repeated="16314" table:style-name="ce5"/>
        </table:table-row>
        <table:table-row table:style-name="ro7">
          <table:table-cell office:value-type="string" table:style-name="ce5">
            <text:p>Fonte: IBGE, Diretoria de Pesquisas, Coordenação de Contas Nacionais.</text:p>
          </table:table-cell>
          <table:table-cell table:number-columns-repeated="68" table:style-name="ce3"/>
          <table:table-cell table:style-name="ce43"/>
          <table:table-cell table:number-columns-repeated="16314"/>
        </table:table-row>
        <table:table-row table:style-name="ro7">
          <table:table-cell office:value-type="string" table:style-name="ce5">
            <text:p>(1) Exportação de bens e serviços acrescida de ajuste CIF/FOB.</text:p>
          </table:table-cell>
          <table:table-cell table:number-columns-repeated="68" table:style-name="ce3"/>
          <table:table-cell table:style-name="ce43"/>
          <table:table-cell table:number-columns-repeated="16314"/>
        </table:table-row>
        <table:table-row table:number-rows-repeated="1048553" table:style-name="ro7">
          <table:table-cell table:number-columns-repeated="16384"/>
        </table:table-row>
        <table:named-expressions>
          <table:named-range table:name="Print_Area" table:cell-range-address="VA.$A$1:VA.$BI$21" table:base-cell-address="VA.$A$1"/>
        </table:named-expressions>
      </table:table>
      <table:table table:name="2m02" table:style-name="ta2"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01</text:p>
            <text:p>Agropecuária</text:p>
          </table:table-cell>
          <table:table-cell office:value-type="string" table:style-name="ce35">
            <text:p>02</text:p>
            <text:p>Extrativa</text:p>
            <text:p>mineral</text:p>
          </table:table-cell>
          <table:table-cell office:value-type="string" table:style-name="ce35">
            <text:p>03</text:p>
            <text:p>Extração de</text:p>
            <text:p>petróleo e gás</text:p>
          </table:table-cell>
          <table:table-cell office:value-type="string" table:style-name="ce35">
            <text:p>04</text:p>
            <text:p>Minerais</text:p>
            <text:p>não-metálicos</text:p>
          </table:table-cell>
          <table:table-cell office:value-type="string" table:style-name="ce38">
            <text:p>05</text:p>
            <text:p>Siderurgia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38190815" table:style-name="ce8">
            <text:p><text:s text:c="2"/>138 191</text:p>
          </table:table-cell>
          <table:table-cell office:value-type="float" office:value="8249472" table:style-name="ce8">
            <text:p><text:s text:c="2"/>8 249</text:p>
          </table:table-cell>
          <table:table-cell office:value-type="float" office:value="46638617" table:style-name="ce8">
            <text:p><text:s text:c="2"/>46 639</text:p>
          </table:table-cell>
          <table:table-cell office:value-type="float" office:value="13605771" table:style-name="ce8">
            <text:p><text:s text:c="2"/>13 606</text:p>
          </table:table-cell>
          <table:table-cell office:value-type="float" office:value="23042977" table:style-name="ce8">
            <text:p><text:s text:c="2"/>23 04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4247085.314200474" table:style-name="ce8">
            <text:p><text:s text:c="2"/>14 247</text:p>
          </table:table-cell>
          <table:table-cell office:value-type="float" office:value="1843642.4860833997" table:style-name="ce8">
            <text:p><text:s text:c="2"/>1 844</text:p>
          </table:table-cell>
          <table:table-cell office:value-type="float" office:value="1859596.6827627386" table:style-name="ce8">
            <text:p><text:s text:c="2"/>1 860</text:p>
          </table:table-cell>
          <table:table-cell office:value-type="float" office:value="3739013.9040696914" table:style-name="ce8">
            <text:p><text:s text:c="2"/>3 739</text:p>
          </table:table-cell>
          <table:table-cell office:value-type="float" office:value="1144876.5348306699" table:style-name="ce8">
            <text:p><text:s text:c="2"/>1 14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1613142.397042375" table:style-name="ce8">
            <text:p><text:s text:c="2"/>11 613</text:p>
          </table:table-cell>
          <table:table-cell office:value-type="float" office:value="1310150.5853519328" table:style-name="ce8">
            <text:p><text:s text:c="2"/>1 310</text:p>
          </table:table-cell>
          <table:table-cell office:value-type="float" office:value="1202308.4222683024" table:style-name="ce8">
            <text:p><text:s text:c="2"/>1 202</text:p>
          </table:table-cell>
          <table:table-cell office:value-type="float" office:value="2650038.9527984574" table:style-name="ce8">
            <text:p><text:s text:c="2"/>2 650</text:p>
          </table:table-cell>
          <table:table-cell office:value-type="float" office:value="774144.36525420984" table:style-name="ce8">
            <text:p><text:s text:c="3"/>77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2633942.9171580994" table:style-name="ce8">
            <text:p><text:s text:c="2"/>2 634</text:p>
          </table:table-cell>
          <table:table-cell office:value-type="float" office:value="533491.90073146694" table:style-name="ce8">
            <text:p><text:s text:c="3"/>533</text:p>
          </table:table-cell>
          <table:table-cell office:value-type="float" office:value="657288.26049443614" table:style-name="ce8">
            <text:p><text:s text:c="3"/>657</text:p>
          </table:table-cell>
          <table:table-cell office:value-type="float" office:value="1088974.9512712341" table:style-name="ce8">
            <text:p><text:s text:c="2"/>1 089</text:p>
          </table:table-cell>
          <table:table-cell office:value-type="float" office:value="370732.16957646003" table:style-name="ce8">
            <text:p><text:s text:c="3"/>37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2629512.2230356932" table:style-name="ce8">
            <text:p><text:s text:c="2"/>2 630</text:p>
          </table:table-cell>
          <table:table-cell office:value-type="float" office:value="459022.05048462556" table:style-name="ce8">
            <text:p><text:s text:c="3"/>459</text:p>
          </table:table-cell>
          <table:table-cell office:value-type="float" office:value="526404.22098093829" table:style-name="ce8">
            <text:p><text:s text:c="3"/>526</text:p>
          </table:table-cell>
          <table:table-cell office:value-type="float" office:value="1051936.7931299675" table:style-name="ce8">
            <text:p><text:s text:c="2"/>1 052</text:p>
          </table:table-cell>
          <table:table-cell office:value-type="float" office:value="306011.91488265299" table:style-name="ce8">
            <text:p><text:s text:c="3"/>30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4430.6941224062457" table:style-name="ce8">
            <text:p><text:s text:c="3"/>4</text:p>
          </table:table-cell>
          <table:table-cell office:value-type="float" office:value="74469.850246841408" table:style-name="ce8">
            <text:p><text:s text:c="3"/>74</text:p>
          </table:table-cell>
          <table:table-cell office:value-type="float" office:value="130884.03951349789" table:style-name="ce8">
            <text:p><text:s text:c="3"/>131</text:p>
          </table:table-cell>
          <table:table-cell office:value-type="float" office:value="37038.158141266562" table:style-name="ce8">
            <text:p><text:s text:c="3"/>37</text:p>
          </table:table-cell>
          <table:table-cell office:value-type="float" office:value="64720.254693807066" table:style-name="ce8">
            <text:p><text:s text:c="3"/>6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24178083.56487168" table:style-name="ce8">
            <text:p><text:s text:c="2"/>124 178</text:p>
          </table:table-cell>
          <table:table-cell office:value-type="float" office:value="5614252.5734053981" table:style-name="ce8">
            <text:p><text:s text:c="2"/>5 614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324654.7700383887" table:style-name="ce8">
            <text:p><text:s text:c="2"/>8 325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481406.16253049893" table:style-name="ce8">
            <text:p><text:s text:c="3"/>481</text:p>
          </table:table-cell>
          <table:table-cell office:value-type="float" office:value="193498.62483160882" table:style-name="ce8">
            <text:p><text:s text:c="3"/>193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3395.32698702057" table:style-name="ce8">
            <text:p><text:s text:c="3"/>63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23696677.40234119" table:style-name="ce8">
            <text:p><text:s text:c="2"/>123 697</text:p>
          </table:table-cell>
          <table:table-cell office:value-type="float" office:value="5420753.9485737896" table:style-name="ce8">
            <text:p><text:s text:c="2"/>5 421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261259.443051368" table:style-name="ce8">
            <text:p><text:s text:c="2"/>8 261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6094.1209278274473" table:style-name="ce8">
            <text:p><text:s text:c="3"/>6</text:p>
          </table:table-cell>
          <table:table-cell office:value-type="float" office:value="791576.94051120197" table:style-name="ce8">
            <text:p><text:s text:c="3"/>792</text:p>
          </table:table-cell>
          <table:table-cell office:value-type="float" office:value="2399053.9830340696" table:style-name="ce8">
            <text:p><text:s text:c="2"/>2 399</text:p>
          </table:table-cell>
          <table:table-cell office:value-type="float" office:value="1542102.3258919199" table:style-name="ce8">
            <text:p><text:s text:c="2"/>1 542</text:p>
          </table:table-cell>
          <table:table-cell office:value-type="float" office:value="3326265.5014251033" table:style-name="ce8">
            <text:p><text:s text:c="2"/>3 3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-240448" table:style-name="ce8">
            <text:p><text:s/>(-) <text:s text:c="2"/>24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259783541" table:style-name="ce8">
            <text:p><text:s text:c="2"/>259 784</text:p>
          </table:table-cell>
          <table:table-cell office:value-type="float" office:value="18641232" table:style-name="ce8">
            <text:p><text:s text:c="2"/>18 641</text:p>
          </table:table-cell>
          <table:table-cell office:value-type="float" office:value="56396200" table:style-name="ce8">
            <text:p><text:s text:c="2"/>56 396</text:p>
          </table:table-cell>
          <table:table-cell office:value-type="float" office:value="35463957" table:style-name="ce8">
            <text:p><text:s text:c="2"/>35 464</text:p>
          </table:table-cell>
          <table:table-cell office:value-type="float" office:value="79269201" table:style-name="ce8">
            <text:p><text:s text:c="2"/>79 26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12711200" table:style-name="ce23">
            <text:p><text:s/>12 711 200</text:p>
          </table:table-cell>
          <table:table-cell office:value-type="float" office:value="245500" table:style-name="ce23">
            <text:p><text:s text:c="2"/>245 500</text:p>
          </table:table-cell>
          <table:table-cell office:value-type="float" office:value="63300" table:style-name="ce23">
            <text:p><text:s text:c="2"/>63 300</text:p>
          </table:table-cell>
          <table:table-cell office:value-type="float" office:value="402500" table:style-name="ce23">
            <text:p><text:s text:c="2"/>402 500</text:p>
          </table:table-cell>
          <table:table-cell office:value-type="float" office:value="82700" table:style-name="ce23">
            <text:p><text:s text:c="2"/>82 7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06</text:p>
            <text:p>Metalurgia</text:p>
            <text:p>não-ferrosos</text:p>
          </table:table-cell>
          <table:table-cell office:value-type="string" table:style-name="ce35">
            <text:p>07</text:p>
            <text:p>Outros</text:p>
            <text:p>metalúrgicos</text:p>
          </table:table-cell>
          <table:table-cell office:value-type="string" table:style-name="ce35">
            <text:p>08</text:p>
            <text:p>Máquinas</text:p>
            <text:p>e tratores</text:p>
          </table:table-cell>
          <table:table-cell office:value-type="string" table:style-name="ce35">
            <text:p>10</text:p>
            <text:p>Material</text:p>
            <text:p>elétrico</text:p>
          </table:table-cell>
          <table:table-cell office:value-type="string" table:style-name="ce38">
            <text:p>11</text:p>
            <text:p>Equipamentos</text:p>
            <text:p>eletrônico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035974" table:style-name="ce8">
            <text:p><text:s text:c="2"/>6 036</text:p>
          </table:table-cell>
          <table:table-cell office:value-type="float" office:value="13938279" table:style-name="ce8">
            <text:p><text:s text:c="2"/>13 938</text:p>
          </table:table-cell>
          <table:table-cell office:value-type="float" office:value="42686504" table:style-name="ce8">
            <text:p><text:s text:c="2"/>42 687</text:p>
          </table:table-cell>
          <table:table-cell office:value-type="float" office:value="4855535" table:style-name="ce8">
            <text:p><text:s text:c="2"/>4 856</text:p>
          </table:table-cell>
          <table:table-cell office:value-type="float" office:value="7065724" table:style-name="ce8">
            <text:p><text:s text:c="2"/>7 06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771536.39475655195" table:style-name="ce8">
            <text:p><text:s text:c="3"/>772</text:p>
          </table:table-cell>
          <table:table-cell office:value-type="float" office:value="6597289.6686251499" table:style-name="ce8">
            <text:p><text:s text:c="2"/>6 597</text:p>
          </table:table-cell>
          <table:table-cell office:value-type="float" office:value="11781932.109687977" table:style-name="ce8">
            <text:p><text:s text:c="2"/>11 782</text:p>
          </table:table-cell>
          <table:table-cell office:value-type="float" office:value="2119689.815602628" table:style-name="ce8">
            <text:p><text:s text:c="2"/>2 120</text:p>
          </table:table-cell>
          <table:table-cell office:value-type="float" office:value="1717010.9018984777" table:style-name="ce8">
            <text:p><text:s text:c="2"/>1 7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541919.8801648817" table:style-name="ce8">
            <text:p><text:s text:c="3"/>542</text:p>
          </table:table-cell>
          <table:table-cell office:value-type="float" office:value="4837513.7612137133" table:style-name="ce8">
            <text:p><text:s text:c="2"/>4 838</text:p>
          </table:table-cell>
          <table:table-cell office:value-type="float" office:value="8235024.805059921" table:style-name="ce8">
            <text:p><text:s text:c="2"/>8 235</text:p>
          </table:table-cell>
          <table:table-cell office:value-type="float" office:value="1547035.2405884862" table:style-name="ce8">
            <text:p><text:s text:c="2"/>1 547</text:p>
          </table:table-cell>
          <table:table-cell office:value-type="float" office:value="1239023.1476953914" table:style-name="ce8">
            <text:p><text:s text:c="2"/>1 23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229616.51459167025" table:style-name="ce8">
            <text:p><text:s text:c="3"/>230</text:p>
          </table:table-cell>
          <table:table-cell office:value-type="float" office:value="1759775.9074114361" table:style-name="ce8">
            <text:p><text:s text:c="2"/>1 760</text:p>
          </table:table-cell>
          <table:table-cell office:value-type="float" office:value="3546907.3046280555" table:style-name="ce8">
            <text:p><text:s text:c="2"/>3 547</text:p>
          </table:table-cell>
          <table:table-cell office:value-type="float" office:value="572654.57501414197" table:style-name="ce8">
            <text:p><text:s text:c="3"/>573</text:p>
          </table:table-cell>
          <table:table-cell office:value-type="float" office:value="477987.7542030862" table:style-name="ce8">
            <text:p><text:s text:c="3"/>47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214215.78155875034" table:style-name="ce8">
            <text:p><text:s text:c="3"/>214</text:p>
          </table:table-cell>
          <table:table-cell office:value-type="float" office:value="1735235.2353393524" table:style-name="ce8">
            <text:p><text:s text:c="2"/>1 735</text:p>
          </table:table-cell>
          <table:table-cell office:value-type="float" office:value="3530033.7550902925" table:style-name="ce8">
            <text:p><text:s text:c="2"/>3 530</text:p>
          </table:table-cell>
          <table:table-cell office:value-type="float" office:value="560442.05119580985" table:style-name="ce8">
            <text:p><text:s text:c="3"/>560</text:p>
          </table:table-cell>
          <table:table-cell office:value-type="float" office:value="448858.98921691452" table:style-name="ce8">
            <text:p><text:s text:c="3"/>44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15400.733032919889" table:style-name="ce8">
            <text:p><text:s text:c="3"/>15</text:p>
          </table:table-cell>
          <table:table-cell office:value-type="float" office:value="24540.6720720837" table:style-name="ce8">
            <text:p><text:s text:c="3"/>25</text:p>
          </table:table-cell>
          <table:table-cell office:value-type="float" office:value="16873.549537762796" table:style-name="ce8">
            <text:p><text:s text:c="3"/>17</text:p>
          </table:table-cell>
          <table:table-cell office:value-type="float" office:value="12212.523818332164" table:style-name="ce8">
            <text:p><text:s text:c="3"/>12</text:p>
          </table:table-cell>
          <table:table-cell office:value-type="float" office:value="29128.76498617166" table:style-name="ce8">
            <text:p><text:s text:c="3"/>2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5224858.8135464862" table:style-name="ce8">
            <text:p><text:s text:c="2"/>5 225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703687.18766326271" table:style-name="ce8">
            <text:p><text:s text:c="3"/>70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4521171.6258832235" table:style-name="ce8">
            <text:p><text:s text:c="2"/>4 521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187447.9822956603" table:style-name="ce8">
            <text:p><text:s text:c="2"/>1 187</text:p>
          </table:table-cell>
          <table:table-cell office:value-type="float" office:value="2116473.5178283649" table:style-name="ce8">
            <text:p><text:s text:c="2"/>2 116</text:p>
          </table:table-cell>
          <table:table-cell office:value-type="float" office:value="3454045.6435244009" table:style-name="ce8">
            <text:p><text:s text:c="2"/>3 454</text:p>
          </table:table-cell>
          <table:table-cell office:value-type="float" office:value="1135187.3173968599" table:style-name="ce8">
            <text:p><text:s text:c="2"/>1 135</text:p>
          </table:table-cell>
          <table:table-cell office:value-type="float" office:value="827347.26466713147" table:style-name="ce8">
            <text:p><text:s text:c="3"/>82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343" table:style-name="ce8">
            <text:p><text:s/>(-) <text:s text:c="2"/>0</text:p>
          </table:table-cell>
          <table:table-cell office:value-type="float" office:value="-227101" table:style-name="ce8">
            <text:p><text:s/>(-) <text:s text:c="2"/>227</text:p>
          </table:table-cell>
          <table:table-cell office:value-type="float" office:value="-79627" table:style-name="ce8">
            <text:p><text:s/>(-) <text:s text:c="2"/>8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28031827" table:style-name="ce8">
            <text:p><text:s text:c="2"/>28 032</text:p>
          </table:table-cell>
          <table:table-cell office:value-type="float" office:value="51275353" table:style-name="ce8">
            <text:p><text:s text:c="2"/>51 275</text:p>
          </table:table-cell>
          <table:table-cell office:value-type="float" office:value="74978406" table:style-name="ce8">
            <text:p><text:s text:c="2"/>74 978</text:p>
          </table:table-cell>
          <table:table-cell office:value-type="float" office:value="25894888" table:style-name="ce8">
            <text:p><text:s text:c="2"/>25 895</text:p>
          </table:table-cell>
          <table:table-cell office:value-type="float" office:value="18842790" table:style-name="ce8">
            <text:p><text:s text:c="2"/>18 84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3900" table:style-name="ce23">
            <text:p><text:s text:c="2"/>63 900</text:p>
          </table:table-cell>
          <table:table-cell office:value-type="float" office:value="722500" table:style-name="ce23">
            <text:p><text:s text:c="2"/>722 500</text:p>
          </table:table-cell>
          <table:table-cell office:value-type="float" office:value="640000" table:style-name="ce23">
            <text:p><text:s text:c="2"/>640 000</text:p>
          </table:table-cell>
          <table:table-cell office:value-type="float" office:value="119100" table:style-name="ce23">
            <text:p><text:s text:c="2"/>119 100</text:p>
          </table:table-cell>
          <table:table-cell office:value-type="float" office:value="96000" table:style-name="ce23">
            <text:p><text:s text:c="2"/>96 0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12</text:p>
            <text:p>Automóveis,</text:p>
            <text:p>caminhões e ônibus</text:p>
          </table:table-cell>
          <table:table-cell office:value-type="string" table:style-name="ce35">
            <text:p>13</text:p>
            <text:p>Outros veículos</text:p>
            <text:p>e peças</text:p>
          </table:table-cell>
          <table:table-cell office:value-type="string" table:style-name="ce35">
            <text:p>14</text:p>
            <text:p>Madeira e</text:p>
            <text:p>mobiliário</text:p>
          </table:table-cell>
          <table:table-cell office:value-type="string" table:style-name="ce35">
            <text:p>15</text:p>
            <text:p>Papel e gráfica</text:p>
          </table:table-cell>
          <table:table-cell office:value-type="string" table:style-name="ce38">
            <text:p>16</text:p>
            <text:p>Indústria</text:p>
            <text:p>da borracha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881668" table:style-name="ce8">
            <text:p><text:s text:c="2"/>6 882</text:p>
          </table:table-cell>
          <table:table-cell office:value-type="float" office:value="8907753" table:style-name="ce8">
            <text:p><text:s text:c="2"/>8 908</text:p>
          </table:table-cell>
          <table:table-cell office:value-type="float" office:value="9953335" table:style-name="ce8">
            <text:p><text:s text:c="2"/>9 953</text:p>
          </table:table-cell>
          <table:table-cell office:value-type="float" office:value="21335664" table:style-name="ce8">
            <text:p><text:s text:c="2"/>21 336</text:p>
          </table:table-cell>
          <table:table-cell office:value-type="float" office:value="5885922" table:style-name="ce8">
            <text:p><text:s text:c="2"/>5 88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2000833.914314935" table:style-name="ce8">
            <text:p><text:s text:c="2"/>2 001</text:p>
          </table:table-cell>
          <table:table-cell office:value-type="float" office:value="5120230.5792491995" table:style-name="ce8">
            <text:p><text:s text:c="2"/>5 120</text:p>
          </table:table-cell>
          <table:table-cell office:value-type="float" office:value="4264224.0836866591" table:style-name="ce8">
            <text:p><text:s text:c="2"/>4 264</text:p>
          </table:table-cell>
          <table:table-cell office:value-type="float" office:value="7238557.8237716323" table:style-name="ce8">
            <text:p><text:s text:c="2"/>7 239</text:p>
          </table:table-cell>
          <table:table-cell office:value-type="float" office:value="999060.92171558714" table:style-name="ce8">
            <text:p><text:s text:c="3"/>99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03407.7677723835" table:style-name="ce8">
            <text:p><text:s text:c="2"/>1 403</text:p>
          </table:table-cell>
          <table:table-cell office:value-type="float" office:value="3646459.951721984" table:style-name="ce8">
            <text:p><text:s text:c="2"/>3 646</text:p>
          </table:table-cell>
          <table:table-cell office:value-type="float" office:value="3206789.7851219196" table:style-name="ce8">
            <text:p><text:s text:c="2"/>3 207</text:p>
          </table:table-cell>
          <table:table-cell office:value-type="float" office:value="5189612.461225396" table:style-name="ce8">
            <text:p><text:s text:c="2"/>5 190</text:p>
          </table:table-cell>
          <table:table-cell office:value-type="float" office:value="734750.02634925372" table:style-name="ce8">
            <text:p><text:s text:c="3"/>73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597426.14654255146" table:style-name="ce8">
            <text:p><text:s text:c="3"/>597</text:p>
          </table:table-cell>
          <table:table-cell office:value-type="float" office:value="1473770.6275272155" table:style-name="ce8">
            <text:p><text:s text:c="2"/>1 474</text:p>
          </table:table-cell>
          <table:table-cell office:value-type="float" office:value="1057434.2985647391" table:style-name="ce8">
            <text:p><text:s text:c="2"/>1 057</text:p>
          </table:table-cell>
          <table:table-cell office:value-type="float" office:value="2048945.362546236" table:style-name="ce8">
            <text:p><text:s text:c="2"/>2 049</text:p>
          </table:table-cell>
          <table:table-cell office:value-type="float" office:value="264310.89536633348" table:style-name="ce8">
            <text:p><text:s text:c="3"/>26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551842.59869165148" table:style-name="ce8">
            <text:p><text:s text:c="3"/>552</text:p>
          </table:table-cell>
          <table:table-cell office:value-type="float" office:value="1433846.9417034471" table:style-name="ce8">
            <text:p><text:s text:c="2"/>1 434</text:p>
          </table:table-cell>
          <table:table-cell office:value-type="float" office:value="1055441.9267710135" table:style-name="ce8">
            <text:p><text:s text:c="2"/>1 055</text:p>
          </table:table-cell>
          <table:table-cell office:value-type="float" office:value="2021271.9757632688" table:style-name="ce8">
            <text:p><text:s text:c="2"/>2 021</text:p>
          </table:table-cell>
          <table:table-cell office:value-type="float" office:value="257375.44890577212" table:style-name="ce8">
            <text:p><text:s text:c="3"/>25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45583.547850899937" table:style-name="ce8">
            <text:p><text:s text:c="3"/>46</text:p>
          </table:table-cell>
          <table:table-cell office:value-type="float" office:value="39923.685823768297" table:style-name="ce8">
            <text:p><text:s text:c="3"/>40</text:p>
          </table:table-cell>
          <table:table-cell office:value-type="float" office:value="1992.3717937254833" table:style-name="ce8">
            <text:p><text:s text:c="3"/>2</text:p>
          </table:table-cell>
          <table:table-cell office:value-type="float" office:value="27673.386782967158" table:style-name="ce8">
            <text:p><text:s text:c="3"/>28</text:p>
          </table:table-cell>
          <table:table-cell office:value-type="float" office:value="6935.4464605613784" table:style-name="ce8">
            <text:p><text:s text:c="3"/>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4729238.0317335781" table:style-name="ce8">
            <text:p><text:s text:c="2"/>4 729</text:p>
          </table:table-cell>
          <table:table-cell office:value-type="float" office:value="11480002.331908077" table:style-name="ce8">
            <text:p><text:s text:c="2"/>11 480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874000.19016164239" table:style-name="ce8">
            <text:p><text:s text:c="3"/>874</text:p>
          </table:table-cell>
          <table:table-cell office:value-type="float" office:value="195927.77232868792" table:style-name="ce8">
            <text:p><text:s text:c="3"/>196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3855237.8415719355" table:style-name="ce8">
            <text:p><text:s text:c="2"/>3 855</text:p>
          </table:table-cell>
          <table:table-cell office:value-type="float" office:value="11284074.559579389" table:style-name="ce8">
            <text:p><text:s text:c="2"/>11 284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659420.5176657604" table:style-name="ce8">
            <text:p><text:s text:c="2"/>1 659</text:p>
          </table:table-cell>
          <table:table-cell office:value-type="float" office:value="1969892.1787367458" table:style-name="ce8">
            <text:p><text:s text:c="2"/>1 970</text:p>
          </table:table-cell>
          <table:table-cell office:value-type="float" office:value="959872.88457976363" table:style-name="ce8">
            <text:p><text:s text:c="3"/>960</text:p>
          </table:table-cell>
          <table:table-cell office:value-type="float" office:value="2617103.8443202893" table:style-name="ce8">
            <text:p><text:s text:c="2"/>2 617</text:p>
          </table:table-cell>
          <table:table-cell office:value-type="float" office:value="810469.84665146586" table:style-name="ce8">
            <text:p><text:s text:c="3"/>8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509595" table:style-name="ce8">
            <text:p><text:s/>(-) <text:s text:c="2"/>51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8532365" table:style-name="ce8">
            <text:p><text:s text:c="2"/>38 532</text:p>
          </table:table-cell>
          <table:table-cell office:value-type="float" office:value="44024630" table:style-name="ce8">
            <text:p><text:s text:c="2"/>44 025</text:p>
          </table:table-cell>
          <table:table-cell office:value-type="float" office:value="26138392" table:style-name="ce8">
            <text:p><text:s text:c="2"/>26 138</text:p>
          </table:table-cell>
          <table:table-cell office:value-type="float" office:value="59540449" table:style-name="ce8">
            <text:p><text:s text:c="2"/>59 540</text:p>
          </table:table-cell>
          <table:table-cell office:value-type="float" office:value="18855512" table:style-name="ce8">
            <text:p><text:s text:c="2"/>18 856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76200" table:style-name="ce23">
            <text:p><text:s text:c="2"/>76 200</text:p>
          </table:table-cell>
          <table:table-cell office:value-type="float" office:value="224500" table:style-name="ce23">
            <text:p><text:s text:c="2"/>224 500</text:p>
          </table:table-cell>
          <table:table-cell office:value-type="float" office:value="913300" table:style-name="ce23">
            <text:p><text:s text:c="2"/>913 300</text:p>
          </table:table-cell>
          <table:table-cell office:value-type="float" office:value="428500" table:style-name="ce23">
            <text:p><text:s text:c="2"/>428 500</text:p>
          </table:table-cell>
          <table:table-cell office:value-type="float" office:value="55000" table:style-name="ce23">
            <text:p><text:s text:c="2"/>55 0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m02.$A$1:2m02.$F$58" table:base-cell-address="2m02.$A$1"/>
        </table:named-expressions>
      </table:table>
      <table:table table:name="2n02" table:style-name="ta2">
        <table:table-column table:style-name="co8" table:default-cell-style-name="ce3"/>
        <table:table-column table:style-name="co12" table:default-cell-style-name="ce3"/>
        <table:table-column table:style-name="co10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17</text:p>
            <text:p>Elementos</text:p>
            <text:p>químicos</text:p>
          </table:table-cell>
          <table:table-cell office:value-type="string" table:style-name="ce35">
            <text:p>18</text:p>
            <text:p>Refino</text:p>
            <text:p>do petróleo</text:p>
          </table:table-cell>
          <table:table-cell office:value-type="string" table:style-name="ce35">
            <text:p>19</text:p>
            <text:p>Químicos</text:p>
            <text:p>diversos</text:p>
          </table:table-cell>
          <table:table-cell office:value-type="string" table:style-name="ce35">
            <text:p>20</text:p>
            <text:p>Farmacêutica</text:p>
            <text:p>e de perfumaria</text:p>
          </table:table-cell>
          <table:table-cell office:value-type="string" table:style-name="ce38">
            <text:p>21</text:p>
            <text:p>Artigos</text:p>
            <text:p>de plástico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5588213" table:style-name="ce8">
            <text:p><text:s text:c="2"/>15 588</text:p>
          </table:table-cell>
          <table:table-cell office:value-type="float" office:value="59391246" table:style-name="ce8">
            <text:p><text:s text:c="2"/>59 391</text:p>
          </table:table-cell>
          <table:table-cell office:value-type="float" office:value="14728792" table:style-name="ce8">
            <text:p><text:s text:c="2"/>14 729</text:p>
          </table:table-cell>
          <table:table-cell office:value-type="float" office:value="8073320" table:style-name="ce8">
            <text:p><text:s text:c="2"/>8 073</text:p>
          </table:table-cell>
          <table:table-cell office:value-type="float" office:value="5458822" table:style-name="ce8">
            <text:p><text:s text:c="2"/>5 45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572847.2235066108" table:style-name="ce8">
            <text:p><text:s text:c="2"/>1 573</text:p>
          </table:table-cell>
          <table:table-cell office:value-type="float" office:value="1789230.5643479312" table:style-name="ce8">
            <text:p><text:s text:c="2"/>1 789</text:p>
          </table:table-cell>
          <table:table-cell office:value-type="float" office:value="3549992.9033294558" table:style-name="ce8">
            <text:p><text:s text:c="2"/>3 550</text:p>
          </table:table-cell>
          <table:table-cell office:value-type="float" office:value="2579383.877016311" table:style-name="ce8">
            <text:p><text:s text:c="2"/>2 579</text:p>
          </table:table-cell>
          <table:table-cell office:value-type="float" office:value="2975496.9481627932" table:style-name="ce8">
            <text:p><text:s text:c="2"/>2 97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132877.4484654064" table:style-name="ce8">
            <text:p><text:s text:c="2"/>1 133</text:p>
          </table:table-cell>
          <table:table-cell office:value-type="float" office:value="1198189.2504020585" table:style-name="ce8">
            <text:p><text:s text:c="2"/>1 198</text:p>
          </table:table-cell>
          <table:table-cell office:value-type="float" office:value="2540690.5581724932" table:style-name="ce8">
            <text:p><text:s text:c="2"/>2 541</text:p>
          </table:table-cell>
          <table:table-cell office:value-type="float" office:value="1872516.2760031503" table:style-name="ce8">
            <text:p><text:s text:c="2"/>1 873</text:p>
          </table:table-cell>
          <table:table-cell office:value-type="float" office:value="2107954.7413285524" table:style-name="ce8">
            <text:p><text:s text:c="2"/>2 10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39969.77504120447" table:style-name="ce8">
            <text:p><text:s text:c="3"/>440</text:p>
          </table:table-cell>
          <table:table-cell office:value-type="float" office:value="591041.31394587271" table:style-name="ce8">
            <text:p><text:s text:c="3"/>591</text:p>
          </table:table-cell>
          <table:table-cell office:value-type="float" office:value="1009302.3451569626" table:style-name="ce8">
            <text:p><text:s text:c="2"/>1 009</text:p>
          </table:table-cell>
          <table:table-cell office:value-type="float" office:value="706867.60101316089" table:style-name="ce8">
            <text:p><text:s text:c="3"/>707</text:p>
          </table:table-cell>
          <table:table-cell office:value-type="float" office:value="867542.20683424093" table:style-name="ce8">
            <text:p><text:s text:c="3"/>86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34235.0968977029" table:style-name="ce8">
            <text:p><text:s text:c="3"/>434</text:p>
          </table:table-cell>
          <table:table-cell office:value-type="float" office:value="459269.29338642559" table:style-name="ce8">
            <text:p><text:s text:c="3"/>459</text:p>
          </table:table-cell>
          <table:table-cell office:value-type="float" office:value="973853.8022886602" table:style-name="ce8">
            <text:p><text:s text:c="3"/>974</text:p>
          </table:table-cell>
          <table:table-cell office:value-type="float" office:value="675353.46098935883" table:style-name="ce8">
            <text:p><text:s text:c="3"/>675</text:p>
          </table:table-cell>
          <table:table-cell office:value-type="float" office:value="856249.6403473625" table:style-name="ce8">
            <text:p><text:s text:c="3"/>85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5734.6781435015755" table:style-name="ce8">
            <text:p><text:s text:c="3"/>6</text:p>
          </table:table-cell>
          <table:table-cell office:value-type="float" office:value="131772.02055944715" table:style-name="ce8">
            <text:p><text:s text:c="3"/>132</text:p>
          </table:table-cell>
          <table:table-cell office:value-type="float" office:value="35448.542868302422" table:style-name="ce8">
            <text:p><text:s text:c="3"/>35</text:p>
          </table:table-cell>
          <table:table-cell office:value-type="float" office:value="31514.140023802036" table:style-name="ce8">
            <text:p><text:s text:c="3"/>32</text:p>
          </table:table-cell>
          <table:table-cell office:value-type="float" office:value="11292.566486878479" table:style-name="ce8">
            <text:p><text:s text:c="3"/>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513696.5571500468" table:style-name="ce8">
            <text:p><text:s text:c="2"/>1 514</text:p>
          </table:table-cell>
          <table:table-cell office:value-type="float" office:value="7909163.3454795796" table:style-name="ce8">
            <text:p><text:s text:c="2"/>7 909</text:p>
          </table:table-cell>
          <table:table-cell office:value-type="float" office:value="2153233.5377818868" table:style-name="ce8">
            <text:p><text:s text:c="2"/>2 153</text:p>
          </table:table-cell>
          <table:table-cell office:value-type="float" office:value="1117073.3028476816" table:style-name="ce8">
            <text:p><text:s text:c="2"/>1 117</text:p>
          </table:table-cell>
          <table:table-cell office:value-type="float" office:value="810640.96296622464" table:style-name="ce8">
            <text:p><text:s text:c="3"/>8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5324208" table:style-name="ce8">
            <text:p><text:s text:c="2"/>35 324</text:p>
          </table:table-cell>
          <table:table-cell office:value-type="float" office:value="189167118" table:style-name="ce8">
            <text:p><text:s text:c="2"/>189 167</text:p>
          </table:table-cell>
          <table:table-cell office:value-type="float" office:value="49427784" table:style-name="ce8">
            <text:p><text:s text:c="2"/>49 428</text:p>
          </table:table-cell>
          <table:table-cell office:value-type="float" office:value="25473967" table:style-name="ce8">
            <text:p><text:s text:c="2"/>25 474</text:p>
          </table:table-cell>
          <table:table-cell office:value-type="float" office:value="17459472" table:style-name="ce8">
            <text:p><text:s text:c="2"/>17 45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8200" table:style-name="ce23">
            <text:p><text:s text:c="2"/>68 200</text:p>
          </table:table-cell>
          <table:table-cell office:value-type="float" office:value="55700" table:style-name="ce23">
            <text:p><text:s text:c="2"/>55 700</text:p>
          </table:table-cell>
          <table:table-cell office:value-type="float" office:value="150600" table:style-name="ce23">
            <text:p><text:s text:c="2"/>150 600</text:p>
          </table:table-cell>
          <table:table-cell office:value-type="float" office:value="117600" table:style-name="ce23">
            <text:p><text:s text:c="2"/>117 600</text:p>
          </table:table-cell>
          <table:table-cell office:value-type="float" office:value="223200" table:style-name="ce23">
            <text:p><text:s text:c="2"/>223 2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22</text:p>
            <text:p>Indústria</text:p>
            <text:p><text:s/>têxtil</text:p>
          </table:table-cell>
          <table:table-cell office:value-type="string" table:style-name="ce35">
            <text:p>23</text:p>
            <text:p>Artigos</text:p>
            <text:p>do vestuário</text:p>
          </table:table-cell>
          <table:table-cell office:value-type="string" table:style-name="ce35">
            <text:p>24</text:p>
            <text:p>Fabricação</text:p>
            <text:p>de calçados</text:p>
          </table:table-cell>
          <table:table-cell office:value-type="string" table:style-name="ce35">
            <text:p>25</text:p>
            <text:p>Indústria<text:s/></text:p>
            <text:p>do café</text:p>
          </table:table-cell>
          <table:table-cell office:value-type="string" table:style-name="ce38">
            <text:p>26</text:p>
            <text:p>Beneficiamento de</text:p>
            <text:p>produtos vegeta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5062481" table:style-name="ce8">
            <text:p><text:s text:c="2"/>5 062</text:p>
          </table:table-cell>
          <table:table-cell office:value-type="float" office:value="6648383" table:style-name="ce8">
            <text:p><text:s text:c="2"/>6 648</text:p>
          </table:table-cell>
          <table:table-cell office:value-type="float" office:value="4276414" table:style-name="ce8">
            <text:p><text:s text:c="2"/>4 276</text:p>
          </table:table-cell>
          <table:table-cell office:value-type="float" office:value="3996563" table:style-name="ce8">
            <text:p><text:s text:c="2"/>3 997</text:p>
          </table:table-cell>
          <table:table-cell office:value-type="float" office:value="7869826" table:style-name="ce8">
            <text:p><text:s text:c="2"/>7 87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851796.290083433" table:style-name="ce8">
            <text:p><text:s text:c="2"/>1 852</text:p>
          </table:table-cell>
          <table:table-cell office:value-type="float" office:value="2902228.6523130373" table:style-name="ce8">
            <text:p><text:s text:c="2"/>2 902</text:p>
          </table:table-cell>
          <table:table-cell office:value-type="float" office:value="1810456.0294622169" table:style-name="ce8">
            <text:p><text:s text:c="2"/>1 810</text:p>
          </table:table-cell>
          <table:table-cell office:value-type="float" office:value="574974.89397107577" table:style-name="ce8">
            <text:p><text:s text:c="3"/>575</text:p>
          </table:table-cell>
          <table:table-cell office:value-type="float" office:value="2073351.9682141743" table:style-name="ce8">
            <text:p><text:s text:c="2"/>2 0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364555.0920902677" table:style-name="ce8">
            <text:p><text:s text:c="2"/>1 365</text:p>
          </table:table-cell>
          <table:table-cell office:value-type="float" office:value="2246623.6837111283" table:style-name="ce8">
            <text:p><text:s text:c="2"/>2 247</text:p>
          </table:table-cell>
          <table:table-cell office:value-type="float" office:value="1321772.9548029883" table:style-name="ce8">
            <text:p><text:s text:c="2"/>1 322</text:p>
          </table:table-cell>
          <table:table-cell office:value-type="float" office:value="442142.91090136691" table:style-name="ce8">
            <text:p><text:s text:c="3"/>442</text:p>
          </table:table-cell>
          <table:table-cell office:value-type="float" office:value="1469232.424059507" table:style-name="ce8">
            <text:p><text:s text:c="2"/>1 46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87241.19799316541" table:style-name="ce8">
            <text:p><text:s text:c="3"/>487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8683.07465922867" table:style-name="ce8">
            <text:p><text:s text:c="3"/>489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604119.5441546673" table:style-name="ce8">
            <text:p><text:s text:c="3"/>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83289.53231334378" table:style-name="ce8">
            <text:p><text:s text:c="3"/>483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7090.7975160589" table:style-name="ce8">
            <text:p><text:s text:c="3"/>487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573501.45090833143" table:style-name="ce8">
            <text:p><text:s text:c="3"/>57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3951.6656798216045" table:style-name="ce8">
            <text:p><text:s text:c="3"/>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592.2771431697786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0618.093246335913" table:style-name="ce8">
            <text:p><text:s text:c="3"/>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884507.9865239905" table:style-name="ce8">
            <text:p><text:s text:c="2"/>1 885</text:p>
          </table:table-cell>
          <table:table-cell office:value-type="float" office:value="3269243.9833741258" table:style-name="ce8">
            <text:p><text:s text:c="2"/>3 269</text:p>
          </table:table-cell>
          <table:table-cell office:value-type="float" office:value="2001183.6486252765" table:style-name="ce8">
            <text:p><text:s text:c="2"/>2 001</text:p>
          </table:table-cell>
          <table:table-cell office:value-type="float" office:value="2855027.9807040128" table:style-name="ce8">
            <text:p><text:s text:c="2"/>2 855</text:p>
          </table:table-cell>
          <table:table-cell office:value-type="float" office:value="4003479.1349532963" table:style-name="ce8">
            <text:p><text:s text:c="2"/>4 00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6514.5627936208302" table:style-name="ce8">
            <text:p><text:s text:c="3"/>7</text:p>
          </table:table-cell>
          <table:table-cell office:value-type="float" office:value="2238831.1534912232" table:style-name="ce8">
            <text:p><text:s text:c="2"/>2 239</text:p>
          </table:table-cell>
          <table:table-cell office:value-type="float" office:value="59062.374502291234" table:style-name="ce8">
            <text:p><text:s text:c="3"/>59</text:p>
          </table:table-cell>
          <table:table-cell office:value-type="float" office:value="27319.130660221243" table:style-name="ce8">
            <text:p><text:s text:c="3"/>27</text:p>
          </table:table-cell>
          <table:table-cell office:value-type="float" office:value="85498.760769951667" table:style-name="ce8">
            <text:p><text:s text:c="3"/>8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877993.4237303697" table:style-name="ce8">
            <text:p><text:s text:c="2"/>1 878</text:p>
          </table:table-cell>
          <table:table-cell office:value-type="float" office:value="1030412.8298829026" table:style-name="ce8">
            <text:p><text:s text:c="2"/>1 030</text:p>
          </table:table-cell>
          <table:table-cell office:value-type="float" office:value="1942121.2741229853" table:style-name="ce8">
            <text:p><text:s text:c="2"/>1 942</text:p>
          </table:table-cell>
          <table:table-cell office:value-type="float" office:value="2827708.8500437913" table:style-name="ce8">
            <text:p><text:s text:c="2"/>2 828</text:p>
          </table:table-cell>
          <table:table-cell office:value-type="float" office:value="3917980.3741833447" table:style-name="ce8">
            <text:p><text:s text:c="2"/>3 91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326176.7233925764" table:style-name="ce8">
            <text:p><text:s text:c="2"/>1 326</text:p>
          </table:table-cell>
          <table:table-cell office:value-type="float" office:value="476910.36431283673" table:style-name="ce8">
            <text:p><text:s text:c="3"/>477</text:p>
          </table:table-cell>
          <table:table-cell office:value-type="float" office:value="464774.32191250677" table:style-name="ce8">
            <text:p><text:s text:c="3"/>465</text:p>
          </table:table-cell>
          <table:table-cell office:value-type="float" office:value="567500.12532491144" table:style-name="ce8">
            <text:p><text:s text:c="3"/>568</text:p>
          </table:table-cell>
          <table:table-cell office:value-type="float" office:value="1792994.896832529" table:style-name="ce8">
            <text:p><text:s text:c="2"/>1 79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940" table:style-name="ce8">
            <text:p><text:s/>(-) <text:s text:c="2"/>1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1055276" table:style-name="ce8">
            <text:p><text:s text:c="2"/>31 055</text:p>
          </table:table-cell>
          <table:table-cell office:value-type="float" office:value="20847390" table:style-name="ce8">
            <text:p><text:s text:c="2"/>20 847</text:p>
          </table:table-cell>
          <table:table-cell office:value-type="float" office:value="11358896" table:style-name="ce8">
            <text:p><text:s text:c="2"/>11 359</text:p>
          </table:table-cell>
          <table:table-cell office:value-type="float" office:value="14024364" table:style-name="ce8">
            <text:p><text:s text:c="2"/>14 024</text:p>
          </table:table-cell>
          <table:table-cell office:value-type="float" office:value="43874928" table:style-name="ce8">
            <text:p><text:s text:c="2"/>43 87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33300" table:style-name="ce23">
            <text:p><text:s text:c="2"/>233 300</text:p>
          </table:table-cell>
          <table:table-cell office:value-type="float" office:value="1668800" table:style-name="ce23">
            <text:p><text:s/>1 668 800</text:p>
          </table:table-cell>
          <table:table-cell office:value-type="float" office:value="399800" table:style-name="ce23">
            <text:p><text:s text:c="2"/>399 800</text:p>
          </table:table-cell>
          <table:table-cell office:value-type="float" office:value="70300" table:style-name="ce23">
            <text:p><text:s text:c="2"/>70 300</text:p>
          </table:table-cell>
          <table:table-cell office:value-type="float" office:value="307600" table:style-name="ce23">
            <text:p><text:s text:c="2"/>307 6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27</text:p>
            <text:p>Abate</text:p>
            <text:p>de animais</text:p>
          </table:table-cell>
          <table:table-cell office:value-type="string" table:style-name="ce35">
            <text:p>28</text:p>
            <text:p>Indústria</text:p>
            <text:p>de laticínios</text:p>
          </table:table-cell>
          <table:table-cell office:value-type="string" table:style-name="ce35">
            <text:p>29</text:p>
            <text:p>Indústria</text:p>
            <text:p>de açúcar</text:p>
          </table:table-cell>
          <table:table-cell office:value-type="string" table:style-name="ce35">
            <text:p>30</text:p>
            <text:p>Fabricação</text:p>
            <text:p>de óleos vegetais</text:p>
          </table:table-cell>
          <table:table-cell office:value-type="string" table:style-name="ce38">
            <text:p>31</text:p>
            <text:p>Outros</text:p>
            <text:p>produtos alimentare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769915" table:style-name="ce8">
            <text:p><text:s text:c="2"/>6 770</text:p>
          </table:table-cell>
          <table:table-cell office:value-type="float" office:value="2525559" table:style-name="ce8">
            <text:p><text:s text:c="2"/>2 526</text:p>
          </table:table-cell>
          <table:table-cell office:value-type="float" office:value="7313195" table:style-name="ce8">
            <text:p><text:s text:c="2"/>7 313</text:p>
          </table:table-cell>
          <table:table-cell office:value-type="float" office:value="6190084" table:style-name="ce8">
            <text:p><text:s text:c="2"/>6 190</text:p>
          </table:table-cell>
          <table:table-cell office:value-type="float" office:value="11831985" table:style-name="ce8">
            <text:p><text:s text:c="2"/>11 83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854904.8435960235" table:style-name="ce8">
            <text:p><text:s text:c="2"/>1 855</text:p>
          </table:table-cell>
          <table:table-cell office:value-type="float" office:value="629248.31257273769" table:style-name="ce8">
            <text:p><text:s text:c="3"/>629</text:p>
          </table:table-cell>
          <table:table-cell office:value-type="float" office:value="1037291.5630281392" table:style-name="ce8">
            <text:p><text:s text:c="2"/>1 037</text:p>
          </table:table-cell>
          <table:table-cell office:value-type="float" office:value="416353.17228072754" table:style-name="ce8">
            <text:p><text:s text:c="3"/>416</text:p>
          </table:table-cell>
          <table:table-cell office:value-type="float" office:value="4600160.8873131759" table:style-name="ce8">
            <text:p><text:s text:c="2"/>4 60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19751.790208681" table:style-name="ce8">
            <text:p><text:s text:c="2"/>1 420</text:p>
          </table:table-cell>
          <table:table-cell office:value-type="float" office:value="469068.00881735235" table:style-name="ce8">
            <text:p><text:s text:c="3"/>469</text:p>
          </table:table-cell>
          <table:table-cell office:value-type="float" office:value="775372.43353233812" table:style-name="ce8">
            <text:p><text:s text:c="3"/>775</text:p>
          </table:table-cell>
          <table:table-cell office:value-type="float" office:value="311222.7881790445" table:style-name="ce8">
            <text:p><text:s text:c="3"/>311</text:p>
          </table:table-cell>
          <table:table-cell office:value-type="float" office:value="3365591.362951681" table:style-name="ce8">
            <text:p><text:s text:c="2"/>3 36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35153.05338734237" table:style-name="ce8">
            <text:p><text:s text:c="3"/>435</text:p>
          </table:table-cell>
          <table:table-cell office:value-type="float" office:value="160180.30375538534" table:style-name="ce8">
            <text:p><text:s text:c="3"/>160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34569.5243614949" table:style-name="ce8">
            <text:p><text:s text:c="2"/>1 23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32577.39690868283" table:style-name="ce8">
            <text:p><text:s text:c="3"/>433</text:p>
          </table:table-cell>
          <table:table-cell office:value-type="float" office:value="158450.1579248441" table:style-name="ce8">
            <text:p><text:s text:c="3"/>158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09231.2441273513" table:style-name="ce8">
            <text:p><text:s text:c="2"/>1 20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2575.6564786595231" table:style-name="ce8">
            <text:p><text:s text:c="3"/>3</text:p>
          </table:table-cell>
          <table:table-cell office:value-type="float" office:value="1730.145830541227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25338.280234143527" table:style-name="ce8">
            <text:p><text:s text:c="3"/>2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2781854.1450156169" table:style-name="ce8">
            <text:p><text:s text:c="2"/>2 782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705940.2905712426" table:style-name="ce8">
            <text:p><text:s text:c="2"/>4 70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76392.383883211252" table:style-name="ce8">
            <text:p><text:s text:c="3"/>76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77574.34929143806" table:style-name="ce8">
            <text:p><text:s text:c="3"/>17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2705461.7611324056" table:style-name="ce8">
            <text:p><text:s text:c="2"/>2 705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528365.9412798043" table:style-name="ce8">
            <text:p><text:s text:c="2"/>4 52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2133156.0113883596" table:style-name="ce8">
            <text:p><text:s text:c="2"/>2 133</text:p>
          </table:table-cell>
          <table:table-cell office:value-type="float" office:value="696552.99818036973" table:style-name="ce8">
            <text:p><text:s text:c="3"/>697</text:p>
          </table:table-cell>
          <table:table-cell office:value-type="float" office:value="915936.96651222091" table:style-name="ce8">
            <text:p><text:s text:c="3"/>916</text:p>
          </table:table-cell>
          <table:table-cell office:value-type="float" office:value="1589754.4016864751" table:style-name="ce8">
            <text:p><text:s text:c="2"/>1 590</text:p>
          </table:table-cell>
          <table:table-cell office:value-type="float" office:value="2525883.822115581" table:style-name="ce8">
            <text:p><text:s text:c="2"/>2 5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52206040" table:style-name="ce8">
            <text:p><text:s text:c="2"/>52 206</text:p>
          </table:table-cell>
          <table:table-cell office:value-type="float" office:value="16643589" table:style-name="ce8">
            <text:p><text:s text:c="2"/>16 644</text:p>
          </table:table-cell>
          <table:table-cell office:value-type="float" office:value="21376783" table:style-name="ce8">
            <text:p><text:s text:c="2"/>21 377</text:p>
          </table:table-cell>
          <table:table-cell office:value-type="float" office:value="38761920" table:style-name="ce8">
            <text:p><text:s text:c="2"/>38 762</text:p>
          </table:table-cell>
          <table:table-cell office:value-type="float" office:value="61343183" table:style-name="ce8">
            <text:p><text:s text:c="2"/>61 343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30400" table:style-name="ce23">
            <text:p><text:s text:c="2"/>230 400</text:p>
          </table:table-cell>
          <table:table-cell office:value-type="float" office:value="57900" table:style-name="ce23">
            <text:p><text:s text:c="2"/>57 900</text:p>
          </table:table-cell>
          <table:table-cell office:value-type="float" office:value="82500" table:style-name="ce23">
            <text:p><text:s text:c="2"/>82 500</text:p>
          </table:table-cell>
          <table:table-cell office:value-type="float" office:value="35800" table:style-name="ce23">
            <text:p><text:s text:c="2"/>35 800</text:p>
          </table:table-cell>
          <table:table-cell office:value-type="float" office:value="624700" table:style-name="ce23">
            <text:p><text:s text:c="2"/>624 7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n02.$A$1:2n02.$F$58" table:base-cell-address="2n02.$A$1"/>
        </table:named-expressions>
      </table:table>
      <table:table table:name="2o02" table:style-name="ta2">
        <table:table-column table:style-name="co8" table:default-cell-style-name="ce3"/>
        <table:table-column table:style-name="co15" table:default-cell-style-name="ce3"/>
        <table:table-column table:style-name="co11" table:default-cell-style-name="ce3"/>
        <table:table-column table:style-name="co14" table:default-cell-style-name="ce3"/>
        <table:table-column table:style-name="co9" table:default-cell-style-name="ce3"/>
        <table:table-column table:style-name="co10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clus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32</text:p>
            <text:p>Indústrias</text:p>
            <text:p>diversas</text:p>
          </table:table-cell>
          <table:table-cell office:value-type="string" table:style-name="ce35">
            <text:p>33</text:p>
            <text:p>Serviços</text:p>
            <text:p>industriais</text:p>
            <text:p>de utilidade</text:p>
          </table:table-cell>
          <table:table-cell office:value-type="string" table:style-name="ce35">
            <text:p>34</text:p>
            <text:p>Construção</text:p>
            <text:p>civil</text:p>
          </table:table-cell>
          <table:table-cell office:value-type="string" table:style-name="ce35">
            <text:p>35</text:p>
            <text:p>Comércio</text:p>
          </table:table-cell>
          <table:table-cell office:value-type="string" table:style-name="ce38">
            <text:p>36</text:p>
            <text:p>Transportes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7536961" table:style-name="ce8">
            <text:p><text:s text:c="2"/>7 537</text:p>
          </table:table-cell>
          <table:table-cell office:value-type="float" office:value="47594307" table:style-name="ce8">
            <text:p><text:s text:c="2"/>47 594</text:p>
          </table:table-cell>
          <table:table-cell office:value-type="float" office:value="100951217" table:style-name="ce8">
            <text:p><text:s text:c="2"/>100 951</text:p>
          </table:table-cell>
          <table:table-cell office:value-type="float" office:value="107501248" table:style-name="ce8">
            <text:p><text:s text:c="2"/>107 501</text:p>
          </table:table-cell>
          <table:table-cell office:value-type="float" office:value="34185740" table:style-name="ce8">
            <text:p><text:s text:c="2"/>34 18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441314.3157843673" table:style-name="ce8">
            <text:p><text:s text:c="2"/>1 441</text:p>
          </table:table-cell>
          <table:table-cell office:value-type="float" office:value="14228875.140270546" table:style-name="ce8">
            <text:p><text:s text:c="2"/>14 229</text:p>
          </table:table-cell>
          <table:table-cell office:value-type="float" office:value="12330982.203024708" table:style-name="ce8">
            <text:p><text:s text:c="2"/>12 331</text:p>
          </table:table-cell>
          <table:table-cell office:value-type="float" office:value="49739660.4654411" table:style-name="ce8">
            <text:p><text:s text:c="2"/>49 740</text:p>
          </table:table-cell>
          <table:table-cell office:value-type="float" office:value="20398259.946997765" table:style-name="ce8">
            <text:p><text:s text:c="2"/>20 39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036023.4048998738" table:style-name="ce8">
            <text:p><text:s text:c="2"/>1 036</text:p>
          </table:table-cell>
          <table:table-cell office:value-type="float" office:value="10032430.346670045" table:style-name="ce8">
            <text:p><text:s text:c="2"/>10 032</text:p>
          </table:table-cell>
          <table:table-cell office:value-type="float" office:value="9528761.0964450836" table:style-name="ce8">
            <text:p><text:s text:c="2"/>9 529</text:p>
          </table:table-cell>
          <table:table-cell office:value-type="float" office:value="37266795.613101013" table:style-name="ce8">
            <text:p><text:s text:c="2"/>37 267</text:p>
          </table:table-cell>
          <table:table-cell office:value-type="float" office:value="14916925.523117648" table:style-name="ce8">
            <text:p><text:s text:c="2"/>14 9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05290.91088449338" table:style-name="ce8">
            <text:p><text:s text:c="3"/>405</text:p>
          </table:table-cell>
          <table:table-cell office:value-type="float" office:value="4196444.7936005015" table:style-name="ce8">
            <text:p><text:s text:c="2"/>4 196</text:p>
          </table:table-cell>
          <table:table-cell office:value-type="float" office:value="2802221.1065796237" table:style-name="ce8">
            <text:p><text:s text:c="2"/>2 802</text:p>
          </table:table-cell>
          <table:table-cell office:value-type="float" office:value="12472864.852340087" table:style-name="ce8">
            <text:p><text:s text:c="2"/>12 473</text:p>
          </table:table-cell>
          <table:table-cell office:value-type="float" office:value="5481334.4238801179" table:style-name="ce8">
            <text:p><text:s text:c="2"/>5 48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385225.04989774851" table:style-name="ce8">
            <text:p><text:s text:c="3"/>385</text:p>
          </table:table-cell>
          <table:table-cell office:value-type="float" office:value="3357028.6191851222" table:style-name="ce8">
            <text:p><text:s text:c="2"/>3 357</text:p>
          </table:table-cell>
          <table:table-cell office:value-type="float" office:value="2788735.0698511642" table:style-name="ce8">
            <text:p><text:s text:c="2"/>2 789</text:p>
          </table:table-cell>
          <table:table-cell office:value-type="float" office:value="12433239.918438535" table:style-name="ce8">
            <text:p><text:s text:c="2"/>12 433</text:p>
          </table:table-cell>
          <table:table-cell office:value-type="float" office:value="5336611.6966356393" table:style-name="ce8">
            <text:p><text:s text:c="2"/>5 33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20065.86098674489" table:style-name="ce8">
            <text:p><text:s text:c="3"/>20</text:p>
          </table:table-cell>
          <table:table-cell office:value-type="float" office:value="839416.17441537965" table:style-name="ce8">
            <text:p><text:s text:c="3"/>839</text:p>
          </table:table-cell>
          <table:table-cell office:value-type="float" office:value="13486.036728459427" table:style-name="ce8">
            <text:p><text:s text:c="3"/>13</text:p>
          </table:table-cell>
          <table:table-cell office:value-type="float" office:value="39624.933901552664" table:style-name="ce8">
            <text:p><text:s text:c="3"/>40</text:p>
          </table:table-cell>
          <table:table-cell office:value-type="float" office:value="144722.72724447833" table:style-name="ce8">
            <text:p><text:s text:c="3"/>14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5300167.6219978854" table:style-name="ce8">
            <text:p><text:s text:c="2"/>5 300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83386221.996555358" table:style-name="ce8">
            <text:p><text:s text:c="2"/>83 386</text:p>
          </table:table-cell>
          <table:table-cell office:value-type="float" office:value="41707620.650768019" table:style-name="ce8">
            <text:p><text:s text:c="2"/>41 708</text:p>
          </table:table-cell>
          <table:table-cell office:value-type="float" office:value="10679120.654999137" table:style-name="ce8">
            <text:p><text:s text:c="2"/>10 67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165083.550908312" table:style-name="ce8">
            <text:p><text:s text:c="3"/>165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584467.7235809602" table:style-name="ce8">
            <text:p><text:s text:c="2"/>6 584</text:p>
          </table:table-cell>
          <table:table-cell office:value-type="float" office:value="21624844.198250197" table:style-name="ce8">
            <text:p><text:s text:c="2"/>21 625</text:p>
          </table:table-cell>
          <table:table-cell office:value-type="float" office:value="8447776.5772655997" table:style-name="ce8">
            <text:p><text:s text:c="2"/>8 44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5135084.0710895732" table:style-name="ce8">
            <text:p><text:s text:c="2"/>5 135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76801754.272974402" table:style-name="ce8">
            <text:p><text:s text:c="2"/>76 802</text:p>
          </table:table-cell>
          <table:table-cell office:value-type="float" office:value="20082776.452517822" table:style-name="ce8">
            <text:p><text:s text:c="2"/>20 083</text:p>
          </table:table-cell>
          <table:table-cell office:value-type="float" office:value="2231344.0777335372" table:style-name="ce8">
            <text:p><text:s text:c="2"/>2 2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795479.06221774709" table:style-name="ce8">
            <text:p><text:s text:c="3"/>795</text:p>
          </table:table-cell>
          <table:table-cell office:value-type="float" office:value="4374815.3108594986" table:style-name="ce8">
            <text:p><text:s text:c="2"/>4 375</text:p>
          </table:table-cell>
          <table:table-cell office:value-type="float" office:value="6017293.8004199257" table:style-name="ce8">
            <text:p><text:s text:c="2"/>6 017</text:p>
          </table:table-cell>
          <table:table-cell office:value-type="float" office:value="16808185.883790873" table:style-name="ce8">
            <text:p><text:s text:c="2"/>16 808</text:p>
          </table:table-cell>
          <table:table-cell office:value-type="float" office:value="3919572.3980030986" table:style-name="ce8">
            <text:p><text:s text:c="2"/>3 92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141573" table:style-name="ce8">
            <text:p><text:s/>(-) <text:s text:c="2"/>142</text:p>
          </table:table-cell>
          <table:table-cell office:value-type="float" office:value="-783281" table:style-name="ce8">
            <text:p><text:s/>(-) <text:s text:c="2"/>783</text:p>
          </table:table-cell>
          <table:table-cell office:value-type="float" office:value="-754219" table:style-name="ce8">
            <text:p><text:s/>(-) <text:s text:c="2"/>754</text:p>
          </table:table-cell>
          <table:table-cell office:value-type="float" office:value="-811213" table:style-name="ce8">
            <text:p><text:s/>(-) <text:s text:c="2"/>8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19068799" table:style-name="ce8">
            <text:p><text:s text:c="2"/>19 069</text:p>
          </table:table-cell>
          <table:table-cell office:value-type="float" office:value="96754004" table:style-name="ce8">
            <text:p><text:s text:c="2"/>96 754</text:p>
          </table:table-cell>
          <table:table-cell office:value-type="float" office:value="192867698" table:style-name="ce8">
            <text:p><text:s text:c="2"/>192 868</text:p>
          </table:table-cell>
          <table:table-cell office:value-type="float" office:value="215114022" table:style-name="ce8">
            <text:p><text:s text:c="2"/>215 114</text:p>
          </table:table-cell>
          <table:table-cell office:value-type="float" office:value="105705191" table:style-name="ce8">
            <text:p><text:s text:c="2"/>105 70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340700" table:style-name="ce23">
            <text:p><text:s text:c="2"/>340 700</text:p>
          </table:table-cell>
          <table:table-cell office:value-type="float" office:value="242300" table:style-name="ce23">
            <text:p><text:s text:c="2"/>242 300</text:p>
          </table:table-cell>
          <table:table-cell office:value-type="float" office:value="3771400" table:style-name="ce23">
            <text:p><text:s/>3 771 400</text:p>
          </table:table-cell>
          <table:table-cell office:value-type="float" office:value="11296000" table:style-name="ce23">
            <text:p><text:s/>11 296 000</text:p>
          </table:table-cell>
          <table:table-cell office:value-type="float" office:value="2817100" table:style-name="ce23">
            <text:p><text:s/>2 817 1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37</text:p>
            <text:p>Comunicações</text:p>
          </table:table-cell>
          <table:table-cell office:value-type="string" table:style-name="ce35">
            <text:p>38</text:p>
            <text:p>Instituições</text:p>
            <text:p>financeiras</text:p>
          </table:table-cell>
          <table:table-cell office:value-type="string" table:style-name="ce35">
            <text:p>39</text:p>
            <text:p>Serviços</text:p>
            <text:p>prestados às famílias</text:p>
          </table:table-cell>
          <table:table-cell office:value-type="string" table:style-name="ce35">
            <text:p>40</text:p>
            <text:p>Serviços</text:p>
            <text:p>prestados às</text:p>
            <text:p>empresas</text:p>
          </table:table-cell>
          <table:table-cell office:value-type="string" table:style-name="ce38">
            <text:p>41</text:p>
            <text:p>Aluguel</text:p>
            <text:p>de imóve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44151251" table:style-name="ce8">
            <text:p><text:s text:c="2"/>44 151</text:p>
          </table:table-cell>
          <table:table-cell office:value-type="float" office:value="97459330" table:style-name="ce8">
            <text:p><text:s text:c="2"/>97 459</text:p>
          </table:table-cell>
          <table:table-cell office:value-type="float" office:value="67056942" table:style-name="ce8">
            <text:p><text:s text:c="2"/>67 057</text:p>
          </table:table-cell>
          <table:table-cell office:value-type="float" office:value="60490339" table:style-name="ce8">
            <text:p><text:s text:c="2"/>60 490</text:p>
          </table:table-cell>
          <table:table-cell office:value-type="float" office:value="142543933" table:style-name="ce8">
            <text:p><text:s text:c="2"/>142 54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2628493.593236156" table:style-name="ce8">
            <text:p><text:s text:c="2"/>12 628</text:p>
          </table:table-cell>
          <table:table-cell office:value-type="float" office:value="37530172.773369111" table:style-name="ce8">
            <text:p><text:s text:c="2"/>37 530</text:p>
          </table:table-cell>
          <table:table-cell office:value-type="float" office:value="40464729.438082188" table:style-name="ce8">
            <text:p><text:s text:c="2"/>40 465</text:p>
          </table:table-cell>
          <table:table-cell office:value-type="float" office:value="30950353.750870243" table:style-name="ce8">
            <text:p><text:s text:c="2"/>30 950</text:p>
          </table:table-cell>
          <table:table-cell office:value-type="float" office:value="2126414.2706471141" table:style-name="ce8">
            <text:p><text:s text:c="2"/>2 1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9371151.0102243386" table:style-name="ce8">
            <text:p><text:s text:c="2"/>9 371</text:p>
          </table:table-cell>
          <table:table-cell office:value-type="float" office:value="30254687.133756973" table:style-name="ce8">
            <text:p><text:s text:c="2"/>30 255</text:p>
          </table:table-cell>
          <table:table-cell office:value-type="float" office:value="37808813.745342776" table:style-name="ce8">
            <text:p><text:s text:c="2"/>37 809</text:p>
          </table:table-cell>
          <table:table-cell office:value-type="float" office:value="22636784.222261921" table:style-name="ce8">
            <text:p><text:s text:c="2"/>22 637</text:p>
          </table:table-cell>
          <table:table-cell office:value-type="float" office:value="1604446.1910315361" table:style-name="ce8">
            <text:p><text:s text:c="2"/>1 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3257342.5830118163" table:style-name="ce8">
            <text:p><text:s text:c="2"/>3 257</text:p>
          </table:table-cell>
          <table:table-cell office:value-type="float" office:value="7275485.6396121392" table:style-name="ce8">
            <text:p><text:s text:c="2"/>7 275</text:p>
          </table:table-cell>
          <table:table-cell office:value-type="float" office:value="2655915.6927394108" table:style-name="ce8">
            <text:p><text:s text:c="2"/>2 656</text:p>
          </table:table-cell>
          <table:table-cell office:value-type="float" office:value="8313569.5286083221" table:style-name="ce8">
            <text:p><text:s text:c="2"/>8 31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3087874.3411748111" table:style-name="ce8">
            <text:p><text:s text:c="2"/>3 088</text:p>
          </table:table-cell>
          <table:table-cell office:value-type="float" office:value="6155922.9784494601" table:style-name="ce8">
            <text:p><text:s text:c="2"/>6 156</text:p>
          </table:table-cell>
          <table:table-cell office:value-type="float" office:value="2618591.0878181374" table:style-name="ce8">
            <text:p><text:s text:c="2"/>2 619</text:p>
          </table:table-cell>
          <table:table-cell office:value-type="float" office:value="8274192.4440971324" table:style-name="ce8">
            <text:p><text:s text:c="2"/>8 27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169468.24183700528" table:style-name="ce8">
            <text:p><text:s text:c="3"/>169</text:p>
          </table:table-cell>
          <table:table-cell office:value-type="float" office:value="1119562.6611626789" table:style-name="ce8">
            <text:p><text:s text:c="2"/>1 120</text:p>
          </table:table-cell>
          <table:table-cell office:value-type="float" office:value="37324.604921273363" table:style-name="ce8">
            <text:p><text:s text:c="3"/>37</text:p>
          </table:table-cell>
          <table:table-cell office:value-type="float" office:value="39377.084511189736" table:style-name="ce8">
            <text:p><text:s text:c="3"/>39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52723348.863647021" table:style-name="ce8">
            <text:p><text:s text:c="2"/>52 723</text:p>
          </table:table-cell>
          <table:table-cell office:value-type="float" office:value="20136254.340374865" table:style-name="ce8">
            <text:p><text:s text:c="2"/>20 136</text:p>
          </table:table-cell>
          <table:table-cell office:value-type="float" office:value="25562700.92266342" table:style-name="ce8">
            <text:p><text:s text:c="2"/>25 563</text:p>
          </table:table-cell>
          <table:table-cell office:value-type="float" office:value="138780498.36873919" table:style-name="ce8">
            <text:p><text:s text:c="2"/>138 78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759014.0274202824" table:style-name="ce8">
            <text:p><text:s text:c="2"/>3 759</text:p>
          </table:table-cell>
          <table:table-cell office:value-type="float" office:value="16879195.724697173" table:style-name="ce8">
            <text:p><text:s text:c="2"/>16 879</text:p>
          </table:table-cell>
          <table:table-cell office:value-type="float" office:value="6365994.3356223302" table:style-name="ce8">
            <text:p><text:s text:c="2"/>6 366</text:p>
          </table:table-cell>
          <table:table-cell office:value-type="float" office:value="747120.29407179635" table:style-name="ce8">
            <text:p><text:s text:c="3"/>74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48964334.836226739" table:style-name="ce8">
            <text:p><text:s text:c="2"/>48 964</text:p>
          </table:table-cell>
          <table:table-cell office:value-type="float" office:value="3257058.615677692" table:style-name="ce8">
            <text:p><text:s text:c="2"/>3 257</text:p>
          </table:table-cell>
          <table:table-cell office:value-type="float" office:value="19196706.587041091" table:style-name="ce8">
            <text:p><text:s text:c="2"/>19 197</text:p>
          </table:table-cell>
          <table:table-cell office:value-type="float" office:value="138033378.07466739" table:style-name="ce8">
            <text:p><text:s text:c="2"/>138 03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3255028.1028040187" table:style-name="ce8">
            <text:p><text:s text:c="2"/>3 255</text:p>
          </table:table-cell>
          <table:table-cell office:value-type="float" office:value="7205808.3629838731" table:style-name="ce8">
            <text:p><text:s text:c="2"/>7 206</text:p>
          </table:table-cell>
          <table:table-cell office:value-type="float" office:value="6455958.2215429489" table:style-name="ce8">
            <text:p><text:s text:c="2"/>6 456</text:p>
          </table:table-cell>
          <table:table-cell office:value-type="float" office:value="3977284.3264663331" table:style-name="ce8">
            <text:p><text:s text:c="2"/>3 977</text:p>
          </table:table-cell>
          <table:table-cell office:value-type="float" office:value="1637020.360613704" table:style-name="ce8">
            <text:p><text:s text:c="2"/>1 63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-68833" table:style-name="ce8">
            <text:p><text:s/>(-) <text:s text:c="2"/>69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70489953" table:style-name="ce8">
            <text:p><text:s text:c="2"/>70 490</text:p>
          </table:table-cell>
          <table:table-cell office:value-type="float" office:value="137891866" table:style-name="ce8">
            <text:p><text:s text:c="2"/>137 892</text:p>
          </table:table-cell>
          <table:table-cell office:value-type="float" office:value="135804015" table:style-name="ce8">
            <text:p><text:s text:c="2"/>135 804</text:p>
          </table:table-cell>
          <table:table-cell office:value-type="float" office:value="91726582" table:style-name="ce8">
            <text:p><text:s text:c="2"/>91 727</text:p>
          </table:table-cell>
          <table:table-cell office:value-type="float" office:value="151309568" table:style-name="ce8">
            <text:p><text:s text:c="2"/>151 3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69900" table:style-name="ce23">
            <text:p><text:s text:c="2"/>269 900</text:p>
          </table:table-cell>
          <table:table-cell office:value-type="float" office:value="817100" table:style-name="ce23">
            <text:p><text:s text:c="2"/>817 100</text:p>
          </table:table-cell>
          <table:table-cell office:value-type="float" office:value="10416900" table:style-name="ce23">
            <text:p><text:s/>10 416 900</text:p>
          </table:table-cell>
          <table:table-cell office:value-type="float" office:value="3238300" table:style-name="ce23">
            <text:p><text:s/>3 238 300</text:p>
          </table:table-cell>
          <table:table-cell office:value-type="float" office:value="257500" table:style-name="ce23">
            <text:p><text:s text:c="2"/>257 5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42</text:p>
            <text:p>Administração</text:p>
            <text:p>pública</text:p>
          </table:table-cell>
          <table:table-cell office:value-type="string" table:style-name="ce35">
            <text:p>43</text:p>
            <text:p>Serviços privados</text:p>
            <text:p>não-mercantis</text:p>
          </table:table-cell>
          <table:table-cell office:value-type="string" table:style-name="ce35">
            <text:p>46</text:p>
            <text:p>Dummy</text:p>
            <text:p>financeiro</text:p>
          </table:table-cell>
          <table:table-cell office:value-type="string" table:style-name="ce35">
            <text:p>Total</text:p>
            <text:p>do produto</text:p>
          </table:table-cell>
          <table:table-cell table:style-name="ce38"/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220458387" table:style-name="ce8">
            <text:p><text:s text:c="2"/>220 458</text:p>
          </table:table-cell>
          <table:table-cell office:value-type="float" office:value="17336528" table:style-name="ce8">
            <text:p><text:s text:c="2"/>17 337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1395604382" table:style-name="ce8">
            <text:p><text:s/>1 395 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219518471.92000002" table:style-name="ce8">
            <text:p><text:s text:c="2"/>219 518</text:p>
          </table:table-cell>
          <table:table-cell office:value-type="float" office:value="17128807.037042372" table:style-name="ce8">
            <text:p><text:s text:c="2"/>17 12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554148834.1192193" table:style-name="ce8">
            <text:p><text:s text:c="2"/>554 14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1126279.15000001" table:style-name="ce8">
            <text:p><text:s text:c="2"/>141 126</text:p>
          </table:table-cell>
          <table:table-cell office:value-type="float" office:value="14129806.769113448" table:style-name="ce8">
            <text:p><text:s text:c="2"/>14 13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99881787.47921926" table:style-name="ce8">
            <text:p><text:s text:c="2"/>399 88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14261394.130000001" table:style-name="ce8">
            <text:p><text:s text:c="2"/>14 261</text:p>
          </table:table-cell>
          <table:table-cell office:value-type="float" office:value="2999000.2679289244" table:style-name="ce8">
            <text:p><text:s text:c="2"/>2 99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90136248" table:style-name="ce8">
            <text:p><text:s text:c="2"/>90 13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13943102.5" table:style-name="ce8">
            <text:p><text:s text:c="2"/>13 943</text:p>
          </table:table-cell>
          <table:table-cell office:value-type="float" office:value="2943961.9692093013" table:style-name="ce8">
            <text:p><text:s text:c="2"/>2 944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86526494.000000015" table:style-name="ce8">
            <text:p><text:s text:c="2"/>86 5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318291.63" table:style-name="ce8">
            <text:p><text:s text:c="3"/>318</text:p>
          </table:table-cell>
          <table:table-cell office:value-type="float" office:value="55038.298719623228" table:style-name="ce8">
            <text:p><text:s text:c="3"/>55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609754" table:style-name="ce8">
            <text:p><text:s text:c="2"/>3 6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64130798.640000001" table:style-name="ce8">
            <text:p><text:s text:c="2"/>64 131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4130798.640000001" table:style-name="ce8">
            <text:p><text:s text:c="2"/>64 1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738682836.8807807" table:style-name="ce8">
            <text:p><text:s text:c="2"/>738 68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9756604.41171132" table:style-name="ce8">
            <text:p><text:s text:c="2"/>69 75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668926232.46906948" table:style-name="ce8">
            <text:p><text:s text:c="2"/>668 9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939915" table:style-name="ce8">
            <text:p><text:s text:c="3"/>940</text:p>
          </table:table-cell>
          <table:table-cell office:value-type="float" office:value="207720.9629576279" table:style-name="ce8">
            <text:p><text:s text:c="3"/>208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106389883.99999999" table:style-name="ce8">
            <text:p><text:s text:c="2"/>106 39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-3617173" table:style-name="ce8">
            <text:p><text:s/>(-) <text:s/>3 6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26428062" table:style-name="ce8">
            <text:p><text:s text:c="2"/>326 428</text:p>
          </table:table-cell>
          <table:table-cell office:value-type="float" office:value="18993467" table:style-name="ce8">
            <text:p><text:s text:c="2"/>18 993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026166888" table:style-name="ce8">
            <text:p><text:s/>3 026 167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364500" table:style-name="ce23">
            <text:p><text:s/>6 364 500</text:p>
          </table:table-cell>
          <table:table-cell office:value-type="float" office:value="6331900" table:style-name="ce23">
            <text:p><text:s/>6 331 900</text:p>
          </table:table-cell>
          <table:table-cell office:value-type="float" office:value="0" table:style-name="ce23">
            <text:p><text:s text:c="3"/>0</text:p>
          </table:table-cell>
          <table:table-cell table:style-name="ce23"/>
          <table:table-cell office:value-type="float" office:value="67334200" table:style-name="ce23">
            <text:p><text:s/>67 334 2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table:style-name="ce24"/>
          <table:table-cell table:number-columns-repeated="16383" table:style-name="ce3"/>
        </table:table-row>
        <table:table-row table:number-rows-repeated="104851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9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9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9P0"/>
    </number:number-style>
    <number:number-style style:name="N70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70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70P0"/>
    </number:number-style>
    <number:number-style style:name="N71">
      <number:number number:decimal-places="0" number:min-integer-digits="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43Z</dc:date>
    <meta:print-date>2007-02-01T11:21:41Z</meta:print-date>
  </office:meta>
</office:document-meta>
</file>